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3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0mm" svg:y="561.62mm">
            <loext:p/>
            <draw:object draw:notify-on-update-of-ranges="Sheet1.B127:Sheet1.B148 Sheet1.C126:Sheet1.C126 Sheet1.C127:Sheet1.C148 Sheet1.D126:Sheet1.D126 Sheet1.D127:Sheet1.D148 Sheet1.E126:Sheet1.E126 Sheet1.E127:Sheet1.E148 Sheet1.G126:Sheet1.G126 Sheet1.G127:Sheet1.G14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9.99mm" svg:height="89.99mm" svg:x="0mm" svg:y="860.36mm">
            <loext:p/>
            <draw:object draw:notify-on-update-of-ranges="Sheet1.B173:Sheet1.B189 Sheet1.C172:Sheet1.C172 Sheet1.C173:Sheet1.C189 Sheet1.D172:Sheet1.D172 Sheet1.D173:Sheet1.D189 Sheet1.E172:Sheet1.E172 Sheet1.E173:Sheet1.E189 Sheet1.F172:Sheet1.F172 Sheet1.F173:Sheet1.F18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59.98mm" svg:height="90.06mm" svg:x="189.42mm" svg:y="689.41mm">
            <loext:p/>
            <draw:object draw:notify-on-update-of-ranges="Sheet1.J127:Sheet1.J148 Sheet1.K126:Sheet1.K126 Sheet1.K127:Sheet1.K148 Sheet1.L126:Sheet1.L126 Sheet1.L127:Sheet1.L148 Sheet1.M126:Sheet1.M126 Sheet1.M127:Sheet1.M148 Sheet1.O126:Sheet1.O126 Sheet1.O127:Sheet1.O14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159.98mm" svg:height="90.06mm" svg:x="181.45mm" svg:y="860.35mm">
            <loext:p/>
            <draw:object draw:notify-on-update-of-ranges="Sheet1.J173:Sheet1.J189 Sheet1.K172:Sheet1.K172 Sheet1.K173:Sheet1.K189 Sheet1.L172:Sheet1.L172 Sheet1.L173:Sheet1.L189 Sheet1.M172:Sheet1.M172 Sheet1.M173:Sheet1.M189 Sheet1.N172:Sheet1.N172 Sheet1.N173:Sheet1.N18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4" draw:style-name="gr1" draw:text-style-name="P1" svg:width="159.98mm" svg:height="90.06mm" svg:x="356.57mm" svg:y="687.02mm">
            <loext:p/>
            <draw:object draw:notify-on-update-of-ranges="Sheet1.R127:Sheet1.R148 Sheet1.S126:Sheet1.S126 Sheet1.S127:Sheet1.S148 Sheet1.T126:Sheet1.T126 Sheet1.T127:Sheet1.T148 Sheet1.U126:Sheet1.U126 Sheet1.U127:Sheet1.U148 Sheet1.W126:Sheet1.W126 Sheet1.W127:Sheet1.W148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5" draw:style-name="gr1" draw:text-style-name="P1" svg:width="159.98mm" svg:height="90.06mm" svg:x="350.5mm" svg:y="860.35mm">
            <loext:p/>
            <draw:object draw:notify-on-update-of-ranges="Sheet1.R173:Sheet1.R189 Sheet1.S172:Sheet1.S172 Sheet1.S173:Sheet1.S189 Sheet1.T172:Sheet1.T172 Sheet1.T173:Sheet1.T189 Sheet1.U172:Sheet1.U172 Sheet1.U173:Sheet1.U189 Sheet1.V172:Sheet1.V172 Sheet1.V173:Sheet1.V189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6" draw:style-name="gr1" draw:text-style-name="P1" svg:width="159.99mm" svg:height="89.99mm" svg:x="728.16mm" svg:y="696.26mm">
            <loext:p/>
            <draw:object draw:notify-on-update-of-ranges="Sheet1.AH130:Sheet1.AH148 Sheet1.AI127:Sheet1.AI127 Sheet1.AI130:Sheet1.AI148 Sheet1.AJ127:Sheet1.AJ127 Sheet1.AJ130:Sheet1.AJ148 Sheet1.AK127:Sheet1.AK127 Sheet1.AK130:Sheet1.AK148 Sheet1.AM127:Sheet1.AM127 Sheet1.AM130:Sheet1.AM148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7" draw:style-name="gr1" draw:text-style-name="P1" svg:width="159.97mm" svg:height="103.54mm" svg:x="307.83mm" svg:y="382.88mm">
            <loext:p/>
            <draw:object draw:notify-on-update-of-ranges="Sheet1.O70:Sheet1.U70 Sheet1.N71:Sheet1.N71 Sheet1.O71:Sheet1.U71 Sheet1.N72:Sheet1.N72 Sheet1.O72:Sheet1.U72 Sheet1.N73:Sheet1.N73 Sheet1.O73:Sheet1.U73 Sheet1.N74:Sheet1.N74 Sheet1.O74:Sheet1.U74 Sheet1.N75:Sheet1.N75 Sheet1.O75:Sheet1.U75 Sheet1.N76:Sheet1.N76 Sheet1.O76:Sheet1.U76 Sheet1.N77:Sheet1.N77 Sheet1.O77:Sheet1.U77 Sheet1.N78:Sheet1.N78 Sheet1.O78:Sheet1.U78 Sheet1.N79:Sheet1.N79 Sheet1.O79:Sheet1.U79 Sheet1.N80:Sheet1.N80 Sheet1.O80:Sheet1.U8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8" draw:style-name="gr1" draw:text-style-name="P1" svg:width="159.99mm" svg:height="89.99mm" svg:x="52.75mm" svg:y="384.42mm">
            <loext:p/>
            <draw:object draw:notify-on-update-of-ranges="Sheet1.C70:Sheet1.K70 Sheet1.B71:Sheet1.B71 Sheet1.C71:Sheet1.K71 Sheet1.B72:Sheet1.B72 Sheet1.C72:Sheet1.K72 Sheet1.B73:Sheet1.B73 Sheet1.C73:Sheet1.K73 Sheet1.B74:Sheet1.B74 Sheet1.C74:Sheet1.K74 Sheet1.B75:Sheet1.B75 Sheet1.C75:Sheet1.K75 Sheet1.B76:Sheet1.B76 Sheet1.C76:Sheet1.K76 Sheet1.B77:Sheet1.B77 Sheet1.C77:Sheet1.K77 Sheet1.B78:Sheet1.B78 Sheet1.C78:Sheet1.K78 Sheet1.B79:Sheet1.B79 Sheet1.C79:Sheet1.K79 Sheet1.B80:Sheet1.B80 Sheet1.C80:Sheet1.K8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9" draw:style-name="gr1" draw:text-style-name="P1" svg:width="159.97mm" svg:height="89.78mm" svg:x="532.23mm" svg:y="392.6mm">
            <loext:p/>
            <draw:object draw:notify-on-update-of-ranges="Sheet1.Y70:Sheet1.AE70 Sheet1.X71:Sheet1.X71 Sheet1.Y71:Sheet1.AE71 Sheet1.X72:Sheet1.X72 Sheet1.Y72:Sheet1.AE72 Sheet1.X73:Sheet1.X73 Sheet1.Y73:Sheet1.AE73 Sheet1.X74:Sheet1.X74 Sheet1.Y74:Sheet1.AE74 Sheet1.X75:Sheet1.X75 Sheet1.Y75:Sheet1.AE75 Sheet1.X76:Sheet1.X76 Sheet1.Y76:Sheet1.AE76 Sheet1.X77:Sheet1.X77 Sheet1.Y77:Sheet1.AE77 Sheet1.X78:Sheet1.X78 Sheet1.Y78:Sheet1.AE78 Sheet1.X79:Sheet1.X79 Sheet1.Y79:Sheet1.AE79 Sheet1.X80:Sheet1.X80 Sheet1.Y80:Sheet1.AE8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0" draw:style-name="gr1" draw:text-style-name="P1" svg:width="159.97mm" svg:height="89.79mm" svg:x="537.73mm" svg:y="688.56mm">
            <loext:p/>
            <draw:object draw:notify-on-update-of-ranges="Sheet1.X71:Sheet1.X80 Sheet1.Y70:Sheet1.Y70 Sheet1.Y71:Sheet1.Y80 Sheet1.Z70:Sheet1.Z70 Sheet1.Z71:Sheet1.Z80 Sheet1.AA70:Sheet1.AA70 Sheet1.AA71:Sheet1.AA80 Sheet1.AB70:Sheet1.AB70 Sheet1.AB71:Sheet1.AB80 Sheet1.AC70:Sheet1.AC70 Sheet1.AC71:Sheet1.AC80 Sheet1.AD70:Sheet1.AD70 Sheet1.AD71:Sheet1.AD80 Sheet1.AE70:Sheet1.AE70 Sheet1.AE71:Sheet1.AE8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1" draw:style-name="gr1" draw:text-style-name="P1" svg:width="159.97mm" svg:height="90.05mm" svg:x="0mm" svg:y="100.04mm">
            <loext:p/>
            <draw:object draw:notify-on-update-of-ranges="Sheet1.B1:Sheet1.B1 Sheet1.B2:Sheet1.B21 Sheet1.C1:Sheet1.C1 Sheet1.C2:Sheet1.C21 Sheet1.D1:Sheet1.D1 Sheet1.D2:Sheet1.D21 Sheet1.E1:Sheet1.E1 Sheet1.E2:Sheet1.E21 Sheet1.F1:Sheet1.F1 Sheet1.F2:Sheet1.F21 Sheet1.G1:Sheet1.G1 Sheet1.G2:Sheet1.G21 Sheet1.H1:Sheet1.H1 Sheet1.H2:Sheet1.H21 Sheet1.I1:Sheet1.I1 Sheet1.I2:Sheet1.I21 Sheet1.J1:Sheet1.J1 Sheet1.J2:Sheet1.J21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159.97mm" svg:height="90.05mm" svg:x="160.52mm" svg:y="100.04mm">
            <loext:p/>
            <draw:object draw:notify-on-update-of-ranges="Sheet1.AH2:Sheet1.AH21 Sheet1.AI1:Sheet1.AI1 Sheet1.AI2:Sheet1.AI21 Sheet1.AJ1:Sheet1.AJ1 Sheet1.AJ2:Sheet1.AJ21 Sheet1.AK1:Sheet1.AK1 Sheet1.AK2:Sheet1.AK21 Sheet1.AL1:Sheet1.AL1 Sheet1.AL2:Sheet1.AL21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159.98mm" svg:height="90.01mm" svg:x="325.73mm" svg:y="101.22mm">
            <loext:p/>
            <draw:object draw:notify-on-update-of-ranges="Sheet1.AO1:Sheet1.AO1 Sheet1.AO2:Sheet1.AO21 Sheet1.AP1:Sheet1.AP1 Sheet1.AP2:Sheet1.AP21 Sheet1.AQ1:Sheet1.AQ1 Sheet1.AQ2:Sheet1.AQ21 Sheet1.AR1:Sheet1.AR1 Sheet1.AR2:Sheet1.AR21 Sheet1.AS1:Sheet1.AS1 Sheet1.AS2:Sheet1.AS21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draw:text-style-name="P1" svg:width="159.97mm" svg:height="90.01mm" svg:x="0.01mm" svg:y="196.53mm">
            <loext:p/>
            <draw:object draw:notify-on-update-of-ranges="Sheet1.BF2:Sheet1.BF2 Sheet1.BF3:Sheet1.BF21 Sheet1.BG2:Sheet1.BG2 Sheet1.BG3:Sheet1.BG21 Sheet1.BH2:Sheet1.BH2 Sheet1.BH3:Sheet1.BH21 Sheet1.BI2:Sheet1.BI2 Sheet1.BI3:Sheet1.BI21 Sheet1.BJ2:Sheet1.BJ2 Sheet1.BJ3:Sheet1.BJ21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1" draw:text-style-name="P1" svg:width="159.97mm" svg:height="90.01mm" svg:x="161.9mm" svg:y="197.33mm">
            <loext:p/>
            <draw:object draw:notify-on-update-of-ranges="Sheet1.M1:Sheet1.M1 Sheet1.M2:Sheet1.M21 Sheet1.N1:Sheet1.N1 Sheet1.N2:Sheet1.N21 Sheet1.O1:Sheet1.O1 Sheet1.O2:Sheet1.O21 Sheet1.P1:Sheet1.P1 Sheet1.P2:Sheet1.P21 Sheet1.Q1:Sheet1.Q1 Sheet1.Q2:Sheet1.Q21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6" draw:style-name="gr1" draw:text-style-name="P1" svg:width="159.97mm" svg:height="90.01mm" svg:x="325.17mm" svg:y="195.72mm">
            <loext:p/>
            <draw:object draw:notify-on-update-of-ranges="Sheet1.AA1:Sheet1.AA1 Sheet1.AA2:Sheet1.AA21 Sheet1.AB1:Sheet1.AB1 Sheet1.AB2:Sheet1.AB21 Sheet1.AC1:Sheet1.AC1 Sheet1.AC2:Sheet1.AC21 Sheet1.AD1:Sheet1.AD1 Sheet1.AD2:Sheet1.AD21 Sheet1.AE1:Sheet1.AE1 Sheet1.AE2:Sheet1.AE21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number-columns-repeated="62" table:default-cell-style-name="Default"/>
        <table:table-row table:style-name="ro1">
          <table:table-cell office:value-type="string" calcext:value-type="string">
            <text:p>V6 – Timings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3072" calcext:value-type="float">
            <text:p>3072</text:p>
          </table:table-cell>
          <table:table-cell office:value-type="float" office:value="4096" calcext:value-type="float">
            <text:p>4096</text:p>
          </table:table-cell>
          <table:table-cell office:value-type="float" office:value="6144" calcext:value-type="float">
            <text:p>6144</text:p>
          </table:table-cell>
          <table:table-cell office:value-type="float" office:value="8096" calcext:value-type="float">
            <text:p>8096</text:p>
          </table:table-cell>
          <table:table-cell/>
          <table:table-cell office:value-type="string" calcext:value-type="string">
            <text:p>V6 – Overhead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V6 – To/Ts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V6 – Isoefficiency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V6 – Speedup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V6 – Efficiency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V6 – 1/Speedup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V6 – 1/P</text:p>
          </table:table-cell>
          <table:table-cell office:value-type="string" calcext:value-type="string">
            <text:p>V6 – 1-1/P</text:p>
          </table:table-cell>
          <table:table-cell/>
          <table:table-cell office:value-type="string" calcext:value-type="string">
            <text:p>V6 – Karp-Flatt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.713752" calcext:value-type="float">
            <text:p>7.713752</text:p>
          </table:table-cell>
          <table:table-cell office:value-type="float" office:value="33.421842" calcext:value-type="float">
            <text:p>33.421842</text:p>
          </table:table-cell>
          <table:table-cell office:value-type="float" office:value="133.385073" calcext:value-type="float">
            <text:p>133.385073</text:p>
          </table:table-cell>
          <table:table-cell office:value-type="float" office:value="538.784615" calcext:value-type="float">
            <text:p>538.7846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[.C2]*[.B2]-[.C2]" office:value-type="float" office:value="0" calcext:value-type="float">
            <text:p>0</text:p>
          </table:table-cell>
          <table:table-cell table:formula="of:=[.D2]*[.B2]-[.D2]" office:value-type="float" office:value="0" calcext:value-type="float">
            <text:p>0</text:p>
          </table:table-cell>
          <table:table-cell table:formula="of:=[.E2]*[.B2]-[.E2]" office:value-type="float" office:value="0" calcext:value-type="float">
            <text:p>0</text:p>
          </table:table-cell>
          <table:table-cell table:formula="of:=[.F2]*[.B2]-[.F2]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N2]/[.C2]" office:value-type="float" office:value="0" calcext:value-type="float">
            <text:p>0</text:p>
          </table:table-cell>
          <table:table-cell table:formula="of:=[.O2]/[.D2]" office:value-type="float" office:value="0" calcext:value-type="float">
            <text:p>0</text:p>
          </table:table-cell>
          <table:table-cell table:formula="of:=[.P2]/[.E2]" office:value-type="float" office:value="0" calcext:value-type="float">
            <text:p>0</text:p>
          </table:table-cell>
          <table:table-cell table:formula="of:=[.Q2]/[.F2]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/(1-[.U2])" office:value-type="float" office:value="1" calcext:value-type="float">
            <text:p>1</text:p>
          </table:table-cell>
          <table:table-cell table:formula="of:=1/(1-[.V2])" office:value-type="float" office:value="1" calcext:value-type="float">
            <text:p>1</text:p>
          </table:table-cell>
          <table:table-cell table:formula="of:=1/(1-[.W2])" office:value-type="float" office:value="1" calcext:value-type="float">
            <text:p>1</text:p>
          </table:table-cell>
          <table:table-cell table:formula="of:=1/(1-[.X2])" office:value-type="float" office:value="1" calcext:value-type="float">
            <text:p>1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/[.AI2]" office:value-type="float" office:value="1" calcext:value-type="float">
            <text:p>1</text:p>
          </table:table-cell>
          <table:table-cell table:formula="of:=1/[.AJ2]" office:value-type="float" office:value="1" calcext:value-type="float">
            <text:p>1</text:p>
          </table:table-cell>
          <table:table-cell table:formula="of:=1/[.AK2]" office:value-type="float" office:value="1" calcext:value-type="float">
            <text:p>1</text:p>
          </table:table-cell>
          <table:table-cell table:formula="of:=1/[.AL2]" office:value-type="float" office:value="1" calcext:value-type="float">
            <text:p>1</text:p>
          </table:table-cell>
          <table:table-cell/>
          <table:table-cell table:formula="of:=1/[.AV2]" office:value-type="float" office:value="1" calcext:value-type="float">
            <text:p>1</text:p>
          </table:table-cell>
          <table:table-cell table:formula="of:=1-[.BB2]" office:value-type="float" office:value="0" calcext:value-type="float">
            <text:p>0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.305145" calcext:value-type="float">
            <text:p>4.305145</text:p>
          </table:table-cell>
          <table:table-cell office:value-type="float" office:value="18.426774" calcext:value-type="float">
            <text:p>18.426774</text:p>
          </table:table-cell>
          <table:table-cell office:value-type="float" office:value="71.653206" calcext:value-type="float">
            <text:p>71.653206</text:p>
          </table:table-cell>
          <table:table-cell office:value-type="float" office:value="290.233055" calcext:value-type="float">
            <text:p>290.233055</text:p>
          </table:table-cell>
          <table:table-cell office:value-type="float" office:value="654.719219" calcext:value-type="float">
            <text:p>654.71921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C3]*[.B3]-[.C2]" office:value-type="float" office:value="0.896538" calcext:value-type="float">
            <text:p>0.896538</text:p>
          </table:table-cell>
          <table:table-cell table:formula="of:=[.D3]*[.B3]-[.D2]" office:value-type="float" office:value="3.43170600000001" calcext:value-type="float">
            <text:p>3.43170600000001</text:p>
          </table:table-cell>
          <table:table-cell table:formula="of:=[.E3]*[.B3]-[.E2]" office:value-type="float" office:value="9.92133899999999" calcext:value-type="float">
            <text:p>9.92133899999999</text:p>
          </table:table-cell>
          <table:table-cell table:formula="of:=[.F3]*[.B3]-[.F2]" office:value-type="float" office:value="41.6814949999999" calcext:value-type="float">
            <text:p>41.681494999999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N3]/[.C3]" office:value-type="float" office:value="0.208248038103246" calcext:value-type="float">
            <text:p>0.208248038103246</text:p>
          </table:table-cell>
          <table:table-cell table:formula="of:=[.O3]/[.D3]" office:value-type="float" office:value="0.186234769037706" calcext:value-type="float">
            <text:p>0.186234769037706</text:p>
          </table:table-cell>
          <table:table-cell table:formula="of:=[.P3]/[.E3]" office:value-type="float" office:value="0.13846329499897" calcext:value-type="float">
            <text:p>0.13846329499897</text:p>
          </table:table-cell>
          <table:table-cell table:formula="of:=[.Q3]/[.F3]" office:value-type="float" office:value="0.143613879542425" calcext:value-type="float">
            <text:p>0.1436138795424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/(1-[.U3])" office:value-type="float" office:value="1.26302181506991" calcext:value-type="float">
            <text:p>1.26302181506991</text:p>
          </table:table-cell>
          <table:table-cell table:formula="of:=1/(1-[.V3])" office:value-type="float" office:value="1.22885564773698" calcext:value-type="float">
            <text:p>1.22885564773698</text:p>
          </table:table-cell>
          <table:table-cell table:formula="of:=1/(1-[.W3])" office:value-type="float" office:value="1.16071665222761" calcext:value-type="float">
            <text:p>1.16071665222761</text:p>
          </table:table-cell>
          <table:table-cell table:formula="of:=1/(1-[.X3])" office:value-type="float" office:value="1.16769757952837" calcext:value-type="float">
            <text:p>1.1676975795283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C2]/[.C3]" office:value-type="float" office:value="1.79175196189675" calcext:value-type="float">
            <text:p>1.79175196189675</text:p>
          </table:table-cell>
          <table:table-cell table:formula="of:=[.D2]/[.D3]" office:value-type="float" office:value="1.81376523096229" calcext:value-type="float">
            <text:p>1.81376523096229</text:p>
          </table:table-cell>
          <table:table-cell table:formula="of:=[.E2]/[.E3]" office:value-type="float" office:value="1.86153670500103" calcext:value-type="float">
            <text:p>1.86153670500103</text:p>
          </table:table-cell>
          <table:table-cell table:formula="of:=[.F2]/[.F3]" office:value-type="float" office:value="1.85638612045758" calcext:value-type="float">
            <text:p>1.856386120457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C2]/([.B3]*[.C3])" office:value-type="float" office:value="0.895875980948377" calcext:value-type="float">
            <text:p>0.895875980948377</text:p>
          </table:table-cell>
          <table:table-cell table:formula="of:=[.D2]/([.B3]*[.D3])" office:value-type="float" office:value="0.906882615481147" calcext:value-type="float">
            <text:p>0.906882615481147</text:p>
          </table:table-cell>
          <table:table-cell table:formula="of:=[.E2]/([.B3]*[.E3])" office:value-type="float" office:value="0.930768352500515" calcext:value-type="float">
            <text:p>0.930768352500515</text:p>
          </table:table-cell>
          <table:table-cell table:formula="of:=[.F2]/([.B3]*[.F3])" office:value-type="float" office:value="0.928193060228788" calcext:value-type="float">
            <text:p>0.92819306022878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/[.AI3]" office:value-type="float" office:value="0.55811296500069" calcext:value-type="float">
            <text:p>0.55811296500069</text:p>
          </table:table-cell>
          <table:table-cell table:formula="of:=1/[.AJ3]" office:value-type="float" office:value="0.551339270887583" calcext:value-type="float">
            <text:p>0.551339270887583</text:p>
          </table:table-cell>
          <table:table-cell table:formula="of:=1/[.AK3]" office:value-type="float" office:value="0.537190589534708" calcext:value-type="float">
            <text:p>0.537190589534708</text:p>
          </table:table-cell>
          <table:table-cell table:formula="of:=1/[.AL3]" office:value-type="float" office:value="0.538681036762714" calcext:value-type="float">
            <text:p>0.538681036762714</text:p>
          </table:table-cell>
          <table:table-cell/>
          <table:table-cell table:formula="of:=1/[.AV3]" office:value-type="float" office:value="0.5" calcext:value-type="float">
            <text:p>0.5</text:p>
          </table:table-cell>
          <table:table-cell table:formula="of:=1-[.BB3]" office:value-type="float" office:value="0.5" calcext:value-type="float">
            <text:p>0.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AW3]-[.BB3])/[.BC3]" office:value-type="float" office:value="0.116225930001379" calcext:value-type="float">
            <text:p>0.116225930001379</text:p>
          </table:table-cell>
          <table:table-cell table:formula="of:=([.AX3]-[.BB3])/[.BC3]" office:value-type="float" office:value="0.102678541775166" calcext:value-type="float">
            <text:p>0.102678541775166</text:p>
          </table:table-cell>
          <table:table-cell table:formula="of:=([.AY3]-[.BB3])/[.BC3]" office:value-type="float" office:value="0.0743811790694151" calcext:value-type="float">
            <text:p>0.074381179069415</text:p>
          </table:table-cell>
          <table:table-cell table:formula="of:=([.AZ3]-[.BB3])/[.BC3]" office:value-type="float" office:value="0.077362073525429" calcext:value-type="float">
            <text:p>0.07736207352542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047836" calcext:value-type="float">
            <text:p>3.047836</text:p>
          </table:table-cell>
          <table:table-cell office:value-type="float" office:value="12.631824" calcext:value-type="float">
            <text:p>12.631824</text:p>
          </table:table-cell>
          <table:table-cell office:value-type="float" office:value="48.514867" calcext:value-type="float">
            <text:p>48.514867</text:p>
          </table:table-cell>
          <table:table-cell office:value-type="float" office:value="194.611338" calcext:value-type="float">
            <text:p>194.611338</text:p>
          </table:table-cell>
          <table:table-cell office:value-type="float" office:value="441.492012" calcext:value-type="float">
            <text:p>441.492012</text:p>
          </table:table-cell>
          <table:table-cell office:value-type="float" office:value="792.71778" calcext:value-type="float">
            <text:p>792.7177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C4]*[.B4]-[.C2]" office:value-type="float" office:value="1.429756" calcext:value-type="float">
            <text:p>1.429756</text:p>
          </table:table-cell>
          <table:table-cell table:formula="of:=[.D4]*[.B4]-[.D2]" office:value-type="float" office:value="4.47363" calcext:value-type="float">
            <text:p>4.47363</text:p>
          </table:table-cell>
          <table:table-cell table:formula="of:=[.E4]*[.B4]-[.E2]" office:value-type="float" office:value="12.159528" calcext:value-type="float">
            <text:p>12.159528</text:p>
          </table:table-cell>
          <table:table-cell table:formula="of:=[.F4]*[.B4]-[.F2]" office:value-type="float" office:value="45.049399" calcext:value-type="float">
            <text:p>45.04939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N4]/[.C4]" office:value-type="float" office:value="0.46910529306695" calcext:value-type="float">
            <text:p>0.46910529306695</text:p>
          </table:table-cell>
          <table:table-cell table:formula="of:=[.O4]/[.D4]" office:value-type="float" office:value="0.354155504383215" calcext:value-type="float">
            <text:p>0.354155504383215</text:p>
          </table:table-cell>
          <table:table-cell table:formula="of:=[.P4]/[.E4]" office:value-type="float" office:value="0.250635088827513" calcext:value-type="float">
            <text:p>0.250635088827513</text:p>
          </table:table-cell>
          <table:table-cell table:formula="of:=[.Q4]/[.F4]" office:value-type="float" office:value="0.231483938515442" calcext:value-type="float">
            <text:p>0.23148393851544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1/(1-[.U4])" office:value-type="float" office:value="1.8836126767527" calcext:value-type="float">
            <text:p>1.8836126767527</text:p>
          </table:table-cell>
          <table:table-cell table:formula="of:=1/(1-[.V4])" office:value-type="float" office:value="1.54836033563311" calcext:value-type="float">
            <text:p>1.54836033563311</text:p>
          </table:table-cell>
          <table:table-cell table:formula="of:=1/(1-[.W4])" office:value-type="float" office:value="1.33446333700808" calcext:value-type="float">
            <text:p>1.33446333700808</text:p>
          </table:table-cell>
          <table:table-cell table:formula="of:=1/(1-[.X4])" office:value-type="float" office:value="1.3012089793781" calcext:value-type="float">
            <text:p>1.301208979378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C2]/[.C4]" office:value-type="float" office:value="2.53089470693305" calcext:value-type="float">
            <text:p>2.53089470693305</text:p>
          </table:table-cell>
          <table:table-cell table:formula="of:=[.D2]/[.D4]" office:value-type="float" office:value="2.64584449561678" calcext:value-type="float">
            <text:p>2.64584449561678</text:p>
          </table:table-cell>
          <table:table-cell table:formula="of:=[.E2]/[.E4]" office:value-type="float" office:value="2.74936491117249" calcext:value-type="float">
            <text:p>2.74936491117249</text:p>
          </table:table-cell>
          <table:table-cell table:formula="of:=[.F2]/[.F4]" office:value-type="float" office:value="2.76851606148456" calcext:value-type="float">
            <text:p>2.7685160614845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C2]/([.B4]*[.C4])" office:value-type="float" office:value="0.843631568977683" calcext:value-type="float">
            <text:p>0.843631568977683</text:p>
          </table:table-cell>
          <table:table-cell table:formula="of:=[.D2]/([.B4]*[.D4])" office:value-type="float" office:value="0.881948165205595" calcext:value-type="float">
            <text:p>0.881948165205595</text:p>
          </table:table-cell>
          <table:table-cell table:formula="of:=[.E2]/([.B4]*[.E4])" office:value-type="float" office:value="0.916454970390829" calcext:value-type="float">
            <text:p>0.916454970390829</text:p>
          </table:table-cell>
          <table:table-cell table:formula="of:=[.F2]/([.B4]*[.F4])" office:value-type="float" office:value="0.922838687161519" calcext:value-type="float">
            <text:p>0.92283868716151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1/[.AI4]" office:value-type="float" office:value="0.395117188107681" calcext:value-type="float">
            <text:p>0.395117188107681</text:p>
          </table:table-cell>
          <table:table-cell table:formula="of:=1/[.AJ4]" office:value-type="float" office:value="0.377951161399183" calcext:value-type="float">
            <text:p>0.377951161399183</text:p>
          </table:table-cell>
          <table:table-cell table:formula="of:=1/[.AK4]" office:value-type="float" office:value="0.363720361722934" calcext:value-type="float">
            <text:p>0.363720361722934</text:p>
          </table:table-cell>
          <table:table-cell table:formula="of:=1/[.AL4]" office:value-type="float" office:value="0.361204333943351" calcext:value-type="float">
            <text:p>0.361204333943351</text:p>
          </table:table-cell>
          <table:table-cell/>
          <table:table-cell table:formula="of:=1/[.AV4]" office:value-type="float" office:value="0.333333333333333" calcext:value-type="float">
            <text:p>0.333333333333333</text:p>
          </table:table-cell>
          <table:table-cell table:formula="of:=1-[.BB4]" office:value-type="float" office:value="0.666666666666667" calcext:value-type="float">
            <text:p>0.66666666666666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([.AW4]-[.BB4])/[.BC4]" office:value-type="float" office:value="0.0926757821615215" calcext:value-type="float">
            <text:p>0.092675782161522</text:p>
          </table:table-cell>
          <table:table-cell table:formula="of:=([.AX4]-[.BB4])/[.BC4]" office:value-type="float" office:value="0.0669267420987748" calcext:value-type="float">
            <text:p>0.066926742098775</text:p>
          </table:table-cell>
          <table:table-cell table:formula="of:=([.AY4]-[.BB4])/[.BC4]" office:value-type="float" office:value="0.0455805425844015" calcext:value-type="float">
            <text:p>0.045580542584402</text:p>
          </table:table-cell>
          <table:table-cell table:formula="of:=([.AZ4]-[.BB4])/[.BC4]" office:value-type="float" office:value="0.041806500915027" calcext:value-type="float">
            <text:p>0.04180650091502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.381352" calcext:value-type="float">
            <text:p>2.381352</text:p>
          </table:table-cell>
          <table:table-cell office:value-type="float" office:value="9.730782" calcext:value-type="float">
            <text:p>9.730782</text:p>
          </table:table-cell>
          <table:table-cell office:value-type="float" office:value="36.817171" calcext:value-type="float">
            <text:p>36.817171</text:p>
          </table:table-cell>
          <table:table-cell office:value-type="float" office:value="146.971179" calcext:value-type="float">
            <text:p>146.971179</text:p>
          </table:table-cell>
          <table:table-cell office:value-type="float" office:value="333.840427" calcext:value-type="float">
            <text:p>333.840427</text:p>
          </table:table-cell>
          <table:table-cell office:value-type="float" office:value="598.392558" calcext:value-type="float">
            <text:p>598.39255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C5]*[.B5]-[.C2]" office:value-type="float" office:value="1.811656" calcext:value-type="float">
            <text:p>1.811656</text:p>
          </table:table-cell>
          <table:table-cell table:formula="of:=[.D5]*[.B5]-[.D2]" office:value-type="float" office:value="5.501286" calcext:value-type="float">
            <text:p>5.501286</text:p>
          </table:table-cell>
          <table:table-cell table:formula="of:=[.E5]*[.B5]-[.E2]" office:value-type="float" office:value="13.883611" calcext:value-type="float">
            <text:p>13.883611</text:p>
          </table:table-cell>
          <table:table-cell table:formula="of:=[.F5]*[.B5]-[.F2]" office:value-type="float" office:value="49.100101" calcext:value-type="float">
            <text:p>49.10010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N5]/[.C5]" office:value-type="float" office:value="0.760767832726955" calcext:value-type="float">
            <text:p>0.760767832726955</text:p>
          </table:table-cell>
          <table:table-cell table:formula="of:=[.O5]/[.D5]" office:value-type="float" office:value="0.565348807526466" calcext:value-type="float">
            <text:p>0.565348807526466</text:p>
          </table:table-cell>
          <table:table-cell table:formula="of:=[.P5]/[.E5]" office:value-type="float" office:value="0.377096083781125" calcext:value-type="float">
            <text:p>0.377096083781125</text:p>
          </table:table-cell>
          <table:table-cell table:formula="of:=[.Q5]/[.F5]" office:value-type="float" office:value="0.334079792610223" calcext:value-type="float">
            <text:p>0.33407979261022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1/(1-[.U5])" office:value-type="float" office:value="4.18003988091895" calcext:value-type="float">
            <text:p>4.18003988091895</text:p>
          </table:table-cell>
          <table:table-cell table:formula="of:=1/(1-[.V5])" office:value-type="float" office:value="2.30069540200535" calcext:value-type="float">
            <text:p>2.30069540200535</text:p>
          </table:table-cell>
          <table:table-cell table:formula="of:=1/(1-[.W5])" office:value-type="float" office:value="1.60538403108806" calcext:value-type="float">
            <text:p>1.60538403108806</text:p>
          </table:table-cell>
          <table:table-cell table:formula="of:=1/(1-[.X5])" office:value-type="float" office:value="1.5016814160359" calcext:value-type="float">
            <text:p>1.501681416035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C2]/[.C5]" office:value-type="float" office:value="3.23923216727304" calcext:value-type="float">
            <text:p>3.23923216727304</text:p>
          </table:table-cell>
          <table:table-cell table:formula="of:=[.D2]/[.D5]" office:value-type="float" office:value="3.43465119247353" calcext:value-type="float">
            <text:p>3.43465119247353</text:p>
          </table:table-cell>
          <table:table-cell table:formula="of:=[.E2]/[.E5]" office:value-type="float" office:value="3.62290391621887" calcext:value-type="float">
            <text:p>3.62290391621887</text:p>
          </table:table-cell>
          <table:table-cell table:formula="of:=[.F2]/[.F5]" office:value-type="float" office:value="3.66592020738978" calcext:value-type="float">
            <text:p>3.6659202073897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C2]/([.B5]*[.C5])" office:value-type="float" office:value="0.809808041818261" calcext:value-type="float">
            <text:p>0.809808041818261</text:p>
          </table:table-cell>
          <table:table-cell table:formula="of:=[.D2]/([.B5]*[.D5])" office:value-type="float" office:value="0.858662798118383" calcext:value-type="float">
            <text:p>0.858662798118383</text:p>
          </table:table-cell>
          <table:table-cell table:formula="of:=[.E2]/([.B5]*[.E5])" office:value-type="float" office:value="0.905725979054719" calcext:value-type="float">
            <text:p>0.905725979054719</text:p>
          </table:table-cell>
          <table:table-cell table:formula="of:=[.F2]/([.B5]*[.F5])" office:value-type="float" office:value="0.916480051847444" calcext:value-type="float">
            <text:p>0.91648005184744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1/[.AI5]" office:value-type="float" office:value="0.308715136291652" calcext:value-type="float">
            <text:p>0.308715136291652</text:p>
          </table:table-cell>
          <table:table-cell table:formula="of:=1/[.AJ5]" office:value-type="float" office:value="0.29115038004189" calcext:value-type="float">
            <text:p>0.29115038004189</text:p>
          </table:table-cell>
          <table:table-cell table:formula="of:=1/[.AK5]" office:value-type="float" office:value="0.276021672979854" calcext:value-type="float">
            <text:p>0.276021672979854</text:p>
          </table:table-cell>
          <table:table-cell table:formula="of:=1/[.AL5]" office:value-type="float" office:value="0.272782805797081" calcext:value-type="float">
            <text:p>0.272782805797081</text:p>
          </table:table-cell>
          <table:table-cell/>
          <table:table-cell table:formula="of:=1/[.AV5]" office:value-type="float" office:value="0.25" calcext:value-type="float">
            <text:p>0.25</text:p>
          </table:table-cell>
          <table:table-cell table:formula="of:=1-[.BB5]" office:value-type="float" office:value="0.75" calcext:value-type="float">
            <text:p>0.7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AW5]-[.BB5])/[.BC5]" office:value-type="float" office:value="0.0782868483888688" calcext:value-type="float">
            <text:p>0.078286848388869</text:p>
          </table:table-cell>
          <table:table-cell table:formula="of:=([.AX5]-[.BB5])/[.BC5]" office:value-type="float" office:value="0.0548671733891866" calcext:value-type="float">
            <text:p>0.054867173389187</text:p>
          </table:table-cell>
          <table:table-cell table:formula="of:=([.AY5]-[.BB5])/[.BC5]" office:value-type="float" office:value="0.0346955639731391" calcext:value-type="float">
            <text:p>0.034695563973139</text:p>
          </table:table-cell>
          <table:table-cell table:formula="of:=([.AZ5]-[.BB5])/[.BC5]" office:value-type="float" office:value="0.0303770743961079" calcext:value-type="float">
            <text:p>0.03037707439610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710984" calcext:value-type="float">
            <text:p>1.710984</text:p>
          </table:table-cell>
          <table:table-cell office:value-type="float" office:value="6.721353" calcext:value-type="float">
            <text:p>6.721353</text:p>
          </table:table-cell>
          <table:table-cell office:value-type="float" office:value="25.218706" calcext:value-type="float">
            <text:p>25.218706</text:p>
          </table:table-cell>
          <table:table-cell office:value-type="float" office:value="99.221135" calcext:value-type="float">
            <text:p>99.221135</text:p>
          </table:table-cell>
          <table:table-cell office:value-type="float" office:value="225.928367" calcext:value-type="float">
            <text:p>225.928367</text:p>
          </table:table-cell>
          <table:table-cell office:value-type="float" office:value="405.89262" calcext:value-type="float">
            <text:p>405.8926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[.C6]*[.B6]-[.C2]" office:value-type="float" office:value="2.552152" calcext:value-type="float">
            <text:p>2.552152</text:p>
          </table:table-cell>
          <table:table-cell table:formula="of:=[.D6]*[.B6]-[.D2]" office:value-type="float" office:value="6.906276" calcext:value-type="float">
            <text:p>6.906276</text:p>
          </table:table-cell>
          <table:table-cell table:formula="of:=[.E6]*[.B6]-[.E2]" office:value-type="float" office:value="17.927163" calcext:value-type="float">
            <text:p>17.927163</text:p>
          </table:table-cell>
          <table:table-cell table:formula="of:=[.F6]*[.B6]-[.F2]" office:value-type="float" office:value="56.542195" calcext:value-type="float">
            <text:p>56.54219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N6]/[.C6]" office:value-type="float" office:value="1.49162820926438" calcext:value-type="float">
            <text:p>1.49162820926438</text:p>
          </table:table-cell>
          <table:table-cell table:formula="of:=[.O6]/[.D6]" office:value-type="float" office:value="1.02751276417114" calcext:value-type="float">
            <text:p>1.02751276417114</text:p>
          </table:table-cell>
          <table:table-cell table:formula="of:=[.P6]/[.E6]" office:value-type="float" office:value="0.710867678936422" calcext:value-type="float">
            <text:p>0.710867678936422</text:p>
          </table:table-cell>
          <table:table-cell table:formula="of:=[.Q6]/[.F6]" office:value-type="float" office:value="0.569860393151116" calcext:value-type="float">
            <text:p>0.56986039315111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1/(1-[.U6])" office:value-type="float" office:value="-2.03405740589276" calcext:value-type="float">
            <text:p>-2.03405740589276</text:p>
          </table:table-cell>
          <table:table-cell table:formula="of:=1/(1-[.V6])" office:value-type="float" office:value="-36.346765951234" calcext:value-type="float">
            <text:p>-36.346765951234</text:p>
          </table:table-cell>
          <table:table-cell table:formula="of:=1/(1-[.W6])" office:value-type="float" office:value="3.45862405254965" calcext:value-type="float">
            <text:p>3.45862405254965</text:p>
          </table:table-cell>
          <table:table-cell table:formula="of:=1/(1-[.X6])" office:value-type="float" office:value="2.32482660066065" calcext:value-type="float">
            <text:p>2.3248266006606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C2]/[.C6]" office:value-type="float" office:value="4.50837179073562" calcext:value-type="float">
            <text:p>4.50837179073562</text:p>
          </table:table-cell>
          <table:table-cell table:formula="of:=[.D2]/[.D6]" office:value-type="float" office:value="4.97248723582886" calcext:value-type="float">
            <text:p>4.97248723582886</text:p>
          </table:table-cell>
          <table:table-cell table:formula="of:=[.E2]/[.E6]" office:value-type="float" office:value="5.28913232106358" calcext:value-type="float">
            <text:p>5.28913232106358</text:p>
          </table:table-cell>
          <table:table-cell table:formula="of:=[.F2]/[.F6]" office:value-type="float" office:value="5.43013960684888" calcext:value-type="float">
            <text:p>5.4301396068488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C2]/([.B6]*[.C6])" office:value-type="float" office:value="0.751395298455937" calcext:value-type="float">
            <text:p>0.751395298455937</text:p>
          </table:table-cell>
          <table:table-cell table:formula="of:=[.D2]/([.B6]*[.D6])" office:value-type="float" office:value="0.828747872638143" calcext:value-type="float">
            <text:p>0.828747872638143</text:p>
          </table:table-cell>
          <table:table-cell table:formula="of:=[.E2]/([.B6]*[.E6])" office:value-type="float" office:value="0.881522053510596" calcext:value-type="float">
            <text:p>0.881522053510596</text:p>
          </table:table-cell>
          <table:table-cell table:formula="of:=[.F2]/([.B6]*[.F6])" office:value-type="float" office:value="0.905023267808147" calcext:value-type="float">
            <text:p>0.90502326780814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1/[.AI6]" office:value-type="float" office:value="0.221809568158271" calcext:value-type="float">
            <text:p>0.221809568158271</text:p>
          </table:table-cell>
          <table:table-cell table:formula="of:=1/[.AJ6]" office:value-type="float" office:value="0.201106599690107" calcext:value-type="float">
            <text:p>0.201106599690107</text:p>
          </table:table-cell>
          <table:table-cell table:formula="of:=1/[.AK6]" office:value-type="float" office:value="0.189066928051237" calcext:value-type="float">
            <text:p>0.189066928051237</text:p>
          </table:table-cell>
          <table:table-cell table:formula="of:=1/[.AL6]" office:value-type="float" office:value="0.184157327877671" calcext:value-type="float">
            <text:p>0.184157327877671</text:p>
          </table:table-cell>
          <table:table-cell/>
          <table:table-cell table:formula="of:=1/[.AV6]" office:value-type="float" office:value="0.166666666666667" calcext:value-type="float">
            <text:p>0.166666666666667</text:p>
          </table:table-cell>
          <table:table-cell table:formula="of:=1-[.BB6]" office:value-type="float" office:value="0.833333333333333" calcext:value-type="float">
            <text:p>0.83333333333333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AW6]-[.BB6])/[.BC6]" office:value-type="float" office:value="0.0661714817899253" calcext:value-type="float">
            <text:p>0.066171481789925</text:p>
          </table:table-cell>
          <table:table-cell table:formula="of:=([.AX6]-[.BB6])/[.BC6]" office:value-type="float" office:value="0.0413279196281282" calcext:value-type="float">
            <text:p>0.041327919628128</text:p>
          </table:table-cell>
          <table:table-cell table:formula="of:=([.AY6]-[.BB6])/[.BC6]" office:value-type="float" office:value="0.0268803136614845" calcext:value-type="float">
            <text:p>0.026880313661485</text:p>
          </table:table-cell>
          <table:table-cell table:formula="of:=([.AZ6]-[.BB6])/[.BC6]" office:value-type="float" office:value="0.0209887934532058" calcext:value-type="float">
            <text:p>0.02098879345320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.311171" calcext:value-type="float">
            <text:p>1.311171</text:p>
          </table:table-cell>
          <table:table-cell office:value-type="float" office:value="5.158719" calcext:value-type="float">
            <text:p>5.158719</text:p>
          </table:table-cell>
          <table:table-cell office:value-type="float" office:value="19.240796" calcext:value-type="float">
            <text:p>19.240796</text:p>
          </table:table-cell>
          <table:table-cell office:value-type="float" office:value="75.590324" calcext:value-type="float">
            <text:p>75.590324</text:p>
          </table:table-cell>
          <table:table-cell office:value-type="float" office:value="171.76454" calcext:value-type="float">
            <text:p>171.76454</text:p>
          </table:table-cell>
          <table:table-cell office:value-type="float" office:value="309.29265" calcext:value-type="float">
            <text:p>309.29265</text:p>
          </table:table-cell>
          <table:table-cell office:value-type="float" office:value="725.069175" calcext:value-type="float">
            <text:p>725.06917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C7]*[.B7]-[.C2]" office:value-type="float" office:value="2.775616" calcext:value-type="float">
            <text:p>2.775616</text:p>
          </table:table-cell>
          <table:table-cell table:formula="of:=[.D7]*[.B7]-[.D2]" office:value-type="float" office:value="7.84791" calcext:value-type="float">
            <text:p>7.84791</text:p>
          </table:table-cell>
          <table:table-cell table:formula="of:=[.E7]*[.B7]-[.E2]" office:value-type="float" office:value="20.541295" calcext:value-type="float">
            <text:p>20.541295</text:p>
          </table:table-cell>
          <table:table-cell table:formula="of:=[.F7]*[.B7]-[.F2]" office:value-type="float" office:value="65.9379769999999" calcext:value-type="float">
            <text:p>65.937976999999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N7]/[.C7]" office:value-type="float" office:value="2.11689855861669" calcext:value-type="float">
            <text:p>2.11689855861669</text:p>
          </table:table-cell>
          <table:table-cell table:formula="of:=[.O7]/[.D7]" office:value-type="float" office:value="1.52129045989906" calcext:value-type="float">
            <text:p>1.52129045989906</text:p>
          </table:table-cell>
          <table:table-cell table:formula="of:=[.P7]/[.E7]" office:value-type="float" office:value="1.06759070674623" calcext:value-type="float">
            <text:p>1.06759070674623</text:p>
          </table:table-cell>
          <table:table-cell table:formula="of:=[.Q7]/[.F7]" office:value-type="float" office:value="0.872307109042156" calcext:value-type="float">
            <text:p>0.87230710904215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1/(1-[.U7])" office:value-type="float" office:value="-0.895336458521829" calcext:value-type="float">
            <text:p>-0.895336458521829</text:p>
          </table:table-cell>
          <table:table-cell table:formula="of:=1/(1-[.V7])" office:value-type="float" office:value="-1.91831632635986" calcext:value-type="float">
            <text:p>-1.91831632635986</text:p>
          </table:table-cell>
          <table:table-cell table:formula="of:=1/(1-[.W7])" office:value-type="float" office:value="-14.7949333294375" calcext:value-type="float">
            <text:p>-14.7949333294375</text:p>
          </table:table-cell>
          <table:table-cell table:formula="of:=1/(1-[.X7])" office:value-type="float" office:value="7.83128952989356" calcext:value-type="float">
            <text:p>7.8312895298935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C2]/[.C7]" office:value-type="float" office:value="5.88310144138331" calcext:value-type="float">
            <text:p>5.88310144138331</text:p>
          </table:table-cell>
          <table:table-cell table:formula="of:=[.D2]/[.D7]" office:value-type="float" office:value="6.47870954010094" calcext:value-type="float">
            <text:p>6.47870954010094</text:p>
          </table:table-cell>
          <table:table-cell table:formula="of:=[.E2]/[.E7]" office:value-type="float" office:value="6.93240929325377" calcext:value-type="float">
            <text:p>6.93240929325377</text:p>
          </table:table-cell>
          <table:table-cell table:formula="of:=[.F2]/[.F7]" office:value-type="float" office:value="7.12769289095784" calcext:value-type="float">
            <text:p>7.1276928909578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C2]/([.B7]*[.C7])" office:value-type="float" office:value="0.735387680172914" calcext:value-type="float">
            <text:p>0.735387680172914</text:p>
          </table:table-cell>
          <table:table-cell table:formula="of:=[.D2]/([.B7]*[.D7])" office:value-type="float" office:value="0.809838692512618" calcext:value-type="float">
            <text:p>0.809838692512618</text:p>
          </table:table-cell>
          <table:table-cell table:formula="of:=[.E2]/([.B7]*[.E7])" office:value-type="float" office:value="0.866551161656722" calcext:value-type="float">
            <text:p>0.866551161656722</text:p>
          </table:table-cell>
          <table:table-cell table:formula="of:=[.F2]/([.B7]*[.F7])" office:value-type="float" office:value="0.89096161136973" calcext:value-type="float">
            <text:p>0.8909616113697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1/[.AI7]" office:value-type="float" office:value="0.169978371096193" calcext:value-type="float">
            <text:p>0.169978371096193</text:p>
          </table:table-cell>
          <table:table-cell table:formula="of:=1/[.AJ7]" office:value-type="float" office:value="0.154351726035926" calcext:value-type="float">
            <text:p>0.154351726035926</text:p>
          </table:table-cell>
          <table:table-cell table:formula="of:=1/[.AK7]" office:value-type="float" office:value="0.144249994150395" calcext:value-type="float">
            <text:p>0.144249994150395</text:p>
          </table:table-cell>
          <table:table-cell table:formula="of:=1/[.AL7]" office:value-type="float" office:value="0.140297851674922" calcext:value-type="float">
            <text:p>0.140297851674922</text:p>
          </table:table-cell>
          <table:table-cell/>
          <table:table-cell table:formula="of:=1/[.AV7]" office:value-type="float" office:value="0.125" calcext:value-type="float">
            <text:p>0.125</text:p>
          </table:table-cell>
          <table:table-cell table:formula="of:=1-[.BB7]" office:value-type="float" office:value="0.875" calcext:value-type="float">
            <text:p>0.87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AW7]-[.BB7])/[.BC7]" office:value-type="float" office:value="0.0514038526813633" calcext:value-type="float">
            <text:p>0.051403852681363</text:p>
          </table:table-cell>
          <table:table-cell table:formula="of:=([.AX7]-[.BB7])/[.BC7]" office:value-type="float" office:value="0.0335448297553438" calcext:value-type="float">
            <text:p>0.033544829755344</text:p>
          </table:table-cell>
          <table:table-cell table:formula="of:=([.AY7]-[.BB7])/[.BC7]" office:value-type="float" office:value="0.021999993314737" calcext:value-type="float">
            <text:p>0.021999993314737</text:p>
          </table:table-cell>
          <table:table-cell table:formula="of:=([.AZ7]-[.BB7])/[.BC7]" office:value-type="float" office:value="0.0174832590570538" calcext:value-type="float">
            <text:p>0.01748325905705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979897" calcext:value-type="float">
            <text:p>0.979897</text:p>
          </table:table-cell>
          <table:table-cell office:value-type="float" office:value="3.619332" calcext:value-type="float">
            <text:p>3.619332</text:p>
          </table:table-cell>
          <table:table-cell office:value-type="float" office:value="13.372587" calcext:value-type="float">
            <text:p>13.372587</text:p>
          </table:table-cell>
          <table:table-cell office:value-type="float" office:value="52.043655" calcext:value-type="float">
            <text:p>52.043655</text:p>
          </table:table-cell>
          <table:table-cell office:value-type="float" office:value="117.949855" calcext:value-type="float">
            <text:p>117.949855</text:p>
          </table:table-cell>
          <table:table-cell office:value-type="float" office:value="212.369427" calcext:value-type="float">
            <text:p>212.369427</text:p>
          </table:table-cell>
          <table:table-cell office:value-type="float" office:value="503.560245" calcext:value-type="float">
            <text:p>503.56024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C8]*[.B8]-[.C2]" office:value-type="float" office:value="4.045012" calcext:value-type="float">
            <text:p>4.045012</text:p>
          </table:table-cell>
          <table:table-cell table:formula="of:=[.D8]*[.B8]-[.D2]" office:value-type="float" office:value="10.010142" calcext:value-type="float">
            <text:p>10.010142</text:p>
          </table:table-cell>
          <table:table-cell table:formula="of:=[.E8]*[.B8]-[.E2]" office:value-type="float" office:value="27.085971" calcext:value-type="float">
            <text:p>27.085971</text:p>
          </table:table-cell>
          <table:table-cell table:formula="of:=[.F8]*[.B8]-[.F2]" office:value-type="float" office:value="85.739245" calcext:value-type="float">
            <text:p>85.73924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N8]/[.C8]" office:value-type="float" office:value="4.12799712622857" calcext:value-type="float">
            <text:p>4.12799712622857</text:p>
          </table:table-cell>
          <table:table-cell table:formula="of:=[.O8]/[.D8]" office:value-type="float" office:value="2.76574296030317" calcext:value-type="float">
            <text:p>2.76574296030317</text:p>
          </table:table-cell>
          <table:table-cell table:formula="of:=[.P8]/[.E8]" office:value-type="float" office:value="2.02548474726693" calcext:value-type="float">
            <text:p>2.02548474726693</text:p>
          </table:table-cell>
          <table:table-cell table:formula="of:=[.Q8]/[.F8]" office:value-type="float" office:value="1.64744856985928" calcext:value-type="float">
            <text:p>1.6474485698592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1/(1-[.U8])" office:value-type="float" office:value="-0.319693388339426" calcext:value-type="float">
            <text:p>-0.319693388339426</text:p>
          </table:table-cell>
          <table:table-cell table:formula="of:=1/(1-[.V8])" office:value-type="float" office:value="-0.566333845005562" calcext:value-type="float">
            <text:p>-0.566333845005562</text:p>
          </table:table-cell>
          <table:table-cell table:formula="of:=1/(1-[.W8])" office:value-type="float" office:value="-0.975148584769448" calcext:value-type="float">
            <text:p>-0.975148584769448</text:p>
          </table:table-cell>
          <table:table-cell table:formula="of:=1/(1-[.X8])" office:value-type="float" office:value="-1.54452422408986" calcext:value-type="float">
            <text:p>-1.5445242240898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C2]/[.C8]" office:value-type="float" office:value="7.87200287377143" calcext:value-type="float">
            <text:p>7.87200287377143</text:p>
          </table:table-cell>
          <table:table-cell table:formula="of:=[.D2]/[.D8]" office:value-type="float" office:value="9.23425703969683" calcext:value-type="float">
            <text:p>9.23425703969683</text:p>
          </table:table-cell>
          <table:table-cell table:formula="of:=[.E2]/[.E8]" office:value-type="float" office:value="9.97451525273307" calcext:value-type="float">
            <text:p>9.97451525273307</text:p>
          </table:table-cell>
          <table:table-cell table:formula="of:=[.F2]/[.F8]" office:value-type="float" office:value="10.3525514301407" calcext:value-type="float">
            <text:p>10.352551430140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C2]/([.B8]*[.C8])" office:value-type="float" office:value="0.656000239480952" calcext:value-type="float">
            <text:p>0.656000239480952</text:p>
          </table:table-cell>
          <table:table-cell table:formula="of:=[.D2]/([.B8]*[.D8])" office:value-type="float" office:value="0.769521419974736" calcext:value-type="float">
            <text:p>0.769521419974736</text:p>
          </table:table-cell>
          <table:table-cell table:formula="of:=[.E2]/([.B8]*[.E8])" office:value-type="float" office:value="0.831209604394423" calcext:value-type="float">
            <text:p>0.831209604394423</text:p>
          </table:table-cell>
          <table:table-cell table:formula="of:=[.F2]/([.B8]*[.F8])" office:value-type="float" office:value="0.862712619178393" calcext:value-type="float">
            <text:p>0.86271261917839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1/[.AI8]" office:value-type="float" office:value="0.12703247395042" calcext:value-type="float">
            <text:p>0.12703247395042</text:p>
          </table:table-cell>
          <table:table-cell table:formula="of:=1/[.AJ8]" office:value-type="float" office:value="0.10829241548087" calcext:value-type="float">
            <text:p>0.10829241548087</text:p>
          </table:table-cell>
          <table:table-cell table:formula="of:=1/[.AK8]" office:value-type="float" office:value="0.100255498604405" calcext:value-type="float">
            <text:p>0.100255498604405</text:p>
          </table:table-cell>
          <table:table-cell table:formula="of:=1/[.AL8]" office:value-type="float" office:value="0.0965945454845625" calcext:value-type="float">
            <text:p>0.096594545484563</text:p>
          </table:table-cell>
          <table:table-cell/>
          <table:table-cell table:formula="of:=1/[.AV8]" office:value-type="float" office:value="0.0833333333333333" calcext:value-type="float">
            <text:p>0.083333333333333</text:p>
          </table:table-cell>
          <table:table-cell table:formula="of:=1-[.BB8]" office:value-type="float" office:value="0.916666666666667" calcext:value-type="float">
            <text:p>0.91666666666666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([.AW8]-[.BB8])/[.BC8]" office:value-type="float" office:value="0.0476717897640945" calcext:value-type="float">
            <text:p>0.047671789764095</text:p>
          </table:table-cell>
          <table:table-cell table:formula="of:=([.AX8]-[.BB8])/[.BC8]" office:value-type="float" office:value="0.0272280896154949" calcext:value-type="float">
            <text:p>0.027228089615495</text:p>
          </table:table-cell>
          <table:table-cell table:formula="of:=([.AY8]-[.BB8])/[.BC8]" office:value-type="float" office:value="0.0184605439320785" calcext:value-type="float">
            <text:p>0.018460543932079</text:p>
          </table:table-cell>
          <table:table-cell table:formula="of:=([.AZ8]-[.BB8])/[.BC8]" office:value-type="float" office:value="0.01446677689225" calcext:value-type="float">
            <text:p>0.0144667768922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804062" calcext:value-type="float">
            <text:p>0.804062</text:p>
          </table:table-cell>
          <table:table-cell office:value-type="float" office:value="2.775277" calcext:value-type="float">
            <text:p>2.775277</text:p>
          </table:table-cell>
          <table:table-cell office:value-type="float" office:value="10.489108" calcext:value-type="float">
            <text:p>10.489108</text:p>
          </table:table-cell>
          <table:table-cell office:value-type="float" office:value="40.206324" calcext:value-type="float">
            <text:p>40.206324</text:p>
          </table:table-cell>
          <table:table-cell office:value-type="float" office:value="91.261497" calcext:value-type="float">
            <text:p>91.261497</text:p>
          </table:table-cell>
          <table:table-cell office:value-type="float" office:value="164.957571" calcext:value-type="float">
            <text:p>164.957571</text:p>
          </table:table-cell>
          <table:table-cell office:value-type="float" office:value="412.244984" calcext:value-type="float">
            <text:p>412.244984</text:p>
          </table:table-cell>
          <table:table-cell office:value-type="float" office:value="735.325176" calcext:value-type="float">
            <text:p>735.32517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C9]*[.B9]-[.C2]" office:value-type="float" office:value="5.15124" calcext:value-type="float">
            <text:p>5.15124</text:p>
          </table:table-cell>
          <table:table-cell table:formula="of:=[.D9]*[.B9]-[.D2]" office:value-type="float" office:value="10.98259" calcext:value-type="float">
            <text:p>10.98259</text:p>
          </table:table-cell>
          <table:table-cell table:formula="of:=[.E9]*[.B9]-[.E2]" office:value-type="float" office:value="34.440655" calcext:value-type="float">
            <text:p>34.440655</text:p>
          </table:table-cell>
          <table:table-cell table:formula="of:=[.F9]*[.B9]-[.F2]" office:value-type="float" office:value="104.516569" calcext:value-type="float">
            <text:p>104.51656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N9]/[.C9]" office:value-type="float" office:value="6.40652089018011" calcext:value-type="float">
            <text:p>6.40652089018011</text:p>
          </table:table-cell>
          <table:table-cell table:formula="of:=[.O9]/[.D9]" office:value-type="float" office:value="3.95729507360887" calcext:value-type="float">
            <text:p>3.95729507360887</text:p>
          </table:table-cell>
          <table:table-cell table:formula="of:=[.P9]/[.E9]" office:value-type="float" office:value="3.28346843220606" calcext:value-type="float">
            <text:p>3.28346843220606</text:p>
          </table:table-cell>
          <table:table-cell table:formula="of:=[.Q9]/[.F9]" office:value-type="float" office:value="2.59950571457366" calcext:value-type="float">
            <text:p>2.5995057145736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1/(1-[.U9])" office:value-type="float" office:value="-0.184961830410441" calcext:value-type="float">
            <text:p>-0.184961830410441</text:p>
          </table:table-cell>
          <table:table-cell table:formula="of:=1/(1-[.V9])" office:value-type="float" office:value="-0.338146845380455" calcext:value-type="float">
            <text:p>-0.338146845380455</text:p>
          </table:table-cell>
          <table:table-cell table:formula="of:=1/(1-[.W9])" office:value-type="float" office:value="-0.437930293187325" calcext:value-type="float">
            <text:p>-0.437930293187325</text:p>
          </table:table-cell>
          <table:table-cell table:formula="of:=1/(1-[.X9])" office:value-type="float" office:value="-0.625193139911067" calcext:value-type="float">
            <text:p>-0.62519313991106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C2]/[.C9]" office:value-type="float" office:value="9.59347910981989" calcext:value-type="float">
            <text:p>9.59347910981989</text:p>
          </table:table-cell>
          <table:table-cell table:formula="of:=[.D2]/[.D9]" office:value-type="float" office:value="12.0427049263911" calcext:value-type="float">
            <text:p>12.0427049263911</text:p>
          </table:table-cell>
          <table:table-cell table:formula="of:=[.E2]/[.E9]" office:value-type="float" office:value="12.7165315677939" calcext:value-type="float">
            <text:p>12.7165315677939</text:p>
          </table:table-cell>
          <table:table-cell table:formula="of:=[.F2]/[.F9]" office:value-type="float" office:value="13.4004942854263" calcext:value-type="float">
            <text:p>13.40049428542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C2]/([.B9]*[.C9])" office:value-type="float" office:value="0.599592444363743" calcext:value-type="float">
            <text:p>0.599592444363743</text:p>
          </table:table-cell>
          <table:table-cell table:formula="of:=[.D2]/([.B9]*[.D9])" office:value-type="float" office:value="0.752669057899446" calcext:value-type="float">
            <text:p>0.752669057899446</text:p>
          </table:table-cell>
          <table:table-cell table:formula="of:=[.E2]/([.B9]*[.E9])" office:value-type="float" office:value="0.794783222987122" calcext:value-type="float">
            <text:p>0.794783222987122</text:p>
          </table:table-cell>
          <table:table-cell table:formula="of:=[.F2]/([.B9]*[.F9])" office:value-type="float" office:value="0.837530892839146" calcext:value-type="float">
            <text:p>0.83753089283914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1/[.AI9]" office:value-type="float" office:value="0.10423747094799" calcext:value-type="float">
            <text:p>0.10423747094799</text:p>
          </table:table-cell>
          <table:table-cell table:formula="of:=1/[.AJ9]" office:value-type="float" office:value="0.0830378229901272" calcext:value-type="float">
            <text:p>0.083037822990127</text:p>
          </table:table-cell>
          <table:table-cell table:formula="of:=1/[.AK9]" office:value-type="float" office:value="0.0786377948003222" calcext:value-type="float">
            <text:p>0.078637794800322</text:p>
          </table:table-cell>
          <table:table-cell table:formula="of:=1/[.AL9]" office:value-type="float" office:value="0.0746241130140659" calcext:value-type="float">
            <text:p>0.074624113014066</text:p>
          </table:table-cell>
          <table:table-cell/>
          <table:table-cell table:formula="of:=1/[.AV9]" office:value-type="float" office:value="0.0625" calcext:value-type="float">
            <text:p>0.0625</text:p>
          </table:table-cell>
          <table:table-cell table:formula="of:=1-[.BB9]" office:value-type="float" office:value="0.9375" calcext:value-type="float">
            <text:p>0.937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([.AW9]-[.BB9])/[.BC9]" office:value-type="float" office:value="0.0445199690111894" calcext:value-type="float">
            <text:p>0.044519969011189</text:p>
          </table:table-cell>
          <table:table-cell table:formula="of:=([.AX9]-[.BB9])/[.BC9]" office:value-type="float" office:value="0.0219070111894691" calcext:value-type="float">
            <text:p>0.021907011189469</text:p>
          </table:table-cell>
          <table:table-cell table:formula="of:=([.AY9]-[.BB9])/[.BC9]" office:value-type="float" office:value="0.0172136477870104" calcext:value-type="float">
            <text:p>0.01721364778701</text:p>
          </table:table-cell>
          <table:table-cell table:formula="of:=([.AZ9]-[.BB9])/[.BC9]" office:value-type="float" office:value="0.0129323872150037" calcext:value-type="float">
            <text:p>0.01293238721500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765706" calcext:value-type="float">
            <text:p>0.765706</text:p>
          </table:table-cell>
          <table:table-cell office:value-type="float" office:value="2.378289" calcext:value-type="float">
            <text:p>2.378289</text:p>
          </table:table-cell>
          <table:table-cell office:value-type="float" office:value="8.498829" calcext:value-type="float">
            <text:p>8.498829</text:p>
          </table:table-cell>
          <table:table-cell office:value-type="float" office:value="32.990404" calcext:value-type="float">
            <text:p>32.990404</text:p>
          </table:table-cell>
          <table:table-cell office:value-type="float" office:value="74.871789" calcext:value-type="float">
            <text:p>74.871789</text:p>
          </table:table-cell>
          <table:table-cell office:value-type="float" office:value="136.001884" calcext:value-type="float">
            <text:p>136.001884</text:p>
          </table:table-cell>
          <table:table-cell office:value-type="float" office:value="327.967954" calcext:value-type="float">
            <text:p>327.967954</text:p>
          </table:table-cell>
          <table:table-cell office:value-type="float" office:value="618.078448" calcext:value-type="float">
            <text:p>618.07844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C10]*[.B10]-[.C2]" office:value-type="float" office:value="7.600368" calcext:value-type="float">
            <text:p>7.600368</text:p>
          </table:table-cell>
          <table:table-cell table:formula="of:=[.D10]*[.B10]-[.D2]" office:value-type="float" office:value="14.143938" calcext:value-type="float">
            <text:p>14.143938</text:p>
          </table:table-cell>
          <table:table-cell table:formula="of:=[.E10]*[.B10]-[.E2]" office:value-type="float" office:value="36.591507" calcext:value-type="float">
            <text:p>36.591507</text:p>
          </table:table-cell>
          <table:table-cell table:formula="of:=[.F10]*[.B10]-[.F2]" office:value-type="float" office:value="121.023465" calcext:value-type="float">
            <text:p>121.02346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N10]/[.C10]" office:value-type="float" office:value="9.92596113913173" calcext:value-type="float">
            <text:p>9.92596113913173</text:p>
          </table:table-cell>
          <table:table-cell table:formula="of:=[.O10]/[.D10]" office:value-type="float" office:value="5.94710651228678" calcext:value-type="float">
            <text:p>5.94710651228678</text:p>
          </table:table-cell>
          <table:table-cell table:formula="of:=[.P10]/[.E10]" office:value-type="float" office:value="4.30547631914938" calcext:value-type="float">
            <text:p>4.30547631914938</text:p>
          </table:table-cell>
          <table:table-cell table:formula="of:=[.Q10]/[.F10]" office:value-type="float" office:value="3.66844446645758" calcext:value-type="float">
            <text:p>3.6684444664575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1/(1-[.U10])" office:value-type="float" office:value="-0.112032753046164" calcext:value-type="float">
            <text:p>-0.112032753046164</text:p>
          </table:table-cell>
          <table:table-cell table:formula="of:=1/(1-[.V10])" office:value-type="float" office:value="-0.202138360578324" calcext:value-type="float">
            <text:p>-0.202138360578324</text:p>
          </table:table-cell>
          <table:table-cell table:formula="of:=1/(1-[.W10])" office:value-type="float" office:value="-0.302528260210721" calcext:value-type="float">
            <text:p>-0.302528260210721</text:p>
          </table:table-cell>
          <table:table-cell table:formula="of:=1/(1-[.X10])" office:value-type="float" office:value="-0.374750163464156" calcext:value-type="float">
            <text:p>-0.37475016346415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C2]/[.C10]" office:value-type="float" office:value="10.0740388608683" calcext:value-type="float">
            <text:p>10.0740388608683</text:p>
          </table:table-cell>
          <table:table-cell table:formula="of:=[.D2]/[.D10]" office:value-type="float" office:value="14.0528934877132" calcext:value-type="float">
            <text:p>14.0528934877132</text:p>
          </table:table-cell>
          <table:table-cell table:formula="of:=[.E2]/[.E10]" office:value-type="float" office:value="15.6945236808506" calcext:value-type="float">
            <text:p>15.6945236808506</text:p>
          </table:table-cell>
          <table:table-cell table:formula="of:=[.F2]/[.F10]" office:value-type="float" office:value="16.3315555335424" calcext:value-type="float">
            <text:p>16.331555533542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C2]/([.B10]*[.C10])" office:value-type="float" office:value="0.503701943043414" calcext:value-type="float">
            <text:p>0.503701943043414</text:p>
          </table:table-cell>
          <table:table-cell table:formula="of:=[.D2]/([.B10]*[.D10])" office:value-type="float" office:value="0.702644674385661" calcext:value-type="float">
            <text:p>0.702644674385661</text:p>
          </table:table-cell>
          <table:table-cell table:formula="of:=[.E2]/([.B10]*[.E10])" office:value-type="float" office:value="0.784726184042531" calcext:value-type="float">
            <text:p>0.784726184042531</text:p>
          </table:table-cell>
          <table:table-cell table:formula="of:=[.F2]/([.B10]*[.F10])" office:value-type="float" office:value="0.816577776677121" calcext:value-type="float">
            <text:p>0.81657777667712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1/[.AI10]" office:value-type="float" office:value="0.0992650528562495" calcext:value-type="float">
            <text:p>0.09926505285625</text:p>
          </table:table-cell>
          <table:table-cell table:formula="of:=1/[.AJ10]" office:value-type="float" office:value="0.0711597224354062" calcext:value-type="float">
            <text:p>0.071159722435406</text:p>
          </table:table-cell>
          <table:table-cell table:formula="of:=1/[.AK10]" office:value-type="float" office:value="0.0637164924743865" calcext:value-type="float">
            <text:p>0.063716492474387</text:p>
          </table:table-cell>
          <table:table-cell table:formula="of:=1/[.AL10]" office:value-type="float" office:value="0.0612311544938973" calcext:value-type="float">
            <text:p>0.061231154493897</text:p>
          </table:table-cell>
          <table:table-cell/>
          <table:table-cell table:formula="of:=1/[.AV10]" office:value-type="float" office:value="0.05" calcext:value-type="float">
            <text:p>0.05</text:p>
          </table:table-cell>
          <table:table-cell table:formula="of:=1-[.BB10]" office:value-type="float" office:value="0.95" calcext:value-type="float">
            <text:p>0.9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([.AW10]-[.BB10])/[.BC10]" office:value-type="float" office:value="0.0518579503749994" calcext:value-type="float">
            <text:p>0.051857950375</text:p>
          </table:table-cell>
          <table:table-cell table:formula="of:=([.AX10]-[.BB10])/[.BC10]" office:value-type="float" office:value="0.0222733920372697" calcext:value-type="float">
            <text:p>0.02227339203727</text:p>
          </table:table-cell>
          <table:table-cell table:formula="of:=([.AY10]-[.BB10])/[.BC10]" office:value-type="float" office:value="0.0144384131309332" calcext:value-type="float">
            <text:p>0.014438413130933</text:p>
          </table:table-cell>
          <table:table-cell table:formula="of:=([.AZ10]-[.BB10])/[.BC10]" office:value-type="float" office:value="0.011822267888313" calcext:value-type="float">
            <text:p>0.01182226788831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631141" calcext:value-type="float">
            <text:p>0.631141</text:p>
          </table:table-cell>
          <table:table-cell office:value-type="float" office:value="2.063278" calcext:value-type="float">
            <text:p>2.063278</text:p>
          </table:table-cell>
          <table:table-cell office:value-type="float" office:value="7.247589" calcext:value-type="float">
            <text:p>7.247589</text:p>
          </table:table-cell>
          <table:table-cell office:value-type="float" office:value="28.02988" calcext:value-type="float">
            <text:p>28.02988</text:p>
          </table:table-cell>
          <table:table-cell office:value-type="float" office:value="63.929059" calcext:value-type="float">
            <text:p>63.929059</text:p>
          </table:table-cell>
          <table:table-cell office:value-type="float" office:value="116.593975" calcext:value-type="float">
            <text:p>116.593975</text:p>
          </table:table-cell>
          <table:table-cell office:value-type="float" office:value="282.343919" calcext:value-type="float">
            <text:p>282.343919</text:p>
          </table:table-cell>
          <table:table-cell office:value-type="float" office:value="535.475695" calcext:value-type="float">
            <text:p>535.47569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C11]*[.B11]-[.C2]" office:value-type="float" office:value="7.433632" calcext:value-type="float">
            <text:p>7.433632</text:p>
          </table:table-cell>
          <table:table-cell table:formula="of:=[.D11]*[.B11]-[.D2]" office:value-type="float" office:value="16.09683" calcext:value-type="float">
            <text:p>16.09683</text:p>
          </table:table-cell>
          <table:table-cell table:formula="of:=[.E11]*[.B11]-[.E2]" office:value-type="float" office:value="40.557063" calcext:value-type="float">
            <text:p>40.557063</text:p>
          </table:table-cell>
          <table:table-cell table:formula="of:=[.F11]*[.B11]-[.F2]" office:value-type="float" office:value="133.932505" calcext:value-type="float">
            <text:p>133.93250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N11]/[.C11]" office:value-type="float" office:value="11.7780844533947" calcext:value-type="float">
            <text:p>11.7780844533947</text:p>
          </table:table-cell>
          <table:table-cell table:formula="of:=[.O11]/[.D11]" office:value-type="float" office:value="7.80158078552672" calcext:value-type="float">
            <text:p>7.80158078552672</text:p>
          </table:table-cell>
          <table:table-cell table:formula="of:=[.P11]/[.E11]" office:value-type="float" office:value="5.59593859420009" calcext:value-type="float">
            <text:p>5.59593859420009</text:p>
          </table:table-cell>
          <table:table-cell table:formula="of:=[.Q11]/[.F11]" office:value-type="float" office:value="4.77820472295993" calcext:value-type="float">
            <text:p>4.7782047229599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1/(1-[.U11])" office:value-type="float" office:value="-0.0927808651272012" calcext:value-type="float">
            <text:p>-0.092780865127201</text:p>
          </table:table-cell>
          <table:table-cell table:formula="of:=1/(1-[.V11])" office:value-type="float" office:value="-0.147024644936649" calcext:value-type="float">
            <text:p>-0.147024644936649</text:p>
          </table:table-cell>
          <table:table-cell table:formula="of:=1/(1-[.W11])" office:value-type="float" office:value="-0.217583411854537" calcext:value-type="float">
            <text:p>-0.217583411854537</text:p>
          </table:table-cell>
          <table:table-cell table:formula="of:=1/(1-[.X11])" office:value-type="float" office:value="-0.26467597002435" calcext:value-type="float">
            <text:p>-0.2646759700243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C2]/[.C11]" office:value-type="float" office:value="12.2219155466053" calcext:value-type="float">
            <text:p>12.2219155466053</text:p>
          </table:table-cell>
          <table:table-cell table:formula="of:=[.D2]/[.D11]" office:value-type="float" office:value="16.1984192144733" calcext:value-type="float">
            <text:p>16.1984192144733</text:p>
          </table:table-cell>
          <table:table-cell table:formula="of:=[.E2]/[.E11]" office:value-type="float" office:value="18.4040614057999" calcext:value-type="float">
            <text:p>18.4040614057999</text:p>
          </table:table-cell>
          <table:table-cell table:formula="of:=[.F2]/[.F11]" office:value-type="float" office:value="19.2217952770401" calcext:value-type="float">
            <text:p>19.221795277040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C2]/([.B11]*[.C11])" office:value-type="float" office:value="0.509246481108553" calcext:value-type="float">
            <text:p>0.509246481108553</text:p>
          </table:table-cell>
          <table:table-cell table:formula="of:=[.D2]/([.B11]*[.D11])" office:value-type="float" office:value="0.674934133936387" calcext:value-type="float">
            <text:p>0.674934133936387</text:p>
          </table:table-cell>
          <table:table-cell table:formula="of:=[.E2]/([.B11]*[.E11])" office:value-type="float" office:value="0.76683589190833" calcext:value-type="float">
            <text:p>0.76683589190833</text:p>
          </table:table-cell>
          <table:table-cell table:formula="of:=[.F2]/([.B11]*[.F11])" office:value-type="float" office:value="0.800908136543336" calcext:value-type="float">
            <text:p>0.80090813654333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1/[.AI11]" office:value-type="float" office:value="0.0818202348221721" calcext:value-type="float">
            <text:p>0.081820234822172</text:p>
          </table:table-cell>
          <table:table-cell table:formula="of:=1/[.AJ11]" office:value-type="float" office:value="0.0617344190664297" calcext:value-type="float">
            <text:p>0.06173441906643</text:p>
          </table:table-cell>
          <table:table-cell table:formula="of:=1/[.AK11]" office:value-type="float" office:value="0.054335832615993" calcext:value-type="float">
            <text:p>0.054335832615993</text:p>
          </table:table-cell>
          <table:table-cell table:formula="of:=1/[.AL11]" office:value-type="float" office:value="0.0520242768995919" calcext:value-type="float">
            <text:p>0.052024276899592</text:p>
          </table:table-cell>
          <table:table-cell/>
          <table:table-cell table:formula="of:=1/[.AV11]" office:value-type="float" office:value="0.0416666666666667" calcext:value-type="float">
            <text:p>0.041666666666667</text:p>
          </table:table-cell>
          <table:table-cell table:formula="of:=1-[.BB11]" office:value-type="float" office:value="0.958333333333333" calcext:value-type="float">
            <text:p>0.95833333333333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([.AW11]-[.BB11])/[.BC11]" office:value-type="float" office:value="0.0418993754666144" calcext:value-type="float">
            <text:p>0.041899375466614</text:p>
          </table:table-cell>
          <table:table-cell table:formula="of:=([.AX11]-[.BB11])/[.BC11]" office:value-type="float" office:value="0.0209402633736657" calcext:value-type="float">
            <text:p>0.020940263373666</text:p>
          </table:table-cell>
          <table:table-cell table:formula="of:=([.AY11]-[.BB11])/[.BC11]" office:value-type="float" office:value="0.0132199992514709" calcext:value-type="float">
            <text:p>0.013219999251471</text:p>
          </table:table-cell>
          <table:table-cell table:formula="of:=([.AZ11]-[.BB11])/[.BC11]" office:value-type="float" office:value="0.0108079411126176" calcext:value-type="float">
            <text:p>0.01080794111261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681055" calcext:value-type="float">
            <text:p>0.681055</text:p>
          </table:table-cell>
          <table:table-cell office:value-type="float" office:value="1.770811" calcext:value-type="float">
            <text:p>1.770811</text:p>
          </table:table-cell>
          <table:table-cell office:value-type="float" office:value="6.315861" calcext:value-type="float">
            <text:p>6.315861</text:p>
          </table:table-cell>
          <table:table-cell office:value-type="float" office:value="24.523282" calcext:value-type="float">
            <text:p>24.523282</text:p>
          </table:table-cell>
          <table:table-cell office:value-type="float" office:value="55.820193" calcext:value-type="float">
            <text:p>55.820193</text:p>
          </table:table-cell>
          <table:table-cell office:value-type="float" office:value="102.244255" calcext:value-type="float">
            <text:p>102.244255</text:p>
          </table:table-cell>
          <table:table-cell office:value-type="float" office:value="249.540471" calcext:value-type="float">
            <text:p>249.540471</text:p>
          </table:table-cell>
          <table:table-cell office:value-type="float" office:value="479.40053" calcext:value-type="float">
            <text:p>479.4005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C12]*[.B12]-[.C2]" office:value-type="float" office:value="11.355788" calcext:value-type="float">
            <text:p>11.355788</text:p>
          </table:table-cell>
          <table:table-cell table:formula="of:=[.D12]*[.B12]-[.D2]" office:value-type="float" office:value="16.160866" calcext:value-type="float">
            <text:p>16.160866</text:p>
          </table:table-cell>
          <table:table-cell table:formula="of:=[.E12]*[.B12]-[.E2]" office:value-type="float" office:value="43.459035" calcext:value-type="float">
            <text:p>43.459035</text:p>
          </table:table-cell>
          <table:table-cell table:formula="of:=[.F12]*[.B12]-[.F2]" office:value-type="float" office:value="147.867281" calcext:value-type="float">
            <text:p>147.86728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N12]/[.C12]" office:value-type="float" office:value="16.6738192950643" calcext:value-type="float">
            <text:p>16.6738192950643</text:p>
          </table:table-cell>
          <table:table-cell table:formula="of:=[.O12]/[.D12]" office:value-type="float" office:value="9.12625119225033" calcext:value-type="float">
            <text:p>9.12625119225033</text:p>
          </table:table-cell>
          <table:table-cell table:formula="of:=[.P12]/[.E12]" office:value-type="float" office:value="6.88093594840038" calcext:value-type="float">
            <text:p>6.88093594840038</text:p>
          </table:table-cell>
          <table:table-cell table:formula="of:=[.Q12]/[.F12]" office:value-type="float" office:value="6.02966931587705" calcext:value-type="float">
            <text:p>6.0296693158770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1/(1-[.U12])" office:value-type="float" office:value="-0.0638006589954053" calcext:value-type="float">
            <text:p>-0.063800658995405</text:p>
          </table:table-cell>
          <table:table-cell table:formula="of:=1/(1-[.V12])" office:value-type="float" office:value="-0.123057973023731" calcext:value-type="float">
            <text:p>-0.123057973023731</text:p>
          </table:table-cell>
          <table:table-cell table:formula="of:=1/(1-[.W12])" office:value-type="float" office:value="-0.170040960958264" calcext:value-type="float">
            <text:p>-0.170040960958264</text:p>
          </table:table-cell>
          <table:table-cell table:formula="of:=1/(1-[.X12])" office:value-type="float" office:value="-0.198820227970718" calcext:value-type="float">
            <text:p>-0.19882022797071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C2]/[.C12]" office:value-type="float" office:value="11.3261807049357" calcext:value-type="float">
            <text:p>11.3261807049357</text:p>
          </table:table-cell>
          <table:table-cell table:formula="of:=[.D2]/[.D12]" office:value-type="float" office:value="18.8737488077497" calcext:value-type="float">
            <text:p>18.8737488077497</text:p>
          </table:table-cell>
          <table:table-cell table:formula="of:=[.E2]/[.E12]" office:value-type="float" office:value="21.1190640515996" calcext:value-type="float">
            <text:p>21.1190640515996</text:p>
          </table:table-cell>
          <table:table-cell table:formula="of:=[.F2]/[.F12]" office:value-type="float" office:value="21.9703306841229" calcext:value-type="float">
            <text:p>21.9703306841229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C2]/([.B12]*[.C12])" office:value-type="float" office:value="0.404506453747704" calcext:value-type="float">
            <text:p>0.404506453747704</text:p>
          </table:table-cell>
          <table:table-cell table:formula="of:=[.D2]/([.B12]*[.D12])" office:value-type="float" office:value="0.674062457419631" calcext:value-type="float">
            <text:p>0.674062457419631</text:p>
          </table:table-cell>
          <table:table-cell table:formula="of:=[.E2]/([.B12]*[.E12])" office:value-type="float" office:value="0.754252287557129" calcext:value-type="float">
            <text:p>0.754252287557129</text:p>
          </table:table-cell>
          <table:table-cell table:formula="of:=[.F2]/([.B12]*[.F12])" office:value-type="float" office:value="0.784654667290105" calcext:value-type="float">
            <text:p>0.78465466729010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1/[.AI12]" office:value-type="float" office:value="0.0882910158376883" calcext:value-type="float">
            <text:p>0.088291015837688</text:p>
          </table:table-cell>
          <table:table-cell table:formula="of:=1/[.AJ12]" office:value-type="float" office:value="0.0529836446477127" calcext:value-type="float">
            <text:p>0.052983644647713</text:p>
          </table:table-cell>
          <table:table-cell table:formula="of:=1/[.AK12]" office:value-type="float" office:value="0.0473505832245562" calcext:value-type="float">
            <text:p>0.047350583224556</text:p>
          </table:table-cell>
          <table:table-cell table:formula="of:=1/[.AL12]" office:value-type="float" office:value="0.0455159284754261" calcext:value-type="float">
            <text:p>0.045515928475426</text:p>
          </table:table-cell>
          <table:table-cell/>
          <table:table-cell table:formula="of:=1/[.AV12]" office:value-type="float" office:value="0.0357142857142857" calcext:value-type="float">
            <text:p>0.035714285714286</text:p>
          </table:table-cell>
          <table:table-cell table:formula="of:=1-[.BB12]" office:value-type="float" office:value="0.964285714285714" calcext:value-type="float">
            <text:p>0.96428571428571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([.AW12]-[.BB12])/[.BC12]" office:value-type="float" office:value="0.0545240164242694" calcext:value-type="float">
            <text:p>0.054524016424269</text:p>
          </table:table-cell>
          <table:table-cell table:formula="of:=([.AX12]-[.BB12])/[.BC12]" office:value-type="float" office:value="0.0179089648198502" calcext:value-type="float">
            <text:p>0.01790896481985</text:p>
          </table:table-cell>
          <table:table-cell table:formula="of:=([.AY12]-[.BB12])/[.BC12]" office:value-type="float" office:value="0.0120672714921323" calcext:value-type="float">
            <text:p>0.012067271492132</text:p>
          </table:table-cell>
          <table:table-cell table:formula="of:=([.AZ12]-[.BB12])/[.BC12]" office:value-type="float" office:value="0.0101646665671086" calcext:value-type="float">
            <text:p>0.010164666567109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56191" calcext:value-type="float">
            <text:p>0.56191</text:p>
          </table:table-cell>
          <table:table-cell office:value-type="float" office:value="1.645946" calcext:value-type="float">
            <text:p>1.645946</text:p>
          </table:table-cell>
          <table:table-cell office:value-type="float" office:value="5.642197" calcext:value-type="float">
            <text:p>5.642197</text:p>
          </table:table-cell>
          <table:table-cell office:value-type="float" office:value="21.715532" calcext:value-type="float">
            <text:p>21.715532</text:p>
          </table:table-cell>
          <table:table-cell office:value-type="float" office:value="49.766349" calcext:value-type="float">
            <text:p>49.766349</text:p>
          </table:table-cell>
          <table:table-cell office:value-type="float" office:value="91.562486" calcext:value-type="float">
            <text:p>91.562486</text:p>
          </table:table-cell>
          <table:table-cell office:value-type="float" office:value="225.562141" calcext:value-type="float">
            <text:p>225.562141</text:p>
          </table:table-cell>
          <table:table-cell office:value-type="float" office:value="437.291837" calcext:value-type="float">
            <text:p>437.29183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C13]*[.B13]-[.C2]" office:value-type="float" office:value="10.267368" calcext:value-type="float">
            <text:p>10.267368</text:p>
          </table:table-cell>
          <table:table-cell table:formula="of:=[.D13]*[.B13]-[.D2]" office:value-type="float" office:value="19.24843" calcext:value-type="float">
            <text:p>19.24843</text:p>
          </table:table-cell>
          <table:table-cell table:formula="of:=[.E13]*[.B13]-[.E2]" office:value-type="float" office:value="47.165231" calcext:value-type="float">
            <text:p>47.165231</text:p>
          </table:table-cell>
          <table:table-cell table:formula="of:=[.F13]*[.B13]-[.F2]" office:value-type="float" office:value="156.112409" calcext:value-type="float">
            <text:p>156.11240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N13]/[.C13]" office:value-type="float" office:value="18.2722642416045" calcext:value-type="float">
            <text:p>18.2722642416045</text:p>
          </table:table-cell>
          <table:table-cell table:formula="of:=[.O13]/[.D13]" office:value-type="float" office:value="11.6944480560116" calcext:value-type="float">
            <text:p>11.6944480560116</text:p>
          </table:table-cell>
          <table:table-cell table:formula="of:=[.P13]/[.E13]" office:value-type="float" office:value="8.35937330795079" calcext:value-type="float">
            <text:p>8.35937330795079</text:p>
          </table:table-cell>
          <table:table-cell table:formula="of:=[.Q13]/[.F13]" office:value-type="float" office:value="7.1889746472709" calcext:value-type="float">
            <text:p>7.188974647270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1/(1-[.U13])" office:value-type="float" office:value="-0.0578962888716844" calcext:value-type="float">
            <text:p>-0.057896288871684</text:p>
          </table:table-cell>
          <table:table-cell table:formula="of:=1/(1-[.V13])" office:value-type="float" office:value="-0.093506461928896" calcext:value-type="float">
            <text:p>-0.093506461928896</text:p>
          </table:table-cell>
          <table:table-cell table:formula="of:=1/(1-[.W13])" office:value-type="float" office:value="-0.135881135275423" calcext:value-type="float">
            <text:p>-0.135881135275423</text:p>
          </table:table-cell>
          <table:table-cell table:formula="of:=1/(1-[.X13])" office:value-type="float" office:value="-0.161577653325977" calcext:value-type="float">
            <text:p>-0.16157765332597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C2]/[.C13]" office:value-type="float" office:value="13.7277357583955" calcext:value-type="float">
            <text:p>13.7277357583955</text:p>
          </table:table-cell>
          <table:table-cell table:formula="of:=[.D2]/[.D13]" office:value-type="float" office:value="20.3055519439884" calcext:value-type="float">
            <text:p>20.3055519439884</text:p>
          </table:table-cell>
          <table:table-cell table:formula="of:=[.E2]/[.E13]" office:value-type="float" office:value="23.6406266920492" calcext:value-type="float">
            <text:p>23.6406266920492</text:p>
          </table:table-cell>
          <table:table-cell table:formula="of:=[.F2]/[.F13]" office:value-type="float" office:value="24.8110253527291" calcext:value-type="float">
            <text:p>24.81102535272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C2]/([.B13]*[.C13])" office:value-type="float" office:value="0.428991742449859" calcext:value-type="float">
            <text:p>0.428991742449859</text:p>
          </table:table-cell>
          <table:table-cell table:formula="of:=[.D2]/([.B13]*[.D13])" office:value-type="float" office:value="0.634548498249639" calcext:value-type="float">
            <text:p>0.634548498249639</text:p>
          </table:table-cell>
          <table:table-cell table:formula="of:=[.E2]/([.B13]*[.E13])" office:value-type="float" office:value="0.738769584126538" calcext:value-type="float">
            <text:p>0.738769584126538</text:p>
          </table:table-cell>
          <table:table-cell table:formula="of:=[.F2]/([.B13]*[.F13])" office:value-type="float" office:value="0.775344542272784" calcext:value-type="float">
            <text:p>0.77534454227278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1/[.AI13]" office:value-type="float" office:value="0.0728452249955664" calcext:value-type="float">
            <text:p>0.072845224995566</text:p>
          </table:table-cell>
          <table:table-cell table:formula="of:=1/[.AJ13]" office:value-type="float" office:value="0.0492476147783836" calcext:value-type="float">
            <text:p>0.049247614778384</text:p>
          </table:table-cell>
          <table:table-cell table:formula="of:=1/[.AK13]" office:value-type="float" office:value="0.0423000630662773" calcext:value-type="float">
            <text:p>0.042300063066277</text:p>
          </table:table-cell>
          <table:table-cell table:formula="of:=1/[.AL13]" office:value-type="float" office:value="0.0403046623742217" calcext:value-type="float">
            <text:p>0.040304662374222</text:p>
          </table:table-cell>
          <table:table-cell/>
          <table:table-cell table:formula="of:=1/[.AV13]" office:value-type="float" office:value="0.03125" calcext:value-type="float">
            <text:p>0.03125</text:p>
          </table:table-cell>
          <table:table-cell table:formula="of:=1-[.BB13]" office:value-type="float" office:value="0.96875" calcext:value-type="float">
            <text:p>0.9687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([.AW13]-[.BB13])/[.BC13]" office:value-type="float" office:value="0.0429370064470363" calcext:value-type="float">
            <text:p>0.042937006447036</text:p>
          </table:table-cell>
          <table:table-cell table:formula="of:=([.AX13]-[.BB13])/[.BC13]" office:value-type="float" office:value="0.0185781829970411" calcext:value-type="float">
            <text:p>0.018578182997041</text:p>
          </table:table-cell>
          <table:table-cell table:formula="of:=([.AY13]-[.BB13])/[.BC13]" office:value-type="float" office:value="0.0114065167135766" calcext:value-type="float">
            <text:p>0.011406516713577</text:p>
          </table:table-cell>
          <table:table-cell table:formula="of:=([.AZ13]-[.BB13])/[.BC13]" office:value-type="float" office:value="0.00934674825726106" calcext:value-type="float">
            <text:p>0.00934674825726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547017" calcext:value-type="float">
            <text:p>0.547017</text:p>
          </table:table-cell>
          <table:table-cell office:value-type="float" office:value="1.528001" calcext:value-type="float">
            <text:p>1.528001</text:p>
          </table:table-cell>
          <table:table-cell office:value-type="float" office:value="5.036165" calcext:value-type="float">
            <text:p>5.036165</text:p>
          </table:table-cell>
          <table:table-cell office:value-type="float" office:value="19.52073" calcext:value-type="float">
            <text:p>19.52073</text:p>
          </table:table-cell>
          <table:table-cell office:value-type="float" office:value="44.888043" calcext:value-type="float">
            <text:p>44.888043</text:p>
          </table:table-cell>
          <table:table-cell office:value-type="float" office:value="83.150141" calcext:value-type="float">
            <text:p>83.150141</text:p>
          </table:table-cell>
          <table:table-cell office:value-type="float" office:value="206.769624" calcext:value-type="float">
            <text:p>206.769624</text:p>
          </table:table-cell>
          <table:table-cell office:value-type="float" office:value="402.566412" calcext:value-type="float">
            <text:p>402.56641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C14]*[.B14]-[.C2]" office:value-type="float" office:value="11.97886" calcext:value-type="float">
            <text:p>11.97886</text:p>
          </table:table-cell>
          <table:table-cell table:formula="of:=[.D14]*[.B14]-[.D2]" office:value-type="float" office:value="21.586194" calcext:value-type="float">
            <text:p>21.586194</text:p>
          </table:table-cell>
          <table:table-cell table:formula="of:=[.E14]*[.B14]-[.E2]" office:value-type="float" office:value="47.916867" calcext:value-type="float">
            <text:p>47.916867</text:p>
          </table:table-cell>
          <table:table-cell table:formula="of:=[.F14]*[.B14]-[.F2]" office:value-type="float" office:value="163.961665" calcext:value-type="float">
            <text:p>163.961665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N14]/[.C14]" office:value-type="float" office:value="21.8985150370098" calcext:value-type="float">
            <text:p>21.8985150370098</text:p>
          </table:table-cell>
          <table:table-cell table:formula="of:=[.O14]/[.D14]" office:value-type="float" office:value="14.1270810686642" calcext:value-type="float">
            <text:p>14.1270810686642</text:p>
          </table:table-cell>
          <table:table-cell table:formula="of:=[.P14]/[.E14]" office:value-type="float" office:value="9.51455462638734" calcext:value-type="float">
            <text:p>9.51455462638734</text:p>
          </table:table-cell>
          <table:table-cell table:formula="of:=[.Q14]/[.F14]" office:value-type="float" office:value="8.39936134560542" calcext:value-type="float">
            <text:p>8.3993613456054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1/(1-[.U14])" office:value-type="float" office:value="-0.0478502897564286" calcext:value-type="float">
            <text:p>-0.047850289756429</text:p>
          </table:table-cell>
          <table:table-cell table:formula="of:=1/(1-[.V14])" office:value-type="float" office:value="-0.0761783975256395" calcext:value-type="float">
            <text:p>-0.07617839752564</text:p>
          </table:table-cell>
          <table:table-cell table:formula="of:=1/(1-[.W14])" office:value-type="float" office:value="-0.117445955059225" calcext:value-type="float">
            <text:p>-0.117445955059225</text:p>
          </table:table-cell>
          <table:table-cell table:formula="of:=1/(1-[.X14])" office:value-type="float" office:value="-0.135146798932034" calcext:value-type="float">
            <text:p>-0.13514679893203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C2]/[.C14]" office:value-type="float" office:value="14.1014849629902" calcext:value-type="float">
            <text:p>14.1014849629902</text:p>
          </table:table-cell>
          <table:table-cell table:formula="of:=[.D2]/[.D14]" office:value-type="float" office:value="21.8729189313358" calcext:value-type="float">
            <text:p>21.8729189313358</text:p>
          </table:table-cell>
          <table:table-cell table:formula="of:=[.E2]/[.E14]" office:value-type="float" office:value="26.4854453736127" calcext:value-type="float">
            <text:p>26.4854453736127</text:p>
          </table:table-cell>
          <table:table-cell table:formula="of:=[.F2]/[.F14]" office:value-type="float" office:value="27.6006386543946" calcext:value-type="float">
            <text:p>27.600638654394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C2]/([.B14]*[.C14])" office:value-type="float" office:value="0.391707915638616" calcext:value-type="float">
            <text:p>0.391707915638616</text:p>
          </table:table-cell>
          <table:table-cell table:formula="of:=[.D2]/([.B14]*[.D14])" office:value-type="float" office:value="0.607581081425994" calcext:value-type="float">
            <text:p>0.607581081425994</text:p>
          </table:table-cell>
          <table:table-cell table:formula="of:=[.E2]/([.B14]*[.E14])" office:value-type="float" office:value="0.735706815933685" calcext:value-type="float">
            <text:p>0.735706815933685</text:p>
          </table:table-cell>
          <table:table-cell table:formula="of:=[.F2]/([.B14]*[.F14])" office:value-type="float" office:value="0.766684407066516" calcext:value-type="float">
            <text:p>0.76668440706651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1/[.AI14]" office:value-type="float" office:value="0.070914517345126" calcext:value-type="float">
            <text:p>0.070914517345126</text:p>
          </table:table-cell>
          <table:table-cell table:formula="of:=1/[.AJ14]" office:value-type="float" office:value="0.0457186351368665" calcext:value-type="float">
            <text:p>0.045718635136867</text:p>
          </table:table-cell>
          <table:table-cell table:formula="of:=1/[.AK14]" office:value-type="float" office:value="0.0377565861511355" calcext:value-type="float">
            <text:p>0.037756586151136</text:p>
          </table:table-cell>
          <table:table-cell table:formula="of:=1/[.AL14]" office:value-type="float" office:value="0.0362310456841831" calcext:value-type="float">
            <text:p>0.036231045684183</text:p>
          </table:table-cell>
          <table:table-cell/>
          <table:table-cell table:formula="of:=1/[.AV14]" office:value-type="float" office:value="0.0277777777777778" calcext:value-type="float">
            <text:p>0.027777777777778</text:p>
          </table:table-cell>
          <table:table-cell table:formula="of:=1-[.BB14]" office:value-type="float" office:value="0.972222222222222" calcext:value-type="float">
            <text:p>0.97222222222222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([.AW14]-[.BB14])/[.BC14]" office:value-type="float" office:value="0.044369217840701" calcext:value-type="float">
            <text:p>0.044369217840701</text:p>
          </table:table-cell>
          <table:table-cell table:formula="of:=([.AX14]-[.BB14])/[.BC14]" office:value-type="float" office:value="0.0184534532836341" calcext:value-type="float">
            <text:p>0.018453453283634</text:p>
          </table:table-cell>
          <table:table-cell table:formula="of:=([.AY14]-[.BB14])/[.BC14]" office:value-type="float" office:value="0.0102639171840251" calcext:value-type="float">
            <text:p>0.010263917184025</text:p>
          </table:table-cell>
          <table:table-cell table:formula="of:=([.AZ14]-[.BB14])/[.BC14]" office:value-type="float" office:value="0.00869478984658832" calcext:value-type="float">
            <text:p>0.008694789846588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497873" calcext:value-type="float">
            <text:p>0.497873</text:p>
          </table:table-cell>
          <table:table-cell office:value-type="float" office:value="1.406683" calcext:value-type="float">
            <text:p>1.406683</text:p>
          </table:table-cell>
          <table:table-cell office:value-type="float" office:value="4.546244" calcext:value-type="float">
            <text:p>4.546244</text:p>
          </table:table-cell>
          <table:table-cell office:value-type="float" office:value="17.914644" calcext:value-type="float">
            <text:p>17.914644</text:p>
          </table:table-cell>
          <table:table-cell office:value-type="float" office:value="40.897972" calcext:value-type="float">
            <text:p>40.897972</text:p>
          </table:table-cell>
          <table:table-cell office:value-type="float" office:value="76.427152" calcext:value-type="float">
            <text:p>76.427152</text:p>
          </table:table-cell>
          <table:table-cell office:value-type="float" office:value="191.442798" calcext:value-type="float">
            <text:p>191.442798</text:p>
          </table:table-cell>
          <table:table-cell office:value-type="float" office:value="398.901866" calcext:value-type="float">
            <text:p>398.90186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C15]*[.B15]-[.C2]" office:value-type="float" office:value="12.201168" calcext:value-type="float">
            <text:p>12.201168</text:p>
          </table:table-cell>
          <table:table-cell table:formula="of:=[.D15]*[.B15]-[.D2]" office:value-type="float" office:value="22.845478" calcext:value-type="float">
            <text:p>22.845478</text:p>
          </table:table-cell>
          <table:table-cell table:formula="of:=[.E15]*[.B15]-[.E2]" office:value-type="float" office:value="48.464687" calcext:value-type="float">
            <text:p>48.464687</text:p>
          </table:table-cell>
          <table:table-cell table:formula="of:=[.F15]*[.B15]-[.F2]" office:value-type="float" office:value="177.801145" calcext:value-type="float">
            <text:p>177.80114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N15]/[.C15]" office:value-type="float" office:value="24.5065870211881" calcext:value-type="float">
            <text:p>24.5065870211881</text:p>
          </table:table-cell>
          <table:table-cell table:formula="of:=[.O15]/[.D15]" office:value-type="float" office:value="16.240672560911" calcext:value-type="float">
            <text:p>16.240672560911</text:p>
          </table:table-cell>
          <table:table-cell table:formula="of:=[.P15]/[.E15]" office:value-type="float" office:value="10.6603796452632" calcext:value-type="float">
            <text:p>10.6603796452632</text:p>
          </table:table-cell>
          <table:table-cell table:formula="of:=[.Q15]/[.F15]" office:value-type="float" office:value="9.92490528977299" calcext:value-type="float">
            <text:p>9.9249052897729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1/(1-[.U15])" office:value-type="float" office:value="-0.0425412672243159" calcext:value-type="float">
            <text:p>-0.042541267224316</text:p>
          </table:table-cell>
          <table:table-cell table:formula="of:=1/(1-[.V15])" office:value-type="float" office:value="-0.0656139022738918" calcext:value-type="float">
            <text:p>-0.065613902273892</text:p>
          </table:table-cell>
          <table:table-cell table:formula="of:=1/(1-[.W15])" office:value-type="float" office:value="-0.103515600496129" calcext:value-type="float">
            <text:p>-0.103515600496129</text:p>
          </table:table-cell>
          <table:table-cell table:formula="of:=1/(1-[.X15])" office:value-type="float" office:value="-0.112046006935883" calcext:value-type="float">
            <text:p>-0.11204600693588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C2]/[.C15]" office:value-type="float" office:value="15.4934129788119" calcext:value-type="float">
            <text:p>15.4934129788119</text:p>
          </table:table-cell>
          <table:table-cell table:formula="of:=[.D2]/[.D15]" office:value-type="float" office:value="23.759327439089" calcext:value-type="float">
            <text:p>23.759327439089</text:p>
          </table:table-cell>
          <table:table-cell table:formula="of:=[.E2]/[.E15]" office:value-type="float" office:value="29.3396203547368" calcext:value-type="float">
            <text:p>29.3396203547368</text:p>
          </table:table-cell>
          <table:table-cell table:formula="of:=[.F2]/[.F15]" office:value-type="float" office:value="30.075094710227" calcext:value-type="float">
            <text:p>30.0750947102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C2]/([.B15]*[.C15])" office:value-type="float" office:value="0.387335324470297" calcext:value-type="float">
            <text:p>0.387335324470297</text:p>
          </table:table-cell>
          <table:table-cell table:formula="of:=[.D2]/([.B15]*[.D15])" office:value-type="float" office:value="0.593983185977224" calcext:value-type="float">
            <text:p>0.593983185977224</text:p>
          </table:table-cell>
          <table:table-cell table:formula="of:=[.E2]/([.B15]*[.E15])" office:value-type="float" office:value="0.73349050886842" calcext:value-type="float">
            <text:p>0.73349050886842</text:p>
          </table:table-cell>
          <table:table-cell table:formula="of:=[.F2]/([.B15]*[.F15])" office:value-type="float" office:value="0.751877367755675" calcext:value-type="float">
            <text:p>0.75187736775567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1/[.AI15]" office:value-type="float" office:value="0.0645435580506088" calcext:value-type="float">
            <text:p>0.064543558050609</text:p>
          </table:table-cell>
          <table:table-cell table:formula="of:=1/[.AJ15]" office:value-type="float" office:value="0.0420887334695676" calcext:value-type="float">
            <text:p>0.042088733469568</text:p>
          </table:table-cell>
          <table:table-cell table:formula="of:=1/[.AK15]" office:value-type="float" office:value="0.034083603942699" calcext:value-type="float">
            <text:p>0.034083603942699</text:p>
          </table:table-cell>
          <table:table-cell table:formula="of:=1/[.AL15]" office:value-type="float" office:value="0.0332501031047444" calcext:value-type="float">
            <text:p>0.033250103104744</text:p>
          </table:table-cell>
          <table:table-cell/>
          <table:table-cell table:formula="of:=1/[.AV15]" office:value-type="float" office:value="0.025" calcext:value-type="float">
            <text:p>0.025</text:p>
          </table:table-cell>
          <table:table-cell table:formula="of:=1-[.BB15]" office:value-type="float" office:value="0.975" calcext:value-type="float">
            <text:p>0.97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([.AW15]-[.BB15])/[.BC15]" office:value-type="float" office:value="0.0405574954365219" calcext:value-type="float">
            <text:p>0.040557495436522</text:p>
          </table:table-cell>
          <table:table-cell table:formula="of:=([.AX15]-[.BB15])/[.BC15]" office:value-type="float" office:value="0.0175269061226334" calcext:value-type="float">
            <text:p>0.017526906122634</text:p>
          </table:table-cell>
          <table:table-cell table:formula="of:=([.AY15]-[.BB15])/[.BC15]" office:value-type="float" office:value="0.00931651686430671" calcext:value-type="float">
            <text:p>0.009316516864307</text:p>
          </table:table-cell>
          <table:table-cell table:formula="of:=([.AZ15]-[.BB15])/[.BC15]" office:value-type="float" office:value="0.00846164420999422" calcext:value-type="float">
            <text:p>0.00846164420999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472084" calcext:value-type="float">
            <text:p>0.472084</text:p>
          </table:table-cell>
          <table:table-cell office:value-type="float" office:value="1.324492" calcext:value-type="float">
            <text:p>1.324492</text:p>
          </table:table-cell>
          <table:table-cell office:value-type="float" office:value="4.314366" calcext:value-type="float">
            <text:p>4.314366</text:p>
          </table:table-cell>
          <table:table-cell office:value-type="float" office:value="16.562334" calcext:value-type="float">
            <text:p>16.562334</text:p>
          </table:table-cell>
          <table:table-cell office:value-type="float" office:value="41.492635" calcext:value-type="float">
            <text:p>41.492635</text:p>
          </table:table-cell>
          <table:table-cell office:value-type="float" office:value="70.663637" calcext:value-type="float">
            <text:p>70.663637</text:p>
          </table:table-cell>
          <table:table-cell office:value-type="float" office:value="188.022267" calcext:value-type="float">
            <text:p>188.022267</text:p>
          </table:table-cell>
          <table:table-cell office:value-type="float" office:value="351.682543" calcext:value-type="float">
            <text:p>351.68254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[.C16]*[.B16]-[.C2]" office:value-type="float" office:value="13.057944" calcext:value-type="float">
            <text:p>13.057944</text:p>
          </table:table-cell>
          <table:table-cell table:formula="of:=[.D16]*[.B16]-[.D2]" office:value-type="float" office:value="24.855806" calcext:value-type="float">
            <text:p>24.855806</text:p>
          </table:table-cell>
          <table:table-cell table:formula="of:=[.E16]*[.B16]-[.E2]" office:value-type="float" office:value="56.447031" calcext:value-type="float">
            <text:p>56.447031</text:p>
          </table:table-cell>
          <table:table-cell table:formula="of:=[.F16]*[.B16]-[.F2]" office:value-type="float" office:value="189.958081" calcext:value-type="float">
            <text:p>189.95808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[.N16]/[.C16]" office:value-type="float" office:value="27.6602130129384" calcext:value-type="float">
            <text:p>27.6602130129384</text:p>
          </table:table-cell>
          <table:table-cell table:formula="of:=[.O16]/[.D16]" office:value-type="float" office:value="18.766293794149" calcext:value-type="float">
            <text:p>18.766293794149</text:p>
          </table:table-cell>
          <table:table-cell table:formula="of:=[.P16]/[.E16]" office:value-type="float" office:value="13.0835054327797" calcext:value-type="float">
            <text:p>13.0835054327797</text:p>
          </table:table-cell>
          <table:table-cell table:formula="of:=[.Q16]/[.F16]" office:value-type="float" office:value="11.4692821072199" calcext:value-type="float">
            <text:p>11.4692821072199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1/(1-[.U16])" office:value-type="float" office:value="-0.0375090776474552" calcext:value-type="float">
            <text:p>-0.037509077647455</text:p>
          </table:table-cell>
          <table:table-cell table:formula="of:=1/(1-[.V16])" office:value-type="float" office:value="-0.0562863595292639" calcext:value-type="float">
            <text:p>-0.056286359529264</text:p>
          </table:table-cell>
          <table:table-cell table:formula="of:=1/(1-[.W16])" office:value-type="float" office:value="-0.0827574419991766" calcext:value-type="float">
            <text:p>-0.082757441999177</text:p>
          </table:table-cell>
          <table:table-cell table:formula="of:=1/(1-[.X16])" office:value-type="float" office:value="-0.095517533079978" calcext:value-type="float">
            <text:p>-0.09551753307997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[.C2]/[.C16]" office:value-type="float" office:value="16.3397869870616" calcext:value-type="float">
            <text:p>16.3397869870616</text:p>
          </table:table-cell>
          <table:table-cell table:formula="of:=[.D2]/[.D16]" office:value-type="float" office:value="25.233706205851" calcext:value-type="float">
            <text:p>25.233706205851</text:p>
          </table:table-cell>
          <table:table-cell table:formula="of:=[.E2]/[.E16]" office:value-type="float" office:value="30.9164945672203" calcext:value-type="float">
            <text:p>30.9164945672203</text:p>
          </table:table-cell>
          <table:table-cell table:formula="of:=[.F2]/[.F16]" office:value-type="float" office:value="32.5307178927801" calcext:value-type="float">
            <text:p>32.530717892780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[.C2]/([.B16]*[.C16])" office:value-type="float" office:value="0.371358795160491" calcext:value-type="float">
            <text:p>0.371358795160491</text:p>
          </table:table-cell>
          <table:table-cell table:formula="of:=[.D2]/([.B16]*[.D16])" office:value-type="float" office:value="0.57349332286025" calcext:value-type="float">
            <text:p>0.57349332286025</text:p>
          </table:table-cell>
          <table:table-cell table:formula="of:=[.E2]/([.B16]*[.E16])" office:value-type="float" office:value="0.702647603800462" calcext:value-type="float">
            <text:p>0.702647603800462</text:p>
          </table:table-cell>
          <table:table-cell table:formula="of:=[.F2]/([.B16]*[.F16])" office:value-type="float" office:value="0.739334497563184" calcext:value-type="float">
            <text:p>0.73933449756318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1/[.AI16]" office:value-type="float" office:value="0.0612003082287323" calcext:value-type="float">
            <text:p>0.061200308228732</text:p>
          </table:table-cell>
          <table:table-cell table:formula="of:=1/[.AJ16]" office:value-type="float" office:value="0.0396295332854485" calcext:value-type="float">
            <text:p>0.039629533285449</text:p>
          </table:table-cell>
          <table:table-cell table:formula="of:=1/[.AK16]" office:value-type="float" office:value="0.0323451935285142" calcext:value-type="float">
            <text:p>0.032345193528514</text:p>
          </table:table-cell>
          <table:table-cell table:formula="of:=1/[.AL16]" office:value-type="float" office:value="0.0307401762019504" calcext:value-type="float">
            <text:p>0.03074017620195</text:p>
          </table:table-cell>
          <table:table-cell/>
          <table:table-cell table:formula="of:=1/[.AV16]" office:value-type="float" office:value="0.0227272727272727" calcext:value-type="float">
            <text:p>0.022727272727273</text:p>
          </table:table-cell>
          <table:table-cell table:formula="of:=1-[.BB16]" office:value-type="float" office:value="0.977272727272727" calcext:value-type="float">
            <text:p>0.977272727272727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([.AW16]-[.BB16])/[.BC16]" office:value-type="float" office:value="0.0393677572573074" calcext:value-type="float">
            <text:p>0.039367757257308</text:p>
          </table:table-cell>
          <table:table-cell table:formula="of:=([.AX16]-[.BB16])/[.BC16]" office:value-type="float" office:value="0.0172953363851101" calcext:value-type="float">
            <text:p>0.01729533638511</text:p>
          </table:table-cell>
          <table:table-cell table:formula="of:=([.AY16]-[.BB16])/[.BC16]" office:value-type="float" office:value="0.00984159337801457" calcext:value-type="float">
            <text:p>0.009841593378015</text:p>
          </table:table-cell>
          <table:table-cell table:formula="of:=([.AZ16]-[.BB16])/[.BC16]" office:value-type="float" office:value="0.00819925006711202" calcext:value-type="float">
            <text:p>0.008199250067112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524574" calcext:value-type="float">
            <text:p>0.524574</text:p>
          </table:table-cell>
          <table:table-cell office:value-type="float" office:value="1.25724" calcext:value-type="float">
            <text:p>1.25724</text:p>
          </table:table-cell>
          <table:table-cell office:value-type="float" office:value="4.13675" calcext:value-type="float">
            <text:p>4.13675</text:p>
          </table:table-cell>
          <table:table-cell office:value-type="float" office:value="15.143569" calcext:value-type="float">
            <text:p>15.143569</text:p>
          </table:table-cell>
          <table:table-cell office:value-type="float" office:value="35.171587" calcext:value-type="float">
            <text:p>35.171587</text:p>
          </table:table-cell>
          <table:table-cell office:value-type="float" office:value="71.830331" calcext:value-type="float">
            <text:p>71.830331</text:p>
          </table:table-cell>
          <table:table-cell office:value-type="float" office:value="176.781213" calcext:value-type="float">
            <text:p>176.781213</text:p>
          </table:table-cell>
          <table:table-cell office:value-type="float" office:value="332.471447" calcext:value-type="float">
            <text:p>332.471447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[.C17]*[.B17]-[.C2]" office:value-type="float" office:value="17.4658" calcext:value-type="float">
            <text:p>17.4658</text:p>
          </table:table-cell>
          <table:table-cell table:formula="of:=[.D17]*[.B17]-[.D2]" office:value-type="float" office:value="26.925678" calcext:value-type="float">
            <text:p>26.925678</text:p>
          </table:table-cell>
          <table:table-cell table:formula="of:=[.E17]*[.B17]-[.E2]" office:value-type="float" office:value="65.178927" calcext:value-type="float">
            <text:p>65.178927</text:p>
          </table:table-cell>
          <table:table-cell table:formula="of:=[.F17]*[.B17]-[.F2]" office:value-type="float" office:value="188.106697" calcext:value-type="float">
            <text:p>188.106697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[.N17]/[.C17]" office:value-type="float" office:value="33.2952071585706" calcext:value-type="float">
            <text:p>33.2952071585706</text:p>
          </table:table-cell>
          <table:table-cell table:formula="of:=[.O17]/[.D17]" office:value-type="float" office:value="21.416498043333" calcext:value-type="float">
            <text:p>21.416498043333</text:p>
          </table:table-cell>
          <table:table-cell table:formula="of:=[.P17]/[.E17]" office:value-type="float" office:value="15.7560710702846" calcext:value-type="float">
            <text:p>15.7560710702846</text:p>
          </table:table-cell>
          <table:table-cell table:formula="of:=[.Q17]/[.F17]" office:value-type="float" office:value="12.4215564375875" calcext:value-type="float">
            <text:p>12.421556437587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1/(1-[.U17])" office:value-type="float" office:value="-0.0309643469722911" calcext:value-type="float">
            <text:p>-0.030964346972291</text:p>
          </table:table-cell>
          <table:table-cell table:formula="of:=1/(1-[.V17])" office:value-type="float" office:value="-0.0489799963675234" calcext:value-type="float">
            <text:p>-0.048979996367524</text:p>
          </table:table-cell>
          <table:table-cell table:formula="of:=1/(1-[.W17])" office:value-type="float" office:value="-0.0677687167022238" calcext:value-type="float">
            <text:p>-0.067768716702224</text:p>
          </table:table-cell>
          <table:table-cell table:formula="of:=1/(1-[.X17])" office:value-type="float" office:value="-0.0875537415118903" calcext:value-type="float">
            <text:p>-0.08755374151189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[.C2]/[.C17]" office:value-type="float" office:value="14.7047928414294" calcext:value-type="float">
            <text:p>14.7047928414294</text:p>
          </table:table-cell>
          <table:table-cell table:formula="of:=[.D2]/[.D17]" office:value-type="float" office:value="26.583501956667" calcext:value-type="float">
            <text:p>26.583501956667</text:p>
          </table:table-cell>
          <table:table-cell table:formula="of:=[.E2]/[.E17]" office:value-type="float" office:value="32.2439289297154" calcext:value-type="float">
            <text:p>32.2439289297154</text:p>
          </table:table-cell>
          <table:table-cell table:formula="of:=[.F2]/[.F17]" office:value-type="float" office:value="35.5784435624125" calcext:value-type="float">
            <text:p>35.578443562412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[.C2]/([.B17]*[.C17])" office:value-type="float" office:value="0.306349850863113" calcext:value-type="float">
            <text:p>0.306349850863113</text:p>
          </table:table-cell>
          <table:table-cell table:formula="of:=[.D2]/([.B17]*[.D17])" office:value-type="float" office:value="0.553822957430562" calcext:value-type="float">
            <text:p>0.553822957430562</text:p>
          </table:table-cell>
          <table:table-cell table:formula="of:=[.E2]/([.B17]*[.E17])" office:value-type="float" office:value="0.67174851936907" calcext:value-type="float">
            <text:p>0.67174851936907</text:p>
          </table:table-cell>
          <table:table-cell table:formula="of:=[.F2]/([.B17]*[.F17])" office:value-type="float" office:value="0.741217574216928" calcext:value-type="float">
            <text:p>0.74121757421692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1/[.AI17]" office:value-type="float" office:value="0.0680050382744999" calcext:value-type="float">
            <text:p>0.0680050382745</text:p>
          </table:table-cell>
          <table:table-cell table:formula="of:=1/[.AJ17]" office:value-type="float" office:value="0.0376173162448677" calcext:value-type="float">
            <text:p>0.037617316244868</text:p>
          </table:table-cell>
          <table:table-cell table:formula="of:=1/[.AK17]" office:value-type="float" office:value="0.031013590253836" calcext:value-type="float">
            <text:p>0.031013590253836</text:p>
          </table:table-cell>
          <table:table-cell table:formula="of:=1/[.AL17]" office:value-type="float" office:value="0.0281069068759508" calcext:value-type="float">
            <text:p>0.028106906875951</text:p>
          </table:table-cell>
          <table:table-cell/>
          <table:table-cell table:formula="of:=1/[.AV17]" office:value-type="float" office:value="0.0208333333333333" calcext:value-type="float">
            <text:p>0.020833333333333</text:p>
          </table:table-cell>
          <table:table-cell table:formula="of:=1-[.BB17]" office:value-type="float" office:value="0.979166666666667" calcext:value-type="float">
            <text:p>0.979166666666667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([.AW17]-[.BB17])/[.BC17]" office:value-type="float" office:value="0.0481753582377871" calcext:value-type="float">
            <text:p>0.048175358237787</text:p>
          </table:table-cell>
          <table:table-cell table:formula="of:=([.AX17]-[.BB17])/[.BC17]" office:value-type="float" office:value="0.0171410889309287" calcext:value-type="float">
            <text:p>0.017141088930929</text:p>
          </table:table-cell>
          <table:table-cell table:formula="of:=([.AY17]-[.BB17])/[.BC17]" office:value-type="float" office:value="0.0103968581315772" calcext:value-type="float">
            <text:p>0.010396858131577</text:p>
          </table:table-cell>
          <table:table-cell table:formula="of:=([.AZ17]-[.BB17])/[.BC17]" office:value-type="float" office:value="0.00742833042650293" calcext:value-type="float">
            <text:p>0.007428330426503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0.513333" calcext:value-type="float">
            <text:p>0.513333</text:p>
          </table:table-cell>
          <table:table-cell office:value-type="float" office:value="1.104751" calcext:value-type="float">
            <text:p>1.104751</text:p>
          </table:table-cell>
          <table:table-cell office:value-type="float" office:value="4.058242" calcext:value-type="float">
            <text:p>4.058242</text:p>
          </table:table-cell>
          <table:table-cell office:value-type="float" office:value="14.224542" calcext:value-type="float">
            <text:p>14.224542</text:p>
          </table:table-cell>
          <table:table-cell office:value-type="float" office:value="36.836752" calcext:value-type="float">
            <text:p>36.836752</text:p>
          </table:table-cell>
          <table:table-cell office:value-type="float" office:value="61.750014" calcext:value-type="float">
            <text:p>61.750014</text:p>
          </table:table-cell>
          <table:table-cell office:value-type="float" office:value="168.0325" calcext:value-type="float">
            <text:p>168.0325</text:p>
          </table:table-cell>
          <table:table-cell office:value-type="float" office:value="317.040383" calcext:value-type="float">
            <text:p>317.04038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[.C18]*[.B18]-[.C2]" office:value-type="float" office:value="18.979564" calcext:value-type="float">
            <text:p>18.979564</text:p>
          </table:table-cell>
          <table:table-cell table:formula="of:=[.D18]*[.B18]-[.D2]" office:value-type="float" office:value="24.02521" calcext:value-type="float">
            <text:p>24.02521</text:p>
          </table:table-cell>
          <table:table-cell table:formula="of:=[.E18]*[.B18]-[.E2]" office:value-type="float" office:value="77.643511" calcext:value-type="float">
            <text:p>77.643511</text:p>
          </table:table-cell>
          <table:table-cell table:formula="of:=[.F18]*[.B18]-[.F2]" office:value-type="float" office:value="200.891569" calcext:value-type="float">
            <text:p>200.891569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[.N18]/[.C18]" office:value-type="float" office:value="36.9732006319485" calcext:value-type="float">
            <text:p>36.9732006319485</text:p>
          </table:table-cell>
          <table:table-cell table:formula="of:=[.O18]/[.D18]" office:value-type="float" office:value="21.7471719871718" calcext:value-type="float">
            <text:p>21.7471719871718</text:p>
          </table:table-cell>
          <table:table-cell table:formula="of:=[.P18]/[.E18]" office:value-type="float" office:value="19.1323018686416" calcext:value-type="float">
            <text:p>19.1323018686416</text:p>
          </table:table-cell>
          <table:table-cell table:formula="of:=[.Q18]/[.F18]" office:value-type="float" office:value="14.1228848703881" calcext:value-type="float">
            <text:p>14.122884870388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1/(1-[.U18])" office:value-type="float" office:value="-0.0277984717076267" calcext:value-type="float">
            <text:p>-0.027798471707627</text:p>
          </table:table-cell>
          <table:table-cell table:formula="of:=1/(1-[.V18])" office:value-type="float" office:value="-0.0481993401615561" calcext:value-type="float">
            <text:p>-0.048199340161556</text:p>
          </table:table-cell>
          <table:table-cell table:formula="of:=1/(1-[.W18])" office:value-type="float" office:value="-0.0551501958904302" calcext:value-type="float">
            <text:p>-0.05515019589043</text:p>
          </table:table-cell>
          <table:table-cell table:formula="of:=1/(1-[.X18])" office:value-type="float" office:value="-0.0762027564728934" calcext:value-type="float">
            <text:p>-0.07620275647289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[.C2]/[.C18]" office:value-type="float" office:value="15.0267993680515" calcext:value-type="float">
            <text:p>15.0267993680515</text:p>
          </table:table-cell>
          <table:table-cell table:formula="of:=[.D2]/[.D18]" office:value-type="float" office:value="30.2528280128282" calcext:value-type="float">
            <text:p>30.2528280128282</text:p>
          </table:table-cell>
          <table:table-cell table:formula="of:=[.E2]/[.E18]" office:value-type="float" office:value="32.8676981313584" calcext:value-type="float">
            <text:p>32.8676981313584</text:p>
          </table:table-cell>
          <table:table-cell table:formula="of:=[.F2]/[.F18]" office:value-type="float" office:value="37.8771151296119" calcext:value-type="float">
            <text:p>37.8771151296119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[.C2]/([.B18]*[.C18])" office:value-type="float" office:value="0.288976910924068" calcext:value-type="float">
            <text:p>0.288976910924068</text:p>
          </table:table-cell>
          <table:table-cell table:formula="of:=[.D2]/([.B18]*[.D18])" office:value-type="float" office:value="0.581785154092851" calcext:value-type="float">
            <text:p>0.581785154092851</text:p>
          </table:table-cell>
          <table:table-cell table:formula="of:=[.E2]/([.B18]*[.E18])" office:value-type="float" office:value="0.632071117910738" calcext:value-type="float">
            <text:p>0.632071117910738</text:p>
          </table:table-cell>
          <table:table-cell table:formula="of:=[.F2]/([.B18]*[.F18])" office:value-type="float" office:value="0.728406060184844" calcext:value-type="float">
            <text:p>0.728406060184844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1/[.AI18]" office:value-type="float" office:value="0.0665477707865122" calcext:value-type="float">
            <text:p>0.066547770786512</text:p>
          </table:table-cell>
          <table:table-cell table:formula="of:=1/[.AJ18]" office:value-type="float" office:value="0.0330547610152666" calcext:value-type="float">
            <text:p>0.033054761015267</text:p>
          </table:table-cell>
          <table:table-cell table:formula="of:=1/[.AK18]" office:value-type="float" office:value="0.0304250086514553" calcext:value-type="float">
            <text:p>0.030425008651455</text:p>
          </table:table-cell>
          <table:table-cell table:formula="of:=1/[.AL18]" office:value-type="float" office:value="0.0264011658907521" calcext:value-type="float">
            <text:p>0.026401165890752</text:p>
          </table:table-cell>
          <table:table-cell/>
          <table:table-cell table:formula="of:=1/[.AV18]" office:value-type="float" office:value="0.0192307692307692" calcext:value-type="float">
            <text:p>0.019230769230769</text:p>
          </table:table-cell>
          <table:table-cell table:formula="of:=1-[.BB18]" office:value-type="float" office:value="0.980769230769231" calcext:value-type="float">
            <text:p>0.98076923076923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([.AW18]-[.BB18])/[.BC18]" office:value-type="float" office:value="0.0482447858999732" calcext:value-type="float">
            <text:p>0.048244785899973</text:p>
          </table:table-cell>
          <table:table-cell table:formula="of:=([.AX18]-[.BB18])/[.BC18]" office:value-type="float" office:value="0.0140950504469385" calcext:value-type="float">
            <text:p>0.014095050446939</text:p>
          </table:table-cell>
          <table:table-cell table:formula="of:=([.AY18]-[.BB18])/[.BC18]" office:value-type="float" office:value="0.0114137343112878" calcext:value-type="float">
            <text:p>0.011413734311288</text:p>
          </table:table-cell>
          <table:table-cell table:formula="of:=([.AZ18]-[.BB18])/[.BC18]" office:value-type="float" office:value="0.0073109926729237" calcext:value-type="float">
            <text:p>0.007310992672924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0.580649" calcext:value-type="float">
            <text:p>0.580649</text:p>
          </table:table-cell>
          <table:table-cell office:value-type="float" office:value="1.133627" calcext:value-type="float">
            <text:p>1.133627</text:p>
          </table:table-cell>
          <table:table-cell office:value-type="float" office:value="3.754763" calcext:value-type="float">
            <text:p>3.754763</text:p>
          </table:table-cell>
          <table:table-cell office:value-type="float" office:value="13.399726" calcext:value-type="float">
            <text:p>13.399726</text:p>
          </table:table-cell>
          <table:table-cell office:value-type="float" office:value="34.433452" calcext:value-type="float">
            <text:p>34.433452</text:p>
          </table:table-cell>
          <table:table-cell office:value-type="float" office:value="58.38117" calcext:value-type="float">
            <text:p>58.38117</text:p>
          </table:table-cell>
          <table:table-cell office:value-type="float" office:value="159.561033" calcext:value-type="float">
            <text:p>159.561033</text:p>
          </table:table-cell>
          <table:table-cell office:value-type="float" office:value="302.746374" calcext:value-type="float">
            <text:p>302.74637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[.C19]*[.B19]-[.C2]" office:value-type="float" office:value="24.802592" calcext:value-type="float">
            <text:p>24.802592</text:p>
          </table:table-cell>
          <table:table-cell table:formula="of:=[.D19]*[.B19]-[.D2]" office:value-type="float" office:value="30.06127" calcext:value-type="float">
            <text:p>30.06127</text:p>
          </table:table-cell>
          <table:table-cell table:formula="of:=[.E19]*[.B19]-[.E2]" office:value-type="float" office:value="76.881655" calcext:value-type="float">
            <text:p>76.881655</text:p>
          </table:table-cell>
          <table:table-cell table:formula="of:=[.F19]*[.B19]-[.F2]" office:value-type="float" office:value="211.600041" calcext:value-type="float">
            <text:p>211.60004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[.N19]/[.C19]" office:value-type="float" office:value="42.7152927155648" calcext:value-type="float">
            <text:p>42.7152927155648</text:p>
          </table:table-cell>
          <table:table-cell table:formula="of:=[.O19]/[.D19]" office:value-type="float" office:value="26.5177787755584" calcext:value-type="float">
            <text:p>26.5177787755584</text:p>
          </table:table-cell>
          <table:table-cell table:formula="of:=[.P19]/[.E19]" office:value-type="float" office:value="20.4757677115706" calcext:value-type="float">
            <text:p>20.4757677115706</text:p>
          </table:table-cell>
          <table:table-cell table:formula="of:=[.Q19]/[.F19]" office:value-type="float" office:value="15.7913707339986" calcext:value-type="float">
            <text:p>15.7913707339986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1/(1-[.U19])" office:value-type="float" office:value="-0.023972024044479" calcext:value-type="float">
            <text:p>-0.023972024044479</text:p>
          </table:table-cell>
          <table:table-cell table:formula="of:=1/(1-[.V19])" office:value-type="float" office:value="-0.0391883638774165" calcext:value-type="float">
            <text:p>-0.039188363877417</text:p>
          </table:table-cell>
          <table:table-cell table:formula="of:=1/(1-[.W19])" office:value-type="float" office:value="-0.0513458578275144" calcext:value-type="float">
            <text:p>-0.051345857827514</text:p>
          </table:table-cell>
          <table:table-cell table:formula="of:=1/(1-[.X19])" office:value-type="float" office:value="-0.0676069863965655" calcext:value-type="float">
            <text:p>-0.067606986396566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[.C2]/[.C19]" office:value-type="float" office:value="13.2847072844352" calcext:value-type="float">
            <text:p>13.2847072844352</text:p>
          </table:table-cell>
          <table:table-cell table:formula="of:=[.D2]/[.D19]" office:value-type="float" office:value="29.4822212244415" calcext:value-type="float">
            <text:p>29.4822212244415</text:p>
          </table:table-cell>
          <table:table-cell table:formula="of:=[.E2]/[.E19]" office:value-type="float" office:value="35.5242322884294" calcext:value-type="float">
            <text:p>35.5242322884294</text:p>
          </table:table-cell>
          <table:table-cell table:formula="of:=[.F2]/[.F19]" office:value-type="float" office:value="40.2086292660014" calcext:value-type="float">
            <text:p>40.208629266001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[.C2]/([.B19]*[.C19])" office:value-type="float" office:value="0.237226915793485" calcext:value-type="float">
            <text:p>0.237226915793485</text:p>
          </table:table-cell>
          <table:table-cell table:formula="of:=[.D2]/([.B19]*[.D19])" office:value-type="float" office:value="0.526468236150742" calcext:value-type="float">
            <text:p>0.526468236150742</text:p>
          </table:table-cell>
          <table:table-cell table:formula="of:=[.E2]/([.B19]*[.E19])" office:value-type="float" office:value="0.63436129086481" calcext:value-type="float">
            <text:p>0.63436129086481</text:p>
          </table:table-cell>
          <table:table-cell table:formula="of:=[.F2]/([.B19]*[.F19])" office:value-type="float" office:value="0.718011236892882" calcext:value-type="float">
            <text:p>0.71801123689288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1/[.AI19]" office:value-type="float" office:value="0.0752745226966073" calcext:value-type="float">
            <text:p>0.075274522696607</text:p>
          </table:table-cell>
          <table:table-cell table:formula="of:=1/[.AJ19]" office:value-type="float" office:value="0.0339187469080848" calcext:value-type="float">
            <text:p>0.033918746908085</text:p>
          </table:table-cell>
          <table:table-cell table:formula="of:=1/[.AK19]" office:value-type="float" office:value="0.0281497990408567" calcext:value-type="float">
            <text:p>0.028149799040857</text:p>
          </table:table-cell>
          <table:table-cell table:formula="of:=1/[.AL19]" office:value-type="float" office:value="0.0248702832763701" calcext:value-type="float">
            <text:p>0.02487028327637</text:p>
          </table:table-cell>
          <table:table-cell/>
          <table:table-cell table:formula="of:=1/[.AV19]" office:value-type="float" office:value="0.0178571428571429" calcext:value-type="float">
            <text:p>0.017857142857143</text:p>
          </table:table-cell>
          <table:table-cell table:formula="of:=1-[.BB19]" office:value-type="float" office:value="0.982142857142857" calcext:value-type="float">
            <text:p>0.982142857142857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([.AW19]-[.BB19])/[.BC19]" office:value-type="float" office:value="0.058461332200182" calcext:value-type="float">
            <text:p>0.058461332200182</text:p>
          </table:table-cell>
          <table:table-cell table:formula="of:=([.AX19]-[.BB19])/[.BC19]" office:value-type="float" office:value="0.0163536332155046" calcext:value-type="float">
            <text:p>0.016353633215505</text:p>
          </table:table-cell>
          <table:table-cell table:formula="of:=([.AY19]-[.BB19])/[.BC19]" office:value-type="float" office:value="0.0104797953870541" calcext:value-type="float">
            <text:p>0.010479795387054</text:p>
          </table:table-cell>
          <table:table-cell table:formula="of:=([.AZ19]-[.BB19])/[.BC19]" office:value-type="float" office:value="0.00714065206321318" calcext:value-type="float">
            <text:p>0.007140652063213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536905" calcext:value-type="float">
            <text:p>0.536905</text:p>
          </table:table-cell>
          <table:table-cell office:value-type="float" office:value="1.028048" calcext:value-type="float">
            <text:p>1.028048</text:p>
          </table:table-cell>
          <table:table-cell office:value-type="float" office:value="3.506455" calcext:value-type="float">
            <text:p>3.506455</text:p>
          </table:table-cell>
          <table:table-cell office:value-type="float" office:value="12.800032" calcext:value-type="float">
            <text:p>12.800032</text:p>
          </table:table-cell>
          <table:table-cell office:value-type="float" office:value="29.275986" calcext:value-type="float">
            <text:p>29.275986</text:p>
          </table:table-cell>
          <table:table-cell office:value-type="float" office:value="54.919011" calcext:value-type="float">
            <text:p>54.919011</text:p>
          </table:table-cell>
          <table:table-cell office:value-type="float" office:value="143.540317" calcext:value-type="float">
            <text:p>143.540317</text:p>
          </table:table-cell>
          <table:table-cell office:value-type="float" office:value="289.359774" calcext:value-type="float">
            <text:p>289.359774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C20]*[.B20]-[.C2]" office:value-type="float" office:value="24.500548" calcext:value-type="float">
            <text:p>24.500548</text:p>
          </table:table-cell>
          <table:table-cell table:formula="of:=[.D20]*[.B20]-[.D2]" office:value-type="float" office:value="28.261038" calcext:value-type="float">
            <text:p>28.261038</text:p>
          </table:table-cell>
          <table:table-cell table:formula="of:=[.E20]*[.B20]-[.E2]" office:value-type="float" office:value="77.002227" calcext:value-type="float">
            <text:p>77.002227</text:p>
          </table:table-cell>
          <table:table-cell table:formula="of:=[.F20]*[.B20]-[.F2]" office:value-type="float" office:value="229.217305" calcext:value-type="float">
            <text:p>229.21730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N20]/[.C20]" office:value-type="float" office:value="45.6329294754193" calcext:value-type="float">
            <text:p>45.6329294754193</text:p>
          </table:table-cell>
          <table:table-cell table:formula="of:=[.O20]/[.D20]" office:value-type="float" office:value="27.4899985214698" calcext:value-type="float">
            <text:p>27.4899985214698</text:p>
          </table:table-cell>
          <table:table-cell table:formula="of:=[.P20]/[.E20]" office:value-type="float" office:value="21.9601355214882" calcext:value-type="float">
            <text:p>21.9601355214882</text:p>
          </table:table-cell>
          <table:table-cell table:formula="of:=[.Q20]/[.F20]" office:value-type="float" office:value="17.907557184232" calcext:value-type="float">
            <text:p>17.90755718423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1/(1-[.U20])" office:value-type="float" office:value="-0.0224049824144017" calcext:value-type="float">
            <text:p>-0.022404982414402</text:p>
          </table:table-cell>
          <table:table-cell table:formula="of:=1/(1-[.V20])" office:value-type="float" office:value="-0.0377500964822445" calcext:value-type="float">
            <text:p>-0.037750096482245</text:p>
          </table:table-cell>
          <table:table-cell table:formula="of:=1/(1-[.W20])" office:value-type="float" office:value="-0.0477096151871158" calcext:value-type="float">
            <text:p>-0.047709615187116</text:p>
          </table:table-cell>
          <table:table-cell table:formula="of:=1/(1-[.X20])" office:value-type="float" office:value="-0.059145149657255" calcext:value-type="float">
            <text:p>-0.05914514965725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C2]/[.C20]" office:value-type="float" office:value="14.3670705245807" calcext:value-type="float">
            <text:p>14.3670705245807</text:p>
          </table:table-cell>
          <table:table-cell table:formula="of:=[.D2]/[.D20]" office:value-type="float" office:value="32.5100014785302" calcext:value-type="float">
            <text:p>32.5100014785302</text:p>
          </table:table-cell>
          <table:table-cell table:formula="of:=[.E2]/[.E20]" office:value-type="float" office:value="38.0398644785118" calcext:value-type="float">
            <text:p>38.0398644785118</text:p>
          </table:table-cell>
          <table:table-cell table:formula="of:=[.F2]/[.F20]" office:value-type="float" office:value="42.092442815768" calcext:value-type="float">
            <text:p>42.09244281576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C2]/([.B20]*[.C20])" office:value-type="float" office:value="0.239451175409678" calcext:value-type="float">
            <text:p>0.239451175409678</text:p>
          </table:table-cell>
          <table:table-cell table:formula="of:=[.D2]/([.B20]*[.D20])" office:value-type="float" office:value="0.541833357975503" calcext:value-type="float">
            <text:p>0.541833357975503</text:p>
          </table:table-cell>
          <table:table-cell table:formula="of:=[.E2]/([.B20]*[.E20])" office:value-type="float" office:value="0.63399774130853" calcext:value-type="float">
            <text:p>0.63399774130853</text:p>
          </table:table-cell>
          <table:table-cell table:formula="of:=[.F2]/([.B20]*[.F20])" office:value-type="float" office:value="0.701540713596133" calcext:value-type="float">
            <text:p>0.70154071359613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1/[.AI20]" office:value-type="float" office:value="0.0696036118350707" calcext:value-type="float">
            <text:p>0.069603611835071</text:p>
          </table:table-cell>
          <table:table-cell table:formula="of:=1/[.AJ20]" office:value-type="float" office:value="0.0307597648268459" calcext:value-type="float">
            <text:p>0.030759764826846</text:p>
          </table:table-cell>
          <table:table-cell table:formula="of:=1/[.AK20]" office:value-type="float" office:value="0.0262882114252769" calcext:value-type="float">
            <text:p>0.026288211425277</text:p>
          </table:table-cell>
          <table:table-cell table:formula="of:=1/[.AL20]" office:value-type="float" office:value="0.0237572336767634" calcext:value-type="float">
            <text:p>0.023757233676763</text:p>
          </table:table-cell>
          <table:table-cell/>
          <table:table-cell table:formula="of:=1/[.AV20]" office:value-type="float" office:value="0.0166666666666667" calcext:value-type="float">
            <text:p>0.016666666666667</text:p>
          </table:table-cell>
          <table:table-cell table:formula="of:=1-[.BB20]" office:value-type="float" office:value="0.983333333333333" calcext:value-type="float">
            <text:p>0.98333333333333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([.AW20]-[.BB20])/[.BC20]" office:value-type="float" office:value="0.0538341815271905" calcext:value-type="float">
            <text:p>0.053834181527191</text:p>
          </table:table-cell>
          <table:table-cell table:formula="of:=([.AX20]-[.BB20])/[.BC20]" office:value-type="float" office:value="0.0143319642306907" calcext:value-type="float">
            <text:p>0.014331964230691</text:p>
          </table:table-cell>
          <table:table-cell table:formula="of:=([.AY20]-[.BB20])/[.BC20]" office:value-type="float" office:value="0.00978462178841724" calcext:value-type="float">
            <text:p>0.009784621788417</text:p>
          </table:table-cell>
          <table:table-cell table:formula="of:=([.AZ20]-[.BB20])/[.BC20]" office:value-type="float" office:value="0.00721074611196277" calcext:value-type="float">
            <text:p>0.007210746111963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453335" calcext:value-type="float">
            <text:p>0.453335</text:p>
          </table:table-cell>
          <table:table-cell office:value-type="float" office:value="1.008032" calcext:value-type="float">
            <text:p>1.008032</text:p>
          </table:table-cell>
          <table:table-cell office:value-type="float" office:value="3.533942" calcext:value-type="float">
            <text:p>3.533942</text:p>
          </table:table-cell>
          <table:table-cell office:value-type="float" office:value="11.982812" calcext:value-type="float">
            <text:p>11.982812</text:p>
          </table:table-cell>
          <table:table-cell office:value-type="float" office:value="30.470945" calcext:value-type="float">
            <text:p>30.470945</text:p>
          </table:table-cell>
          <table:table-cell office:value-type="float" office:value="57.308269" calcext:value-type="float">
            <text:p>57.308269</text:p>
          </table:table-cell>
          <table:table-cell office:value-type="float" office:value="137.409025" calcext:value-type="float">
            <text:p>137.409025</text:p>
          </table:table-cell>
          <table:table-cell office:value-type="float" office:value="286.393464" calcext:value-type="float">
            <text:p>286.3934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C21]*[.B21]-[.C2]" office:value-type="float" office:value="21.299688" calcext:value-type="float">
            <text:p>21.299688</text:p>
          </table:table-cell>
          <table:table-cell table:formula="of:=[.D21]*[.B21]-[.D2]" office:value-type="float" office:value="31.092206" calcext:value-type="float">
            <text:p>31.092206</text:p>
          </table:table-cell>
          <table:table-cell table:formula="of:=[.E21]*[.B21]-[.E2]" office:value-type="float" office:value="92.787215" calcext:value-type="float">
            <text:p>92.787215</text:p>
          </table:table-cell>
          <table:table-cell table:formula="of:=[.F21]*[.B21]-[.F2]" office:value-type="float" office:value="228.115353" calcext:value-type="float">
            <text:p>228.11535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N21]/[.C21]" office:value-type="float" office:value="46.9844331454664" calcext:value-type="float">
            <text:p>46.9844331454664</text:p>
          </table:table-cell>
          <table:table-cell table:formula="of:=[.O21]/[.D21]" office:value-type="float" office:value="30.8444632710073" calcext:value-type="float">
            <text:p>30.8444632710073</text:p>
          </table:table-cell>
          <table:table-cell table:formula="of:=[.P21]/[.E21]" office:value-type="float" office:value="26.2560095779727" calcext:value-type="float">
            <text:p>26.2560095779727</text:p>
          </table:table-cell>
          <table:table-cell table:formula="of:=[.Q21]/[.F21]" office:value-type="float" office:value="19.0368799076544" calcext:value-type="float">
            <text:p>19.036879907654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1/(1-[.U21])" office:value-type="float" office:value="-0.0217464896617648" calcext:value-type="float">
            <text:p>-0.021746489661765</text:p>
          </table:table-cell>
          <table:table-cell table:formula="of:=1/(1-[.V21])" office:value-type="float" office:value="-0.0335070525785418" calcext:value-type="float">
            <text:p>-0.033507052578542</text:p>
          </table:table-cell>
          <table:table-cell table:formula="of:=1/(1-[.W21])" office:value-type="float" office:value="-0.0395945367740184" calcext:value-type="float">
            <text:p>-0.039594536774018</text:p>
          </table:table-cell>
          <table:table-cell table:formula="of:=1/(1-[.X21])" office:value-type="float" office:value="-0.0554419614212559" calcext:value-type="float">
            <text:p>-0.055441961421256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C2]/[.C21]" office:value-type="float" office:value="17.0155668545336" calcext:value-type="float">
            <text:p>17.0155668545336</text:p>
          </table:table-cell>
          <table:table-cell table:formula="of:=[.D2]/[.D21]" office:value-type="float" office:value="33.1555367289927" calcext:value-type="float">
            <text:p>33.1555367289927</text:p>
          </table:table-cell>
          <table:table-cell table:formula="of:=[.E2]/[.E21]" office:value-type="float" office:value="37.7439904220273" calcext:value-type="float">
            <text:p>37.7439904220273</text:p>
          </table:table-cell>
          <table:table-cell table:formula="of:=[.F2]/[.F21]" office:value-type="float" office:value="44.9631200923456" calcext:value-type="float">
            <text:p>44.9631200923456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C2]/([.B21]*[.C21])" office:value-type="float" office:value="0.265868232102088" calcext:value-type="float">
            <text:p>0.265868232102088</text:p>
          </table:table-cell>
          <table:table-cell table:formula="of:=[.D2]/([.B21]*[.D21])" office:value-type="float" office:value="0.518055261390511" calcext:value-type="float">
            <text:p>0.518055261390511</text:p>
          </table:table-cell>
          <table:table-cell table:formula="of:=[.E2]/([.B21]*[.E21])" office:value-type="float" office:value="0.589749850344177" calcext:value-type="float">
            <text:p>0.589749850344177</text:p>
          </table:table-cell>
          <table:table-cell table:formula="of:=[.F2]/([.B21]*[.F21])" office:value-type="float" office:value="0.7025487514429" calcext:value-type="float">
            <text:p>0.7025487514429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1/[.AI21]" office:value-type="float" office:value="0.0587697141417043" calcext:value-type="float">
            <text:p>0.058769714141704</text:p>
          </table:table-cell>
          <table:table-cell table:formula="of:=1/[.AJ21]" office:value-type="float" office:value="0.0301608750349547" calcext:value-type="float">
            <text:p>0.030160875034955</text:p>
          </table:table-cell>
          <table:table-cell table:formula="of:=1/[.AK21]" office:value-type="float" office:value="0.0264942839593453" calcext:value-type="float">
            <text:p>0.026494283959345</text:p>
          </table:table-cell>
          <table:table-cell table:formula="of:=1/[.AL21]" office:value-type="float" office:value="0.0222404494604954" calcext:value-type="float">
            <text:p>0.022240449460496</text:p>
          </table:table-cell>
          <table:table-cell/>
          <table:table-cell table:formula="of:=1/[.AV21]" office:value-type="float" office:value="0.015625" calcext:value-type="float">
            <text:p>0.015625</text:p>
          </table:table-cell>
          <table:table-cell table:formula="of:=1-[.BB21]" office:value-type="float" office:value="0.984375" calcext:value-type="float">
            <text:p>0.984375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([.AW21]-[.BB21])/[.BC21]" office:value-type="float" office:value="0.0438295508741123" calcext:value-type="float">
            <text:p>0.043829550874112</text:p>
          </table:table-cell>
          <table:table-cell table:formula="of:=([.AX21]-[.BB21])/[.BC21]" office:value-type="float" office:value="0.0147666032101127" calcext:value-type="float">
            <text:p>0.014766603210113</text:p>
          </table:table-cell>
          <table:table-cell table:formula="of:=([.AY21]-[.BB21])/[.BC21]" office:value-type="float" office:value="0.0110418122761603" calcext:value-type="float">
            <text:p>0.01104181227616</text:p>
          </table:table-cell>
          <table:table-cell table:formula="of:=([.AZ21]-[.BB21])/[.BC21]" office:value-type="float" office:value="0.00672045659478903" calcext:value-type="float">
            <text:p>0.006720456594789</text:p>
          </table:table-cell>
        </table:table-row>
        <table:table-row table:style-name="ro1">
          <table:table-cell table:number-columns-repeated="62"/>
        </table:table-row>
        <table:table-row table:style-name="ro1" table:number-rows-repeated="21">
          <table:table-cell table:number-columns-repeated="62"/>
        </table:table-row>
        <table:table-row table:style-name="ro2">
          <table:table-cell table:style-name="ce1" office:value-type="string" calcext:value-type="string">
            <text:p>V1 – Timings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600" calcext:value-type="float">
            <text:p>1600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6144" calcext:value-type="float">
            <text:p>6144</text:p>
          </table:table-cell>
          <table:table-cell table:number-columns-repeated="3"/>
          <table:table-cell office:value-type="string" calcext:value-type="string">
            <text:p>V1 – Speedup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600" calcext:value-type="float">
            <text:p>1600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6144" calcext:value-type="float">
            <text:p>6144</text:p>
          </table:table-cell>
          <table:table-cell/>
          <table:table-cell office:value-type="string" calcext:value-type="string">
            <text:p>V1 – Efficiency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600" calcext:value-type="float">
            <text:p>1600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6144" calcext:value-type="float">
            <text:p>6144</text:p>
          </table:table-cell>
          <table:table-cell table:number-columns-repeated="31"/>
        </table:table-row>
        <table:table-row table:style-name="ro2"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3.633105" calcext:value-type="float">
            <text:p>3.633105</text:p>
          </table:table-cell>
          <table:table-cell office:value-type="float" office:value="39.688813" calcext:value-type="float">
            <text:p>39.688813</text:p>
          </table:table-cell>
          <table:table-cell office:value-type="float" office:value="321.736962" calcext:value-type="float">
            <text:p>321.736962</text:p>
          </table:table-cell>
          <table:table-cell office:value-type="float" office:value="757.29321" calcext:value-type="float">
            <text:p>757.293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C45]/[.C45]" office:value-type="float" office:value="1" calcext:value-type="float">
            <text:p>1</text:p>
          </table:table-cell>
          <table:table-cell table:formula="of:=[.D45]/[.D45]" office:value-type="float" office:value="1" calcext:value-type="float">
            <text:p>1</text:p>
          </table:table-cell>
          <table:table-cell table:formula="of:=[.E45]/[.E45]" office:value-type="float" office:value="1" calcext:value-type="float">
            <text:p>1</text:p>
          </table:table-cell>
          <table:table-cell table:formula="of:=[.F45]/[.F45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2">
          <table:table-cell table:style-name="ce1"/>
          <table:table-cell office:value-type="float" office:value="4" calcext:value-type="float">
            <text:p>4</text:p>
          </table:table-cell>
          <table:table-cell office:value-type="float" office:value="1.298043" calcext:value-type="float">
            <text:p>1.298043</text:p>
          </table:table-cell>
          <table:table-cell office:value-type="float" office:value="11.652933" calcext:value-type="float">
            <text:p>11.652933</text:p>
          </table:table-cell>
          <table:table-cell office:value-type="float" office:value="98.074846" calcext:value-type="float">
            <text:p>98.074846</text:p>
          </table:table-cell>
          <table:table-cell office:value-type="float" office:value="217.133969" calcext:value-type="float">
            <text:p>217.133969</text:p>
          </table:table-cell>
          <table:table-cell office:value-type="float" office:value="456.33855" calcext:value-type="float">
            <text:p>456.338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C45]/[.C46]" office:value-type="float" office:value="2.79890958928171" calcext:value-type="float">
            <text:p>2.79890958928171</text:p>
          </table:table-cell>
          <table:table-cell table:formula="of:=[.D45]/[.D46]" office:value-type="float" office:value="3.40590759425116" calcext:value-type="float">
            <text:p>3.40590759425116</text:p>
          </table:table-cell>
          <table:table-cell table:formula="of:=[.E45]/[.E46]" office:value-type="float" office:value="3.28052477390584" calcext:value-type="float">
            <text:p>3.28052477390584</text:p>
          </table:table-cell>
          <table:table-cell table:formula="of:=[.F45]/[.F46]" office:value-type="float" office:value="3.48767727816922" calcext:value-type="float">
            <text:p>3.48767727816922</text:p>
          </table:table-cell>
          <table:table-cell table:formula="of:=[.G45]/[.G4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4" calcext:value-type="float">
            <text:p>4</text:p>
          </table:table-cell>
          <table:table-cell table:number-columns-repeated="38"/>
        </table:table-row>
        <table:table-row table:style-name="ro2">
          <table:table-cell table:style-name="ce1"/>
          <table:table-cell office:value-type="float" office:value="8" calcext:value-type="float">
            <text:p>8</text:p>
          </table:table-cell>
          <table:table-cell office:value-type="float" office:value="1.086654" calcext:value-type="float">
            <text:p>1.086654</text:p>
          </table:table-cell>
          <table:table-cell office:value-type="float" office:value="8.055755" calcext:value-type="float">
            <text:p>8.055755</text:p>
          </table:table-cell>
          <table:table-cell office:value-type="float" office:value="57.047434" calcext:value-type="float">
            <text:p>57.047434</text:p>
          </table:table-cell>
          <table:table-cell office:value-type="float" office:value="120.957367" calcext:value-type="float">
            <text:p>120.957367</text:p>
          </table:table-cell>
          <table:table-cell office:value-type="float" office:value="245.277637" calcext:value-type="float">
            <text:p>245.2776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C45]/[.C47]" office:value-type="float" office:value="3.34338713150644" calcext:value-type="float">
            <text:p>3.34338713150644</text:p>
          </table:table-cell>
          <table:table-cell table:formula="of:=[.D45]/[.D47]" office:value-type="float" office:value="4.92676515112488" calcext:value-type="float">
            <text:p>4.92676515112488</text:p>
          </table:table-cell>
          <table:table-cell table:formula="of:=[.E45]/[.E47]" office:value-type="float" office:value="5.63981478991676" calcext:value-type="float">
            <text:p>5.63981478991676</text:p>
          </table:table-cell>
          <table:table-cell table:formula="of:=[.F45]/[.F47]" office:value-type="float" office:value="6.2608275029664" calcext:value-type="float">
            <text:p>6.2608275029664</text:p>
          </table:table-cell>
          <table:table-cell table:formula="of:=[.G45]/[.G47]" office:value-type="float" office:value="0" calcext:value-type="float">
            <text:p>0</text:p>
          </table:table-cell>
          <table:table-cell table:formula="of:=[.H45]/[.H47]" office:value-type="string" office:string-value="" calcext:value-type="error">
            <text:p>#DIV/0!</text:p>
          </table:table-cell>
          <table:table-cell table:formula="of:=[.I45]/[.I47]" office:value-type="string" office:string-value="" calcext:value-type="error">
            <text:p>#DIV/0!</text:p>
          </table:table-cell>
          <table:table-cell table:style-name="ce1"/>
          <table:table-cell/>
          <table:table-cell office:value-type="float" office:value="8" calcext:value-type="float">
            <text:p>8</text:p>
          </table:table-cell>
          <table:table-cell table:number-columns-repeated="38"/>
        </table:table-row>
        <table:table-row table:style-name="ro2">
          <table:table-cell table:style-name="ce1"/>
          <table:table-cell office:value-type="float" office:value="16" calcext:value-type="float">
            <text:p>16</text:p>
          </table:table-cell>
          <table:table-cell office:value-type="float" office:value="0.98672" calcext:value-type="float">
            <text:p>0.98672</text:p>
          </table:table-cell>
          <table:table-cell office:value-type="float" office:value="5.046794" calcext:value-type="float">
            <text:p>5.046794</text:p>
          </table:table-cell>
          <table:table-cell office:value-type="float" office:value="33.47356" calcext:value-type="float">
            <text:p>33.47356</text:p>
          </table:table-cell>
          <table:table-cell office:value-type="float" office:value="68.800764" calcext:value-type="float">
            <text:p>68.800764</text:p>
          </table:table-cell>
          <table:table-cell office:value-type="float" office:value="142.26613" calcext:value-type="float">
            <text:p>142.266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C45]/[.C48]" office:value-type="float" office:value="3.68200198637911" calcext:value-type="float">
            <text:p>3.68200198637911</text:p>
          </table:table-cell>
          <table:table-cell table:formula="of:=[.D45]/[.D48]" office:value-type="float" office:value="7.86416346694555" calcext:value-type="float">
            <text:p>7.86416346694555</text:p>
          </table:table-cell>
          <table:table-cell table:formula="of:=[.E45]/[.E48]" office:value-type="float" office:value="9.61167446784866" calcext:value-type="float">
            <text:p>9.61167446784866</text:p>
          </table:table-cell>
          <table:table-cell table:formula="of:=[.F45]/[.F48]" office:value-type="float" office:value="11.0070465205881" calcext:value-type="float">
            <text:p>11.0070465205881</text:p>
          </table:table-cell>
          <table:table-cell table:formula="of:=[.G45]/[.G48]" office:value-type="float" office:value="0" calcext:value-type="float">
            <text:p>0</text:p>
          </table:table-cell>
          <table:table-cell table:formula="of:=[.H45]/[.H48]" office:value-type="string" office:string-value="" calcext:value-type="error">
            <text:p>#DIV/0!</text:p>
          </table:table-cell>
          <table:table-cell table:formula="of:=[.I45]/[.I48]" office:value-type="string" office:string-value="" calcext:value-type="error">
            <text:p>#DIV/0!</text:p>
          </table:table-cell>
          <table:table-cell table:style-name="ce1"/>
          <table:table-cell/>
          <table:table-cell office:value-type="float" office:value="16" calcext:value-type="float">
            <text:p>16</text:p>
          </table:table-cell>
          <table:table-cell table:number-columns-repeated="38"/>
        </table:table-row>
        <table:table-row table:style-name="ro2">
          <table:table-cell table:style-name="ce1"/>
          <table:table-cell office:value-type="float" office:value="32" calcext:value-type="float">
            <text:p>32</text:p>
          </table:table-cell>
          <table:table-cell office:value-type="float" office:value="1.144875" calcext:value-type="float">
            <text:p>1.144875</text:p>
          </table:table-cell>
          <table:table-cell office:value-type="float" office:value="4.261922" calcext:value-type="float">
            <text:p>4.261922</text:p>
          </table:table-cell>
          <table:table-cell office:value-type="float" office:value="22.232836" calcext:value-type="float">
            <text:p>22.232836</text:p>
          </table:table-cell>
          <table:table-cell office:value-type="float" office:value="43.264068" calcext:value-type="float">
            <text:p>43.264068</text:p>
          </table:table-cell>
          <table:table-cell office:value-type="float" office:value="79.742403" calcext:value-type="float">
            <text:p>79.742403</text:p>
          </table:table-cell>
          <table:table-cell office:value-type="float" office:value="531.952404" calcext:value-type="float">
            <text:p>531.95240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table:formula="of:=[.C45]/[.C49]" office:value-type="float" office:value="3.17336390435637" calcext:value-type="float">
            <text:p>3.17336390435637</text:p>
          </table:table-cell>
          <table:table-cell table:formula="of:=[.D45]/[.D49]" office:value-type="float" office:value="9.31242125031852" calcext:value-type="float">
            <text:p>9.31242125031852</text:p>
          </table:table-cell>
          <table:table-cell table:formula="of:=[.E45]/[.E49]" office:value-type="float" office:value="14.4712515308438" calcext:value-type="float">
            <text:p>14.4712515308438</text:p>
          </table:table-cell>
          <table:table-cell table:formula="of:=[.F45]/[.F49]" office:value-type="float" office:value="17.5039760477447" calcext:value-type="float">
            <text:p>17.5039760477447</text:p>
          </table:table-cell>
          <table:table-cell table:formula="of:=[.G45]/[.G49]" office:value-type="float" office:value="0" calcext:value-type="float">
            <text:p>0</text:p>
          </table:table-cell>
          <table:table-cell table:formula="of:=[.H45]/[.H49]" office:value-type="float" office:value="0" calcext:value-type="float">
            <text:p>0</text:p>
          </table:table-cell>
          <table:table-cell table:formula="of:=[.I45]/[.I49]" office:value-type="string" office:string-value="" calcext:value-type="error">
            <text:p>#DIV/0!</text:p>
          </table:table-cell>
          <table:table-cell table:style-name="ce1"/>
          <table:table-cell/>
          <table:table-cell office:value-type="float" office:value="32" calcext:value-type="float">
            <text:p>32</text:p>
          </table:table-cell>
          <table:table-cell table:number-columns-repeated="38"/>
        </table:table-row>
        <table:table-row table:style-name="ro2">
          <table:table-cell table:style-name="ce1"/>
          <table:table-cell office:value-type="float" office:value="48" calcext:value-type="float">
            <text:p>48</text:p>
          </table:table-cell>
          <table:table-cell office:value-type="float" office:value="0.890584" calcext:value-type="float">
            <text:p>0.890584</text:p>
          </table:table-cell>
          <table:table-cell office:value-type="float" office:value="4.01001" calcext:value-type="float">
            <text:p>4.01001</text:p>
          </table:table-cell>
          <table:table-cell office:value-type="float" office:value="16.796891" calcext:value-type="float">
            <text:p>16.796891</text:p>
          </table:table-cell>
          <table:table-cell office:value-type="float" office:value="30.744107" calcext:value-type="float">
            <text:p>30.744107</text:p>
          </table:table-cell>
          <table:table-cell office:value-type="float" office:value="58.827812" calcext:value-type="float">
            <text:p>58.827812</text:p>
          </table:table-cell>
          <table:table-cell office:value-type="float" office:value="287.381217" calcext:value-type="float">
            <text:p>287.381217</text:p>
          </table:table-cell>
          <table:table-cell office:value-type="float" office:value="899.95577" calcext:value-type="float">
            <text:p>899.95577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table:formula="of:=[.C45]/[.C50]" office:value-type="float" office:value="4.0794635879378" calcext:value-type="float">
            <text:p>4.0794635879378</text:p>
          </table:table-cell>
          <table:table-cell table:formula="of:=[.D45]/[.D50]" office:value-type="float" office:value="9.89743491911491" calcext:value-type="float">
            <text:p>9.89743491911491</text:p>
          </table:table-cell>
          <table:table-cell table:formula="of:=[.E45]/[.E50]" office:value-type="float" office:value="19.1545543755687" calcext:value-type="float">
            <text:p>19.1545543755687</text:p>
          </table:table-cell>
          <table:table-cell table:formula="of:=[.F45]/[.F50]" office:value-type="float" office:value="24.6321420231851" calcext:value-type="float">
            <text:p>24.6321420231851</text:p>
          </table:table-cell>
          <table:table-cell table:formula="of:=[.G45]/[.G50]" office:value-type="float" office:value="0" calcext:value-type="float">
            <text:p>0</text:p>
          </table:table-cell>
          <table:table-cell table:formula="of:=[.H45]/[.H50]" office:value-type="float" office:value="0" calcext:value-type="float">
            <text:p>0</text:p>
          </table:table-cell>
          <table:table-cell table:formula="of:=[.I45]/[.I50]" office:value-type="float" office:value="0" calcext:value-type="float">
            <text:p>0</text:p>
          </table:table-cell>
          <table:table-cell table:style-name="ce1"/>
          <table:table-cell/>
          <table:table-cell office:value-type="float" office:value="48" calcext:value-type="float">
            <text:p>48</text:p>
          </table:table-cell>
          <table:table-cell table:number-columns-repeated="38"/>
        </table:table-row>
        <table:table-row table:style-name="ro2">
          <table:table-cell table:style-name="ce1"/>
          <table:table-cell office:value-type="float" office:value="64" calcext:value-type="float">
            <text:p>64</text:p>
          </table:table-cell>
          <table:table-cell office:value-type="float" office:value="0.948609" calcext:value-type="float">
            <text:p>0.948609</text:p>
          </table:table-cell>
          <table:table-cell office:value-type="float" office:value="3.741499" calcext:value-type="float">
            <text:p>3.741499</text:p>
          </table:table-cell>
          <table:table-cell office:value-type="float" office:value="14.174451" calcext:value-type="float">
            <text:p>14.174451</text:p>
          </table:table-cell>
          <table:table-cell office:value-type="float" office:value="25.735061" calcext:value-type="float">
            <text:p>25.735061</text:p>
          </table:table-cell>
          <table:table-cell office:value-type="float" office:value="48.799371" calcext:value-type="float">
            <text:p>48.799371</text:p>
          </table:table-cell>
          <table:table-cell office:value-type="float" office:value="180.260261" calcext:value-type="float">
            <text:p>180.260261</text:p>
          </table:table-cell>
          <table:table-cell office:value-type="float" office:value="639.368546" calcext:value-type="float">
            <text:p>639.368546</text:p>
          </table:table-cell>
          <table:table-cell table:number-columns-repeated="4"/>
          <table:table-cell office:value-type="float" office:value="64" calcext:value-type="float">
            <text:p>64</text:p>
          </table:table-cell>
          <table:table-cell table:formula="of:=[.C45]/[.C51]" office:value-type="float" office:value="3.82992887480511" calcext:value-type="float">
            <text:p>3.82992887480511</text:p>
          </table:table-cell>
          <table:table-cell table:formula="of:=[.D45]/[.D51]" office:value-type="float" office:value="10.607730484493" calcext:value-type="float">
            <text:p>10.607730484493</text:p>
          </table:table-cell>
          <table:table-cell table:formula="of:=[.E45]/[.E51]" office:value-type="float" office:value="22.6983720216042" calcext:value-type="float">
            <text:p>22.6983720216042</text:p>
          </table:table-cell>
          <table:table-cell table:formula="of:=[.F45]/[.F51]" office:value-type="float" office:value="29.4265169995128" calcext:value-type="float">
            <text:p>29.4265169995128</text:p>
          </table:table-cell>
          <table:table-cell table:formula="of:=[.G45]/[.G51]" office:value-type="float" office:value="0" calcext:value-type="float">
            <text:p>0</text:p>
          </table:table-cell>
          <table:table-cell table:formula="of:=[.H45]/[.H51]" office:value-type="float" office:value="0" calcext:value-type="float">
            <text:p>0</text:p>
          </table:table-cell>
          <table:table-cell table:formula="of:=[.I45]/[.I51]" office:value-type="float" office:value="0" calcext:value-type="float">
            <text:p>0</text:p>
          </table:table-cell>
          <table:table-cell table:style-name="ce1"/>
          <table:table-cell/>
          <table:table-cell office:value-type="float" office:value="64" calcext:value-type="float">
            <text:p>64</text:p>
          </table:table-cell>
          <table:table-cell table:number-columns-repeated="38"/>
        </table:table-row>
        <table:table-row table:style-name="ro1" table:number-rows-repeated="10">
          <table:table-cell table:number-columns-repeated="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5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025434" calcext:value-type="float">
            <text:p>1.025434</text:p>
          </table:table-cell>
          <table:table-cell office:value-type="float" office:value="3.852816" calcext:value-type="float">
            <text:p>3.852816</text:p>
          </table:table-cell>
          <table:table-cell office:value-type="float" office:value="12.59248" calcext:value-type="float">
            <text:p>12.59248</text:p>
          </table:table-cell>
          <table:table-cell office:value-type="float" office:value="56.778612" calcext:value-type="float">
            <text:p>56.778612</text:p>
          </table:table-cell>
          <table:table-cell table:number-columns-repeated="5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63499" calcext:value-type="float">
            <text:p>0.863499</text:p>
          </table:table-cell>
          <table:table-cell office:value-type="float" office:value="2.724369" calcext:value-type="float">
            <text:p>2.724369</text:p>
          </table:table-cell>
          <table:table-cell office:value-type="float" office:value="8.17246" calcext:value-type="float">
            <text:p>8.17246</text:p>
          </table:table-cell>
          <table:table-cell office:value-type="float" office:value="32.308465" calcext:value-type="float">
            <text:p>32.308465</text:p>
          </table:table-cell>
          <table:table-cell table:number-columns-repeated="57"/>
        </table:table-row>
        <table:table-row table:style-name="ro1">
          <table:table-cell table:number-columns-repeated="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5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45586" calcext:value-type="float">
            <text:p>0.845586</text:p>
          </table:table-cell>
          <table:table-cell office:value-type="float" office:value="1.765165" calcext:value-type="float">
            <text:p>1.765165</text:p>
          </table:table-cell>
          <table:table-cell office:value-type="float" office:value="8.410289" calcext:value-type="float">
            <text:p>8.410289</text:p>
          </table:table-cell>
          <table:table-cell office:value-type="float" office:value="56.929227" calcext:value-type="float">
            <text:p>56.929227</text:p>
          </table:table-cell>
          <table:table-cell table:number-columns-repeated="5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10864" calcext:value-type="float">
            <text:p>0.710864</text:p>
          </table:table-cell>
          <table:table-cell office:value-type="float" office:value="1.472348" calcext:value-type="float">
            <text:p>1.472348</text:p>
          </table:table-cell>
          <table:table-cell office:value-type="float" office:value="4.536348" calcext:value-type="float">
            <text:p>4.536348</text:p>
          </table:table-cell>
          <table:table-cell office:value-type="float" office:value="22.96915" calcext:value-type="float">
            <text:p>22.96915</text:p>
          </table:table-cell>
          <table:table-cell table:number-columns-repeated="57"/>
        </table:table-row>
        <table:table-row table:style-name="ro1">
          <table:table-cell table:number-columns-repeated="62"/>
        </table:table-row>
        <table:table-row table:style-name="ro2">
          <table:table-cell table:style-name="ce1" office:value-type="string" calcext:value-type="string">
            <text:p>V1 – Timings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536" calcext:value-type="float">
            <text:p>1536</text:p>
          </table:table-cell>
          <table:table-cell office:value-type="float" office:value="2048" calcext:value-type="float">
            <text:p>2048</text:p>
          </table:table-cell>
          <table:table-cell office:value-type="float" office:value="3072" calcext:value-type="float">
            <text:p>3072</text:p>
          </table:table-cell>
          <table:table-cell office:value-type="float" office:value="4096" calcext:value-type="float">
            <text:p>4096</text:p>
          </table:table-cell>
          <table:table-cell office:value-type="float" office:value="5120" calcext:value-type="float">
            <text:p>5120</text:p>
          </table:table-cell>
          <table:table-cell office:value-type="float" office:value="6144" calcext:value-type="float">
            <text:p>6144</text:p>
          </table:table-cell>
          <table:table-cell/>
          <table:table-cell office:value-type="string" calcext:value-type="string">
            <text:p>V1 – Speedup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536" calcext:value-type="float">
            <text:p>1536</text:p>
          </table:table-cell>
          <table:table-cell office:value-type="float" office:value="2048" calcext:value-type="float">
            <text:p>2048</text:p>
          </table:table-cell>
          <table:table-cell office:value-type="float" office:value="3072" calcext:value-type="float">
            <text:p>3072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string" calcext:value-type="string">
            <text:p>V1 – Efficiency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536" calcext:value-type="float">
            <text:p>1536</text:p>
          </table:table-cell>
          <table:table-cell office:value-type="float" office:value="2048" calcext:value-type="float">
            <text:p>2048</text:p>
          </table:table-cell>
          <table:table-cell office:value-type="float" office:value="3072" calcext:value-type="float">
            <text:p>3072</text:p>
          </table:table-cell>
          <table:table-cell office:value-type="float" office:value="4096" calcext:value-type="float">
            <text:p>4096</text:p>
          </table:table-cell>
          <table:table-cell table:number-columns-repeated="31"/>
        </table:table-row>
        <table:table-row table:style-name="ro2"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1.638866" calcext:value-type="float">
            <text:p>1.638866</text:p>
          </table:table-cell>
          <table:table-cell office:value-type="float" office:value="7.291135" calcext:value-type="float">
            <text:p>7.291135</text:p>
          </table:table-cell>
          <table:table-cell office:value-type="float" office:value="28.946661" calcext:value-type="float">
            <text:p>28.946661</text:p>
          </table:table-cell>
          <table:table-cell office:value-type="float" office:value="69.000408" calcext:value-type="float">
            <text:p>69.000408</text:p>
          </table:table-cell>
          <table:table-cell office:value-type="float" office:value="144.132386" calcext:value-type="float">
            <text:p>144.132386</text:p>
          </table:table-cell>
          <table:table-cell office:value-type="float" office:value="325.926947" calcext:value-type="float">
            <text:p>325.926947</text:p>
          </table:table-cell>
          <table:table-cell office:value-type="float" office:value="603.692786" calcext:value-type="float">
            <text:p>603.69278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C71]/[.C71]" office:value-type="float" office:value="1" calcext:value-type="float">
            <text:p>1</text:p>
          </table:table-cell>
          <table:table-cell table:formula="of:=[.D71]/[.D71]" office:value-type="float" office:value="1" calcext:value-type="float">
            <text:p>1</text:p>
          </table:table-cell>
          <table:table-cell table:formula="of:=[.E71]/[.E71]" office:value-type="float" office:value="1" calcext:value-type="float">
            <text:p>1</text:p>
          </table:table-cell>
          <table:table-cell table:formula="of:=[.F71]/[.F71]" office:value-type="float" office:value="1" calcext:value-type="float">
            <text:p>1</text:p>
          </table:table-cell>
          <table:table-cell table:formula="of:=[.G71]/[.G71]" office:value-type="float" office:value="1" calcext:value-type="float">
            <text:p>1</text:p>
          </table:table-cell>
          <table:table-cell table:formula="of:=[.H71]/[.H71]" office:value-type="float" office:value="1" calcext:value-type="float">
            <text:p>1</text:p>
          </table:table-cell>
          <table:table-cell table:formula="of:=[.I71]/[.I71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O71]/[.O71]" office:value-type="float" office:value="1" calcext:value-type="float">
            <text:p>1</text:p>
          </table:table-cell>
          <table:table-cell table:formula="of:=[.P71]/[.P71]" office:value-type="float" office:value="1" calcext:value-type="float">
            <text:p>1</text:p>
          </table:table-cell>
          <table:table-cell table:formula="of:=[.Q71]/[.Q71]" office:value-type="float" office:value="1" calcext:value-type="float">
            <text:p>1</text:p>
          </table:table-cell>
          <table:table-cell table:formula="of:=[.R71]/[.R71]" office:value-type="float" office:value="1" calcext:value-type="float">
            <text:p>1</text:p>
          </table:table-cell>
          <table:table-cell table:formula="of:=[.S71]/[.S71]" office:value-type="float" office:value="1" calcext:value-type="float">
            <text:p>1</text:p>
          </table:table-cell>
          <table:table-cell table:formula="of:=[.T71]/[.T71]" office:value-type="float" office:value="1" calcext:value-type="float">
            <text:p>1</text:p>
          </table:table-cell>
          <table:table-cell table:formula="of:=[.U71]/[.U71]" office:value-type="float" office:value="1" calcext:value-type="float">
            <text:p>1</text:p>
          </table:table-cell>
          <table:table-cell table:number-columns-repeated="31"/>
        </table:table-row>
        <table:table-row table:style-name="ro2">
          <table:table-cell table:style-name="ce1"/>
          <table:table-cell office:value-type="float" office:value="4" calcext:value-type="float">
            <text:p>4</text:p>
          </table:table-cell>
          <table:table-cell office:value-type="float" office:value="0.630508" calcext:value-type="float">
            <text:p>0.630508</text:p>
          </table:table-cell>
          <table:table-cell office:value-type="float" office:value="2.203584" calcext:value-type="float">
            <text:p>2.203584</text:p>
          </table:table-cell>
          <table:table-cell office:value-type="float" office:value="7.674592" calcext:value-type="float">
            <text:p>7.674592</text:p>
          </table:table-cell>
          <table:table-cell office:value-type="float" office:value="17.680859" calcext:value-type="float">
            <text:p>17.680859</text:p>
          </table:table-cell>
          <table:table-cell office:value-type="float" office:value="49.782023" calcext:value-type="float">
            <text:p>49.782023</text:p>
          </table:table-cell>
          <table:table-cell office:value-type="float" office:value="130.516689" calcext:value-type="float">
            <text:p>130.516689</text:p>
          </table:table-cell>
          <table:table-cell office:value-type="float" office:value="250.219183" calcext:value-type="float">
            <text:p>250.219183</text:p>
          </table:table-cell>
          <table:table-cell office:value-type="float" office:value="377.97041" calcext:value-type="float">
            <text:p>377.97041</text:p>
          </table:table-cell>
          <table:table-cell office:value-type="float" office:value="560.519919" calcext:value-type="float">
            <text:p>560.51991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C71]/[.C72]" office:value-type="float" office:value="2.59927867687642" calcext:value-type="float">
            <text:p>2.59927867687642</text:p>
          </table:table-cell>
          <table:table-cell table:formula="of:=[.D71]/[.D72]" office:value-type="float" office:value="3.30876199863495" calcext:value-type="float">
            <text:p>3.30876199863495</text:p>
          </table:table-cell>
          <table:table-cell table:formula="of:=[.E71]/[.E72]" office:value-type="float" office:value="3.77175242670881" calcext:value-type="float">
            <text:p>3.77175242670881</text:p>
          </table:table-cell>
          <table:table-cell table:formula="of:=[.F71]/[.F72]" office:value-type="float" office:value="3.90254839993917" calcext:value-type="float">
            <text:p>3.90254839993917</text:p>
          </table:table-cell>
          <table:table-cell table:formula="of:=[.G71]/[.G72]" office:value-type="float" office:value="2.89526976434847" calcext:value-type="float">
            <text:p>2.89526976434847</text:p>
          </table:table-cell>
          <table:table-cell table:formula="of:=[.H71]/[.H72]" office:value-type="float" office:value="2.49720514286108" calcext:value-type="float">
            <text:p>2.49720514286108</text:p>
          </table:table-cell>
          <table:table-cell table:formula="of:=[.I71]/[.I72]" office:value-type="float" office:value="2.41265589137504" calcext:value-type="float">
            <text:p>2.4126558913750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C71]/([.B72]*[.C72])" office:value-type="float" office:value="0.649819669219106" calcext:value-type="float">
            <text:p>0.649819669219106</text:p>
          </table:table-cell>
          <table:table-cell table:formula="of:=[.D71]/([.B72]*[.D72])" office:value-type="float" office:value="0.827190499658738" calcext:value-type="float">
            <text:p>0.827190499658738</text:p>
          </table:table-cell>
          <table:table-cell table:formula="of:=[.E71]/([.B72]*[.E72])" office:value-type="float" office:value="0.942938106677202" calcext:value-type="float">
            <text:p>0.942938106677202</text:p>
          </table:table-cell>
          <table:table-cell table:formula="of:=[.F71]/([.E72]*[.F72])" office:value-type="float" office:value="0.508502393344059" calcext:value-type="float">
            <text:p>0.508502393344059</text:p>
          </table:table-cell>
          <table:table-cell table:formula="of:=[.G71]/([.B72]*[.G72])" office:value-type="float" office:value="0.723817441087117" calcext:value-type="float">
            <text:p>0.723817441087117</text:p>
          </table:table-cell>
          <table:table-cell table:formula="of:=[.H71]/([.B72]*[.H72])" office:value-type="float" office:value="0.62430128571527" calcext:value-type="float">
            <text:p>0.62430128571527</text:p>
          </table:table-cell>
          <table:table-cell table:formula="of:=[.I71]/([.B72]*[.I72])" office:value-type="float" office:value="0.603163972843761" calcext:value-type="float">
            <text:p>0.603163972843761</text:p>
          </table:table-cell>
          <table:table-cell table:number-columns-repeated="31"/>
        </table:table-row>
        <table:table-row table:style-name="ro2">
          <table:table-cell table:style-name="ce1"/>
          <table:table-cell office:value-type="float" office:value="8" calcext:value-type="float">
            <text:p>8</text:p>
          </table:table-cell>
          <table:table-cell office:value-type="float" office:value="0.452642" calcext:value-type="float">
            <text:p>0.452642</text:p>
          </table:table-cell>
          <table:table-cell office:value-type="float" office:value="1.361089" calcext:value-type="float">
            <text:p>1.361089</text:p>
          </table:table-cell>
          <table:table-cell office:value-type="float" office:value="4.231183" calcext:value-type="float">
            <text:p>4.231183</text:p>
          </table:table-cell>
          <table:table-cell office:value-type="float" office:value="9.446273" calcext:value-type="float">
            <text:p>9.446273</text:p>
          </table:table-cell>
          <table:table-cell office:value-type="float" office:value="25.472384" calcext:value-type="float">
            <text:p>25.472384</text:p>
          </table:table-cell>
          <table:table-cell office:value-type="float" office:value="75.604799" calcext:value-type="float">
            <text:p>75.604799</text:p>
          </table:table-cell>
          <table:table-cell office:value-type="float" office:value="144.936659" calcext:value-type="float">
            <text:p>144.936659</text:p>
          </table:table-cell>
          <table:table-cell office:value-type="float" office:value="224.789339" calcext:value-type="float">
            <text:p>224.789339</text:p>
          </table:table-cell>
          <table:table-cell office:value-type="float" office:value="346.662598" calcext:value-type="float">
            <text:p>346.6625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C71]/[.C73]" office:value-type="float" office:value="3.62066710557129" calcext:value-type="float">
            <text:p>3.62066710557129</text:p>
          </table:table-cell>
          <table:table-cell table:formula="of:=[.D71]/[.D73]" office:value-type="float" office:value="5.35683926620522" calcext:value-type="float">
            <text:p>5.35683926620522</text:p>
          </table:table-cell>
          <table:table-cell table:formula="of:=[.E71]/[.E73]" office:value-type="float" office:value="6.84126897843936" calcext:value-type="float">
            <text:p>6.84126897843936</text:p>
          </table:table-cell>
          <table:table-cell table:formula="of:=[.F71]/[.F73]" office:value-type="float" office:value="7.30451131361543" calcext:value-type="float">
            <text:p>7.30451131361543</text:p>
          </table:table-cell>
          <table:table-cell table:formula="of:=[.G71]/[.G73]" office:value-type="float" office:value="5.65837834417069" calcext:value-type="float">
            <text:p>5.65837834417069</text:p>
          </table:table-cell>
          <table:table-cell table:formula="of:=[.H71]/[.H73]" office:value-type="float" office:value="4.31092934986839" calcext:value-type="float">
            <text:p>4.31092934986839</text:p>
          </table:table-cell>
          <table:table-cell table:formula="of:=[.I71]/[.I73]" office:value-type="float" office:value="4.16521803500383" calcext:value-type="float">
            <text:p>4.1652180350038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C71]/([.B73]*[.C73])" office:value-type="float" office:value="0.452583388196411" calcext:value-type="float">
            <text:p>0.452583388196411</text:p>
          </table:table-cell>
          <table:table-cell table:formula="of:=[.D71]/([.B73]*[.D73])" office:value-type="float" office:value="0.669604908275653" calcext:value-type="float">
            <text:p>0.669604908275653</text:p>
          </table:table-cell>
          <table:table-cell table:formula="of:=[.E71]/([.B73]*[.E73])" office:value-type="float" office:value="0.85515862230492" calcext:value-type="float">
            <text:p>0.85515862230492</text:p>
          </table:table-cell>
          <table:table-cell table:formula="of:=[.F71]/([.B73]*[.F73])" office:value-type="float" office:value="0.913063914201929" calcext:value-type="float">
            <text:p>0.913063914201929</text:p>
          </table:table-cell>
          <table:table-cell table:formula="of:=[.G71]/([.B73]*[.G73])" office:value-type="float" office:value="0.707297293021336" calcext:value-type="float">
            <text:p>0.707297293021336</text:p>
          </table:table-cell>
          <table:table-cell table:formula="of:=[.H71]/([.B73]*[.H73])" office:value-type="float" office:value="0.538866168733548" calcext:value-type="float">
            <text:p>0.538866168733548</text:p>
          </table:table-cell>
          <table:table-cell table:formula="of:=[.I71]/([.B73]*[.I73])" office:value-type="float" office:value="0.520652254375479" calcext:value-type="float">
            <text:p>0.520652254375479</text:p>
          </table:table-cell>
          <table:table-cell table:number-columns-repeated="31"/>
        </table:table-row>
        <table:table-row table:style-name="ro2">
          <table:table-cell table:style-name="ce1"/>
          <table:table-cell office:value-type="float" office:value="16" calcext:value-type="float">
            <text:p>16</text:p>
          </table:table-cell>
          <table:table-cell office:value-type="float" office:value="0.596838" calcext:value-type="float">
            <text:p>0.596838</text:p>
          </table:table-cell>
          <table:table-cell office:value-type="float" office:value="0.875296" calcext:value-type="float">
            <text:p>0.875296</text:p>
          </table:table-cell>
          <table:table-cell office:value-type="float" office:value="2.58642" calcext:value-type="float">
            <text:p>2.58642</text:p>
          </table:table-cell>
          <table:table-cell office:value-type="float" office:value="5.810419" calcext:value-type="float">
            <text:p>5.810419</text:p>
          </table:table-cell>
          <table:table-cell office:value-type="float" office:value="15.441898" calcext:value-type="float">
            <text:p>15.441898</text:p>
          </table:table-cell>
          <table:table-cell office:value-type="float" office:value="56.815728" calcext:value-type="float">
            <text:p>56.815728</text:p>
          </table:table-cell>
          <table:table-cell office:value-type="float" office:value="107.671746" calcext:value-type="float">
            <text:p>107.671746</text:p>
          </table:table-cell>
          <table:table-cell office:value-type="float" office:value="167.397113" calcext:value-type="float">
            <text:p>167.397113</text:p>
          </table:table-cell>
          <table:table-cell office:value-type="float" office:value="253.1223" calcext:value-type="float">
            <text:p>253.122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C71]/[.C74]" office:value-type="float" office:value="2.74591430170331" calcext:value-type="float">
            <text:p>2.74591430170331</text:p>
          </table:table-cell>
          <table:table-cell table:formula="of:=[.D71]/[.D74]" office:value-type="float" office:value="8.32990782546704" calcext:value-type="float">
            <text:p>8.32990782546704</text:p>
          </table:table-cell>
          <table:table-cell table:formula="of:=[.E71]/[.E74]" office:value-type="float" office:value="11.1917867167745" calcext:value-type="float">
            <text:p>11.1917867167745</text:p>
          </table:table-cell>
          <table:table-cell table:formula="of:=[.F71]/[.F74]" office:value-type="float" office:value="11.8752895445234" calcext:value-type="float">
            <text:p>11.8752895445234</text:p>
          </table:table-cell>
          <table:table-cell table:formula="of:=[.G71]/[.G74]" office:value-type="float" office:value="9.3338517065713" calcext:value-type="float">
            <text:p>9.3338517065713</text:p>
          </table:table-cell>
          <table:table-cell table:formula="of:=[.H71]/[.H74]" office:value-type="float" office:value="5.73656201325098" calcext:value-type="float">
            <text:p>5.73656201325098</text:p>
          </table:table-cell>
          <table:table-cell table:formula="of:=[.I71]/[.I74]" office:value-type="float" office:value="5.60678923141081" calcext:value-type="float">
            <text:p>5.6067892314108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C71]/([.B74]*[.C74])" office:value-type="float" office:value="0.171619643856457" calcext:value-type="float">
            <text:p>0.171619643856457</text:p>
          </table:table-cell>
          <table:table-cell table:formula="of:=[.D71]/([.B74]*[.D74])" office:value-type="float" office:value="0.52061923909169" calcext:value-type="float">
            <text:p>0.52061923909169</text:p>
          </table:table-cell>
          <table:table-cell table:formula="of:=[.E71]/([.B74]*[.E74])" office:value-type="float" office:value="0.699486669798409" calcext:value-type="float">
            <text:p>0.699486669798409</text:p>
          </table:table-cell>
          <table:table-cell table:formula="of:=[.F71]/([.B74]*[.F74])" office:value-type="float" office:value="0.742205596532711" calcext:value-type="float">
            <text:p>0.742205596532711</text:p>
          </table:table-cell>
          <table:table-cell table:formula="of:=[.G71]/([.B74]*[.G74])" office:value-type="float" office:value="0.583365731660706" calcext:value-type="float">
            <text:p>0.583365731660706</text:p>
          </table:table-cell>
          <table:table-cell table:formula="of:=[.H71]/([.B74]*[.H74])" office:value-type="float" office:value="0.358535125828186" calcext:value-type="float">
            <text:p>0.358535125828186</text:p>
          </table:table-cell>
          <table:table-cell table:formula="of:=[.I71]/([.B74]*[.I74])" office:value-type="float" office:value="0.350424326963176" calcext:value-type="float">
            <text:p>0.350424326963176</text:p>
          </table:table-cell>
          <table:table-cell table:number-columns-repeated="31"/>
        </table:table-row>
        <table:table-row table:style-name="ro2">
          <table:table-cell table:style-name="ce1"/>
          <table:table-cell office:value-type="float" office:value="24" calcext:value-type="float">
            <text:p>24</text:p>
          </table:table-cell>
          <table:table-cell office:value-type="float" office:value="0.390227" calcext:value-type="float">
            <text:p>0.390227</text:p>
          </table:table-cell>
          <table:table-cell office:value-type="float" office:value="0.841761" calcext:value-type="float">
            <text:p>0.841761</text:p>
          </table:table-cell>
          <table:table-cell office:value-type="float" office:value="2.19498" calcext:value-type="float">
            <text:p>2.19498</text:p>
          </table:table-cell>
          <table:table-cell office:value-type="float" office:value="4.564823" calcext:value-type="float">
            <text:p>4.564823</text:p>
          </table:table-cell>
          <table:table-cell office:value-type="float" office:value="10.479713" calcext:value-type="float">
            <text:p>10.479713</text:p>
          </table:table-cell>
          <table:table-cell office:value-type="float" office:value="34.814559" calcext:value-type="float">
            <text:p>34.814559</text:p>
          </table:table-cell>
          <table:table-cell office:value-type="float" office:value="72.484921" calcext:value-type="float">
            <text:p>72.484921</text:p>
          </table:table-cell>
          <table:table-cell office:value-type="float" office:value="123.567228" calcext:value-type="float">
            <text:p>123.567228</text:p>
          </table:table-cell>
          <table:table-cell office:value-type="float" office:value="174.277176" calcext:value-type="float">
            <text:p>174.27717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C71]/[.C75]" office:value-type="float" office:value="4.1997760277992" calcext:value-type="float">
            <text:p>4.1997760277992</text:p>
          </table:table-cell>
          <table:table-cell table:formula="of:=[.D71]/[.D75]" office:value-type="float" office:value="8.66176384983386" calcext:value-type="float">
            <text:p>8.66176384983386</text:p>
          </table:table-cell>
          <table:table-cell table:formula="of:=[.E71]/[.E75]" office:value-type="float" office:value="13.1876650356723" calcext:value-type="float">
            <text:p>13.1876650356723</text:p>
          </table:table-cell>
          <table:table-cell table:formula="of:=[.F71]/[.F75]" office:value-type="float" office:value="15.1156809365883" calcext:value-type="float">
            <text:p>15.1156809365883</text:p>
          </table:table-cell>
          <table:table-cell table:formula="of:=[.G71]/[.G75]" office:value-type="float" office:value="13.7534669126912" calcext:value-type="float">
            <text:p>13.7534669126912</text:p>
          </table:table-cell>
          <table:table-cell table:formula="of:=[.H71]/[.H75]" office:value-type="float" office:value="9.36180024569606" calcext:value-type="float">
            <text:p>9.36180024569606</text:p>
          </table:table-cell>
          <table:table-cell table:formula="of:=[.I71]/[.I75]" office:value-type="float" office:value="8.32852926748723" calcext:value-type="float">
            <text:p>8.3285292674872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C71]/([.B75]*[.C75])" office:value-type="float" office:value="0.174990667824967" calcext:value-type="float">
            <text:p>0.174990667824967</text:p>
          </table:table-cell>
          <table:table-cell table:formula="of:=[.D71]/([.B75]*[.D75])" office:value-type="float" office:value="0.360906827076411" calcext:value-type="float">
            <text:p>0.360906827076411</text:p>
          </table:table-cell>
          <table:table-cell table:formula="of:=[.E71]/([.B75]*[.E75])" office:value-type="float" office:value="0.549486043153013" calcext:value-type="float">
            <text:p>0.549486043153013</text:p>
          </table:table-cell>
          <table:table-cell table:formula="of:=[.F71]/([.B75]*[.F75])" office:value-type="float" office:value="0.629820039024514" calcext:value-type="float">
            <text:p>0.629820039024514</text:p>
          </table:table-cell>
          <table:table-cell table:formula="of:=[.G71]/([.B75]*[.G75])" office:value-type="float" office:value="0.573061121362134" calcext:value-type="float">
            <text:p>0.573061121362134</text:p>
          </table:table-cell>
          <table:table-cell table:formula="of:=[.H71]/([.B75]*[.H75])" office:value-type="float" office:value="0.390075010237336" calcext:value-type="float">
            <text:p>0.390075010237336</text:p>
          </table:table-cell>
          <table:table-cell table:formula="of:=[.I71]/([.B75]*[.I75])" office:value-type="float" office:value="0.347022052811968" calcext:value-type="float">
            <text:p>0.347022052811968</text:p>
          </table:table-cell>
          <table:table-cell table:number-columns-repeated="31"/>
        </table:table-row>
        <table:table-row table:style-name="ro2">
          <table:table-cell table:style-name="ce1"/>
          <table:table-cell office:value-type="float" office:value="32" calcext:value-type="float">
            <text:p>32</text:p>
          </table:table-cell>
          <table:table-cell office:value-type="float" office:value="0.45919" calcext:value-type="float">
            <text:p>0.45919</text:p>
          </table:table-cell>
          <table:table-cell office:value-type="float" office:value="0.7836" calcext:value-type="float">
            <text:p>0.7836</text:p>
          </table:table-cell>
          <table:table-cell office:value-type="float" office:value="1.858568" calcext:value-type="float">
            <text:p>1.858568</text:p>
          </table:table-cell>
          <table:table-cell office:value-type="float" office:value="3.570614" calcext:value-type="float">
            <text:p>3.570614</text:p>
          </table:table-cell>
          <table:table-cell office:value-type="float" office:value="7.541582" calcext:value-type="float">
            <text:p>7.541582</text:p>
          </table:table-cell>
          <table:table-cell office:value-type="float" office:value="18.512" calcext:value-type="float">
            <text:p>18.512</text:p>
          </table:table-cell>
          <table:table-cell office:value-type="float" office:value="56.875144" calcext:value-type="float">
            <text:p>56.875144</text:p>
          </table:table-cell>
          <table:table-cell office:value-type="float" office:value="93.981265" calcext:value-type="float">
            <text:p>93.981265</text:p>
          </table:table-cell>
          <table:table-cell office:value-type="float" office:value="140.182538" calcext:value-type="float">
            <text:p>140.18253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C71]/[.C76]" office:value-type="float" office:value="3.56903678215989" calcext:value-type="float">
            <text:p>3.56903678215989</text:p>
          </table:table-cell>
          <table:table-cell table:formula="of:=[.D71]/[.D76]" office:value-type="float" office:value="9.30466436957631" calcext:value-type="float">
            <text:p>9.30466436957631</text:p>
          </table:table-cell>
          <table:table-cell table:formula="of:=[.E71]/[.E76]" office:value-type="float" office:value="15.574711821144" calcext:value-type="float">
            <text:p>15.574711821144</text:p>
          </table:table-cell>
          <table:table-cell table:formula="of:=[.F71]/[.F76]" office:value-type="float" office:value="19.3245217769269" calcext:value-type="float">
            <text:p>19.3245217769269</text:p>
          </table:table-cell>
          <table:table-cell table:formula="of:=[.G71]/[.G76]" office:value-type="float" office:value="19.1116911544554" calcext:value-type="float">
            <text:p>19.1116911544554</text:p>
          </table:table-cell>
          <table:table-cell table:formula="of:=[.H71]/[.H76]" office:value-type="float" office:value="17.6062525388937" calcext:value-type="float">
            <text:p>17.6062525388937</text:p>
          </table:table-cell>
          <table:table-cell table:formula="of:=[.I71]/[.I76]" office:value-type="float" office:value="10.614351780806" calcext:value-type="float">
            <text:p>10.61435178080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C71]/([.B76]*[.C76])" office:value-type="float" office:value="0.111532399442497" calcext:value-type="float">
            <text:p>0.111532399442497</text:p>
          </table:table-cell>
          <table:table-cell table:formula="of:=[.D71]/([.B76]*[.D76])" office:value-type="float" office:value="0.29077076154926" calcext:value-type="float">
            <text:p>0.29077076154926</text:p>
          </table:table-cell>
          <table:table-cell table:formula="of:=[.E71]/([.B76]*[.E76])" office:value-type="float" office:value="0.486709744410751" calcext:value-type="float">
            <text:p>0.486709744410751</text:p>
          </table:table-cell>
          <table:table-cell table:formula="of:=[.F71]/([.B76]*[.F76])" office:value-type="float" office:value="0.603891305528965" calcext:value-type="float">
            <text:p>0.603891305528965</text:p>
          </table:table-cell>
          <table:table-cell table:formula="of:=[.G71]/([.B76]*[.G76])" office:value-type="float" office:value="0.597240348576731" calcext:value-type="float">
            <text:p>0.597240348576731</text:p>
          </table:table-cell>
          <table:table-cell table:formula="of:=[.H71]/([.B76]*[.H76])" office:value-type="float" office:value="0.550195391840428" calcext:value-type="float">
            <text:p>0.550195391840428</text:p>
          </table:table-cell>
          <table:table-cell table:formula="of:=[.I71]/([.B76]*[.I76])" office:value-type="float" office:value="0.331698493150189" calcext:value-type="float">
            <text:p>0.331698493150189</text:p>
          </table:table-cell>
          <table:table-cell table:number-columns-repeated="31"/>
        </table:table-row>
        <table:table-row table:style-name="ro2">
          <table:table-cell table:style-name="ce1"/>
          <table:table-cell office:value-type="float" office:value="40" calcext:value-type="float">
            <text:p>40</text:p>
          </table:table-cell>
          <table:table-cell office:value-type="float" office:value="0.389327" calcext:value-type="float">
            <text:p>0.389327</text:p>
          </table:table-cell>
          <table:table-cell office:value-type="float" office:value="0.744842" calcext:value-type="float">
            <text:p>0.744842</text:p>
          </table:table-cell>
          <table:table-cell office:value-type="float" office:value="1.545096" calcext:value-type="float">
            <text:p>1.545096</text:p>
          </table:table-cell>
          <table:table-cell office:value-type="float" office:value="3.016349" calcext:value-type="float">
            <text:p>3.016349</text:p>
          </table:table-cell>
          <table:table-cell office:value-type="float" office:value="7.045634" calcext:value-type="float">
            <text:p>7.045634</text:p>
          </table:table-cell>
          <table:table-cell office:value-type="float" office:value="15.025945" calcext:value-type="float">
            <text:p>15.025945</text:p>
          </table:table-cell>
          <table:table-cell office:value-type="float" office:value="42.467307" calcext:value-type="float">
            <text:p>42.467307</text:p>
          </table:table-cell>
          <table:table-cell office:value-type="float" office:value="81.787142" calcext:value-type="float">
            <text:p>81.787142</text:p>
          </table:table-cell>
          <table:table-cell office:value-type="float" office:value="116.303648" calcext:value-type="float">
            <text:p>116.30364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C71]/[.C77]" office:value-type="float" office:value="4.20948457209492" calcext:value-type="float">
            <text:p>4.20948457209492</text:p>
          </table:table-cell>
          <table:table-cell table:formula="of:=[.D71]/[.D77]" office:value-type="float" office:value="9.78883441051928" calcext:value-type="float">
            <text:p>9.78883441051928</text:p>
          </table:table-cell>
          <table:table-cell table:formula="of:=[.E71]/[.E77]" office:value-type="float" office:value="18.7345388247721" calcext:value-type="float">
            <text:p>18.7345388247721</text:p>
          </table:table-cell>
          <table:table-cell table:formula="of:=[.F71]/[.F77]" office:value-type="float" office:value="22.8754723011163" calcext:value-type="float">
            <text:p>22.8754723011163</text:p>
          </table:table-cell>
          <table:table-cell table:formula="of:=[.G71]/[.G77]" office:value-type="float" office:value="20.4569788893377" calcext:value-type="float">
            <text:p>20.4569788893377</text:p>
          </table:table-cell>
          <table:table-cell table:formula="of:=[.H71]/[.H77]" office:value-type="float" office:value="21.6909450287486" calcext:value-type="float">
            <text:p>21.6909450287486</text:p>
          </table:table-cell>
          <table:table-cell table:formula="of:=[.I71]/[.I77]" office:value-type="float" office:value="14.2154713507028" calcext:value-type="float">
            <text:p>14.215471350702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C71]/([.B77]*[.C77])" office:value-type="float" office:value="0.105237114302373" calcext:value-type="float">
            <text:p>0.105237114302373</text:p>
          </table:table-cell>
          <table:table-cell table:formula="of:=[.D71]/([.B77]*[.D77])" office:value-type="float" office:value="0.244720860262982" calcext:value-type="float">
            <text:p>0.244720860262982</text:p>
          </table:table-cell>
          <table:table-cell table:formula="of:=[.E71]/([.B77]*[.E77])" office:value-type="float" office:value="0.468363470619301" calcext:value-type="float">
            <text:p>0.468363470619301</text:p>
          </table:table-cell>
          <table:table-cell table:formula="of:=[.F71]/([.B77]*[.F77])" office:value-type="float" office:value="0.571886807527909" calcext:value-type="float">
            <text:p>0.571886807527909</text:p>
          </table:table-cell>
          <table:table-cell table:formula="of:=[.G71]/([.B77]*[.G77])" office:value-type="float" office:value="0.511424472233443" calcext:value-type="float">
            <text:p>0.511424472233443</text:p>
          </table:table-cell>
          <table:table-cell table:formula="of:=[.H71]/([.B77]*[.H77])" office:value-type="float" office:value="0.542273625718715" calcext:value-type="float">
            <text:p>0.542273625718715</text:p>
          </table:table-cell>
          <table:table-cell table:formula="of:=[.I71]/([.B77]*[.I77])" office:value-type="float" office:value="0.35538678376757" calcext:value-type="float">
            <text:p>0.35538678376757</text:p>
          </table:table-cell>
          <table:table-cell table:number-columns-repeated="31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432608" calcext:value-type="float">
            <text:p>0.432608</text:p>
          </table:table-cell>
          <table:table-cell office:value-type="float" office:value="0.790819" calcext:value-type="float">
            <text:p>0.790819</text:p>
          </table:table-cell>
          <table:table-cell office:value-type="float" office:value="1.829515" calcext:value-type="float">
            <text:p>1.829515</text:p>
          </table:table-cell>
          <table:table-cell office:value-type="float" office:value="3.195226" calcext:value-type="float">
            <text:p>3.195226</text:p>
          </table:table-cell>
          <table:table-cell office:value-type="float" office:value="6.11755" calcext:value-type="float">
            <text:p>6.11755</text:p>
          </table:table-cell>
          <table:table-cell office:value-type="float" office:value="13.571892" calcext:value-type="float">
            <text:p>13.571892</text:p>
          </table:table-cell>
          <table:table-cell office:value-type="float" office:value="34.961365" calcext:value-type="float">
            <text:p>34.961365</text:p>
          </table:table-cell>
          <table:table-cell office:value-type="float" office:value="64.810422" calcext:value-type="float">
            <text:p>64.810422</text:p>
          </table:table-cell>
          <table:table-cell office:value-type="float" office:value="106.732431" calcext:value-type="float">
            <text:p>106.732431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[.C71]/[.C78]" office:value-type="float" office:value="3.78833955913899" calcext:value-type="float">
            <text:p>3.78833955913899</text:p>
          </table:table-cell>
          <table:table-cell table:formula="of:=[.D71]/[.D78]" office:value-type="float" office:value="9.21972663782737" calcext:value-type="float">
            <text:p>9.21972663782737</text:p>
          </table:table-cell>
          <table:table-cell table:formula="of:=[.E71]/[.E78]" office:value-type="float" office:value="15.8220408140955" calcext:value-type="float">
            <text:p>15.8220408140955</text:p>
          </table:table-cell>
          <table:table-cell table:formula="of:=[.F71]/[.F78]" office:value-type="float" office:value="21.5948443083525" calcext:value-type="float">
            <text:p>21.5948443083525</text:p>
          </table:table-cell>
          <table:table-cell table:formula="of:=[.G71]/[.G78]" office:value-type="float" office:value="23.5604753536955" calcext:value-type="float">
            <text:p>23.5604753536955</text:p>
          </table:table-cell>
          <table:table-cell table:formula="of:=[.H71]/[.H78]" office:value-type="float" office:value="24.0148497350259" calcext:value-type="float">
            <text:p>24.0148497350259</text:p>
          </table:table-cell>
          <table:table-cell table:formula="of:=[.I71]/[.I78]" office:value-type="float" office:value="17.2674260859094" calcext:value-type="float">
            <text:p>17.267426085909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[.C71]/([.B78]*[.C78])" office:value-type="float" office:value="0.0789237408153956" calcext:value-type="float">
            <text:p>0.078923740815396</text:p>
          </table:table-cell>
          <table:table-cell table:formula="of:=[.D71]/([.B78]*[.D78])" office:value-type="float" office:value="0.19207763828807" calcext:value-type="float">
            <text:p>0.19207763828807</text:p>
          </table:table-cell>
          <table:table-cell table:formula="of:=[.E71]/([.B78]*[.E78])" office:value-type="float" office:value="0.329625850293657" calcext:value-type="float">
            <text:p>0.329625850293657</text:p>
          </table:table-cell>
          <table:table-cell table:formula="of:=[.F71]/([.B78]*[.F78])" office:value-type="float" office:value="0.449892589757344" calcext:value-type="float">
            <text:p>0.449892589757344</text:p>
          </table:table-cell>
          <table:table-cell table:formula="of:=[.G71]/([.B78]*[.G78])" office:value-type="float" office:value="0.490843236535323" calcext:value-type="float">
            <text:p>0.490843236535323</text:p>
          </table:table-cell>
          <table:table-cell table:formula="of:=[.H71]/([.B78]*[.H78])" office:value-type="float" office:value="0.500309369479706" calcext:value-type="float">
            <text:p>0.500309369479706</text:p>
          </table:table-cell>
          <table:table-cell table:formula="of:=[.I71]/([.B78]*[.I78])" office:value-type="float" office:value="0.359738043456446" calcext:value-type="float">
            <text:p>0.359738043456446</text:p>
          </table:table-cell>
          <table:table-cell table:number-columns-repeated="31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0.425924" calcext:value-type="float">
            <text:p>0.425924</text:p>
          </table:table-cell>
          <table:table-cell office:value-type="float" office:value="0.71891" calcext:value-type="float">
            <text:p>0.71891</text:p>
          </table:table-cell>
          <table:table-cell office:value-type="float" office:value="1.461549" calcext:value-type="float">
            <text:p>1.461549</text:p>
          </table:table-cell>
          <table:table-cell office:value-type="float" office:value="2.798055" calcext:value-type="float">
            <text:p>2.798055</text:p>
          </table:table-cell>
          <table:table-cell office:value-type="float" office:value="5.487898" calcext:value-type="float">
            <text:p>5.487898</text:p>
          </table:table-cell>
          <table:table-cell office:value-type="float" office:value="11.159249" calcext:value-type="float">
            <text:p>11.159249</text:p>
          </table:table-cell>
          <table:table-cell office:value-type="float" office:value="27.150554" calcext:value-type="float">
            <text:p>27.150554</text:p>
          </table:table-cell>
          <table:table-cell office:value-type="float" office:value="59.65791" calcext:value-type="float">
            <text:p>59.65791</text:p>
          </table:table-cell>
          <table:table-cell office:value-type="float" office:value="95.084968" calcext:value-type="float">
            <text:p>95.084968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[.C71]/[.C79]" office:value-type="float" office:value="3.84778974652755" calcext:value-type="float">
            <text:p>3.84778974652755</text:p>
          </table:table-cell>
          <table:table-cell table:formula="of:=[.D71]/[.D79]" office:value-type="float" office:value="10.1419301442462" calcext:value-type="float">
            <text:p>10.1419301442462</text:p>
          </table:table-cell>
          <table:table-cell table:formula="of:=[.E71]/[.E79]" office:value-type="float" office:value="19.8054673500512" calcext:value-type="float">
            <text:p>19.8054673500512</text:p>
          </table:table-cell>
          <table:table-cell table:formula="of:=[.F71]/[.F79]" office:value-type="float" office:value="24.6601328422779" calcext:value-type="float">
            <text:p>24.6601328422779</text:p>
          </table:table-cell>
          <table:table-cell table:formula="of:=[.G71]/[.G79]" office:value-type="float" office:value="26.2636780056772" calcext:value-type="float">
            <text:p>26.2636780056772</text:p>
          </table:table-cell>
          <table:table-cell table:formula="of:=[.H71]/[.H79]" office:value-type="float" office:value="29.2068890119756" calcext:value-type="float">
            <text:p>29.2068890119756</text:p>
          </table:table-cell>
          <table:table-cell table:formula="of:=[.I71]/[.I79]" office:value-type="float" office:value="22.2350080223041" calcext:value-type="float">
            <text:p>22.235008022304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[.C71]/([.B79]*[.C79])" office:value-type="float" office:value="0.068710531187992" calcext:value-type="float">
            <text:p>0.068710531187992</text:p>
          </table:table-cell>
          <table:table-cell table:formula="of:=[.D71]/([.B79]*[.D79])" office:value-type="float" office:value="0.181105895432967" calcext:value-type="float">
            <text:p>0.181105895432967</text:p>
          </table:table-cell>
          <table:table-cell table:formula="of:=[.E71]/([.B79]*[.E79])" office:value-type="float" office:value="0.353669059822343" calcext:value-type="float">
            <text:p>0.353669059822343</text:p>
          </table:table-cell>
          <table:table-cell table:formula="of:=[.F71]/([.B79]*[.F79])" office:value-type="float" office:value="0.440359515040677" calcext:value-type="float">
            <text:p>0.440359515040677</text:p>
          </table:table-cell>
          <table:table-cell table:formula="of:=[.G71]/([.B79]*[.G79])" office:value-type="float" office:value="0.468994250101379" calcext:value-type="float">
            <text:p>0.468994250101379</text:p>
          </table:table-cell>
          <table:table-cell table:formula="of:=[.H71]/([.B79]*[.H79])" office:value-type="float" office:value="0.521551589499565" calcext:value-type="float">
            <text:p>0.521551589499565</text:p>
          </table:table-cell>
          <table:table-cell table:formula="of:=[.I71]/([.B79]*[.I79])" office:value-type="float" office:value="0.397053714684001" calcext:value-type="float">
            <text:p>0.397053714684001</text:p>
          </table:table-cell>
          <table:table-cell table:number-columns-repeated="31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46292" calcext:value-type="float">
            <text:p>0.46292</text:p>
          </table:table-cell>
          <table:table-cell office:value-type="float" office:value="0.630269" calcext:value-type="float">
            <text:p>0.630269</text:p>
          </table:table-cell>
          <table:table-cell office:value-type="float" office:value="1.303059" calcext:value-type="float">
            <text:p>1.303059</text:p>
          </table:table-cell>
          <table:table-cell office:value-type="float" office:value="2.491642" calcext:value-type="float">
            <text:p>2.491642</text:p>
          </table:table-cell>
          <table:table-cell office:value-type="float" office:value="4.935666" calcext:value-type="float">
            <text:p>4.935666</text:p>
          </table:table-cell>
          <table:table-cell office:value-type="float" office:value="11.217289" calcext:value-type="float">
            <text:p>11.217289</text:p>
          </table:table-cell>
          <table:table-cell office:value-type="float" office:value="23.143801" calcext:value-type="float">
            <text:p>23.143801</text:p>
          </table:table-cell>
          <table:table-cell office:value-type="float" office:value="51.286193" calcext:value-type="float">
            <text:p>51.286193</text:p>
          </table:table-cell>
          <table:table-cell office:value-type="float" office:value="85.478682" calcext:value-type="float">
            <text:p>85.47868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C71]/[.C80]" office:value-type="float" office:value="3.54027909790028" calcext:value-type="float">
            <text:p>3.54027909790028</text:p>
          </table:table-cell>
          <table:table-cell table:formula="of:=[.D71]/[.D80]" office:value-type="float" office:value="11.5682906822325" calcext:value-type="float">
            <text:p>11.5682906822325</text:p>
          </table:table-cell>
          <table:table-cell table:formula="of:=[.E71]/[.E80]" office:value-type="float" office:value="22.2143901388962" calcext:value-type="float">
            <text:p>22.2143901388962</text:p>
          </table:table-cell>
          <table:table-cell table:formula="of:=[.F71]/[.F80]" office:value-type="float" office:value="27.6927455870466" calcext:value-type="float">
            <text:p>27.6927455870466</text:p>
          </table:table-cell>
          <table:table-cell table:formula="of:=[.G71]/[.G80]" office:value-type="float" office:value="29.202216276385" calcext:value-type="float">
            <text:p>29.202216276385</text:p>
          </table:table-cell>
          <table:table-cell table:formula="of:=[.H71]/[.H80]" office:value-type="float" office:value="29.0557680202409" calcext:value-type="float">
            <text:p>29.0557680202409</text:p>
          </table:table-cell>
          <table:table-cell table:formula="of:=[.I71]/[.I80]" office:value-type="float" office:value="26.0844269271067" calcext:value-type="float">
            <text:p>26.084426927106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C71]/([.B80]*[.C80])" office:value-type="float" office:value="0.0553168609046919" calcext:value-type="float">
            <text:p>0.055316860904692</text:p>
          </table:table-cell>
          <table:table-cell table:formula="of:=[.D71]/([.B80]*[.D80])" office:value-type="float" office:value="0.180754541909883" calcext:value-type="float">
            <text:p>0.180754541909883</text:p>
          </table:table-cell>
          <table:table-cell table:formula="of:=[.E71]/([.B80]*[.E80])" office:value-type="float" office:value="0.347099845920254" calcext:value-type="float">
            <text:p>0.347099845920254</text:p>
          </table:table-cell>
          <table:table-cell table:formula="of:=[.F71]/([.B80]*[.F80])" office:value-type="float" office:value="0.432699149797603" calcext:value-type="float">
            <text:p>0.432699149797603</text:p>
          </table:table-cell>
          <table:table-cell table:formula="of:=[.G71]/([.B80]*[.G80])" office:value-type="float" office:value="0.456284629318515" calcext:value-type="float">
            <text:p>0.456284629318515</text:p>
          </table:table-cell>
          <table:table-cell table:formula="of:=[.H71]/([.B80]*[.H80])" office:value-type="float" office:value="0.453996375316264" calcext:value-type="float">
            <text:p>0.453996375316264</text:p>
          </table:table-cell>
          <table:table-cell table:formula="of:=[.I71]/([.B80]*[.I80])" office:value-type="float" office:value="0.407569170736043" calcext:value-type="float">
            <text:p>0.407569170736043</text:p>
          </table:table-cell>
          <table:table-cell table:number-columns-repeated="31"/>
        </table:table-row>
        <table:table-row table:style-name="ro1" table:number-rows-repeated="45">
          <table:table-cell table:number-columns-repeated="62"/>
        </table:table-row>
        <table:table-row table:style-name="ro2">
          <table:table-cell table:style-name="ce1" office:value-type="string" calcext:value-type="string">
            <text:p>V3 – Timings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E126]+[.D126]" office:value-type="float" office:value="3072" calcext:value-type="float">
            <text:p>3072</text:p>
          </table:table-cell>
          <table:table-cell office:value-type="float" office:value="4096" calcext:value-type="float">
            <text:p>4096</text:p>
          </table:table-cell>
          <table:table-cell/>
          <table:table-cell table:style-name="ce1" office:value-type="string" calcext:value-type="string">
            <text:p>V3 – Speedup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4096" calcext:value-type="float">
            <text:p>4096</text:p>
          </table:table-cell>
          <table:table-cell/>
          <table:table-cell table:style-name="ce1" office:value-type="string" calcext:value-type="string">
            <text:p>V3 – Efficiency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4096" calcext:value-type="float">
            <text:p>4096</text:p>
          </table:table-cell>
          <table:table-cell office:value-type="string" calcext:value-type="string">
            <text:p>1/P</text:p>
          </table:table-cell>
          <table:table-cell table:style-name="ce1" office:value-type="string" calcext:value-type="string">
            <text:p>V3 – 1/Speedup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4096" calcext:value-type="float">
            <text:p>4096</text:p>
          </table:table-cell>
          <table:table-cell office:value-type="string" calcext:value-type="string">
            <text:p>1-1/p</text:p>
          </table:table-cell>
          <table:table-cell table:style-name="ce1" office:value-type="string" calcext:value-type="string">
            <text:p>V3 – Karp-Flatt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4096" calcext:value-type="float">
            <text:p>409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.41677" calcext:value-type="float">
            <text:p>7.41677</text:p>
          </table:table-cell>
          <table:table-cell office:value-type="float" office:value="29.124362" calcext:value-type="float">
            <text:p>29.124362</text:p>
          </table:table-cell>
          <table:table-cell office:value-type="float" office:value="143.091884" calcext:value-type="float">
            <text:p>143.091884</text:p>
          </table:table-cell>
          <table:table-cell office:value-type="float" office:value="326.663013" calcext:value-type="float">
            <text:p>326.663013</text:p>
          </table:table-cell>
          <table:table-cell office:value-type="float" office:value="647.242536" calcext:value-type="float">
            <text:p>647.242536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1/[.Z127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1/[.K127]" office:value-type="float" office:value="1" calcext:value-type="float">
            <text:p>1</text:p>
          </table:table-cell>
          <table:table-cell table:formula="of:=1/[.L127]" office:value-type="float" office:value="1" calcext:value-type="float">
            <text:p>1</text:p>
          </table:table-cell>
          <table:table-cell table:formula="of:=1/[.M127]" office:value-type="float" office:value="1" calcext:value-type="float">
            <text:p>1</text:p>
          </table:table-cell>
          <table:table-cell/>
          <table:table-cell table:formula="of:=1/[.O127]" office:value-type="float" office:value="1" calcext:value-type="float">
            <text:p>1</text:p>
          </table:table-cell>
          <table:table-cell table:formula="of:=1-[.X127]" office:value-type="float" office:value="0" calcext:value-type="float">
            <text:p>0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4096" calcext:value-type="float">
            <text:p>4096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14.345163" calcext:value-type="float">
            <text:p>14.345163</text:p>
          </table:table-cell>
          <table:table-cell office:value-type="float" office:value="75.862343" calcext:value-type="float">
            <text:p>75.862343</text:p>
          </table:table-cell>
          <table:table-cell office:value-type="float" office:value="173.403384" calcext:value-type="float">
            <text:p>173.403384</text:p>
          </table:table-cell>
          <table:table-cell office:value-type="float" office:value="326.693829" calcext:value-type="float">
            <text:p>326.693829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float" office:value="10.163347" calcext:value-type="float">
            <text:p>10.163347</text:p>
          </table:table-cell>
          <table:table-cell office:value-type="float" office:value="65.931143" calcext:value-type="float">
            <text:p>65.931143</text:p>
          </table:table-cell>
          <table:table-cell office:value-type="float" office:value="167.119819" calcext:value-type="float">
            <text:p>167.119819</text:p>
          </table:table-cell>
          <table:table-cell office:value-type="float" office:value="318.425824" calcext:value-type="float">
            <text:p>318.425824</text:p>
          </table:table-cell>
          <table:table-cell table:number-columns-repeated="5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.208706" calcext:value-type="float">
            <text:p>2.208706</text:p>
          </table:table-cell>
          <table:table-cell office:value-type="float" office:value="7.747934" calcext:value-type="float">
            <text:p>7.747934</text:p>
          </table:table-cell>
          <table:table-cell office:value-type="float" office:value="48.369106" calcext:value-type="float">
            <text:p>48.369106</text:p>
          </table:table-cell>
          <table:table-cell office:value-type="float" office:value="130.620756" calcext:value-type="float">
            <text:p>130.620756</text:p>
          </table:table-cell>
          <table:table-cell office:value-type="float" office:value="247.701933" calcext:value-type="float">
            <text:p>247.70193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C127]/[.C130]" office:value-type="float" office:value="3.35797068509797" calcext:value-type="float">
            <text:p>3.35797068509797</text:p>
          </table:table-cell>
          <table:table-cell table:formula="of:=[.D127]/[.D130]" office:value-type="float" office:value="3.75898426599917" calcext:value-type="float">
            <text:p>3.75898426599917</text:p>
          </table:table-cell>
          <table:table-cell table:formula="of:=[.E127]/[.E130]" office:value-type="float" office:value="2.9583322048582" calcext:value-type="float">
            <text:p>2.9583322048582</text:p>
          </table:table-cell>
          <table:table-cell/>
          <table:table-cell table:formula="of:=[.G127]/[.G130]" office:value-type="float" office:value="2.61298944324346" calcext:value-type="float">
            <text:p>2.6129894432434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C127]/([.B130]*[.C130])" office:value-type="float" office:value="0.839492671274493" calcext:value-type="float">
            <text:p>0.839492671274493</text:p>
          </table:table-cell>
          <table:table-cell table:formula="of:=[.D127]/([.B130]*[.D130])" office:value-type="float" office:value="0.939746066499792" calcext:value-type="float">
            <text:p>0.939746066499792</text:p>
          </table:table-cell>
          <table:table-cell table:formula="of:=[.E127]/([.B130]*[.E130])" office:value-type="float" office:value="0.73958305121455" calcext:value-type="float">
            <text:p>0.73958305121455</text:p>
          </table:table-cell>
          <table:table-cell/>
          <table:table-cell table:formula="of:=[.G127]/([.B130]*[.G130])" office:value-type="float" office:value="0.653247360810866" calcext:value-type="float">
            <text:p>0.653247360810866</text:p>
          </table:table-cell>
          <table:table-cell table:formula="of:=1/[.Z130]" office:value-type="float" office:value="0.25" calcext:value-type="float">
            <text:p>0.25</text:p>
          </table:table-cell>
          <table:table-cell/>
          <table:table-cell office:value-type="float" office:value="4" calcext:value-type="float">
            <text:p>4</text:p>
          </table:table-cell>
          <table:table-cell table:formula="of:=1/[.K130]" office:value-type="float" office:value="0.297798907071407" calcext:value-type="float">
            <text:p>0.297798907071407</text:p>
          </table:table-cell>
          <table:table-cell table:formula="of:=1/[.L130]" office:value-type="float" office:value="0.266029312504768" calcext:value-type="float">
            <text:p>0.266029312504768</text:p>
          </table:table-cell>
          <table:table-cell table:formula="of:=1/[.M130]" office:value-type="float" office:value="0.338028297957136" calcext:value-type="float">
            <text:p>0.338028297957136</text:p>
          </table:table-cell>
          <table:table-cell/>
          <table:table-cell table:formula="of:=1/[.O130]" office:value-type="float" office:value="0.382703421395654" calcext:value-type="float">
            <text:p>0.382703421395654</text:p>
          </table:table-cell>
          <table:table-cell table:formula="of:=1-[.X130]" office:value-type="float" office:value="0.75" calcext:value-type="float">
            <text:p>0.75</text:p>
          </table:table-cell>
          <table:table-cell/>
          <table:table-cell office:value-type="float" office:value="4" calcext:value-type="float">
            <text:p>4</text:p>
          </table:table-cell>
          <table:table-cell table:formula="of:=([.AA130]-[.X130])/[.AF130]" office:value-type="float" office:value="0.0637318760952095" calcext:value-type="float">
            <text:p>0.06373187609521</text:p>
          </table:table-cell>
          <table:table-cell table:formula="of:=([.AB130]-[.X130])/[.AF130]" office:value-type="float" office:value="0.0213724166730245" calcext:value-type="float">
            <text:p>0.021372416673025</text:p>
          </table:table-cell>
          <table:table-cell table:formula="of:=([.AC130]-[.X130])/[.AF130]" office:value-type="float" office:value="0.117371063942849" calcext:value-type="float">
            <text:p>0.117371063942849</text:p>
          </table:table-cell>
          <table:table-cell/>
          <table:table-cell table:formula="of:=([.AE130]-[.X130])/[.AF130]" office:value-type="float" office:value="0.176937895194206" calcext:value-type="float">
            <text:p>0.17693789519420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.372946" calcext:value-type="float">
            <text:p>6.372946</text:p>
          </table:table-cell>
          <table:table-cell office:value-type="float" office:value="39.971149" calcext:value-type="float">
            <text:p>39.971149</text:p>
          </table:table-cell>
          <table:table-cell office:value-type="float" office:value="112.392424" calcext:value-type="float">
            <text:p>112.392424</text:p>
          </table:table-cell>
          <table:table-cell office:value-type="float" office:value="211.174084" calcext:value-type="float">
            <text:p>211.174084</text:p>
          </table:table-cell>
          <table:table-cell table:number-columns-repeated="5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.394237" calcext:value-type="float">
            <text:p>5.394237</text:p>
          </table:table-cell>
          <table:table-cell office:value-type="float" office:value="32.62662" calcext:value-type="float">
            <text:p>32.62662</text:p>
          </table:table-cell>
          <table:table-cell office:value-type="float" office:value="92.557522" calcext:value-type="float">
            <text:p>92.557522</text:p>
          </table:table-cell>
          <table:table-cell office:value-type="float" office:value="177.536842" calcext:value-type="float">
            <text:p>177.53684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.722519" calcext:value-type="float">
            <text:p>4.722519</text:p>
          </table:table-cell>
          <table:table-cell office:value-type="float" office:value="29.52947" calcext:value-type="float">
            <text:p>29.52947</text:p>
          </table:table-cell>
          <table:table-cell office:value-type="float" office:value="87.503584" calcext:value-type="float">
            <text:p>87.503584</text:p>
          </table:table-cell>
          <table:table-cell office:value-type="float" office:value="163.566706" calcext:value-type="float">
            <text:p>163.566706</text:p>
          </table:table-cell>
          <table:table-cell table:number-columns-repeated="5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.35924" calcext:value-type="float">
            <text:p>1.35924</text:p>
          </table:table-cell>
          <table:table-cell office:value-type="float" office:value="4.236001" calcext:value-type="float">
            <text:p>4.236001</text:p>
          </table:table-cell>
          <table:table-cell office:value-type="float" office:value="25.311985" calcext:value-type="float">
            <text:p>25.311985</text:p>
          </table:table-cell>
          <table:table-cell/>
          <table:table-cell office:value-type="float" office:value="146.586648" calcext:value-type="float">
            <text:p>146.58664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C127]/[.C134]" office:value-type="float" office:value="5.45655660516171" calcext:value-type="float">
            <text:p>5.45655660516171</text:p>
          </table:table-cell>
          <table:table-cell table:formula="of:=[.D127]/[.D134]" office:value-type="float" office:value="6.87543794253118" calcext:value-type="float">
            <text:p>6.87543794253118</text:p>
          </table:table-cell>
          <table:table-cell table:formula="of:=[.E127]/[.E134]" office:value-type="float" office:value="5.65312771795653" calcext:value-type="float">
            <text:p>5.65312771795653</text:p>
          </table:table-cell>
          <table:table-cell/>
          <table:table-cell table:formula="of:=[.G127]/[.G134]" office:value-type="float" office:value="4.4154262672" calcext:value-type="float">
            <text:p>4.415426267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C127]/([.B134]*[.C134])" office:value-type="float" office:value="0.682069575645213" calcext:value-type="float">
            <text:p>0.682069575645213</text:p>
          </table:table-cell>
          <table:table-cell table:formula="of:=[.D127]/([.B134]*[.D134])" office:value-type="float" office:value="0.859429742816397" calcext:value-type="float">
            <text:p>0.859429742816397</text:p>
          </table:table-cell>
          <table:table-cell table:formula="of:=[.E127]/([.B134]*[.E134])" office:value-type="float" office:value="0.706640964744567" calcext:value-type="float">
            <text:p>0.706640964744567</text:p>
          </table:table-cell>
          <table:table-cell/>
          <table:table-cell table:formula="of:=[.G127]/([.B134]*[.G134])" office:value-type="float" office:value="0.5519282834" calcext:value-type="float">
            <text:p>0.5519282834</text:p>
          </table:table-cell>
          <table:table-cell table:formula="of:=1/[.Z134]" office:value-type="float" office:value="0.125" calcext:value-type="float">
            <text:p>0.125</text:p>
          </table:table-cell>
          <table:table-cell/>
          <table:table-cell office:value-type="float" office:value="8" calcext:value-type="float">
            <text:p>8</text:p>
          </table:table-cell>
          <table:table-cell table:formula="of:=1/[.K134]" office:value-type="float" office:value="0.183265761241079" calcext:value-type="float">
            <text:p>0.183265761241079</text:p>
          </table:table-cell>
          <table:table-cell table:formula="of:=1/[.L134]" office:value-type="float" office:value="0.145445280483741" calcext:value-type="float">
            <text:p>0.145445280483741</text:p>
          </table:table-cell>
          <table:table-cell table:formula="of:=1/[.M134]" office:value-type="float" office:value="0.17689322617347" calcext:value-type="float">
            <text:p>0.17689322617347</text:p>
          </table:table-cell>
          <table:table-cell/>
          <table:table-cell table:formula="of:=1/[.O134]" office:value-type="float" office:value="0.226478699786814" calcext:value-type="float">
            <text:p>0.226478699786814</text:p>
          </table:table-cell>
          <table:table-cell table:formula="of:=1-[.X134]" office:value-type="float" office:value="0.875" calcext:value-type="float">
            <text:p>0.875</text:p>
          </table:table-cell>
          <table:table-cell/>
          <table:table-cell office:value-type="float" office:value="8" calcext:value-type="float">
            <text:p>8</text:p>
          </table:table-cell>
          <table:table-cell table:formula="of:=([.AA134]-[.X134])/[.AF134]" office:value-type="float" office:value="0.0665894414183764" calcext:value-type="float">
            <text:p>0.066589441418376</text:p>
          </table:table-cell>
          <table:table-cell table:formula="of:=([.AB134]-[.X134])/[.AF134]" office:value-type="float" office:value="0.0233660348385608" calcext:value-type="float">
            <text:p>0.023366034838561</text:p>
          </table:table-cell>
          <table:table-cell table:formula="of:=([.AC134]-[.X134])/[.AF134]" office:value-type="float" office:value="0.059306544198252" calcext:value-type="float">
            <text:p>0.059306544198252</text:p>
          </table:table-cell>
          <table:table-cell/>
          <table:table-cell table:formula="of:=([.AE134]-[.X134])/[.AF134]" office:value-type="float" office:value="0.115975656899216" calcext:value-type="float">
            <text:p>0.11597565689921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.060512" calcext:value-type="float">
            <text:p>1.060512</text:p>
          </table:table-cell>
          <table:table-cell office:value-type="float" office:value="3.203295" calcext:value-type="float">
            <text:p>3.203295</text:p>
          </table:table-cell>
          <table:table-cell office:value-type="float" office:value="18.020271" calcext:value-type="float">
            <text:p>18.020271</text:p>
          </table:table-cell>
          <table:table-cell/>
          <table:table-cell office:value-type="float" office:value="118.672693" calcext:value-type="float">
            <text:p>118.67269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C127]/[.C135]" office:value-type="float" office:value="6.99357480160526" calcext:value-type="float">
            <text:p>6.99357480160526</text:p>
          </table:table-cell>
          <table:table-cell table:formula="of:=[.D127]/[.D135]" office:value-type="float" office:value="9.09200120500922" calcext:value-type="float">
            <text:p>9.09200120500922</text:p>
          </table:table-cell>
          <table:table-cell table:formula="of:=[.E127]/[.E135]" office:value-type="float" office:value="7.94060666457236" calcext:value-type="float">
            <text:p>7.94060666457236</text:p>
          </table:table-cell>
          <table:table-cell/>
          <table:table-cell table:formula="of:=[.G127]/[.G135]" office:value-type="float" office:value="5.45401405865122" calcext:value-type="float">
            <text:p>5.4540140586512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C127]/([.B135]*[.C135])" office:value-type="float" office:value="0.582797900133772" calcext:value-type="float">
            <text:p>0.582797900133772</text:p>
          </table:table-cell>
          <table:table-cell table:formula="of:=[.D127]/([.B135]*[.D135])" office:value-type="float" office:value="0.757666767084102" calcext:value-type="float">
            <text:p>0.757666767084102</text:p>
          </table:table-cell>
          <table:table-cell table:formula="of:=[.E127]/([.B135]*[.E135])" office:value-type="float" office:value="0.661717222047696" calcext:value-type="float">
            <text:p>0.661717222047696</text:p>
          </table:table-cell>
          <table:table-cell/>
          <table:table-cell table:formula="of:=[.G127]/([.B135]*[.G135])" office:value-type="float" office:value="0.454501171554268" calcext:value-type="float">
            <text:p>0.454501171554268</text:p>
          </table:table-cell>
          <table:table-cell table:formula="of:=1/[.Z135]" office:value-type="float" office:value="0.0833333333333333" calcext:value-type="float">
            <text:p>0.08333333333333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1/[.K135]" office:value-type="float" office:value="0.142988389824681" calcext:value-type="float">
            <text:p>0.142988389824681</text:p>
          </table:table-cell>
          <table:table-cell table:formula="of:=1/[.L135]" office:value-type="float" office:value="0.109986787006699" calcext:value-type="float">
            <text:p>0.109986787006699</text:p>
          </table:table-cell>
          <table:table-cell table:formula="of:=1/[.M135]" office:value-type="float" office:value="0.125934962181363" calcext:value-type="float">
            <text:p>0.125934962181363</text:p>
          </table:table-cell>
          <table:table-cell/>
          <table:table-cell table:formula="of:=1/[.O135]" office:value-type="float" office:value="0.183351195879994" calcext:value-type="float">
            <text:p>0.183351195879994</text:p>
          </table:table-cell>
          <table:table-cell table:formula="of:=1-[.X135]" office:value-type="float" office:value="0.916666666666667" calcext:value-type="float">
            <text:p>0.91666666666666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[.AA135]-[.X135])/[.AF135]" office:value-type="float" office:value="0.0650782434451067" calcext:value-type="float">
            <text:p>0.065078243445107</text:p>
          </table:table-cell>
          <table:table-cell table:formula="of:=([.AB135]-[.X135])/[.AF135]" office:value-type="float" office:value="0.029076494916399" calcext:value-type="float">
            <text:p>0.029076494916399</text:p>
          </table:table-cell>
          <table:table-cell table:formula="of:=([.AC135]-[.X135])/[.AF135]" office:value-type="float" office:value="0.0464745041978507" calcext:value-type="float">
            <text:p>0.046474504197851</text:p>
          </table:table-cell>
          <table:table-cell/>
          <table:table-cell table:formula="of:=([.AE135]-[.X135])/[.AF135]" office:value-type="float" office:value="0.109110395505448" calcext:value-type="float">
            <text:p>0.109110395505448</text:p>
          </table:table-cell>
          <table:table-cell table:number-columns-repeated="23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office:value-type="float" office:value="0.891951" calcext:value-type="float">
            <text:p>0.891951</text:p>
          </table:table-cell>
          <table:table-cell office:value-type="float" office:value="2.637955" calcext:value-type="float">
            <text:p>2.637955</text:p>
          </table:table-cell>
          <table:table-cell office:value-type="float" office:value="14.344782" calcext:value-type="float">
            <text:p>14.344782</text:p>
          </table:table-cell>
          <table:table-cell/>
          <table:table-cell office:value-type="float" office:value="108.801997" calcext:value-type="float">
            <text:p>108.80199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C127]/[.C136]" office:value-type="float" office:value="8.31522135184556" calcext:value-type="float">
            <text:p>8.31522135184556</text:p>
          </table:table-cell>
          <table:table-cell table:formula="of:=[.D127]/[.D136]" office:value-type="float" office:value="11.0405075143435" calcext:value-type="float">
            <text:p>11.0405075143435</text:p>
          </table:table-cell>
          <table:table-cell table:formula="of:=[.E127]/[.E136]" office:value-type="float" office:value="9.97518707499354" calcext:value-type="float">
            <text:p>9.97518707499354</text:p>
          </table:table-cell>
          <table:table-cell/>
          <table:table-cell table:formula="of:=[.G127]/[.G136]" office:value-type="float" office:value="5.94881117853011" calcext:value-type="float">
            <text:p>5.948811178530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C127]/([.B136]*[.C136])" office:value-type="float" office:value="0.519701334490348" calcext:value-type="float">
            <text:p>0.519701334490348</text:p>
          </table:table-cell>
          <table:table-cell table:formula="of:=[.D127]/([.B136]*[.D136])" office:value-type="float" office:value="0.690031719646469" calcext:value-type="float">
            <text:p>0.690031719646469</text:p>
          </table:table-cell>
          <table:table-cell table:formula="of:=[.E127]/([.B136]*[.E136])" office:value-type="float" office:value="0.623449192187096" calcext:value-type="float">
            <text:p>0.623449192187096</text:p>
          </table:table-cell>
          <table:table-cell/>
          <table:table-cell table:formula="of:=[.G127]/([.B136]*[.G136])" office:value-type="float" office:value="0.371800698658132" calcext:value-type="float">
            <text:p>0.371800698658132</text:p>
          </table:table-cell>
          <table:table-cell table:formula="of:=1/[.Z136]" office:value-type="float" office:value="0.0625" calcext:value-type="float">
            <text:p>0.062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1/[.K136]" office:value-type="float" office:value="0.120261380627955" calcext:value-type="float">
            <text:p>0.120261380627955</text:p>
          </table:table-cell>
          <table:table-cell table:formula="of:=1/[.L136]" office:value-type="float" office:value="0.0905755463415816" calcext:value-type="float">
            <text:p>0.090575546341582</text:p>
          </table:table-cell>
          <table:table-cell table:formula="of:=1/[.M136]" office:value-type="float" office:value="0.100248746462797" calcext:value-type="float">
            <text:p>0.100248746462797</text:p>
          </table:table-cell>
          <table:table-cell/>
          <table:table-cell table:formula="of:=1/[.O136]" office:value-type="float" office:value="0.168100813757395" calcext:value-type="float">
            <text:p>0.168100813757395</text:p>
          </table:table-cell>
          <table:table-cell table:formula="of:=1-[.X136]" office:value-type="float" office:value="0.9375" calcext:value-type="float">
            <text:p>0.937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[.AA136]-[.X136])/[.AF136]" office:value-type="float" office:value="0.0616121393364856" calcext:value-type="float">
            <text:p>0.061612139336486</text:p>
          </table:table-cell>
          <table:table-cell table:formula="of:=([.AB136]-[.X136])/[.AF136]" office:value-type="float" office:value="0.0299472494310204" calcext:value-type="float">
            <text:p>0.029947249431021</text:p>
          </table:table-cell>
          <table:table-cell table:formula="of:=([.AC136]-[.X136])/[.AF136]" office:value-type="float" office:value="0.0402653295603171" calcext:value-type="float">
            <text:p>0.040265329560317</text:p>
          </table:table-cell>
          <table:table-cell/>
          <table:table-cell table:formula="of:=([.AE136]-[.X136])/[.AF136]" office:value-type="float" office:value="0.112640868007888" calcext:value-type="float">
            <text:p>0.112640868007888</text:p>
          </table:table-cell>
          <table:table-cell table:number-columns-repeated="23"/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office:value-type="float" office:value="0.902664" calcext:value-type="float">
            <text:p>0.902664</text:p>
          </table:table-cell>
          <table:table-cell office:value-type="float" office:value="2.366778" calcext:value-type="float">
            <text:p>2.366778</text:p>
          </table:table-cell>
          <table:table-cell office:value-type="float" office:value="11.553557" calcext:value-type="float">
            <text:p>11.553557</text:p>
          </table:table-cell>
          <table:table-cell/>
          <table:table-cell office:value-type="float" office:value="89.051165" calcext:value-type="float">
            <text:p>89.05116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C127]/[.C137]" office:value-type="float" office:value="8.21653461310078" calcext:value-type="float">
            <text:p>8.21653461310078</text:p>
          </table:table-cell>
          <table:table-cell table:formula="of:=[.D127]/[.D137]" office:value-type="float" office:value="12.305489572744" calcext:value-type="float">
            <text:p>12.305489572744</text:p>
          </table:table-cell>
          <table:table-cell table:formula="of:=[.E127]/[.E137]" office:value-type="float" office:value="12.3850935257428" calcext:value-type="float">
            <text:p>12.3850935257428</text:p>
          </table:table-cell>
          <table:table-cell/>
          <table:table-cell table:formula="of:=[.G127]/[.G137]" office:value-type="float" office:value="7.26820964105298" calcext:value-type="float">
            <text:p>7.2682096410529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C127]/([.B137]*[.C137])" office:value-type="float" office:value="0.410826730655039" calcext:value-type="float">
            <text:p>0.410826730655039</text:p>
          </table:table-cell>
          <table:table-cell table:formula="of:=[.D127]/([.B137]*[.D137])" office:value-type="float" office:value="0.615274478637202" calcext:value-type="float">
            <text:p>0.615274478637202</text:p>
          </table:table-cell>
          <table:table-cell table:formula="of:=[.E127]/([.B137]*[.E137])" office:value-type="float" office:value="0.619254676287138" calcext:value-type="float">
            <text:p>0.619254676287138</text:p>
          </table:table-cell>
          <table:table-cell/>
          <table:table-cell table:formula="of:=[.G127]/([.B137]*[.G137])" office:value-type="float" office:value="0.363410482052649" calcext:value-type="float">
            <text:p>0.363410482052649</text:p>
          </table:table-cell>
          <table:table-cell table:formula="of:=1/[.Z137]" office:value-type="float" office:value="0.05" calcext:value-type="float">
            <text:p>0.0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1/[.K137]" office:value-type="float" office:value="0.121705809941524" calcext:value-type="float">
            <text:p>0.121705809941524</text:p>
          </table:table-cell>
          <table:table-cell table:formula="of:=1/[.L137]" office:value-type="float" office:value="0.0812645440954209" calcext:value-type="float">
            <text:p>0.081264544095421</text:p>
          </table:table-cell>
          <table:table-cell table:formula="of:=1/[.M137]" office:value-type="float" office:value="0.0807422243458616" calcext:value-type="float">
            <text:p>0.080742224345862</text:p>
          </table:table-cell>
          <table:table-cell/>
          <table:table-cell table:formula="of:=1/[.O137]" office:value-type="float" office:value="0.137585464562236" calcext:value-type="float">
            <text:p>0.137585464562236</text:p>
          </table:table-cell>
          <table:table-cell table:formula="of:=1-[.X137]" office:value-type="float" office:value="0.95" calcext:value-type="float">
            <text:p>0.9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([.AA137]-[.X137])/[.AF137]" office:value-type="float" office:value="0.0754797999384467" calcext:value-type="float">
            <text:p>0.075479799938447</text:p>
          </table:table-cell>
          <table:table-cell table:formula="of:=([.AB137]-[.X137])/[.AF137]" office:value-type="float" office:value="0.0329100464162325" calcext:value-type="float">
            <text:p>0.032910046416233</text:p>
          </table:table-cell>
          <table:table-cell table:formula="of:=([.AC137]-[.X137])/[.AF137]" office:value-type="float" office:value="0.0323602361535385" calcext:value-type="float">
            <text:p>0.032360236153539</text:p>
          </table:table-cell>
          <table:table-cell/>
          <table:table-cell table:formula="of:=([.AE137]-[.X137])/[.AF137]" office:value-type="float" office:value="0.0921952258549857" calcext:value-type="float">
            <text:p>0.092195225854986</text:p>
          </table:table-cell>
          <table:table-cell table:number-columns-repeated="23"/>
        </table:table-row>
        <table:table-row table:style-name="ro1">
          <table:table-cell/>
          <table:table-cell table:style-name="ce3" office:value-type="float" office:value="24" calcext:value-type="float">
            <text:p>24</text:p>
          </table:table-cell>
          <table:table-cell office:value-type="float" office:value="0.81442" calcext:value-type="float">
            <text:p>0.81442</text:p>
          </table:table-cell>
          <table:table-cell office:value-type="float" office:value="2.382051" calcext:value-type="float">
            <text:p>2.382051</text:p>
          </table:table-cell>
          <table:table-cell office:value-type="float" office:value="9.435759" calcext:value-type="float">
            <text:p>9.435759</text:p>
          </table:table-cell>
          <table:table-cell/>
          <table:table-cell office:value-type="float" office:value="72.792163" calcext:value-type="float">
            <text:p>72.79216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C127]/[.C138]" office:value-type="float" office:value="9.10681220991626" calcext:value-type="float">
            <text:p>9.10681220991626</text:p>
          </table:table-cell>
          <table:table-cell table:formula="of:=[.D127]/[.D138]" office:value-type="float" office:value="12.2265904466361" calcext:value-type="float">
            <text:p>12.2265904466361</text:p>
          </table:table-cell>
          <table:table-cell table:formula="of:=[.E127]/[.E138]" office:value-type="float" office:value="15.1648514973729" calcext:value-type="float">
            <text:p>15.1648514973729</text:p>
          </table:table-cell>
          <table:table-cell/>
          <table:table-cell table:formula="of:=[.G127]/[.G138]" office:value-type="float" office:value="8.8916513718654" calcext:value-type="float">
            <text:p>8.891651371865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C127]/([.B138]*[.C138])" office:value-type="float" office:value="0.379450508746511" calcext:value-type="float">
            <text:p>0.379450508746511</text:p>
          </table:table-cell>
          <table:table-cell table:formula="of:=[.D127]/([.B138]*[.D138])" office:value-type="float" office:value="0.509441268609838" calcext:value-type="float">
            <text:p>0.509441268609838</text:p>
          </table:table-cell>
          <table:table-cell table:formula="of:=[.E127]/([.B138]*[.E138])" office:value-type="float" office:value="0.631868812390538" calcext:value-type="float">
            <text:p>0.631868812390538</text:p>
          </table:table-cell>
          <table:table-cell/>
          <table:table-cell table:formula="of:=[.G127]/([.B138]*[.G138])" office:value-type="float" office:value="0.370485473827725" calcext:value-type="float">
            <text:p>0.370485473827725</text:p>
          </table:table-cell>
          <table:table-cell table:formula="of:=1/[.Z138]" office:value-type="float" office:value="0.0416666666666667" calcext:value-type="float">
            <text:p>0.041666666666667</text:p>
          </table:table-cell>
          <table:table-cell/>
          <table:table-cell office:value-type="float" office:value="24" calcext:value-type="float">
            <text:p>24</text:p>
          </table:table-cell>
          <table:table-cell table:formula="of:=1/[.K138]" office:value-type="float" office:value="0.109807908294311" calcext:value-type="float">
            <text:p>0.109807908294311</text:p>
          </table:table-cell>
          <table:table-cell table:formula="of:=1/[.L138]" office:value-type="float" office:value="0.0817889504326309" calcext:value-type="float">
            <text:p>0.081788950432631</text:p>
          </table:table-cell>
          <table:table-cell table:formula="of:=1/[.M138]" office:value-type="float" office:value="0.0659419579659738" calcext:value-type="float">
            <text:p>0.065941957965974</text:p>
          </table:table-cell>
          <table:table-cell/>
          <table:table-cell table:formula="of:=1/[.O138]" office:value-type="float" office:value="0.11246504818713" calcext:value-type="float">
            <text:p>0.11246504818713</text:p>
          </table:table-cell>
          <table:table-cell table:formula="of:=1-[.X138]" office:value-type="float" office:value="0.958333333333333" calcext:value-type="float">
            <text:p>0.958333333333333</text:p>
          </table:table-cell>
          <table:table-cell/>
          <table:table-cell office:value-type="float" office:value="24" calcext:value-type="float">
            <text:p>24</text:p>
          </table:table-cell>
          <table:table-cell table:formula="of:=([.AA138]-[.X138])/[.AF138]" office:value-type="float" office:value="0.0711039043071076" calcext:value-type="float">
            <text:p>0.071103904307108</text:p>
          </table:table-cell>
          <table:table-cell table:formula="of:=([.AB138]-[.X138])/[.AF138]" office:value-type="float" office:value="0.0418667308862236" calcext:value-type="float">
            <text:p>0.041866730886224</text:p>
          </table:table-cell>
          <table:table-cell table:formula="of:=([.AC138]-[.X138])/[.AF138]" office:value-type="float" office:value="0.0253307387471031" calcext:value-type="float">
            <text:p>0.025330738747103</text:p>
          </table:table-cell>
          <table:table-cell/>
          <table:table-cell table:formula="of:=([.AE138]-[.X138])/[.AF138]" office:value-type="float" office:value="0.0738765720213527" calcext:value-type="float">
            <text:p>0.073876572021353</text:p>
          </table:table-cell>
          <table:table-cell table:number-columns-repeated="23"/>
        </table:table-row>
        <table:table-row table:style-name="ro1">
          <table:table-cell/>
          <table:table-cell table:style-name="ce3" office:value-type="float" office:value="28" calcext:value-type="float">
            <text:p>28</text:p>
          </table:table-cell>
          <table:table-cell office:value-type="float" office:value="0.877985" calcext:value-type="float">
            <text:p>0.877985</text:p>
          </table:table-cell>
          <table:table-cell office:value-type="float" office:value="1.9439" calcext:value-type="float">
            <text:p>1.9439</text:p>
          </table:table-cell>
          <table:table-cell office:value-type="float" office:value="8.247149" calcext:value-type="float">
            <text:p>8.247149</text:p>
          </table:table-cell>
          <table:table-cell/>
          <table:table-cell office:value-type="float" office:value="63.489222" calcext:value-type="float">
            <text:p>63.48922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C127]/[.C139]" office:value-type="float" office:value="8.44749056077268" calcext:value-type="float">
            <text:p>8.44749056077268</text:p>
          </table:table-cell>
          <table:table-cell table:formula="of:=[.D127]/[.D139]" office:value-type="float" office:value="14.9824383970369" calcext:value-type="float">
            <text:p>14.9824383970369</text:p>
          </table:table-cell>
          <table:table-cell table:formula="of:=[.E127]/[.E139]" office:value-type="float" office:value="17.350466688549" calcext:value-type="float">
            <text:p>17.350466688549</text:p>
          </table:table-cell>
          <table:table-cell/>
          <table:table-cell table:formula="of:=[.G127]/[.G139]" office:value-type="float" office:value="10.1945261827275" calcext:value-type="float">
            <text:p>10.194526182727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C127]/([.B139]*[.C139])" office:value-type="float" office:value="0.301696091456167" calcext:value-type="float">
            <text:p>0.301696091456167</text:p>
          </table:table-cell>
          <table:table-cell table:formula="of:=[.D127]/([.B139]*[.D139])" office:value-type="float" office:value="0.53508708560846" calcext:value-type="float">
            <text:p>0.53508708560846</text:p>
          </table:table-cell>
          <table:table-cell table:formula="of:=[.E127]/([.B139]*[.E139])" office:value-type="float" office:value="0.619659524591035" calcext:value-type="float">
            <text:p>0.619659524591035</text:p>
          </table:table-cell>
          <table:table-cell/>
          <table:table-cell table:formula="of:=[.G127]/([.B139]*[.G139])" office:value-type="float" office:value="0.364090220811697" calcext:value-type="float">
            <text:p>0.364090220811697</text:p>
          </table:table-cell>
          <table:table-cell table:formula="of:=1/[.Z139]" office:value-type="float" office:value="0.0357142857142857" calcext:value-type="float">
            <text:p>0.035714285714286</text:p>
          </table:table-cell>
          <table:table-cell/>
          <table:table-cell office:value-type="float" office:value="28" calcext:value-type="float">
            <text:p>28</text:p>
          </table:table-cell>
          <table:table-cell table:formula="of:=1/[.K139]" office:value-type="float" office:value="0.118378350683653" calcext:value-type="float">
            <text:p>0.118378350683653</text:p>
          </table:table-cell>
          <table:table-cell table:formula="of:=1/[.L139]" office:value-type="float" office:value="0.0667448097232139" calcext:value-type="float">
            <text:p>0.066744809723214</text:p>
          </table:table-cell>
          <table:table-cell table:formula="of:=1/[.M139]" office:value-type="float" office:value="0.0576353373053639" calcext:value-type="float">
            <text:p>0.057635337305364</text:p>
          </table:table-cell>
          <table:table-cell/>
          <table:table-cell table:formula="of:=1/[.O139]" office:value-type="float" office:value="0.0980918565586981" calcext:value-type="float">
            <text:p>0.098091856558698</text:p>
          </table:table-cell>
          <table:table-cell table:formula="of:=1-[.X139]" office:value-type="float" office:value="0.964285714285714" calcext:value-type="float">
            <text:p>0.964285714285714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[.AA139]-[.X139])/[.AF139]" office:value-type="float" office:value="0.0857256970052702" calcext:value-type="float">
            <text:p>0.08572569700527</text:p>
          </table:table-cell>
          <table:table-cell table:formula="of:=([.AB139]-[.X139])/[.AF139]" office:value-type="float" office:value="0.0321798026759255" calcext:value-type="float">
            <text:p>0.032179802675926</text:p>
          </table:table-cell>
          <table:table-cell table:formula="of:=([.AC139]-[.X139])/[.AF139]" office:value-type="float" office:value="0.0227329423907477" calcext:value-type="float">
            <text:p>0.022732942390748</text:p>
          </table:table-cell>
          <table:table-cell/>
          <table:table-cell table:formula="of:=([.AE139]-[.X139])/[.AF139]" office:value-type="float" office:value="0.0646878512460573" calcext:value-type="float">
            <text:p>0.064687851246057</text:p>
          </table:table-cell>
          <table:table-cell table:number-columns-repeated="23"/>
        </table:table-row>
        <table:table-row table:style-name="ro1">
          <table:table-cell/>
          <table:table-cell table:style-name="ce3" office:value-type="float" office:value="32" calcext:value-type="float">
            <text:p>32</text:p>
          </table:table-cell>
          <table:table-cell office:value-type="float" office:value="0.754861" calcext:value-type="float">
            <text:p>0.754861</text:p>
          </table:table-cell>
          <table:table-cell office:value-type="float" office:value="1.856695" calcext:value-type="float">
            <text:p>1.856695</text:p>
          </table:table-cell>
          <table:table-cell office:value-type="float" office:value="7.507506" calcext:value-type="float">
            <text:p>7.507506</text:p>
          </table:table-cell>
          <table:table-cell/>
          <table:table-cell office:value-type="float" office:value="56.526683" calcext:value-type="float">
            <text:p>56.52668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C127]/[.C140]" office:value-type="float" office:value="9.82534532847769" calcext:value-type="float">
            <text:p>9.82534532847769</text:p>
          </table:table-cell>
          <table:table-cell table:formula="of:=[.D127]/[.D140]" office:value-type="float" office:value="15.686131540183" calcext:value-type="float">
            <text:p>15.686131540183</text:p>
          </table:table-cell>
          <table:table-cell table:formula="of:=[.E127]/[.E140]" office:value-type="float" office:value="19.0598427760164" calcext:value-type="float">
            <text:p>19.0598427760164</text:p>
          </table:table-cell>
          <table:table-cell/>
          <table:table-cell table:formula="of:=[.G127]/[.G140]" office:value-type="float" office:value="11.4502125659841" calcext:value-type="float">
            <text:p>11.450212565984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C127]/([.B140]*[.C140])" office:value-type="float" office:value="0.307042041514928" calcext:value-type="float">
            <text:p>0.307042041514928</text:p>
          </table:table-cell>
          <table:table-cell table:formula="of:=[.D127]/([.B140]*[.D140])" office:value-type="float" office:value="0.490191610630718" calcext:value-type="float">
            <text:p>0.490191610630718</text:p>
          </table:table-cell>
          <table:table-cell table:formula="of:=[.E127]/([.B140]*[.E140])" office:value-type="float" office:value="0.595620086750513" calcext:value-type="float">
            <text:p>0.595620086750513</text:p>
          </table:table-cell>
          <table:table-cell/>
          <table:table-cell table:formula="of:=[.G127]/([.B140]*[.G140])" office:value-type="float" office:value="0.357819142687003" calcext:value-type="float">
            <text:p>0.357819142687003</text:p>
          </table:table-cell>
          <table:table-cell table:formula="of:=1/[.Z140]" office:value-type="float" office:value="0.03125" calcext:value-type="float">
            <text:p>0.03125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/[.K140]" office:value-type="float" office:value="0.101777593211061" calcext:value-type="float">
            <text:p>0.101777593211061</text:p>
          </table:table-cell>
          <table:table-cell table:formula="of:=1/[.L140]" office:value-type="float" office:value="0.063750581042771" calcext:value-type="float">
            <text:p>0.063750581042771</text:p>
          </table:table-cell>
          <table:table-cell table:formula="of:=1/[.M140]" office:value-type="float" office:value="0.0524663299562119" calcext:value-type="float">
            <text:p>0.052466329956212</text:p>
          </table:table-cell>
          <table:table-cell/>
          <table:table-cell table:formula="of:=1/[.O140]" office:value-type="float" office:value="0.0873346231991156" calcext:value-type="float">
            <text:p>0.087334623199116</text:p>
          </table:table-cell>
          <table:table-cell table:formula="of:=1-[.X140]" office:value-type="float" office:value="0.96875" calcext:value-type="float">
            <text:p>0.96875</text:p>
          </table:table-cell>
          <table:table-cell/>
          <table:table-cell office:value-type="float" office:value="32" calcext:value-type="float">
            <text:p>32</text:p>
          </table:table-cell>
          <table:table-cell table:formula="of:=([.AA140]-[.X140])/[.AF140]" office:value-type="float" office:value="0.0728026768630306" calcext:value-type="float">
            <text:p>0.072802676863031</text:p>
          </table:table-cell>
          <table:table-cell table:formula="of:=([.AB140]-[.X140])/[.AF140]" office:value-type="float" office:value="0.0335489868828604" calcext:value-type="float">
            <text:p>0.03354898688286</text:p>
          </table:table-cell>
          <table:table-cell table:formula="of:=([.AC140]-[.X140])/[.AF140]" office:value-type="float" office:value="0.0219007276967349" calcext:value-type="float">
            <text:p>0.021900727696735</text:p>
          </table:table-cell>
          <table:table-cell/>
          <table:table-cell table:formula="of:=([.AE140]-[.X140])/[.AF140]" office:value-type="float" office:value="0.0578938045926354" calcext:value-type="float">
            <text:p>0.057893804592636</text:p>
          </table:table-cell>
          <table:table-cell table:number-columns-repeated="23"/>
        </table:table-row>
        <table:table-row table:style-name="ro1">
          <table:table-cell/>
          <table:table-cell table:style-name="ce3" office:value-type="float" office:value="36" calcext:value-type="float">
            <text:p>36</text:p>
          </table:table-cell>
          <table:table-cell office:value-type="float" office:value="0.866351" calcext:value-type="float">
            <text:p>0.866351</text:p>
          </table:table-cell>
          <table:table-cell office:value-type="float" office:value="1.772018" calcext:value-type="float">
            <text:p>1.772018</text:p>
          </table:table-cell>
          <table:table-cell office:value-type="float" office:value="6.82987" calcext:value-type="float">
            <text:p>6.82987</text:p>
          </table:table-cell>
          <table:table-cell/>
          <table:table-cell office:value-type="float" office:value="48.329889" calcext:value-type="float">
            <text:p>48.329889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C127]/[.C141]" office:value-type="float" office:value="8.56092969246876" calcext:value-type="float">
            <text:p>8.56092969246876</text:p>
          </table:table-cell>
          <table:table-cell table:formula="of:=[.D127]/[.D141]" office:value-type="float" office:value="16.4357032490641" calcext:value-type="float">
            <text:p>16.4357032490641</text:p>
          </table:table-cell>
          <table:table-cell table:formula="of:=[.E127]/[.E141]" office:value-type="float" office:value="20.9508942337116" calcext:value-type="float">
            <text:p>20.9508942337116</text:p>
          </table:table-cell>
          <table:table-cell/>
          <table:table-cell table:formula="of:=[.G127]/[.G141]" office:value-type="float" office:value="13.392179237159" calcext:value-type="float">
            <text:p>13.392179237159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C127]/([.B141]*[.C141])" office:value-type="float" office:value="0.237803602568577" calcext:value-type="float">
            <text:p>0.237803602568577</text:p>
          </table:table-cell>
          <table:table-cell table:formula="of:=[.D127]/([.B141]*[.D141])" office:value-type="float" office:value="0.456547312474002" calcext:value-type="float">
            <text:p>0.456547312474002</text:p>
          </table:table-cell>
          <table:table-cell table:formula="of:=[.E127]/([.B141]*[.E141])" office:value-type="float" office:value="0.581969284269767" calcext:value-type="float">
            <text:p>0.581969284269767</text:p>
          </table:table-cell>
          <table:table-cell/>
          <table:table-cell table:formula="of:=[.G127]/([.B141]*[.G141])" office:value-type="float" office:value="0.372004978809973" calcext:value-type="float">
            <text:p>0.372004978809973</text:p>
          </table:table-cell>
          <table:table-cell table:formula="of:=1/[.Z141]" office:value-type="float" office:value="0.0277777777777778" calcext:value-type="float">
            <text:p>0.02777777777777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1/[.K141]" office:value-type="float" office:value="0.116809743324924" calcext:value-type="float">
            <text:p>0.116809743324924</text:p>
          </table:table-cell>
          <table:table-cell table:formula="of:=1/[.L141]" office:value-type="float" office:value="0.0608431525469983" calcext:value-type="float">
            <text:p>0.060843152546998</text:p>
          </table:table-cell>
          <table:table-cell table:formula="of:=1/[.M141]" office:value-type="float" office:value="0.0477306595529904" calcext:value-type="float">
            <text:p>0.047730659552991</text:p>
          </table:table-cell>
          <table:table-cell/>
          <table:table-cell table:formula="of:=1/[.O141]" office:value-type="float" office:value="0.074670446257568" calcext:value-type="float">
            <text:p>0.074670446257568</text:p>
          </table:table-cell>
          <table:table-cell table:formula="of:=1-[.X141]" office:value-type="float" office:value="0.972222222222222" calcext:value-type="float">
            <text:p>0.97222222222222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AA141]-[.X141])/[.AF141]" office:value-type="float" office:value="0.0915757359913509" calcext:value-type="float">
            <text:p>0.091575735991351</text:p>
          </table:table-cell>
          <table:table-cell table:formula="of:=([.AB141]-[.X141])/[.AF141]" office:value-type="float" office:value="0.0340100997626268" calcext:value-type="float">
            <text:p>0.034010099762627</text:p>
          </table:table-cell>
          <table:table-cell table:formula="of:=([.AC141]-[.X141])/[.AF141]" office:value-type="float" office:value="0.0205229641116473" calcext:value-type="float">
            <text:p>0.020522964111647</text:p>
          </table:table-cell>
          <table:table-cell/>
          <table:table-cell table:formula="of:=([.AE141]-[.X141])/[.AF141]" office:value-type="float" office:value="0.0482324590077842" calcext:value-type="float">
            <text:p>0.048232459007784</text:p>
          </table:table-cell>
          <table:table-cell table:number-columns-repeated="23"/>
        </table:table-row>
        <table:table-row table:style-name="ro1">
          <table:table-cell/>
          <table:table-cell table:style-name="ce3" office:value-type="float" office:value="40" calcext:value-type="float">
            <text:p>40</text:p>
          </table:table-cell>
          <table:table-cell office:value-type="float" office:value="0.814759" calcext:value-type="float">
            <text:p>0.814759</text:p>
          </table:table-cell>
          <table:table-cell office:value-type="float" office:value="1.643925" calcext:value-type="float">
            <text:p>1.643925</text:p>
          </table:table-cell>
          <table:table-cell office:value-type="float" office:value="6.281814" calcext:value-type="float">
            <text:p>6.281814</text:p>
          </table:table-cell>
          <table:table-cell/>
          <table:table-cell office:value-type="float" office:value="42.724071" calcext:value-type="float">
            <text:p>42.72407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C127]/[.C142]" office:value-type="float" office:value="9.10302310253707" calcext:value-type="float">
            <text:p>9.10302310253707</text:p>
          </table:table-cell>
          <table:table-cell table:formula="of:=[.D127]/[.D142]" office:value-type="float" office:value="17.7163568897608" calcext:value-type="float">
            <text:p>17.7163568897608</text:p>
          </table:table-cell>
          <table:table-cell table:formula="of:=[.E127]/[.E142]" office:value-type="float" office:value="22.7787521247843" calcext:value-type="float">
            <text:p>22.7787521247843</text:p>
          </table:table-cell>
          <table:table-cell/>
          <table:table-cell table:formula="of:=[.G127]/[.G142]" office:value-type="float" office:value="15.1493647691017" calcext:value-type="float">
            <text:p>15.149364769101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C127]/([.B142]*[.C142])" office:value-type="float" office:value="0.227575577563427" calcext:value-type="float">
            <text:p>0.227575577563427</text:p>
          </table:table-cell>
          <table:table-cell table:formula="of:=[.D127]/([.B142]*[.D142])" office:value-type="float" office:value="0.44290892224402" calcext:value-type="float">
            <text:p>0.44290892224402</text:p>
          </table:table-cell>
          <table:table-cell table:formula="of:=[.E127]/([.B142]*[.E142])" office:value-type="float" office:value="0.569468803119608" calcext:value-type="float">
            <text:p>0.569468803119608</text:p>
          </table:table-cell>
          <table:table-cell/>
          <table:table-cell table:formula="of:=[.G127]/([.B142]*[.G142])" office:value-type="float" office:value="0.378734119227543" calcext:value-type="float">
            <text:p>0.378734119227543</text:p>
          </table:table-cell>
          <table:table-cell table:formula="of:=1/[.Z142]" office:value-type="float" office:value="0.025" calcext:value-type="float">
            <text:p>0.025</text:p>
          </table:table-cell>
          <table:table-cell/>
          <table:table-cell office:value-type="float" office:value="40" calcext:value-type="float">
            <text:p>40</text:p>
          </table:table-cell>
          <table:table-cell table:formula="of:=1/[.K142]" office:value-type="float" office:value="0.10985361552266" calcext:value-type="float">
            <text:p>0.10985361552266</text:p>
          </table:table-cell>
          <table:table-cell table:formula="of:=1/[.L142]" office:value-type="float" office:value="0.0564450132847545" calcext:value-type="float">
            <text:p>0.056445013284755</text:p>
          </table:table-cell>
          <table:table-cell table:formula="of:=1/[.M142]" office:value-type="float" office:value="0.0439005611247665" calcext:value-type="float">
            <text:p>0.043900561124767</text:p>
          </table:table-cell>
          <table:table-cell/>
          <table:table-cell table:formula="of:=1/[.O142]" office:value-type="float" office:value="0.0660093683954047" calcext:value-type="float">
            <text:p>0.066009368395405</text:p>
          </table:table-cell>
          <table:table-cell table:formula="of:=1-[.X142]" office:value-type="float" office:value="0.975" calcext:value-type="float">
            <text:p>0.975</text:p>
          </table:table-cell>
          <table:table-cell/>
          <table:table-cell office:value-type="float" office:value="40" calcext:value-type="float">
            <text:p>40</text:p>
          </table:table-cell>
          <table:table-cell table:formula="of:=([.AA142]-[.X142])/[.AF142]" office:value-type="float" office:value="0.0870293492540104" calcext:value-type="float">
            <text:p>0.08702934925401</text:p>
          </table:table-cell>
          <table:table-cell table:formula="of:=([.AB142]-[.X142])/[.AF142]" office:value-type="float" office:value="0.0322512956766713" calcext:value-type="float">
            <text:p>0.032251295676671</text:p>
          </table:table-cell>
          <table:table-cell table:formula="of:=([.AC142]-[.X142])/[.AF142]" office:value-type="float" office:value="0.0193851908971964" calcext:value-type="float">
            <text:p>0.019385190897197</text:p>
          </table:table-cell>
          <table:table-cell/>
          <table:table-cell table:formula="of:=([.AE142]-[.X142])/[.AF142]" office:value-type="float" office:value="0.0420608906619536" calcext:value-type="float">
            <text:p>0.042060890661954</text:p>
          </table:table-cell>
          <table:table-cell table:number-columns-repeated="23"/>
        </table:table-row>
        <table:table-row table:style-name="ro1">
          <table:table-cell/>
          <table:table-cell table:style-name="ce3" office:value-type="float" office:value="44" calcext:value-type="float">
            <text:p>44</text:p>
          </table:table-cell>
          <table:table-cell office:value-type="float" office:value="0.740381" calcext:value-type="float">
            <text:p>0.740381</text:p>
          </table:table-cell>
          <table:table-cell office:value-type="float" office:value="1.453223" calcext:value-type="float">
            <text:p>1.453223</text:p>
          </table:table-cell>
          <table:table-cell office:value-type="float" office:value="5.881447" calcext:value-type="float">
            <text:p>5.881447</text:p>
          </table:table-cell>
          <table:table-cell/>
          <table:table-cell office:value-type="float" office:value="36.114024" calcext:value-type="float">
            <text:p>36.11402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[.C127]/[.C143]" office:value-type="float" office:value="10.0175045010609" calcext:value-type="float">
            <text:p>10.0175045010609</text:p>
          </table:table-cell>
          <table:table-cell table:formula="of:=[.D127]/[.D143]" office:value-type="float" office:value="20.0412201018013" calcext:value-type="float">
            <text:p>20.0412201018013</text:p>
          </table:table-cell>
          <table:table-cell table:formula="of:=[.E127]/[.E143]" office:value-type="float" office:value="24.3293672458495" calcext:value-type="float">
            <text:p>24.3293672458495</text:p>
          </table:table-cell>
          <table:table-cell/>
          <table:table-cell table:formula="of:=[.G127]/[.G143]" office:value-type="float" office:value="17.9221937715941" calcext:value-type="float">
            <text:p>17.922193771594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[.C127]/([.B143]*[.C143])" office:value-type="float" office:value="0.227670556842294" calcext:value-type="float">
            <text:p>0.227670556842294</text:p>
          </table:table-cell>
          <table:table-cell table:formula="of:=[.D127]/([.B143]*[.D143])" office:value-type="float" office:value="0.455482275040939" calcext:value-type="float">
            <text:p>0.455482275040939</text:p>
          </table:table-cell>
          <table:table-cell table:formula="of:=[.E127]/([.B143]*[.E143])" office:value-type="float" office:value="0.552940164678398" calcext:value-type="float">
            <text:p>0.552940164678398</text:p>
          </table:table-cell>
          <table:table-cell/>
          <table:table-cell table:formula="of:=[.G127]/([.B143]*[.G143])" office:value-type="float" office:value="0.407322585718048" calcext:value-type="float">
            <text:p>0.407322585718048</text:p>
          </table:table-cell>
          <table:table-cell table:formula="of:=1/[.Z143]" office:value-type="float" office:value="0.0227272727272727" calcext:value-type="float">
            <text:p>0.022727272727273</text:p>
          </table:table-cell>
          <table:table-cell/>
          <table:table-cell office:value-type="float" office:value="44" calcext:value-type="float">
            <text:p>44</text:p>
          </table:table-cell>
          <table:table-cell table:formula="of:=1/[.K143]" office:value-type="float" office:value="0.099825260861534" calcext:value-type="float">
            <text:p>0.099825260861534</text:p>
          </table:table-cell>
          <table:table-cell table:formula="of:=1/[.L143]" office:value-type="float" office:value="0.0498971616957652" calcext:value-type="float">
            <text:p>0.049897161695765</text:p>
          </table:table-cell>
          <table:table-cell table:formula="of:=1/[.M143]" office:value-type="float" office:value="0.0411025897178068" calcext:value-type="float">
            <text:p>0.041102589717807</text:p>
          </table:table-cell>
          <table:table-cell/>
          <table:table-cell table:formula="of:=1/[.O143]" office:value-type="float" office:value="0.0557967407753931" calcext:value-type="float">
            <text:p>0.055796740775393</text:p>
          </table:table-cell>
          <table:table-cell table:formula="of:=1-[.X143]" office:value-type="float" office:value="0.977272727272727" calcext:value-type="float">
            <text:p>0.977272727272727</text:p>
          </table:table-cell>
          <table:table-cell/>
          <table:table-cell office:value-type="float" office:value="44" calcext:value-type="float">
            <text:p>44</text:p>
          </table:table-cell>
          <table:table-cell table:formula="of:=([.AA143]-[.X143])/[.AF143]" office:value-type="float" office:value="0.0788909646025" calcext:value-type="float">
            <text:p>0.0788909646025</text:p>
          </table:table-cell>
          <table:table-cell table:formula="of:=([.AB143]-[.X143])/[.AF143]" office:value-type="float" office:value="0.0278017468514807" calcext:value-type="float">
            <text:p>0.027801746851481</text:p>
          </table:table-cell>
          <table:table-cell table:formula="of:=([.AC143]-[.X143])/[.AF143]" office:value-type="float" office:value="0.0188026499438023" calcext:value-type="float">
            <text:p>0.018802649943802</text:p>
          </table:table-cell>
          <table:table-cell/>
          <table:table-cell table:formula="of:=([.AE143]-[.X143])/[.AF143]" office:value-type="float" office:value="0.0338385254445882" calcext:value-type="float">
            <text:p>0.033838525444588</text:p>
          </table:table-cell>
          <table:table-cell table:number-columns-repeated="23"/>
        </table:table-row>
        <table:table-row table:style-name="ro1">
          <table:table-cell/>
          <table:table-cell table:style-name="ce3" office:value-type="float" office:value="48" calcext:value-type="float">
            <text:p>48</text:p>
          </table:table-cell>
          <table:table-cell office:value-type="float" office:value="0.751649" calcext:value-type="float">
            <text:p>0.751649</text:p>
          </table:table-cell>
          <table:table-cell office:value-type="float" office:value="1.478205" calcext:value-type="float">
            <text:p>1.478205</text:p>
          </table:table-cell>
          <table:table-cell office:value-type="float" office:value="5.716714" calcext:value-type="float">
            <text:p>5.716714</text:p>
          </table:table-cell>
          <table:table-cell/>
          <table:table-cell office:value-type="float" office:value="35.579186" calcext:value-type="float">
            <text:p>35.579186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[.C127]/[.C144]" office:value-type="float" office:value="9.86733169338348" calcext:value-type="float">
            <text:p>9.86733169338348</text:p>
          </table:table-cell>
          <table:table-cell table:formula="of:=[.D127]/[.D144]" office:value-type="float" office:value="19.7025189334362" calcext:value-type="float">
            <text:p>19.7025189334362</text:p>
          </table:table-cell>
          <table:table-cell table:formula="of:=[.E127]/[.E144]" office:value-type="float" office:value="25.0304430132415" calcext:value-type="float">
            <text:p>25.0304430132415</text:p>
          </table:table-cell>
          <table:table-cell/>
          <table:table-cell table:formula="of:=[.G127]/[.G144]" office:value-type="float" office:value="18.1916060699084" calcext:value-type="float">
            <text:p>18.191606069908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[.C127]/([.B144]*[.C144])" office:value-type="float" office:value="0.205569410278822" calcext:value-type="float">
            <text:p>0.205569410278822</text:p>
          </table:table-cell>
          <table:table-cell table:formula="of:=[.D127]/([.B144]*[.D144])" office:value-type="float" office:value="0.410469144446587" calcext:value-type="float">
            <text:p>0.410469144446587</text:p>
          </table:table-cell>
          <table:table-cell table:formula="of:=[.E127]/([.B144]*[.E144])" office:value-type="float" office:value="0.521467562775865" calcext:value-type="float">
            <text:p>0.521467562775865</text:p>
          </table:table-cell>
          <table:table-cell/>
          <table:table-cell table:formula="of:=[.G127]/([.B144]*[.G144])" office:value-type="float" office:value="0.378991793123092" calcext:value-type="float">
            <text:p>0.378991793123092</text:p>
          </table:table-cell>
          <table:table-cell table:formula="of:=1/[.Z144]" office:value-type="float" office:value="0.0208333333333333" calcext:value-type="float">
            <text:p>0.020833333333333</text:p>
          </table:table-cell>
          <table:table-cell/>
          <table:table-cell office:value-type="float" office:value="48" calcext:value-type="float">
            <text:p>48</text:p>
          </table:table-cell>
          <table:table-cell table:formula="of:=1/[.K144]" office:value-type="float" office:value="0.101344520593196" calcext:value-type="float">
            <text:p>0.101344520593196</text:p>
          </table:table-cell>
          <table:table-cell table:formula="of:=1/[.L144]" office:value-type="float" office:value="0.0507549315586724" calcext:value-type="float">
            <text:p>0.050754931558673</text:p>
          </table:table-cell>
          <table:table-cell table:formula="of:=1/[.M144]" office:value-type="float" office:value="0.0399513504204054" calcext:value-type="float">
            <text:p>0.039951350420405</text:p>
          </table:table-cell>
          <table:table-cell/>
          <table:table-cell table:formula="of:=1/[.O144]" office:value-type="float" office:value="0.0549704075691342" calcext:value-type="float">
            <text:p>0.054970407569134</text:p>
          </table:table-cell>
          <table:table-cell table:formula="of:=1-[.X144]" office:value-type="float" office:value="0.979166666666667" calcext:value-type="float">
            <text:p>0.979166666666667</text:p>
          </table:table-cell>
          <table:table-cell/>
          <table:table-cell office:value-type="float" office:value="48" calcext:value-type="float">
            <text:p>48</text:p>
          </table:table-cell>
          <table:table-cell table:formula="of:=([.AA144]-[.X144])/[.AF144]" office:value-type="float" office:value="0.0822241912441153" calcext:value-type="float">
            <text:p>0.082224191244115</text:p>
          </table:table-cell>
          <table:table-cell table:formula="of:=([.AB144]-[.X144])/[.AF144]" office:value-type="float" office:value="0.0305582279748144" calcext:value-type="float">
            <text:p>0.030558227974814</text:p>
          </table:table-cell>
          <table:table-cell table:formula="of:=([.AC144]-[.X144])/[.AF144]" office:value-type="float" office:value="0.0195247834080736" calcext:value-type="float">
            <text:p>0.019524783408074</text:p>
          </table:table-cell>
          <table:table-cell/>
          <table:table-cell table:formula="of:=([.AE144]-[.X144])/[.AF144]" office:value-type="float" office:value="0.0348633949642221" calcext:value-type="float">
            <text:p>0.034863394964222</text:p>
          </table:table-cell>
          <table:table-cell table:number-columns-repeated="23"/>
        </table:table-row>
        <table:table-row table:style-name="ro1">
          <table:table-cell/>
          <table:table-cell table:style-name="ce3" office:value-type="float" office:value="52" calcext:value-type="float">
            <text:p>52</text:p>
          </table:table-cell>
          <table:table-cell office:value-type="float" office:value="0.696382" calcext:value-type="float">
            <text:p>0.696382</text:p>
          </table:table-cell>
          <table:table-cell office:value-type="float" office:value="1.483585" calcext:value-type="float">
            <text:p>1.483585</text:p>
          </table:table-cell>
          <table:table-cell office:value-type="float" office:value="5.297339" calcext:value-type="float">
            <text:p>5.297339</text:p>
          </table:table-cell>
          <table:table-cell/>
          <table:table-cell office:value-type="float" office:value="31.800887" calcext:value-type="float">
            <text:p>31.800887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[.C127]/[.C145]" office:value-type="float" office:value="10.6504332392279" calcext:value-type="float">
            <text:p>10.6504332392279</text:p>
          </table:table-cell>
          <table:table-cell table:formula="of:=[.D127]/[.D145]" office:value-type="float" office:value="19.6310706835132" calcext:value-type="float">
            <text:p>19.6310706835132</text:p>
          </table:table-cell>
          <table:table-cell table:formula="of:=[.E127]/[.E145]" office:value-type="float" office:value="27.0120307573293" calcext:value-type="float">
            <text:p>27.0120307573293</text:p>
          </table:table-cell>
          <table:table-cell/>
          <table:table-cell table:formula="of:=[.G127]/[.G145]" office:value-type="float" office:value="20.3529711608359" calcext:value-type="float">
            <text:p>20.3529711608359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[.C127]/([.B145]*[.C145])" office:value-type="float" office:value="0.204816023831306" calcext:value-type="float">
            <text:p>0.204816023831306</text:p>
          </table:table-cell>
          <table:table-cell table:formula="of:=[.D127]/([.B145]*[.D145])" office:value-type="float" office:value="0.377520590067562" calcext:value-type="float">
            <text:p>0.377520590067562</text:p>
          </table:table-cell>
          <table:table-cell table:formula="of:=[.E127]/([.B145]*[.E145])" office:value-type="float" office:value="0.51946212994864" calcext:value-type="float">
            <text:p>0.51946212994864</text:p>
          </table:table-cell>
          <table:table-cell/>
          <table:table-cell table:formula="of:=[.G127]/([.B145]*[.G145])" office:value-type="float" office:value="0.391403291554536" calcext:value-type="float">
            <text:p>0.391403291554536</text:p>
          </table:table-cell>
          <table:table-cell table:formula="of:=1/[.Z145]" office:value-type="float" office:value="0.0192307692307692" calcext:value-type="float">
            <text:p>0.019230769230769</text:p>
          </table:table-cell>
          <table:table-cell/>
          <table:table-cell office:value-type="float" office:value="52" calcext:value-type="float">
            <text:p>52</text:p>
          </table:table-cell>
          <table:table-cell table:formula="of:=1/[.K145]" office:value-type="float" office:value="0.093892894076532" calcext:value-type="float">
            <text:p>0.093892894076532</text:p>
          </table:table-cell>
          <table:table-cell table:formula="of:=1/[.L145]" office:value-type="float" office:value="0.0509396566352252" calcext:value-type="float">
            <text:p>0.050939656635225</text:p>
          </table:table-cell>
          <table:table-cell table:formula="of:=1/[.M145]" office:value-type="float" office:value="0.0370205412907975" calcext:value-type="float">
            <text:p>0.037020541290798</text:p>
          </table:table-cell>
          <table:table-cell/>
          <table:table-cell table:formula="of:=1/[.O145]" office:value-type="float" office:value="0.0491328755933309" calcext:value-type="float">
            <text:p>0.049132875593331</text:p>
          </table:table-cell>
          <table:table-cell table:formula="of:=1-[.X145]" office:value-type="float" office:value="0.980769230769231" calcext:value-type="float">
            <text:p>0.980769230769231</text:p>
          </table:table-cell>
          <table:table-cell/>
          <table:table-cell office:value-type="float" office:value="52" calcext:value-type="float">
            <text:p>52</text:p>
          </table:table-cell>
          <table:table-cell table:formula="of:=([.AA145]-[.X145])/[.AF145]" office:value-type="float" office:value="0.0761260880780326" calcext:value-type="float">
            <text:p>0.076126088078033</text:p>
          </table:table-cell>
          <table:table-cell table:formula="of:=([.AB145]-[.X145])/[.AF145]" office:value-type="float" office:value="0.0323306302947394" calcext:value-type="float">
            <text:p>0.032330630294739</text:p>
          </table:table-cell>
          <table:table-cell table:formula="of:=([.AC145]-[.X145])/[.AF145]" office:value-type="float" office:value="0.0181385911200288" calcext:value-type="float">
            <text:p>0.018138591120029</text:p>
          </table:table-cell>
          <table:table-cell/>
          <table:table-cell table:formula="of:=([.AE145]-[.X145])/[.AF145]" office:value-type="float" office:value="0.0304884221735923" calcext:value-type="float">
            <text:p>0.030488422173592</text:p>
          </table:table-cell>
          <table:table-cell table:number-columns-repeated="23"/>
        </table:table-row>
        <table:table-row table:style-name="ro1">
          <table:table-cell/>
          <table:table-cell table:style-name="ce3" office:value-type="float" office:value="56" calcext:value-type="float">
            <text:p>56</text:p>
          </table:table-cell>
          <table:table-cell office:value-type="float" office:value="0.651046" calcext:value-type="float">
            <text:p>0.651046</text:p>
          </table:table-cell>
          <table:table-cell office:value-type="float" office:value="1.388137" calcext:value-type="float">
            <text:p>1.388137</text:p>
          </table:table-cell>
          <table:table-cell office:value-type="float" office:value="5.097089" calcext:value-type="float">
            <text:p>5.097089</text:p>
          </table:table-cell>
          <table:table-cell/>
          <table:table-cell office:value-type="float" office:value="24.819584" calcext:value-type="float">
            <text:p>24.81958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[.C127]/[.C146]" office:value-type="float" office:value="11.3920828942963" calcext:value-type="float">
            <text:p>11.3920828942963</text:p>
          </table:table-cell>
          <table:table-cell table:formula="of:=[.D127]/[.D146]" office:value-type="float" office:value="20.9808988594065" calcext:value-type="float">
            <text:p>20.9808988594065</text:p>
          </table:table-cell>
          <table:table-cell table:formula="of:=[.E127]/[.E146]" office:value-type="float" office:value="28.0732559309833" calcext:value-type="float">
            <text:p>28.0732559309833</text:p>
          </table:table-cell>
          <table:table-cell/>
          <table:table-cell table:formula="of:=[.G127]/[.G146]" office:value-type="float" office:value="26.0778962290424" calcext:value-type="float">
            <text:p>26.077896229042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[.C127]/([.B146]*[.C146])" office:value-type="float" office:value="0.203430051683862" calcext:value-type="float">
            <text:p>0.203430051683862</text:p>
          </table:table-cell>
          <table:table-cell table:formula="of:=[.D127]/([.B146]*[.D146])" office:value-type="float" office:value="0.374658908203688" calcext:value-type="float">
            <text:p>0.374658908203688</text:p>
          </table:table-cell>
          <table:table-cell table:formula="of:=[.E127]/([.B146]*[.E146])" office:value-type="float" office:value="0.501308141624703" calcext:value-type="float">
            <text:p>0.501308141624703</text:p>
          </table:table-cell>
          <table:table-cell/>
          <table:table-cell table:formula="of:=[.G127]/([.B146]*[.G146])" office:value-type="float" office:value="0.465676718375756" calcext:value-type="float">
            <text:p>0.465676718375756</text:p>
          </table:table-cell>
          <table:table-cell table:formula="of:=1/[.Z146]" office:value-type="float" office:value="0.0178571428571429" calcext:value-type="float">
            <text:p>0.017857142857143</text:p>
          </table:table-cell>
          <table:table-cell/>
          <table:table-cell office:value-type="float" office:value="56" calcext:value-type="float">
            <text:p>56</text:p>
          </table:table-cell>
          <table:table-cell table:formula="of:=1/[.K146]" office:value-type="float" office:value="0.0877802601401958" calcext:value-type="float">
            <text:p>0.087780260140196</text:p>
          </table:table-cell>
          <table:table-cell table:formula="of:=1/[.L146]" office:value-type="float" office:value="0.04766240029567" calcext:value-type="float">
            <text:p>0.04766240029567</text:p>
          </table:table-cell>
          <table:table-cell table:formula="of:=1/[.M146]" office:value-type="float" office:value="0.0356210908509668" calcext:value-type="float">
            <text:p>0.035621090850967</text:p>
          </table:table-cell>
          <table:table-cell/>
          <table:table-cell table:formula="of:=1/[.O146]" office:value-type="float" office:value="0.0383466515556697" calcext:value-type="float">
            <text:p>0.03834665155567</text:p>
          </table:table-cell>
          <table:table-cell table:formula="of:=1-[.X146]" office:value-type="float" office:value="0.982142857142857" calcext:value-type="float">
            <text:p>0.982142857142857</text:p>
          </table:table-cell>
          <table:table-cell/>
          <table:table-cell office:value-type="float" office:value="56" calcext:value-type="float">
            <text:p>56</text:p>
          </table:table-cell>
          <table:table-cell table:formula="of:=([.AA146]-[.X146])/[.AF146]" office:value-type="float" office:value="0.0711944466881994" calcext:value-type="float">
            <text:p>0.071194446688199</text:p>
          </table:table-cell>
          <table:table-cell table:formula="of:=([.AB146]-[.X146])/[.AF146]" office:value-type="float" office:value="0.0303471712101367" calcext:value-type="float">
            <text:p>0.030347171210137</text:p>
          </table:table-cell>
          <table:table-cell table:formula="of:=([.AC146]-[.X146])/[.AF146]" office:value-type="float" office:value="0.0180869288664389" calcext:value-type="float">
            <text:p>0.018086928866439</text:p>
          </table:table-cell>
          <table:table-cell/>
          <table:table-cell table:formula="of:=([.AE146]-[.X146])/[.AF146]" office:value-type="float" office:value="0.0208620452203182" calcext:value-type="float">
            <text:p>0.02086204522031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694477" calcext:value-type="float">
            <text:p>0.694477</text:p>
          </table:table-cell>
          <table:table-cell office:value-type="float" office:value="1.37352" calcext:value-type="float">
            <text:p>1.37352</text:p>
          </table:table-cell>
          <table:table-cell office:value-type="float" office:value="5.460871" calcext:value-type="float">
            <text:p>5.460871</text:p>
          </table:table-cell>
          <table:table-cell/>
          <table:table-cell office:value-type="float" office:value="22.610064" calcext:value-type="float">
            <text:p>22.610064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C127]/[.C147]" office:value-type="float" office:value="10.6796481380953" calcext:value-type="float">
            <text:p>10.6796481380953</text:p>
          </table:table-cell>
          <table:table-cell table:formula="of:=[.D127]/[.D147]" office:value-type="float" office:value="21.2041775875124" calcext:value-type="float">
            <text:p>21.2041775875124</text:p>
          </table:table-cell>
          <table:table-cell table:formula="of:=[.E127]/[.E147]" office:value-type="float" office:value="26.2031247396249" calcext:value-type="float">
            <text:p>26.2031247396249</text:p>
          </table:table-cell>
          <table:table-cell/>
          <table:table-cell table:formula="of:=[.G127]/[.G147]" office:value-type="float" office:value="28.6263026942339" calcext:value-type="float">
            <text:p>28.6263026942339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C127]/([.B147]*[.C147])" office:value-type="float" office:value="0.177994135634921" calcext:value-type="float">
            <text:p>0.177994135634921</text:p>
          </table:table-cell>
          <table:table-cell table:formula="of:=[.D127]/([.B147]*[.D147])" office:value-type="float" office:value="0.353402959791873" calcext:value-type="float">
            <text:p>0.353402959791873</text:p>
          </table:table-cell>
          <table:table-cell table:formula="of:=[.E127]/([.B147]*[.E147])" office:value-type="float" office:value="0.436718745660414" calcext:value-type="float">
            <text:p>0.436718745660414</text:p>
          </table:table-cell>
          <table:table-cell/>
          <table:table-cell table:formula="of:=[.G127]/([.B147]*[.G147])" office:value-type="float" office:value="0.477105044903898" calcext:value-type="float">
            <text:p>0.477105044903898</text:p>
          </table:table-cell>
          <table:table-cell table:formula="of:=1/[.Z147]" office:value-type="float" office:value="0.0166666666666667" calcext:value-type="float">
            <text:p>0.016666666666667</text:p>
          </table:table-cell>
          <table:table-cell/>
          <table:table-cell office:value-type="float" office:value="60" calcext:value-type="float">
            <text:p>60</text:p>
          </table:table-cell>
          <table:table-cell table:formula="of:=1/[.K147]" office:value-type="float" office:value="0.0936360437225369" calcext:value-type="float">
            <text:p>0.093636043722537</text:p>
          </table:table-cell>
          <table:table-cell table:formula="of:=1/[.L147]" office:value-type="float" office:value="0.0471605180570136" calcext:value-type="float">
            <text:p>0.047160518057014</text:p>
          </table:table-cell>
          <table:table-cell table:formula="of:=1/[.M147]" office:value-type="float" office:value="0.0381633873798181" calcext:value-type="float">
            <text:p>0.038163387379818</text:p>
          </table:table-cell>
          <table:table-cell/>
          <table:table-cell table:formula="of:=1/[.O147]" office:value-type="float" office:value="0.0349329080559687" calcext:value-type="float">
            <text:p>0.034932908055969</text:p>
          </table:table-cell>
          <table:table-cell table:formula="of:=1-[.X147]" office:value-type="float" office:value="0.983333333333333" calcext:value-type="float">
            <text:p>0.983333333333333</text:p>
          </table:table-cell>
          <table:table-cell/>
          <table:table-cell office:value-type="float" office:value="60" calcext:value-type="float">
            <text:p>60</text:p>
          </table:table-cell>
          <table:table-cell table:formula="of:=([.AA147]-[.X147])/[.AF147]" office:value-type="float" office:value="0.0782739427686816" calcext:value-type="float">
            <text:p>0.078273942768682</text:p>
          </table:table-cell>
          <table:table-cell table:formula="of:=([.AB147]-[.X147])/[.AF147]" office:value-type="float" office:value="0.0310106963291664" calcext:value-type="float">
            <text:p>0.031010696329166</text:p>
          </table:table-cell>
          <table:table-cell table:formula="of:=([.AC147]-[.X147])/[.AF147]" office:value-type="float" office:value="0.0218610719116795" calcext:value-type="float">
            <text:p>0.02186107191168</text:p>
          </table:table-cell>
          <table:table-cell/>
          <table:table-cell table:formula="of:=([.AE147]-[.X147])/[.AF147]" office:value-type="float" office:value="0.0185758387009851" calcext:value-type="float">
            <text:p>0.018575838700985</text:p>
          </table:table-cell>
          <table:table-cell table:number-columns-repeated="23"/>
        </table:table-row>
        <table:table-row table:style-name="ro1">
          <table:table-cell/>
          <table:table-cell table:style-name="ce3" office:value-type="float" office:value="64" calcext:value-type="float">
            <text:p>64</text:p>
          </table:table-cell>
          <table:table-cell office:value-type="float" office:value="0.80512" calcext:value-type="float">
            <text:p>0.80512</text:p>
          </table:table-cell>
          <table:table-cell office:value-type="float" office:value="1.23697" calcext:value-type="float">
            <text:p>1.23697</text:p>
          </table:table-cell>
          <table:table-cell office:value-type="float" office:value="5.266857" calcext:value-type="float">
            <text:p>5.266857</text:p>
          </table:table-cell>
          <table:table-cell/>
          <table:table-cell office:value-type="float" office:value="23.683534" calcext:value-type="float">
            <text:p>23.68353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C127]/[.C148]" office:value-type="float" office:value="9.21200566375199" calcext:value-type="float">
            <text:p>9.21200566375199</text:p>
          </table:table-cell>
          <table:table-cell table:formula="of:=[.D127]/[.D148]" office:value-type="float" office:value="23.5449218655262" calcext:value-type="float">
            <text:p>23.5449218655262</text:p>
          </table:table-cell>
          <table:table-cell table:formula="of:=[.E127]/[.E148]" office:value-type="float" office:value="27.1683632192786" calcext:value-type="float">
            <text:p>27.1683632192786</text:p>
          </table:table-cell>
          <table:table-cell/>
          <table:table-cell table:formula="of:=[.G127]/[.G148]" office:value-type="float" office:value="27.3287988186222" calcext:value-type="float">
            <text:p>27.328798818622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C127]/([.B148]*[.C148])" office:value-type="float" office:value="0.143937588496125" calcext:value-type="float">
            <text:p>0.143937588496125</text:p>
          </table:table-cell>
          <table:table-cell table:formula="of:=[.D127]/([.B148]*[.D148])" office:value-type="float" office:value="0.367889404148848" calcext:value-type="float">
            <text:p>0.367889404148848</text:p>
          </table:table-cell>
          <table:table-cell table:formula="of:=[.E127]/([.B148]*[.E148])" office:value-type="float" office:value="0.424505675301228" calcext:value-type="float">
            <text:p>0.424505675301228</text:p>
          </table:table-cell>
          <table:table-cell/>
          <table:table-cell table:formula="of:=[.G127]/([.B148]*[.G148])" office:value-type="float" office:value="0.427012481540973" calcext:value-type="float">
            <text:p>0.427012481540973</text:p>
          </table:table-cell>
          <table:table-cell table:formula="of:=1/[.Z148]" office:value-type="float" office:value="0.015625" calcext:value-type="float">
            <text:p>0.015625</text:p>
          </table:table-cell>
          <table:table-cell/>
          <table:table-cell office:value-type="float" office:value="64" calcext:value-type="float">
            <text:p>64</text:p>
          </table:table-cell>
          <table:table-cell table:formula="of:=1/[.K148]" office:value-type="float" office:value="0.10855399318032" calcext:value-type="float">
            <text:p>0.10855399318032</text:p>
          </table:table-cell>
          <table:table-cell table:formula="of:=1/[.L148]" office:value-type="float" office:value="0.0424720033352147" calcext:value-type="float">
            <text:p>0.042472003335215</text:p>
          </table:table-cell>
          <table:table-cell table:formula="of:=1/[.M148]" office:value-type="float" office:value="0.0368075173292148" calcext:value-type="float">
            <text:p>0.036807517329215</text:p>
          </table:table-cell>
          <table:table-cell/>
          <table:table-cell table:formula="of:=1/[.O148]" office:value-type="float" office:value="0.0365914362587566" calcext:value-type="float">
            <text:p>0.036591436258757</text:p>
          </table:table-cell>
          <table:table-cell table:formula="of:=1-[.X148]" office:value-type="float" office:value="0.984375" calcext:value-type="float">
            <text:p>0.984375</text:p>
          </table:table-cell>
          <table:table-cell/>
          <table:table-cell office:value-type="float" office:value="64" calcext:value-type="float">
            <text:p>64</text:p>
          </table:table-cell>
          <table:table-cell table:formula="of:=([.AA148]-[.X148])/[.AF148]" office:value-type="float" office:value="0.0944040565641343" calcext:value-type="float">
            <text:p>0.094404056564134</text:p>
          </table:table-cell>
          <table:table-cell table:formula="of:=([.AB148]-[.X148])/[.AF148]" office:value-type="float" office:value="0.0272731462452975" calcext:value-type="float">
            <text:p>0.027273146245298</text:p>
          </table:table-cell>
          <table:table-cell table:formula="of:=([.AC148]-[.X148])/[.AF148]" office:value-type="float" office:value="0.0215187477630119" calcext:value-type="float">
            <text:p>0.021518747763012</text:p>
          </table:table-cell>
          <table:table-cell/>
          <table:table-cell table:formula="of:=([.AE148]-[.X148])/[.AF148]" office:value-type="float" office:value="0.0212992368342925" calcext:value-type="float">
            <text:p>0.021299236834293</text:p>
          </table:table-cell>
          <table:table-cell table:number-columns-repeated="23"/>
        </table:table-row>
        <table:table-row table:style-name="ro1" table:number-rows-repeated="23">
          <table:table-cell table:number-columns-repeated="62"/>
        </table:table-row>
        <table:table-row table:style-name="ro2">
          <table:table-cell table:style-name="ce1" office:value-type="string" calcext:value-type="string">
            <text:p>V4 – Timings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2"/>
          <table:table-cell table:style-name="ce1" office:value-type="string" calcext:value-type="string">
            <text:p>V4 – Speedup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2"/>
          <table:table-cell table:style-name="ce1" office:value-type="string" calcext:value-type="string">
            <text:p>V4 – Efficiency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4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.829" calcext:value-type="float">
            <text:p>10.829</text:p>
          </table:table-cell>
          <table:table-cell office:value-type="float" office:value="43.454" calcext:value-type="float">
            <text:p>43.454</text:p>
          </table:table-cell>
          <table:table-cell office:value-type="float" office:value="174.876" calcext:value-type="float">
            <text:p>174.876</text:p>
          </table:table-cell>
          <table:table-cell office:value-type="float" office:value="701.419" calcext:value-type="float">
            <text:p>701.419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.591482" calcext:value-type="float">
            <text:p>5.591482</text:p>
          </table:table-cell>
          <table:table-cell office:value-type="float" office:value="21.923401" calcext:value-type="float">
            <text:p>21.923401</text:p>
          </table:table-cell>
          <table:table-cell office:value-type="float" office:value="88.574179" calcext:value-type="float">
            <text:p>88.574179</text:p>
          </table:table-cell>
          <table:table-cell office:value-type="float" office:value="367.078683" calcext:value-type="float">
            <text:p>367.07868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C173]/[.C174]" office:value-type="float" office:value="1.93669585272742" calcext:value-type="float">
            <text:p>1.93669585272742</text:p>
          </table:table-cell>
          <table:table-cell table:formula="of:=[.D173]/[.D174]" office:value-type="float" office:value="1.98208298064703" calcext:value-type="float">
            <text:p>1.98208298064703</text:p>
          </table:table-cell>
          <table:table-cell table:formula="of:=[.E173]/[.E174]" office:value-type="float" office:value="1.97434514182739" calcext:value-type="float">
            <text:p>1.97434514182739</text:p>
          </table:table-cell>
          <table:table-cell table:formula="of:=[.F173]/[.F174]" office:value-type="float" office:value="1.91081376414331" calcext:value-type="float">
            <text:p>1.9108137641433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C173]/([.B174]*[.C174])" office:value-type="float" office:value="0.484173963181854" calcext:value-type="float">
            <text:p>0.484173963181854</text:p>
          </table:table-cell>
          <table:table-cell table:formula="of:=[.D173]/([.B174]*[.D174])" office:value-type="float" office:value="0.495520745161757" calcext:value-type="float">
            <text:p>0.495520745161757</text:p>
          </table:table-cell>
          <table:table-cell table:formula="of:=[.E173]/([.B174]*[.E174])" office:value-type="float" office:value="0.493586285456849" calcext:value-type="float">
            <text:p>0.493586285456849</text:p>
          </table:table-cell>
          <table:table-cell table:formula="of:=[.F173]/([.B174]*[.F174])" office:value-type="float" office:value="0.477703441035828" calcext:value-type="float">
            <text:p>0.477703441035828</text:p>
          </table:table-cell>
          <table:table-cell table:number-columns-repeated="4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.908403" calcext:value-type="float">
            <text:p>2.908403</text:p>
          </table:table-cell>
          <table:table-cell office:value-type="float" office:value="11.136719" calcext:value-type="float">
            <text:p>11.136719</text:p>
          </table:table-cell>
          <table:table-cell office:value-type="float" office:value="45.065904" calcext:value-type="float">
            <text:p>45.065904</text:p>
          </table:table-cell>
          <table:table-cell office:value-type="float" office:value="190.399488" calcext:value-type="float">
            <text:p>190.39948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C173]/[.C175]" office:value-type="float" office:value="3.72334920573249" calcext:value-type="float">
            <text:p>3.72334920573249</text:p>
          </table:table-cell>
          <table:table-cell table:formula="of:=[.D173]/[.D175]" office:value-type="float" office:value="3.90186732735198" calcext:value-type="float">
            <text:p>3.90186732735198</text:p>
          </table:table-cell>
          <table:table-cell table:formula="of:=[.E173]/[.E175]" office:value-type="float" office:value="3.88045028454328" calcext:value-type="float">
            <text:p>3.88045028454328</text:p>
          </table:table-cell>
          <table:table-cell table:formula="of:=[.F173]/[.F175]" office:value-type="float" office:value="3.68393322570279" calcext:value-type="float">
            <text:p>3.6839332257027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C173]/([.B175]*[.C175])" office:value-type="float" office:value="0.465418650716562" calcext:value-type="float">
            <text:p>0.465418650716562</text:p>
          </table:table-cell>
          <table:table-cell table:formula="of:=[.D173]/([.B175]*[.D175])" office:value-type="float" office:value="0.487733415918997" calcext:value-type="float">
            <text:p>0.487733415918997</text:p>
          </table:table-cell>
          <table:table-cell table:formula="of:=[.E173]/([.B175]*[.E175])" office:value-type="float" office:value="0.48505628556791" calcext:value-type="float">
            <text:p>0.48505628556791</text:p>
          </table:table-cell>
          <table:table-cell table:formula="of:=[.F173]/([.B175]*[.F175])" office:value-type="float" office:value="0.460491653212849" calcext:value-type="float">
            <text:p>0.460491653212849</text:p>
          </table:table-cell>
          <table:table-cell table:number-columns-repeated="4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.043815" calcext:value-type="float">
            <text:p>2.043815</text:p>
          </table:table-cell>
          <table:table-cell office:value-type="float" office:value="7.615306" calcext:value-type="float">
            <text:p>7.615306</text:p>
          </table:table-cell>
          <table:table-cell office:value-type="float" office:value="30.602983" calcext:value-type="float">
            <text:p>30.602983</text:p>
          </table:table-cell>
          <table:table-cell office:value-type="float" office:value="131.015939" calcext:value-type="float">
            <text:p>131.01593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C173]/[.C176]" office:value-type="float" office:value="5.29842475957951" calcext:value-type="float">
            <text:p>5.29842475957951</text:p>
          </table:table-cell>
          <table:table-cell table:formula="of:=[.D173]/[.D176]" office:value-type="float" office:value="5.70613971388674" calcext:value-type="float">
            <text:p>5.70613971388674</text:p>
          </table:table-cell>
          <table:table-cell table:formula="of:=[.E173]/[.E176]" office:value-type="float" office:value="5.71434490552767" calcext:value-type="float">
            <text:p>5.71434490552767</text:p>
          </table:table-cell>
          <table:table-cell table:formula="of:=[.F173]/[.F176]" office:value-type="float" office:value="5.35369211833073" calcext:value-type="float">
            <text:p>5.3536921183307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C173]/([.B176]*[.C176])" office:value-type="float" office:value="0.441535396631626" calcext:value-type="float">
            <text:p>0.441535396631626</text:p>
          </table:table-cell>
          <table:table-cell table:formula="of:=[.D173]/([.B176]*[.D176])" office:value-type="float" office:value="0.475511642823895" calcext:value-type="float">
            <text:p>0.475511642823895</text:p>
          </table:table-cell>
          <table:table-cell table:formula="of:=[.E173]/([.B176]*[.E176])" office:value-type="float" office:value="0.476195408793973" calcext:value-type="float">
            <text:p>0.476195408793973</text:p>
          </table:table-cell>
          <table:table-cell table:formula="of:=[.F173]/([.B176]*[.F176])" office:value-type="float" office:value="0.446141009860894" calcext:value-type="float">
            <text:p>0.446141009860894</text:p>
          </table:table-cell>
          <table:table-cell table:number-columns-repeated="4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.106863" calcext:value-type="float">
            <text:p>2.106863</text:p>
          </table:table-cell>
          <table:table-cell office:value-type="float" office:value="5.818162" calcext:value-type="float">
            <text:p>5.818162</text:p>
          </table:table-cell>
          <table:table-cell office:value-type="float" office:value="23.855585" calcext:value-type="float">
            <text:p>23.855585</text:p>
          </table:table-cell>
          <table:table-cell office:value-type="float" office:value="102.276537" calcext:value-type="float">
            <text:p>102.2765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[.C173]/[.C177]" office:value-type="float" office:value="5.13986908498559" calcext:value-type="float">
            <text:p>5.13986908498559</text:p>
          </table:table-cell>
          <table:table-cell table:formula="of:=[.D173]/[.D177]" office:value-type="float" office:value="7.46868169019701" calcext:value-type="float">
            <text:p>7.46868169019701</text:p>
          </table:table-cell>
          <table:table-cell table:formula="of:=[.E173]/[.E177]" office:value-type="float" office:value="7.33061042099785" calcext:value-type="float">
            <text:p>7.33061042099785</text:p>
          </table:table-cell>
          <table:table-cell table:formula="of:=[.F173]/[.F177]" office:value-type="float" office:value="6.85806364366834" calcext:value-type="float">
            <text:p>6.85806364366834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[.C173]/([.B177]*[.C177])" office:value-type="float" office:value="0.321241817811599" calcext:value-type="float">
            <text:p>0.321241817811599</text:p>
          </table:table-cell>
          <table:table-cell table:formula="of:=[.D173]/([.B177]*[.D177])" office:value-type="float" office:value="0.466792605637313" calcext:value-type="float">
            <text:p>0.466792605637313</text:p>
          </table:table-cell>
          <table:table-cell table:formula="of:=[.E173]/([.B177]*[.E177])" office:value-type="float" office:value="0.458163151312366" calcext:value-type="float">
            <text:p>0.458163151312366</text:p>
          </table:table-cell>
          <table:table-cell table:formula="of:=[.F173]/([.B177]*[.F177])" office:value-type="float" office:value="0.428628977729271" calcext:value-type="float">
            <text:p>0.428628977729271</text:p>
          </table:table-cell>
          <table:table-cell table:number-columns-repeated="4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.345677" calcext:value-type="float">
            <text:p>1.345677</text:p>
          </table:table-cell>
          <table:table-cell office:value-type="float" office:value="5.376565" calcext:value-type="float">
            <text:p>5.376565</text:p>
          </table:table-cell>
          <table:table-cell office:value-type="float" office:value="19.123559" calcext:value-type="float">
            <text:p>19.123559</text:p>
          </table:table-cell>
          <table:table-cell office:value-type="float" office:value="84.032246" calcext:value-type="float">
            <text:p>84.03224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C173]/[.C178]" office:value-type="float" office:value="8.04725056607195" calcext:value-type="float">
            <text:p>8.04725056607195</text:p>
          </table:table-cell>
          <table:table-cell table:formula="of:=[.D173]/[.D178]" office:value-type="float" office:value="8.08211190602178" calcext:value-type="float">
            <text:p>8.08211190602178</text:p>
          </table:table-cell>
          <table:table-cell table:formula="of:=[.E173]/[.E178]" office:value-type="float" office:value="9.14453214487952" calcext:value-type="float">
            <text:p>9.14453214487952</text:p>
          </table:table-cell>
          <table:table-cell table:formula="of:=[.F173]/[.F178]" office:value-type="float" office:value="8.34702192774902" calcext:value-type="float">
            <text:p>8.3470219277490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C173]/([.B178]*[.C178])" office:value-type="float" office:value="0.402362528303597" calcext:value-type="float">
            <text:p>0.402362528303597</text:p>
          </table:table-cell>
          <table:table-cell table:formula="of:=[.D173]/([.B178]*[.D178])" office:value-type="float" office:value="0.404105595301089" calcext:value-type="float">
            <text:p>0.404105595301089</text:p>
          </table:table-cell>
          <table:table-cell table:formula="of:=[.E173]/([.B178]*[.E178])" office:value-type="float" office:value="0.457226607243976" calcext:value-type="float">
            <text:p>0.457226607243976</text:p>
          </table:table-cell>
          <table:table-cell table:formula="of:=[.F173]/([.B178]*[.F178])" office:value-type="float" office:value="0.417351096387451" calcext:value-type="float">
            <text:p>0.417351096387451</text:p>
          </table:table-cell>
          <table:table-cell table:number-columns-repeated="4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.19176" calcext:value-type="float">
            <text:p>1.19176</text:p>
          </table:table-cell>
          <table:table-cell office:value-type="float" office:value="4.124351" calcext:value-type="float">
            <text:p>4.124351</text:p>
          </table:table-cell>
          <table:table-cell office:value-type="float" office:value="16.137891" calcext:value-type="float">
            <text:p>16.137891</text:p>
          </table:table-cell>
          <table:table-cell office:value-type="float" office:value="71.733339" calcext:value-type="float">
            <text:p>71.733339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[.C173]/[.C179]" office:value-type="float" office:value="9.08656105256092" calcext:value-type="float">
            <text:p>9.08656105256092</text:p>
          </table:table-cell>
          <table:table-cell table:formula="of:=[.D173]/[.D179]" office:value-type="float" office:value="10.535960688118" calcext:value-type="float">
            <text:p>10.535960688118</text:p>
          </table:table-cell>
          <table:table-cell table:formula="of:=[.E173]/[.E179]" office:value-type="float" office:value="10.8363602158423" calcext:value-type="float">
            <text:p>10.8363602158423</text:p>
          </table:table-cell>
          <table:table-cell table:formula="of:=[.F173]/[.F179]" office:value-type="float" office:value="9.77814513834355" calcext:value-type="float">
            <text:p>9.77814513834355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[.C173]/([.B179]*[.C179])" office:value-type="float" office:value="0.378606710523372" calcext:value-type="float">
            <text:p>0.378606710523372</text:p>
          </table:table-cell>
          <table:table-cell table:formula="of:=[.D173]/([.B179]*[.D179])" office:value-type="float" office:value="0.438998362004915" calcext:value-type="float">
            <text:p>0.438998362004915</text:p>
          </table:table-cell>
          <table:table-cell table:formula="of:=[.E173]/([.B179]*[.E179])" office:value-type="float" office:value="0.45151500899343" calcext:value-type="float">
            <text:p>0.45151500899343</text:p>
          </table:table-cell>
          <table:table-cell table:formula="of:=[.F173]/([.B179]*[.F179])" office:value-type="float" office:value="0.407422714097648" calcext:value-type="float">
            <text:p>0.407422714097648</text:p>
          </table:table-cell>
          <table:table-cell table:number-columns-repeated="4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.125283" calcext:value-type="float">
            <text:p>1.125283</text:p>
          </table:table-cell>
          <table:table-cell office:value-type="float" office:value="3.621917" calcext:value-type="float">
            <text:p>3.621917</text:p>
          </table:table-cell>
          <table:table-cell office:value-type="float" office:value="14.070848" calcext:value-type="float">
            <text:p>14.070848</text:p>
          </table:table-cell>
          <table:table-cell office:value-type="float" office:value="62.977191" calcext:value-type="float">
            <text:p>62.977191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[.C173]/[.C180]" office:value-type="float" office:value="9.62335696886917" calcext:value-type="float">
            <text:p>9.62335696886917</text:p>
          </table:table-cell>
          <table:table-cell table:formula="of:=[.D173]/[.D180]" office:value-type="float" office:value="11.997514023651" calcext:value-type="float">
            <text:p>11.997514023651</text:p>
          </table:table-cell>
          <table:table-cell table:formula="of:=[.E173]/[.E180]" office:value-type="float" office:value="12.428248816276" calcext:value-type="float">
            <text:p>12.428248816276</text:p>
          </table:table-cell>
          <table:table-cell table:formula="of:=[.F173]/[.F180]" office:value-type="float" office:value="11.1376672865578" calcext:value-type="float">
            <text:p>11.137667286557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[.C173]/([.B180]*[.C180])" office:value-type="float" office:value="0.343691320316756" calcext:value-type="float">
            <text:p>0.343691320316756</text:p>
          </table:table-cell>
          <table:table-cell table:formula="of:=[.D173]/([.B180]*[.D180])" office:value-type="float" office:value="0.428482643701822" calcext:value-type="float">
            <text:p>0.428482643701822</text:p>
          </table:table-cell>
          <table:table-cell table:formula="of:=[.E173]/([.B180]*[.E180])" office:value-type="float" office:value="0.443866029152716" calcext:value-type="float">
            <text:p>0.443866029152716</text:p>
          </table:table-cell>
          <table:table-cell table:formula="of:=[.F173]/([.B180]*[.F180])" office:value-type="float" office:value="0.397773831662777" calcext:value-type="float">
            <text:p>0.397773831662777</text:p>
          </table:table-cell>
          <table:table-cell table:number-columns-repeated="4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.120222" calcext:value-type="float">
            <text:p>1.120222</text:p>
          </table:table-cell>
          <table:table-cell office:value-type="float" office:value="3.383766" calcext:value-type="float">
            <text:p>3.383766</text:p>
          </table:table-cell>
          <table:table-cell office:value-type="float" office:value="12.640867" calcext:value-type="float">
            <text:p>12.640867</text:p>
          </table:table-cell>
          <table:table-cell office:value-type="float" office:value="62.800451" calcext:value-type="float">
            <text:p>62.800451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[.C173]/[.C181]" office:value-type="float" office:value="9.6668338954243" calcext:value-type="float">
            <text:p>9.6668338954243</text:p>
          </table:table-cell>
          <table:table-cell table:formula="of:=[.D173]/[.D181]" office:value-type="float" office:value="12.8419045525016" calcext:value-type="float">
            <text:p>12.8419045525016</text:p>
          </table:table-cell>
          <table:table-cell table:formula="of:=[.E173]/[.E181]" office:value-type="float" office:value="13.8341776715157" calcext:value-type="float">
            <text:p>13.8341776715157</text:p>
          </table:table-cell>
          <table:table-cell table:formula="of:=[.F173]/[.F181]" office:value-type="float" office:value="11.169012146107" calcext:value-type="float">
            <text:p>11.169012146107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[.C173]/([.B181]*[.C181])" office:value-type="float" office:value="0.302088559232009" calcext:value-type="float">
            <text:p>0.302088559232009</text:p>
          </table:table-cell>
          <table:table-cell table:formula="of:=[.D173]/([.B181]*[.D181])" office:value-type="float" office:value="0.401309517265674" calcext:value-type="float">
            <text:p>0.401309517265674</text:p>
          </table:table-cell>
          <table:table-cell table:formula="of:=[.E173]/([.B181]*[.E181])" office:value-type="float" office:value="0.432318052234866" calcext:value-type="float">
            <text:p>0.432318052234866</text:p>
          </table:table-cell>
          <table:table-cell table:formula="of:=[.F173]/([.B181]*[.F181])" office:value-type="float" office:value="0.349031629565845" calcext:value-type="float">
            <text:p>0.349031629565845</text:p>
          </table:table-cell>
          <table:table-cell table:number-columns-repeated="4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.03277" calcext:value-type="float">
            <text:p>1.03277</text:p>
          </table:table-cell>
          <table:table-cell office:value-type="float" office:value="3.030838" calcext:value-type="float">
            <text:p>3.030838</text:p>
          </table:table-cell>
          <table:table-cell office:value-type="float" office:value="11.217029" calcext:value-type="float">
            <text:p>11.217029</text:p>
          </table:table-cell>
          <table:table-cell office:value-type="float" office:value="51.630047" calcext:value-type="float">
            <text:p>51.630047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[.C173]/[.C182]" office:value-type="float" office:value="10.4853936500867" calcext:value-type="float">
            <text:p>10.4853936500867</text:p>
          </table:table-cell>
          <table:table-cell table:formula="of:=[.D173]/[.D182]" office:value-type="float" office:value="14.3372888950185" calcext:value-type="float">
            <text:p>14.3372888950185</text:p>
          </table:table-cell>
          <table:table-cell table:formula="of:=[.E173]/[.E182]" office:value-type="float" office:value="15.5902244703121" calcext:value-type="float">
            <text:p>15.5902244703121</text:p>
          </table:table-cell>
          <table:table-cell table:formula="of:=[.F173]/[.F182]" office:value-type="float" office:value="13.5854805632852" calcext:value-type="float">
            <text:p>13.5854805632852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[.C173]/([.B182]*[.C182])" office:value-type="float" office:value="0.291260934724629" calcext:value-type="float">
            <text:p>0.291260934724629</text:p>
          </table:table-cell>
          <table:table-cell table:formula="of:=[.D173]/([.B182]*[.D182])" office:value-type="float" office:value="0.398258024861624" calcext:value-type="float">
            <text:p>0.398258024861624</text:p>
          </table:table-cell>
          <table:table-cell table:formula="of:=[.E173]/([.B182]*[.E182])" office:value-type="float" office:value="0.433061790842002" calcext:value-type="float">
            <text:p>0.433061790842002</text:p>
          </table:table-cell>
          <table:table-cell table:formula="of:=[.F173]/([.B182]*[.F182])" office:value-type="float" office:value="0.377374460091255" calcext:value-type="float">
            <text:p>0.377374460091255</text:p>
          </table:table-cell>
          <table:table-cell table:number-columns-repeated="40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864602" calcext:value-type="float">
            <text:p>0.864602</text:p>
          </table:table-cell>
          <table:table-cell office:value-type="float" office:value="2.66699" calcext:value-type="float">
            <text:p>2.66699</text:p>
          </table:table-cell>
          <table:table-cell office:value-type="float" office:value="10.240972" calcext:value-type="float">
            <text:p>10.240972</text:p>
          </table:table-cell>
          <table:table-cell office:value-type="float" office:value="47.200773" calcext:value-type="float">
            <text:p>47.20077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[.C173]/[.C183]" office:value-type="float" office:value="12.5248380179551" calcext:value-type="float">
            <text:p>12.5248380179551</text:p>
          </table:table-cell>
          <table:table-cell table:formula="of:=[.D173]/[.D183]" office:value-type="float" office:value="16.2932744404741" calcext:value-type="float">
            <text:p>16.2932744404741</text:p>
          </table:table-cell>
          <table:table-cell table:formula="of:=[.E173]/[.E183]" office:value-type="float" office:value="17.0761134782909" calcext:value-type="float">
            <text:p>17.0761134782909</text:p>
          </table:table-cell>
          <table:table-cell table:formula="of:=[.F173]/[.F183]" office:value-type="float" office:value="14.8603286645327" calcext:value-type="float">
            <text:p>14.8603286645327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[.C173]/([.B183]*[.C183])" office:value-type="float" office:value="0.313120950448877" calcext:value-type="float">
            <text:p>0.313120950448877</text:p>
          </table:table-cell>
          <table:table-cell table:formula="of:=[.D173]/([.B183]*[.D183])" office:value-type="float" office:value="0.407331861011852" calcext:value-type="float">
            <text:p>0.407331861011852</text:p>
          </table:table-cell>
          <table:table-cell table:formula="of:=[.E173]/([.B183]*[.E183])" office:value-type="float" office:value="0.426902836957273" calcext:value-type="float">
            <text:p>0.426902836957273</text:p>
          </table:table-cell>
          <table:table-cell table:formula="of:=[.F173]/([.B183]*[.F183])" office:value-type="float" office:value="0.371508216613317" calcext:value-type="float">
            <text:p>0.371508216613317</text:p>
          </table:table-cell>
          <table:table-cell table:number-columns-repeated="40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.13578" calcext:value-type="float">
            <text:p>1.13578</text:p>
          </table:table-cell>
          <table:table-cell office:value-type="float" office:value="2.972675" calcext:value-type="float">
            <text:p>2.972675</text:p>
          </table:table-cell>
          <table:table-cell office:value-type="float" office:value="9.536633" calcext:value-type="float">
            <text:p>9.536633</text:p>
          </table:table-cell>
          <table:table-cell office:value-type="float" office:value="43.487644" calcext:value-type="float">
            <text:p>43.487644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[.C173]/[.C184]" office:value-type="float" office:value="9.53441687650778" calcext:value-type="float">
            <text:p>9.53441687650778</text:p>
          </table:table-cell>
          <table:table-cell table:formula="of:=[.D173]/[.D184]" office:value-type="float" office:value="14.6178105578309" calcext:value-type="float">
            <text:p>14.6178105578309</text:p>
          </table:table-cell>
          <table:table-cell table:formula="of:=[.E173]/[.E184]" office:value-type="float" office:value="18.3372894815183" calcext:value-type="float">
            <text:p>18.3372894815183</text:p>
          </table:table-cell>
          <table:table-cell table:formula="of:=[.F173]/[.F184]" office:value-type="float" office:value="16.1291561345563" calcext:value-type="float">
            <text:p>16.1291561345563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[.C173]/([.B184]*[.C184])" office:value-type="float" office:value="0.216691292647904" calcext:value-type="float">
            <text:p>0.216691292647904</text:p>
          </table:table-cell>
          <table:table-cell table:formula="of:=[.D173]/([.B184]*[.D184])" office:value-type="float" office:value="0.33222296722343" calcext:value-type="float">
            <text:p>0.33222296722343</text:p>
          </table:table-cell>
          <table:table-cell table:formula="of:=[.E173]/([.B184]*[.E184])" office:value-type="float" office:value="0.416756579125415" calcext:value-type="float">
            <text:p>0.416756579125415</text:p>
          </table:table-cell>
          <table:table-cell table:formula="of:=[.F173]/([.B184]*[.F184])" office:value-type="float" office:value="0.366571730330825" calcext:value-type="float">
            <text:p>0.366571730330825</text:p>
          </table:table-cell>
          <table:table-cell table:number-columns-repeated="40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874253" calcext:value-type="float">
            <text:p>0.874253</text:p>
          </table:table-cell>
          <table:table-cell office:value-type="float" office:value="2.436438" calcext:value-type="float">
            <text:p>2.436438</text:p>
          </table:table-cell>
          <table:table-cell office:value-type="float" office:value="10.011033" calcext:value-type="float">
            <text:p>10.011033</text:p>
          </table:table-cell>
          <table:table-cell office:value-type="float" office:value="40.811373" calcext:value-type="float">
            <text:p>40.811373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[.C173]/[.C185]" office:value-type="float" office:value="12.3865745956834" calcext:value-type="float">
            <text:p>12.3865745956834</text:p>
          </table:table-cell>
          <table:table-cell table:formula="of:=[.D173]/[.D185]" office:value-type="float" office:value="17.8350526465274" calcext:value-type="float">
            <text:p>17.8350526465274</text:p>
          </table:table-cell>
          <table:table-cell table:formula="of:=[.E173]/[.E185]" office:value-type="float" office:value="17.4683271946062" calcext:value-type="float">
            <text:p>17.4683271946062</text:p>
          </table:table-cell>
          <table:table-cell table:formula="of:=[.F173]/[.F185]" office:value-type="float" office:value="17.1868513220567" calcext:value-type="float">
            <text:p>17.1868513220567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[.C173]/([.B185]*[.C185])" office:value-type="float" office:value="0.258053637410071" calcext:value-type="float">
            <text:p>0.258053637410071</text:p>
          </table:table-cell>
          <table:table-cell table:formula="of:=[.D173]/([.B185]*[.D185])" office:value-type="float" office:value="0.371563596802655" calcext:value-type="float">
            <text:p>0.371563596802655</text:p>
          </table:table-cell>
          <table:table-cell table:formula="of:=[.E173]/([.B185]*[.E185])" office:value-type="float" office:value="0.363923483220962" calcext:value-type="float">
            <text:p>0.363923483220962</text:p>
          </table:table-cell>
          <table:table-cell table:formula="of:=[.F173]/([.B185]*[.F185])" office:value-type="float" office:value="0.358059402542848" calcext:value-type="float">
            <text:p>0.358059402542848</text:p>
          </table:table-cell>
          <table:table-cell table:number-columns-repeated="40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0.814796" calcext:value-type="float">
            <text:p>0.814796</text:p>
          </table:table-cell>
          <table:table-cell office:value-type="float" office:value="2.459589" calcext:value-type="float">
            <text:p>2.459589</text:p>
          </table:table-cell>
          <table:table-cell office:value-type="float" office:value="9.311322" calcext:value-type="float">
            <text:p>9.311322</text:p>
          </table:table-cell>
          <table:table-cell office:value-type="float" office:value="41.505357" calcext:value-type="float">
            <text:p>41.505357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[.C173]/[.C186]" office:value-type="float" office:value="13.2904432520533" calcext:value-type="float">
            <text:p>13.2904432520533</text:p>
          </table:table-cell>
          <table:table-cell table:formula="of:=[.D173]/[.D186]" office:value-type="float" office:value="17.667179353949" calcext:value-type="float">
            <text:p>17.667179353949</text:p>
          </table:table-cell>
          <table:table-cell table:formula="of:=[.E173]/[.E186]" office:value-type="float" office:value="18.7810066067955" calcext:value-type="float">
            <text:p>18.7810066067955</text:p>
          </table:table-cell>
          <table:table-cell table:formula="of:=[.F173]/[.F186]" office:value-type="float" office:value="16.8994811922712" calcext:value-type="float">
            <text:p>16.899481192271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[.C173]/([.B186]*[.C186])" office:value-type="float" office:value="0.255585447154871" calcext:value-type="float">
            <text:p>0.255585447154871</text:p>
          </table:table-cell>
          <table:table-cell table:formula="of:=[.D173]/([.B186]*[.D186])" office:value-type="float" office:value="0.339753449114403" calcext:value-type="float">
            <text:p>0.339753449114403</text:p>
          </table:table-cell>
          <table:table-cell table:formula="of:=[.E173]/([.B186]*[.E186])" office:value-type="float" office:value="0.361173203976836" calcext:value-type="float">
            <text:p>0.361173203976836</text:p>
          </table:table-cell>
          <table:table-cell table:formula="of:=[.F173]/([.B186]*[.F186])" office:value-type="float" office:value="0.324990022928291" calcext:value-type="float">
            <text:p>0.324990022928291</text:p>
          </table:table-cell>
          <table:table-cell table:number-columns-repeated="40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0.822637" calcext:value-type="float">
            <text:p>0.822637</text:p>
          </table:table-cell>
          <table:table-cell office:value-type="float" office:value="2.386239" calcext:value-type="float">
            <text:p>2.386239</text:p>
          </table:table-cell>
          <table:table-cell office:value-type="float" office:value="7.681258" calcext:value-type="float">
            <text:p>7.681258</text:p>
          </table:table-cell>
          <table:table-cell office:value-type="float" office:value="39.786167" calcext:value-type="float">
            <text:p>39.786167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[.C173]/[.C187]" office:value-type="float" office:value="13.16376481972" calcext:value-type="float">
            <text:p>13.16376481972</text:p>
          </table:table-cell>
          <table:table-cell table:formula="of:=[.D173]/[.D187]" office:value-type="float" office:value="18.2102463332466" calcext:value-type="float">
            <text:p>18.2102463332466</text:p>
          </table:table-cell>
          <table:table-cell table:formula="of:=[.E173]/[.E187]" office:value-type="float" office:value="22.7665832862273" calcext:value-type="float">
            <text:p>22.7665832862273</text:p>
          </table:table-cell>
          <table:table-cell table:formula="of:=[.F173]/[.F187]" office:value-type="float" office:value="17.6297204000576" calcext:value-type="float">
            <text:p>17.6297204000576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[.C173]/([.B187]*[.C187])" office:value-type="float" office:value="0.235067228923571" calcext:value-type="float">
            <text:p>0.235067228923571</text:p>
          </table:table-cell>
          <table:table-cell table:formula="of:=[.D173]/([.B187]*[.D187])" office:value-type="float" office:value="0.325182970236546" calcext:value-type="float">
            <text:p>0.325182970236546</text:p>
          </table:table-cell>
          <table:table-cell table:formula="of:=[.E173]/([.B187]*[.E187])" office:value-type="float" office:value="0.406546130111202" calcext:value-type="float">
            <text:p>0.406546130111202</text:p>
          </table:table-cell>
          <table:table-cell table:formula="of:=[.F173]/([.B187]*[.F187])" office:value-type="float" office:value="0.314816435715315" calcext:value-type="float">
            <text:p>0.314816435715315</text:p>
          </table:table-cell>
          <table:table-cell table:number-columns-repeated="40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.106833" calcext:value-type="float">
            <text:p>1.106833</text:p>
          </table:table-cell>
          <table:table-cell office:value-type="float" office:value="2.054187" calcext:value-type="float">
            <text:p>2.054187</text:p>
          </table:table-cell>
          <table:table-cell office:value-type="float" office:value="8.1096" calcext:value-type="float">
            <text:p>8.1096</text:p>
          </table:table-cell>
          <table:table-cell office:value-type="float" office:value="34.104015" calcext:value-type="float">
            <text:p>34.10401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C173]/[.C188]" office:value-type="float" office:value="9.78377045136891" calcext:value-type="float">
            <text:p>9.78377045136891</text:p>
          </table:table-cell>
          <table:table-cell table:formula="of:=[.D173]/[.D188]" office:value-type="float" office:value="21.1538676858533" calcext:value-type="float">
            <text:p>21.1538676858533</text:p>
          </table:table-cell>
          <table:table-cell table:formula="of:=[.E173]/[.E188]" office:value-type="float" office:value="21.5640722107132" calcext:value-type="float">
            <text:p>21.5640722107132</text:p>
          </table:table-cell>
          <table:table-cell table:formula="of:=[.F173]/[.F188]" office:value-type="float" office:value="20.5670505364251" calcext:value-type="float">
            <text:p>20.567050536425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C173]/([.B188]*[.C188])" office:value-type="float" office:value="0.163062840856148" calcext:value-type="float">
            <text:p>0.163062840856148</text:p>
          </table:table-cell>
          <table:table-cell table:formula="of:=[.D173]/([.B188]*[.D188])" office:value-type="float" office:value="0.352564461430889" calcext:value-type="float">
            <text:p>0.352564461430889</text:p>
          </table:table-cell>
          <table:table-cell table:formula="of:=[.E173]/([.B188]*[.E188])" office:value-type="float" office:value="0.359401203511887" calcext:value-type="float">
            <text:p>0.359401203511887</text:p>
          </table:table-cell>
          <table:table-cell table:formula="of:=[.F173]/([.B188]*[.F188])" office:value-type="float" office:value="0.342784175607085" calcext:value-type="float">
            <text:p>0.342784175607085</text:p>
          </table:table-cell>
          <table:table-cell table:number-columns-repeated="40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767819" calcext:value-type="float">
            <text:p>0.767819</text:p>
          </table:table-cell>
          <table:table-cell office:value-type="float" office:value="2.029365" calcext:value-type="float">
            <text:p>2.029365</text:p>
          </table:table-cell>
          <table:table-cell office:value-type="float" office:value="7.810096" calcext:value-type="float">
            <text:p>7.810096</text:p>
          </table:table-cell>
          <table:table-cell office:value-type="float" office:value="35.563055" calcext:value-type="float">
            <text:p>35.563055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formula="of:=[.C173]/[.C189]" office:value-type="float" office:value="14.103584308281" calcext:value-type="float">
            <text:p>14.103584308281</text:p>
          </table:table-cell>
          <table:table-cell table:formula="of:=[.D173]/[.D189]" office:value-type="float" office:value="21.4126093630274" calcext:value-type="float">
            <text:p>21.4126093630274</text:p>
          </table:table-cell>
          <table:table-cell table:formula="of:=[.E173]/[.E189]" office:value-type="float" office:value="22.3910179849262" calcext:value-type="float">
            <text:p>22.3910179849262</text:p>
          </table:table-cell>
          <table:table-cell table:formula="of:=[.F173]/[.F189]" office:value-type="float" office:value="19.7232493102744" calcext:value-type="float">
            <text:p>19.7232493102744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formula="of:=[.C173]/([.B189]*[.C189])" office:value-type="float" office:value="0.22036850481689" calcext:value-type="float">
            <text:p>0.22036850481689</text:p>
          </table:table-cell>
          <table:table-cell table:formula="of:=[.D173]/([.B189]*[.D189])" office:value-type="float" office:value="0.334572021297302" calcext:value-type="float">
            <text:p>0.334572021297302</text:p>
          </table:table-cell>
          <table:table-cell table:formula="of:=[.E173]/([.B189]*[.E189])" office:value-type="float" office:value="0.349859656014472" calcext:value-type="float">
            <text:p>0.349859656014472</text:p>
          </table:table-cell>
          <table:table-cell table:formula="of:=[.F173]/([.B189]*[.F189])" office:value-type="float" office:value="0.308175770473037" calcext:value-type="float">
            <text:p>0.308175770473037</text:p>
          </table:table-cell>
          <table:table-cell table:number-columns-repeated="40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12"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15"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£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 £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8">00/00/0000</text:date>, <text:time style:data-style-name="N2" text:time-value="13:07:41.2058485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6T14:28:42.746233980</meta:creation-date>
    <meta:editing-duration>PT2M58S</meta:editing-duration>
    <meta:editing-cycles>3</meta:editing-cycles>
    <meta:generator>LibreOffice/5.4.2.2$Linux_X86_64 LibreOffice_project/40m0$Build-2</meta:generator>
    <dc:date>2018-01-08T13:01:22.464037429</dc:date>
    <meta:document-statistic meta:table-count="2" meta:cell-count="2189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98cm" svg:height="10.355cm" xlink:href=".." xlink:type="simple" chart:class="chart:line" chart:style-name="ch1">
        <chart:title svg:x="6.99cm" svg:y="0.343cm" chart:style-name="ch2">
          <text:p> Speedup</text:p>
        </chart:title>
        <chart:legend chart:legend-position="end" svg:x="14.284cm" svg:y="2.637cm" style:legend-expansion="high" chart:style-name="ch3"/>
        <chart:plot-area chart:style-name="ch4" table:cell-range-address="Sheet1.N70:Sheet1.U80" chart:data-source-has-labels="both" svg:x="1.33cm" svg:y="1.329cm" svg:width="12.635cm" svg:height="7.838cm">
          <chartooo:coordinate-region svg:x="1.951cm" svg:y="1.528cm" svg:width="11.642cm" svg:height="6.992cm"/>
          <chart:axis chart:dimension="x" chart:name="primary-x" chart:style-name="ch5" chartooo:axis-type="auto">
            <chartooo:date-scale/>
            <chart:title svg:x="6.624cm" svg:y="9.374cm" chart:style-name="ch6">
              <text:p>Problem Size</text:p>
            </chart:title>
            <chart:categories table:cell-range-address="Sheet1.O70:Sheet1.U70"/>
          </chart:axis>
          <chart:axis chart:dimension="y" chart:name="primary-y" chart:style-name="ch5">
            <chart:title svg:x="0.451cm" svg:y="5.967cm" chart:style-name="ch7">
              <text:p>Speedup</text:p>
            </chart:title>
            <chart:grid chart:style-name="ch8" chart:class="major"/>
          </chart:axis>
          <chart:series chart:style-name="ch9" chart:values-cell-range-address="Sheet1.O71:Sheet1.U71" chart:label-cell-address="Sheet1.N71:Sheet1.N71" chart:class="chart:line">
            <chart:data-point chart:repeated="7"/>
          </chart:series>
          <chart:series chart:style-name="ch10" chart:values-cell-range-address="Sheet1.O72:Sheet1.U72" chart:label-cell-address="Sheet1.N72:Sheet1.N72" chart:class="chart:line">
            <chart:data-point chart:repeated="7"/>
          </chart:series>
          <chart:series chart:style-name="ch11" chart:values-cell-range-address="Sheet1.O73:Sheet1.U73" chart:label-cell-address="Sheet1.N73:Sheet1.N73" chart:class="chart:line">
            <chart:data-point chart:repeated="7"/>
          </chart:series>
          <chart:series chart:style-name="ch12" chart:values-cell-range-address="Sheet1.O74:Sheet1.U74" chart:label-cell-address="Sheet1.N74:Sheet1.N74" chart:class="chart:line">
            <chart:data-point chart:repeated="7"/>
          </chart:series>
          <chart:series chart:style-name="ch13" chart:values-cell-range-address="Sheet1.O75:Sheet1.U75" chart:label-cell-address="Sheet1.N75:Sheet1.N75" chart:class="chart:line">
            <chart:data-point chart:repeated="7"/>
          </chart:series>
          <chart:series chart:style-name="ch14" chart:values-cell-range-address="Sheet1.O76:Sheet1.U76" chart:label-cell-address="Sheet1.N76:Sheet1.N76" chart:class="chart:line">
            <chart:data-point chart:repeated="7"/>
          </chart:series>
          <chart:series chart:style-name="ch15" chart:values-cell-range-address="Sheet1.O77:Sheet1.U77" chart:label-cell-address="Sheet1.N77:Sheet1.N77" chart:class="chart:line">
            <chart:data-point chart:repeated="7"/>
          </chart:series>
          <chart:series chart:style-name="ch16" chart:values-cell-range-address="Sheet1.O78:Sheet1.U78" chart:label-cell-address="Sheet1.N78:Sheet1.N78" chart:class="chart:line">
            <chart:data-point chart:repeated="7"/>
          </chart:series>
          <chart:series chart:style-name="ch17" chart:values-cell-range-address="Sheet1.O79:Sheet1.U79" chart:label-cell-address="Sheet1.N79:Sheet1.N79" chart:class="chart:line">
            <chart:data-point chart:repeated="7"/>
          </chart:series>
          <chart:series chart:style-name="ch18" chart:values-cell-range-address="Sheet1.O80:Sheet1.U80" chart:label-cell-address="Sheet1.N80:Sheet1.N80" chart:class="chart:line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256">
                <text:p>256</text:p>
                <draw:g>
                  <svg:desc>Sheet1.O70:Sheet1.U70</svg:desc>
                </draw:g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536">
                <text:p>1536</text:p>
              </table:table-cell>
              <table:table-cell office:value-type="float" office:value="2048">
                <text:p>2048</text:p>
              </table:table-cell>
              <table:table-cell office:value-type="float" office:value="3072">
                <text:p>3072</text:p>
              </table:table-cell>
              <table:table-cell office:value-type="float" office:value="4096">
                <text:p>409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N71:Sheet1.N71</svg:desc>
                </draw:g>
              </table:table-cell>
              <table:table-cell office:value-type="float" office:value="1">
                <text:p>1</text:p>
                <draw:g>
                  <svg:desc>Sheet1.O71:Sheet1.U7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  <draw:g>
                  <svg:desc>Sheet1.N72:Sheet1.N72</svg:desc>
                </draw:g>
              </table:table-cell>
              <table:table-cell office:value-type="float" office:value="2.59927867687642">
                <text:p>2.59927867687642</text:p>
                <draw:g>
                  <svg:desc>Sheet1.O72:Sheet1.U72</svg:desc>
                </draw:g>
              </table:table-cell>
              <table:table-cell office:value-type="float" office:value="3.30876199863495">
                <text:p>3.30876199863495</text:p>
              </table:table-cell>
              <table:table-cell office:value-type="float" office:value="3.77175242670881">
                <text:p>3.77175242670881</text:p>
              </table:table-cell>
              <table:table-cell office:value-type="float" office:value="3.90254839993917">
                <text:p>3.90254839993917</text:p>
              </table:table-cell>
              <table:table-cell office:value-type="float" office:value="2.89526976434847">
                <text:p>2.89526976434847</text:p>
              </table:table-cell>
              <table:table-cell office:value-type="float" office:value="2.49720514286108">
                <text:p>2.49720514286108</text:p>
              </table:table-cell>
              <table:table-cell office:value-type="float" office:value="2.41265589137504">
                <text:p>2.41265589137504</text:p>
              </table:table-cell>
            </table:table-row>
            <table:table-row>
              <table:table-cell office:value-type="string">
                <text:p>8</text:p>
                <draw:g>
                  <svg:desc>Sheet1.N73:Sheet1.N73</svg:desc>
                </draw:g>
              </table:table-cell>
              <table:table-cell office:value-type="float" office:value="3.62066710557129">
                <text:p>3.62066710557129</text:p>
                <draw:g>
                  <svg:desc>Sheet1.O73:Sheet1.U73</svg:desc>
                </draw:g>
              </table:table-cell>
              <table:table-cell office:value-type="float" office:value="5.35683926620522">
                <text:p>5.35683926620522</text:p>
              </table:table-cell>
              <table:table-cell office:value-type="float" office:value="6.84126897843936">
                <text:p>6.84126897843936</text:p>
              </table:table-cell>
              <table:table-cell office:value-type="float" office:value="7.30451131361543">
                <text:p>7.30451131361543</text:p>
              </table:table-cell>
              <table:table-cell office:value-type="float" office:value="5.65837834417069">
                <text:p>5.65837834417069</text:p>
              </table:table-cell>
              <table:table-cell office:value-type="float" office:value="4.31092934986839">
                <text:p>4.31092934986839</text:p>
              </table:table-cell>
              <table:table-cell office:value-type="float" office:value="4.16521803500383">
                <text:p>4.16521803500383</text:p>
              </table:table-cell>
            </table:table-row>
            <table:table-row>
              <table:table-cell office:value-type="string">
                <text:p>16</text:p>
                <draw:g>
                  <svg:desc>Sheet1.N74:Sheet1.N74</svg:desc>
                </draw:g>
              </table:table-cell>
              <table:table-cell office:value-type="float" office:value="2.74591430170331">
                <text:p>2.74591430170331</text:p>
                <draw:g>
                  <svg:desc>Sheet1.O74:Sheet1.U74</svg:desc>
                </draw:g>
              </table:table-cell>
              <table:table-cell office:value-type="float" office:value="8.32990782546704">
                <text:p>8.32990782546704</text:p>
              </table:table-cell>
              <table:table-cell office:value-type="float" office:value="11.1917867167745">
                <text:p>11.1917867167745</text:p>
              </table:table-cell>
              <table:table-cell office:value-type="float" office:value="11.8752895445234">
                <text:p>11.8752895445234</text:p>
              </table:table-cell>
              <table:table-cell office:value-type="float" office:value="9.3338517065713">
                <text:p>9.3338517065713</text:p>
              </table:table-cell>
              <table:table-cell office:value-type="float" office:value="5.73656201325098">
                <text:p>5.73656201325098</text:p>
              </table:table-cell>
              <table:table-cell office:value-type="float" office:value="5.60678923141081">
                <text:p>5.60678923141081</text:p>
              </table:table-cell>
            </table:table-row>
            <table:table-row>
              <table:table-cell office:value-type="string">
                <text:p>24</text:p>
                <draw:g>
                  <svg:desc>Sheet1.N75:Sheet1.N75</svg:desc>
                </draw:g>
              </table:table-cell>
              <table:table-cell office:value-type="float" office:value="4.1997760277992">
                <text:p>4.1997760277992</text:p>
                <draw:g>
                  <svg:desc>Sheet1.O75:Sheet1.U75</svg:desc>
                </draw:g>
              </table:table-cell>
              <table:table-cell office:value-type="float" office:value="8.66176384983386">
                <text:p>8.66176384983386</text:p>
              </table:table-cell>
              <table:table-cell office:value-type="float" office:value="13.1876650356723">
                <text:p>13.1876650356723</text:p>
              </table:table-cell>
              <table:table-cell office:value-type="float" office:value="15.1156809365883">
                <text:p>15.1156809365883</text:p>
              </table:table-cell>
              <table:table-cell office:value-type="float" office:value="13.7534669126912">
                <text:p>13.7534669126912</text:p>
              </table:table-cell>
              <table:table-cell office:value-type="float" office:value="9.36180024569606">
                <text:p>9.36180024569606</text:p>
              </table:table-cell>
              <table:table-cell office:value-type="float" office:value="8.32852926748723">
                <text:p>8.32852926748723</text:p>
              </table:table-cell>
            </table:table-row>
            <table:table-row>
              <table:table-cell office:value-type="string">
                <text:p>32</text:p>
                <draw:g>
                  <svg:desc>Sheet1.N76:Sheet1.N76</svg:desc>
                </draw:g>
              </table:table-cell>
              <table:table-cell office:value-type="float" office:value="3.56903678215989">
                <text:p>3.56903678215989</text:p>
                <draw:g>
                  <svg:desc>Sheet1.O76:Sheet1.U76</svg:desc>
                </draw:g>
              </table:table-cell>
              <table:table-cell office:value-type="float" office:value="9.30466436957631">
                <text:p>9.30466436957631</text:p>
              </table:table-cell>
              <table:table-cell office:value-type="float" office:value="15.574711821144">
                <text:p>15.574711821144</text:p>
              </table:table-cell>
              <table:table-cell office:value-type="float" office:value="19.3245217769269">
                <text:p>19.3245217769269</text:p>
              </table:table-cell>
              <table:table-cell office:value-type="float" office:value="19.1116911544554">
                <text:p>19.1116911544554</text:p>
              </table:table-cell>
              <table:table-cell office:value-type="float" office:value="17.6062525388937">
                <text:p>17.6062525388937</text:p>
              </table:table-cell>
              <table:table-cell office:value-type="float" office:value="10.614351780806">
                <text:p>10.614351780806</text:p>
              </table:table-cell>
            </table:table-row>
            <table:table-row>
              <table:table-cell office:value-type="string">
                <text:p>40</text:p>
                <draw:g>
                  <svg:desc>Sheet1.N77:Sheet1.N77</svg:desc>
                </draw:g>
              </table:table-cell>
              <table:table-cell office:value-type="float" office:value="4.20948457209492">
                <text:p>4.20948457209492</text:p>
                <draw:g>
                  <svg:desc>Sheet1.O77:Sheet1.U77</svg:desc>
                </draw:g>
              </table:table-cell>
              <table:table-cell office:value-type="float" office:value="9.78883441051928">
                <text:p>9.78883441051928</text:p>
              </table:table-cell>
              <table:table-cell office:value-type="float" office:value="18.7345388247721">
                <text:p>18.7345388247721</text:p>
              </table:table-cell>
              <table:table-cell office:value-type="float" office:value="22.8754723011163">
                <text:p>22.8754723011163</text:p>
              </table:table-cell>
              <table:table-cell office:value-type="float" office:value="20.4569788893377">
                <text:p>20.4569788893377</text:p>
              </table:table-cell>
              <table:table-cell office:value-type="float" office:value="21.6909450287486">
                <text:p>21.6909450287486</text:p>
              </table:table-cell>
              <table:table-cell office:value-type="float" office:value="14.2154713507028">
                <text:p>14.2154713507028</text:p>
              </table:table-cell>
            </table:table-row>
            <table:table-row>
              <table:table-cell office:value-type="string">
                <text:p>48</text:p>
                <draw:g>
                  <svg:desc>Sheet1.N78:Sheet1.N78</svg:desc>
                </draw:g>
              </table:table-cell>
              <table:table-cell office:value-type="float" office:value="3.78833955913899">
                <text:p>3.78833955913899</text:p>
                <draw:g>
                  <svg:desc>Sheet1.O78:Sheet1.U78</svg:desc>
                </draw:g>
              </table:table-cell>
              <table:table-cell office:value-type="float" office:value="9.21972663782737">
                <text:p>9.21972663782737</text:p>
              </table:table-cell>
              <table:table-cell office:value-type="float" office:value="15.8220408140955">
                <text:p>15.8220408140955</text:p>
              </table:table-cell>
              <table:table-cell office:value-type="float" office:value="21.5948443083525">
                <text:p>21.5948443083525</text:p>
              </table:table-cell>
              <table:table-cell office:value-type="float" office:value="23.5604753536955">
                <text:p>23.5604753536955</text:p>
              </table:table-cell>
              <table:table-cell office:value-type="float" office:value="24.0148497350259">
                <text:p>24.0148497350259</text:p>
              </table:table-cell>
              <table:table-cell office:value-type="float" office:value="17.2674260859094">
                <text:p>17.2674260859094</text:p>
              </table:table-cell>
            </table:table-row>
            <table:table-row>
              <table:table-cell office:value-type="string">
                <text:p>56</text:p>
                <draw:g>
                  <svg:desc>Sheet1.N79:Sheet1.N79</svg:desc>
                </draw:g>
              </table:table-cell>
              <table:table-cell office:value-type="float" office:value="3.84778974652755">
                <text:p>3.84778974652755</text:p>
                <draw:g>
                  <svg:desc>Sheet1.O79:Sheet1.U79</svg:desc>
                </draw:g>
              </table:table-cell>
              <table:table-cell office:value-type="float" office:value="10.1419301442462">
                <text:p>10.1419301442462</text:p>
              </table:table-cell>
              <table:table-cell office:value-type="float" office:value="19.8054673500512">
                <text:p>19.8054673500512</text:p>
              </table:table-cell>
              <table:table-cell office:value-type="float" office:value="24.6601328422779">
                <text:p>24.6601328422779</text:p>
              </table:table-cell>
              <table:table-cell office:value-type="float" office:value="26.2636780056772">
                <text:p>26.2636780056772</text:p>
              </table:table-cell>
              <table:table-cell office:value-type="float" office:value="29.2068890119756">
                <text:p>29.2068890119756</text:p>
              </table:table-cell>
              <table:table-cell office:value-type="float" office:value="22.2350080223041">
                <text:p>22.2350080223041</text:p>
              </table:table-cell>
            </table:table-row>
            <table:table-row>
              <table:table-cell office:value-type="string">
                <text:p>64</text:p>
                <draw:g>
                  <svg:desc>Sheet1.N80:Sheet1.N80</svg:desc>
                </draw:g>
              </table:table-cell>
              <table:table-cell office:value-type="float" office:value="3.54027909790028">
                <text:p>3.54027909790028</text:p>
                <draw:g>
                  <svg:desc>Sheet1.O80:Sheet1.U80</svg:desc>
                </draw:g>
              </table:table-cell>
              <table:table-cell office:value-type="float" office:value="11.5682906822325">
                <text:p>11.5682906822325</text:p>
              </table:table-cell>
              <table:table-cell office:value-type="float" office:value="22.2143901388962">
                <text:p>22.2143901388962</text:p>
              </table:table-cell>
              <table:table-cell office:value-type="float" office:value="27.6927455870466">
                <text:p>27.6927455870466</text:p>
              </table:table-cell>
              <table:table-cell office:value-type="float" office:value="29.202216276385">
                <text:p>29.202216276385</text:p>
              </table:table-cell>
              <table:table-cell office:value-type="float" office:value="29.0557680202409">
                <text:p>29.0557680202409</text:p>
              </table:table-cell>
              <table:table-cell office:value-type="float" office:value="26.0844269271067">
                <text:p>26.08442692710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.007cm" xlink:href=".." xlink:type="simple" chart:class="chart:line" chart:style-name="ch1">
        <chart:title svg:x="6.937cm" svg:y="0.316cm" chart:style-name="ch2">
          <text:p>Efficiency</text:p>
        </chart:title>
        <chart:legend chart:legend-position="end" svg:x="13.914cm" svg:y="3.457cm" style:legend-expansion="high" chart:style-name="ch3"/>
        <chart:plot-area chart:style-name="ch4" table:cell-range-address="Sheet1.R172:Sheet1.V189" chart:data-source-has-labels="both" svg:x="1.7cm" svg:y="1.275cm" svg:width="11.895cm" svg:height="6.571cm">
          <chartooo:coordinate-region svg:x="2.427cm" svg:y="1.474cm" svg:width="10.981cm" svg:height="5.725cm"/>
          <chart:axis chart:dimension="x" chart:name="primary-x" chart:style-name="ch5" chartooo:axis-type="auto">
            <chartooo:date-scale/>
            <chart:title svg:x="6.531cm" svg:y="8.026cm" chart:style-name="ch6">
              <text:p>Process Count</text:p>
            </chart:title>
            <chart:categories table:cell-range-address="Sheet1.R173:Sheet1.R189"/>
          </chart:axis>
          <chart:axis chart:dimension="y" chart:name="primary-y" chart:style-name="ch7">
            <chart:title svg:x="0.451cm" svg:y="5.305cm" chart:style-name="ch8">
              <text:p>Efficiency
</text:p>
            </chart:title>
            <chart:grid chart:style-name="ch9" chart:class="major"/>
          </chart:axis>
          <chart:series chart:style-name="ch10" chart:values-cell-range-address="Sheet1.S173:Sheet1.S189" chart:label-cell-address="Sheet1.S172:Sheet1.S172" chart:class="chart:line">
            <chart:data-point chart:repeated="17"/>
          </chart:series>
          <chart:series chart:style-name="ch11" chart:values-cell-range-address="Sheet1.T173:Sheet1.T189" chart:label-cell-address="Sheet1.T172:Sheet1.T172" chart:class="chart:line">
            <chart:data-point chart:repeated="17"/>
          </chart:series>
          <chart:series chart:style-name="ch12" chart:values-cell-range-address="Sheet1.U173:Sheet1.U189" chart:label-cell-address="Sheet1.U172:Sheet1.U172" chart:class="chart:line">
            <chart:data-point chart:repeated="17"/>
          </chart:series>
          <chart:series chart:style-name="ch13" chart:values-cell-range-address="Sheet1.V173:Sheet1.V189" chart:label-cell-address="Sheet1.V172:Sheet1.V172" chart:class="chart:line"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</text:p>
                <draw:g>
                  <svg:desc>Sheet1.S172:Sheet1.S172</svg:desc>
                </draw:g>
              </table:table-cell>
              <table:table-cell office:value-type="string">
                <text:p>1024</text:p>
                <draw:g>
                  <svg:desc>Sheet1.T172:Sheet1.T172</svg:desc>
                </draw:g>
              </table:table-cell>
              <table:table-cell office:value-type="string">
                <text:p>2048</text:p>
                <draw:g>
                  <svg:desc>Sheet1.U172:Sheet1.U172</svg:desc>
                </draw:g>
              </table:table-cell>
              <table:table-cell office:value-type="string">
                <text:p>4096</text:p>
                <draw:g>
                  <svg:desc>Sheet1.V172:Sheet1.V17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R173:Sheet1.R189</svg:desc>
                </draw:g>
              </table:table-cell>
              <table:table-cell office:value-type="float" office:value="1">
                <text:p>1</text:p>
                <draw:g>
                  <svg:desc>Sheet1.S173:Sheet1.S189</svg:desc>
                </draw:g>
              </table:table-cell>
              <table:table-cell office:value-type="float" office:value="1">
                <text:p>1</text:p>
                <draw:g>
                  <svg:desc>Sheet1.T173:Sheet1.T189</svg:desc>
                </draw:g>
              </table:table-cell>
              <table:table-cell office:value-type="float" office:value="1">
                <text:p>1</text:p>
                <draw:g>
                  <svg:desc>Sheet1.U173:Sheet1.U189</svg:desc>
                </draw:g>
              </table:table-cell>
              <table:table-cell office:value-type="float" office:value="1">
                <text:p>1</text:p>
                <draw:g>
                  <svg:desc>Sheet1.V173:Sheet1.V18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84173963181854">
                <text:p>0.484173963181854</text:p>
              </table:table-cell>
              <table:table-cell office:value-type="float" office:value="0.495520745161757">
                <text:p>0.495520745161757</text:p>
              </table:table-cell>
              <table:table-cell office:value-type="float" office:value="0.493586285456849">
                <text:p>0.493586285456849</text:p>
              </table:table-cell>
              <table:table-cell office:value-type="float" office:value="0.477703441035828">
                <text:p>0.47770344103582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65418650716562">
                <text:p>0.465418650716562</text:p>
              </table:table-cell>
              <table:table-cell office:value-type="float" office:value="0.487733415918997">
                <text:p>0.487733415918997</text:p>
              </table:table-cell>
              <table:table-cell office:value-type="float" office:value="0.48505628556791">
                <text:p>0.48505628556791</text:p>
              </table:table-cell>
              <table:table-cell office:value-type="float" office:value="0.460491653212849">
                <text:p>0.4604916532128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41535396631626">
                <text:p>0.441535396631626</text:p>
              </table:table-cell>
              <table:table-cell office:value-type="float" office:value="0.475511642823895">
                <text:p>0.475511642823895</text:p>
              </table:table-cell>
              <table:table-cell office:value-type="float" office:value="0.476195408793973">
                <text:p>0.476195408793973</text:p>
              </table:table-cell>
              <table:table-cell office:value-type="float" office:value="0.446141009860894">
                <text:p>0.44614100986089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21241817811599">
                <text:p>0.321241817811599</text:p>
              </table:table-cell>
              <table:table-cell office:value-type="float" office:value="0.466792605637313">
                <text:p>0.466792605637313</text:p>
              </table:table-cell>
              <table:table-cell office:value-type="float" office:value="0.458163151312366">
                <text:p>0.458163151312366</text:p>
              </table:table-cell>
              <table:table-cell office:value-type="float" office:value="0.428628977729271">
                <text:p>0.42862897772927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02362528303597">
                <text:p>0.402362528303597</text:p>
              </table:table-cell>
              <table:table-cell office:value-type="float" office:value="0.404105595301089">
                <text:p>0.404105595301089</text:p>
              </table:table-cell>
              <table:table-cell office:value-type="float" office:value="0.457226607243976">
                <text:p>0.457226607243976</text:p>
              </table:table-cell>
              <table:table-cell office:value-type="float" office:value="0.417351096387451">
                <text:p>0.41735109638745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378606710523372">
                <text:p>0.378606710523372</text:p>
              </table:table-cell>
              <table:table-cell office:value-type="float" office:value="0.438998362004915">
                <text:p>0.438998362004915</text:p>
              </table:table-cell>
              <table:table-cell office:value-type="float" office:value="0.45151500899343">
                <text:p>0.45151500899343</text:p>
              </table:table-cell>
              <table:table-cell office:value-type="float" office:value="0.407422714097648">
                <text:p>0.40742271409764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343691320316756">
                <text:p>0.343691320316756</text:p>
              </table:table-cell>
              <table:table-cell office:value-type="float" office:value="0.428482643701822">
                <text:p>0.428482643701822</text:p>
              </table:table-cell>
              <table:table-cell office:value-type="float" office:value="0.443866029152716">
                <text:p>0.443866029152716</text:p>
              </table:table-cell>
              <table:table-cell office:value-type="float" office:value="0.397773831662777">
                <text:p>0.39777383166277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02088559232009">
                <text:p>0.302088559232009</text:p>
              </table:table-cell>
              <table:table-cell office:value-type="float" office:value="0.401309517265674">
                <text:p>0.401309517265674</text:p>
              </table:table-cell>
              <table:table-cell office:value-type="float" office:value="0.432318052234866">
                <text:p>0.432318052234866</text:p>
              </table:table-cell>
              <table:table-cell office:value-type="float" office:value="0.349031629565845">
                <text:p>0.34903162956584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291260934724629">
                <text:p>0.291260934724629</text:p>
              </table:table-cell>
              <table:table-cell office:value-type="float" office:value="0.398258024861624">
                <text:p>0.398258024861624</text:p>
              </table:table-cell>
              <table:table-cell office:value-type="float" office:value="0.433061790842002">
                <text:p>0.433061790842002</text:p>
              </table:table-cell>
              <table:table-cell office:value-type="float" office:value="0.377374460091255">
                <text:p>0.37737446009125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13120950448877">
                <text:p>0.313120950448877</text:p>
              </table:table-cell>
              <table:table-cell office:value-type="float" office:value="0.407331861011852">
                <text:p>0.407331861011852</text:p>
              </table:table-cell>
              <table:table-cell office:value-type="float" office:value="0.426902836957273">
                <text:p>0.426902836957273</text:p>
              </table:table-cell>
              <table:table-cell office:value-type="float" office:value="0.371508216613317">
                <text:p>0.37150821661331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216691292647904">
                <text:p>0.216691292647904</text:p>
              </table:table-cell>
              <table:table-cell office:value-type="float" office:value="0.33222296722343">
                <text:p>0.33222296722343</text:p>
              </table:table-cell>
              <table:table-cell office:value-type="float" office:value="0.416756579125415">
                <text:p>0.416756579125415</text:p>
              </table:table-cell>
              <table:table-cell office:value-type="float" office:value="0.366571730330825">
                <text:p>0.36657173033082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258053637410071">
                <text:p>0.258053637410071</text:p>
              </table:table-cell>
              <table:table-cell office:value-type="float" office:value="0.371563596802655">
                <text:p>0.371563596802655</text:p>
              </table:table-cell>
              <table:table-cell office:value-type="float" office:value="0.363923483220962">
                <text:p>0.363923483220962</text:p>
              </table:table-cell>
              <table:table-cell office:value-type="float" office:value="0.358059402542848">
                <text:p>0.35805940254284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255585447154871">
                <text:p>0.255585447154871</text:p>
              </table:table-cell>
              <table:table-cell office:value-type="float" office:value="0.339753449114403">
                <text:p>0.339753449114403</text:p>
              </table:table-cell>
              <table:table-cell office:value-type="float" office:value="0.361173203976836">
                <text:p>0.361173203976836</text:p>
              </table:table-cell>
              <table:table-cell office:value-type="float" office:value="0.324990022928291">
                <text:p>0.32499002292829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235067228923571">
                <text:p>0.235067228923571</text:p>
              </table:table-cell>
              <table:table-cell office:value-type="float" office:value="0.325182970236546">
                <text:p>0.325182970236546</text:p>
              </table:table-cell>
              <table:table-cell office:value-type="float" office:value="0.406546130111202">
                <text:p>0.406546130111202</text:p>
              </table:table-cell>
              <table:table-cell office:value-type="float" office:value="0.314816435715315">
                <text:p>0.31481643571531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63062840856148">
                <text:p>0.163062840856148</text:p>
              </table:table-cell>
              <table:table-cell office:value-type="float" office:value="0.352564461430889">
                <text:p>0.352564461430889</text:p>
              </table:table-cell>
              <table:table-cell office:value-type="float" office:value="0.359401203511887">
                <text:p>0.359401203511887</text:p>
              </table:table-cell>
              <table:table-cell office:value-type="float" office:value="0.342784175607085">
                <text:p>0.34278417560708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22036850481689">
                <text:p>0.22036850481689</text:p>
              </table:table-cell>
              <table:table-cell office:value-type="float" office:value="0.334572021297302">
                <text:p>0.334572021297302</text:p>
              </table:table-cell>
              <table:table-cell office:value-type="float" office:value="0.349859656014472">
                <text:p>0.349859656014472</text:p>
              </table:table-cell>
              <table:table-cell office:value-type="float" office:value="0.308175770473037">
                <text:p>0.30817577047303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38cm" svg:y="0.316cm" chart:style-name="ch2">
          <text:p>Karp-Flatt</text:p>
        </chart:title>
        <chart:legend chart:legend-position="end" svg:x="13.915cm" svg:y="3.454cm" style:legend-expansion="high" chart:style-name="ch3"/>
        <chart:plot-area chart:style-name="ch4" table:cell-range-address="Sheet1.AH130:Sheet1.AK148 Sheet1.AI127:Sheet1.AK127 Sheet1.AM127:Sheet1.AM127 Sheet1.AM130:Sheet1.AM148" chart:data-source-has-labels="both" svg:x="1.331cm" svg:y="1.275cm" svg:width="12.264cm" svg:height="6.564cm">
          <chartooo:coordinate-region svg:x="2.243cm" svg:y="1.474cm" svg:width="11.165cm" svg:height="5.718cm"/>
          <chart:axis chart:dimension="x" chart:name="primary-x" chart:style-name="ch5" chartooo:axis-type="auto">
            <chartooo:date-scale/>
            <chart:title svg:x="6.347cm" svg:y="8.019cm" chart:style-name="ch6">
              <text:p>Process Count</text:p>
            </chart:title>
            <chart:categories table:cell-range-address="Sheet1.AH130:Sheet1.AH148"/>
          </chart:axis>
          <chart:axis chart:dimension="y" chart:name="primary-y" chart:style-name="ch5">
            <chart:title svg:x="0.451cm" svg:y="5.315cm" chart:style-name="ch7">
              <text:p>Karp-Flatt</text:p>
            </chart:title>
            <chart:grid chart:style-name="ch8" chart:class="major"/>
          </chart:axis>
          <chart:series chart:style-name="ch9" chart:values-cell-range-address="Sheet1.AI130:Sheet1.AI148" chart:label-cell-address="Sheet1.AI127:Sheet1.AI127" chart:class="chart:line">
            <chart:data-point chart:repeated="19"/>
          </chart:series>
          <chart:series chart:style-name="ch10" chart:values-cell-range-address="Sheet1.AJ130:Sheet1.AJ148" chart:label-cell-address="Sheet1.AJ127:Sheet1.AJ127" chart:class="chart:line">
            <chart:data-point chart:repeated="19"/>
          </chart:series>
          <chart:series chart:style-name="ch11" chart:values-cell-range-address="Sheet1.AK130:Sheet1.AK148" chart:label-cell-address="Sheet1.AK127:Sheet1.AK127" chart:class="chart:line">
            <chart:data-point chart:repeated="19"/>
          </chart:series>
          <chart:series chart:style-name="ch12" chart:values-cell-range-address="Sheet1.AM130:Sheet1.AM148" chart:label-cell-address="Sheet1.AM127:Sheet1.AM127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</text:p>
                <draw:g>
                  <svg:desc>Sheet1.AI127:Sheet1.AI127</svg:desc>
                </draw:g>
              </table:table-cell>
              <table:table-cell office:value-type="string">
                <text:p>1024</text:p>
                <draw:g>
                  <svg:desc>Sheet1.AJ127:Sheet1.AJ127</svg:desc>
                </draw:g>
              </table:table-cell>
              <table:table-cell office:value-type="string">
                <text:p>2048</text:p>
                <draw:g>
                  <svg:desc>Sheet1.AK127:Sheet1.AK127</svg:desc>
                </draw:g>
              </table:table-cell>
              <table:table-cell office:value-type="string">
                <text:p>4096</text:p>
                <draw:g>
                  <svg:desc>Sheet1.AM127:Sheet1.AM127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AH130:Sheet1.AH148</svg:desc>
                </draw:g>
              </table:table-cell>
              <table:table-cell office:value-type="float" office:value="0.0637318760952095">
                <text:p>0.0637318760952095</text:p>
                <draw:g>
                  <svg:desc>Sheet1.AI130:Sheet1.AI148</svg:desc>
                </draw:g>
              </table:table-cell>
              <table:table-cell office:value-type="float" office:value="0.0213724166730245">
                <text:p>0.0213724166730245</text:p>
                <draw:g>
                  <svg:desc>Sheet1.AJ130:Sheet1.AJ148</svg:desc>
                </draw:g>
              </table:table-cell>
              <table:table-cell office:value-type="float" office:value="0.117371063942849">
                <text:p>0.117371063942849</text:p>
                <draw:g>
                  <svg:desc>Sheet1.AK130:Sheet1.AK148</svg:desc>
                </draw:g>
              </table:table-cell>
              <table:table-cell office:value-type="float" office:value="0.176937895194206">
                <text:p>0.176937895194206</text:p>
                <draw:g>
                  <svg:desc>Sheet1.AM130:Sheet1.AM14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665894414183764">
                <text:p>0.0665894414183764</text:p>
              </table:table-cell>
              <table:table-cell office:value-type="float" office:value="0.0233660348385608">
                <text:p>0.0233660348385608</text:p>
              </table:table-cell>
              <table:table-cell office:value-type="float" office:value="0.059306544198252">
                <text:p>0.059306544198252</text:p>
              </table:table-cell>
              <table:table-cell office:value-type="float" office:value="0.115975656899216">
                <text:p>0.11597565689921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650782434451067">
                <text:p>0.0650782434451067</text:p>
              </table:table-cell>
              <table:table-cell office:value-type="float" office:value="0.029076494916399">
                <text:p>0.029076494916399</text:p>
              </table:table-cell>
              <table:table-cell office:value-type="float" office:value="0.0464745041978507">
                <text:p>0.0464745041978507</text:p>
              </table:table-cell>
              <table:table-cell office:value-type="float" office:value="0.109110395505448">
                <text:p>0.10911039550544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616121393364856">
                <text:p>0.0616121393364856</text:p>
              </table:table-cell>
              <table:table-cell office:value-type="float" office:value="0.0299472494310204">
                <text:p>0.0299472494310204</text:p>
              </table:table-cell>
              <table:table-cell office:value-type="float" office:value="0.0402653295603171">
                <text:p>0.0402653295603171</text:p>
              </table:table-cell>
              <table:table-cell office:value-type="float" office:value="0.112640868007888">
                <text:p>0.11264086800788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754797999384467">
                <text:p>0.0754797999384467</text:p>
              </table:table-cell>
              <table:table-cell office:value-type="float" office:value="0.0329100464162325">
                <text:p>0.0329100464162325</text:p>
              </table:table-cell>
              <table:table-cell office:value-type="float" office:value="0.0323602361535385">
                <text:p>0.0323602361535385</text:p>
              </table:table-cell>
              <table:table-cell office:value-type="float" office:value="0.0921952258549857">
                <text:p>0.092195225854985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711039043071076">
                <text:p>0.0711039043071076</text:p>
              </table:table-cell>
              <table:table-cell office:value-type="float" office:value="0.0418667308862236">
                <text:p>0.0418667308862236</text:p>
              </table:table-cell>
              <table:table-cell office:value-type="float" office:value="0.0253307387471031">
                <text:p>0.0253307387471031</text:p>
              </table:table-cell>
              <table:table-cell office:value-type="float" office:value="0.0738765720213527">
                <text:p>0.073876572021352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857256970052702">
                <text:p>0.0857256970052702</text:p>
              </table:table-cell>
              <table:table-cell office:value-type="float" office:value="0.0321798026759255">
                <text:p>0.0321798026759255</text:p>
              </table:table-cell>
              <table:table-cell office:value-type="float" office:value="0.0227329423907477">
                <text:p>0.0227329423907477</text:p>
              </table:table-cell>
              <table:table-cell office:value-type="float" office:value="0.0646878512460573">
                <text:p>0.064687851246057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728026768630306">
                <text:p>0.0728026768630306</text:p>
              </table:table-cell>
              <table:table-cell office:value-type="float" office:value="0.0335489868828604">
                <text:p>0.0335489868828604</text:p>
              </table:table-cell>
              <table:table-cell office:value-type="float" office:value="0.0219007276967349">
                <text:p>0.0219007276967349</text:p>
              </table:table-cell>
              <table:table-cell office:value-type="float" office:value="0.0578938045926354">
                <text:p>0.057893804592635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915757359913509">
                <text:p>0.0915757359913509</text:p>
              </table:table-cell>
              <table:table-cell office:value-type="float" office:value="0.0340100997626268">
                <text:p>0.0340100997626268</text:p>
              </table:table-cell>
              <table:table-cell office:value-type="float" office:value="0.0205229641116473">
                <text:p>0.0205229641116473</text:p>
              </table:table-cell>
              <table:table-cell office:value-type="float" office:value="0.0482324590077842">
                <text:p>0.048232459007784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870293492540104">
                <text:p>0.0870293492540104</text:p>
              </table:table-cell>
              <table:table-cell office:value-type="float" office:value="0.0322512956766713">
                <text:p>0.0322512956766713</text:p>
              </table:table-cell>
              <table:table-cell office:value-type="float" office:value="0.0193851908971964">
                <text:p>0.0193851908971964</text:p>
              </table:table-cell>
              <table:table-cell office:value-type="float" office:value="0.0420608906619536">
                <text:p>0.042060890661953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788909646025">
                <text:p>0.0788909646025</text:p>
              </table:table-cell>
              <table:table-cell office:value-type="float" office:value="0.0278017468514807">
                <text:p>0.0278017468514807</text:p>
              </table:table-cell>
              <table:table-cell office:value-type="float" office:value="0.0188026499438023">
                <text:p>0.0188026499438023</text:p>
              </table:table-cell>
              <table:table-cell office:value-type="float" office:value="0.0338385254445882">
                <text:p>0.033838525444588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822241912441153">
                <text:p>0.0822241912441153</text:p>
              </table:table-cell>
              <table:table-cell office:value-type="float" office:value="0.0305582279748144">
                <text:p>0.0305582279748144</text:p>
              </table:table-cell>
              <table:table-cell office:value-type="float" office:value="0.0195247834080736">
                <text:p>0.0195247834080736</text:p>
              </table:table-cell>
              <table:table-cell office:value-type="float" office:value="0.0348633949642221">
                <text:p>0.034863394964222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761260880780326">
                <text:p>0.0761260880780326</text:p>
              </table:table-cell>
              <table:table-cell office:value-type="float" office:value="0.0323306302947394">
                <text:p>0.0323306302947394</text:p>
              </table:table-cell>
              <table:table-cell office:value-type="float" office:value="0.0181385911200288">
                <text:p>0.0181385911200288</text:p>
              </table:table-cell>
              <table:table-cell office:value-type="float" office:value="0.0304884221735923">
                <text:p>0.030488422173592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711944466881994">
                <text:p>0.0711944466881994</text:p>
              </table:table-cell>
              <table:table-cell office:value-type="float" office:value="0.0303471712101367">
                <text:p>0.0303471712101367</text:p>
              </table:table-cell>
              <table:table-cell office:value-type="float" office:value="0.0180869288664389">
                <text:p>0.0180869288664389</text:p>
              </table:table-cell>
              <table:table-cell office:value-type="float" office:value="0.0208620452203182">
                <text:p>0.020862045220318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782739427686816">
                <text:p>0.0782739427686816</text:p>
              </table:table-cell>
              <table:table-cell office:value-type="float" office:value="0.0310106963291664">
                <text:p>0.0310106963291664</text:p>
              </table:table-cell>
              <table:table-cell office:value-type="float" office:value="0.0218610719116795">
                <text:p>0.0218610719116795</text:p>
              </table:table-cell>
              <table:table-cell office:value-type="float" office:value="0.0185758387009851">
                <text:p>0.018575838700985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944040565641343">
                <text:p>0.0944040565641343</text:p>
              </table:table-cell>
              <table:table-cell office:value-type="float" office:value="0.0272731462452975">
                <text:p>0.0272731462452975</text:p>
              </table:table-cell>
              <table:table-cell office:value-type="float" office:value="0.0215187477630119">
                <text:p>0.0215187477630119</text:p>
              </table:table-cell>
              <table:table-cell office:value-type="float" office:value="0.0212992368342925">
                <text:p>0.021299236834292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2.465cm" svg:y="0.316cm" chart:style-name="ch2">
          <text:p>Run Time vs Process Count for Various Problem Sizes</text:p>
        </chart:title>
        <chart:legend chart:legend-position="end" svg:x="13.913cm" svg:y="2.461cm" style:legend-expansion="high" chart:style-name="ch3"/>
        <chart:plot-area chart:style-name="ch4" table:cell-range-address="Sheet1.B1:Sheet1.J21" chart:data-source-has-labels="both" svg:x="1.33cm" svg:y="1.275cm" svg:width="12.264cm" svg:height="6.57cm">
          <chartooo:coordinate-region svg:x="2.137cm" svg:y="1.474cm" svg:width="11.271cm" svg:height="5.724cm"/>
          <chart:axis chart:dimension="x" chart:name="primary-x" chart:style-name="ch5" chartooo:axis-type="auto">
            <chartooo:date-scale/>
            <chart:title svg:x="6.346cm" svg:y="8.025cm" chart:style-name="ch6">
              <text:p>Process Count</text:p>
            </chart:title>
            <chart:categories table:cell-range-address="Sheet1.B2:Sheet1.B21"/>
          </chart:axis>
          <chart:axis chart:dimension="y" chart:name="primary-y" chart:style-name="ch5">
            <chart:title svg:x="0.451cm" svg:y="5.543cm" chart:style-name="ch7">
              <text:p>Run Time (s)</text:p>
            </chart:title>
            <chart:grid chart:style-name="ch8" chart:class="major"/>
          </chart:axis>
          <chart:series chart:style-name="ch9" chart:values-cell-range-address="Sheet1.C2:Sheet1.C21" chart:label-cell-address="Sheet1.C1:Sheet1.C1" chart:class="chart:line">
            <chart:data-point chart:repeated="20"/>
          </chart:series>
          <chart:series chart:style-name="ch10" chart:values-cell-range-address="Sheet1.D2:Sheet1.D21" chart:label-cell-address="Sheet1.D1:Sheet1.D1" chart:class="chart:line">
            <chart:data-point chart:repeated="20"/>
          </chart:series>
          <chart:series chart:style-name="ch11" chart:values-cell-range-address="Sheet1.E2:Sheet1.E21" chart:label-cell-address="Sheet1.E1:Sheet1.E1" chart:class="chart:line">
            <chart:data-point chart:repeated="20"/>
          </chart:series>
          <chart:series chart:style-name="ch12" chart:values-cell-range-address="Sheet1.F2:Sheet1.F21" chart:label-cell-address="Sheet1.F1:Sheet1.F1" chart:class="chart:line">
            <chart:data-point chart:repeated="20"/>
          </chart:series>
          <chart:series chart:style-name="ch13" chart:values-cell-range-address="Sheet1.G2:Sheet1.G21" chart:label-cell-address="Sheet1.G1:Sheet1.G1" chart:class="chart:line">
            <chart:data-point chart:repeated="20"/>
          </chart:series>
          <chart:series chart:style-name="ch14" chart:values-cell-range-address="Sheet1.H2:Sheet1.H21" chart:label-cell-address="Sheet1.H1:Sheet1.H1" chart:class="chart:line">
            <chart:data-point chart:repeated="20"/>
          </chart:series>
          <chart:series chart:style-name="ch15" chart:values-cell-range-address="Sheet1.I2:Sheet1.I21" chart:label-cell-address="Sheet1.I1:Sheet1.I1" chart:class="chart:line">
            <chart:data-point chart:repeated="20"/>
          </chart:series>
          <chart:series chart:style-name="ch16" chart:values-cell-range-address="Sheet1.J2:Sheet1.J21" chart:label-cell-address="Sheet1.J1:Sheet1.J1" chart:class="chart:line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6</text:p>
                <draw:g>
                  <svg:desc>Sheet1.C1:Sheet1.C1</svg:desc>
                </draw:g>
              </table:table-cell>
              <table:table-cell office:value-type="string">
                <text:p>512</text:p>
                <draw:g>
                  <svg:desc>Sheet1.D1:Sheet1.D1</svg:desc>
                </draw:g>
              </table:table-cell>
              <table:table-cell office:value-type="string">
                <text:p>1024</text:p>
                <draw:g>
                  <svg:desc>Sheet1.E1:Sheet1.E1</svg:desc>
                </draw:g>
              </table:table-cell>
              <table:table-cell office:value-type="string">
                <text:p>2048</text:p>
                <draw:g>
                  <svg:desc>Sheet1.F1:Sheet1.F1</svg:desc>
                </draw:g>
              </table:table-cell>
              <table:table-cell office:value-type="string">
                <text:p>3072</text:p>
                <draw:g>
                  <svg:desc>Sheet1.G1:Sheet1.G1</svg:desc>
                </draw:g>
              </table:table-cell>
              <table:table-cell office:value-type="string">
                <text:p>4096</text:p>
                <draw:g>
                  <svg:desc>Sheet1.H1:Sheet1.H1</svg:desc>
                </draw:g>
              </table:table-cell>
              <table:table-cell office:value-type="string">
                <text:p>6144</text:p>
                <draw:g>
                  <svg:desc>Sheet1.I1:Sheet1.I1</svg:desc>
                </draw:g>
              </table:table-cell>
              <table:table-cell office:value-type="string">
                <text:p>8096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2:Sheet1.B21</svg:desc>
                </draw:g>
              </table:table-cell>
              <table:table-cell office:value-type="float" office:value="7.713752">
                <text:p>7.713752</text:p>
                <draw:g>
                  <svg:desc>Sheet1.C2:Sheet1.C21</svg:desc>
                </draw:g>
              </table:table-cell>
              <table:table-cell office:value-type="float" office:value="33.421842">
                <text:p>33.421842</text:p>
                <draw:g>
                  <svg:desc>Sheet1.D2:Sheet1.D21</svg:desc>
                </draw:g>
              </table:table-cell>
              <table:table-cell office:value-type="float" office:value="133.385073">
                <text:p>133.385073</text:p>
                <draw:g>
                  <svg:desc>Sheet1.E2:Sheet1.E21</svg:desc>
                </draw:g>
              </table:table-cell>
              <table:table-cell office:value-type="float" office:value="538.784615">
                <text:p>538.784615</text:p>
                <draw:g>
                  <svg:desc>Sheet1.F2:Sheet1.F21</svg:desc>
                </draw:g>
              </table:table-cell>
              <table:table-cell office:value-type="float" office:value="NaN">
                <text:p>NaN</text:p>
                <draw:g>
                  <svg:desc>Sheet1.G2:Sheet1.G21</svg:desc>
                </draw:g>
              </table:table-cell>
              <table:table-cell office:value-type="float" office:value="NaN">
                <text:p>NaN</text:p>
                <draw:g>
                  <svg:desc>Sheet1.H2:Sheet1.H21</svg:desc>
                </draw:g>
              </table:table-cell>
              <table:table-cell office:value-type="float" office:value="NaN">
                <text:p>NaN</text:p>
                <draw:g>
                  <svg:desc>Sheet1.I2:Sheet1.I21</svg:desc>
                </draw:g>
              </table:table-cell>
              <table:table-cell office:value-type="float" office:value="NaN">
                <text:p>NaN</text:p>
                <draw:g>
                  <svg:desc>Sheet1.J2:Sheet1.J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.305145">
                <text:p>4.305145</text:p>
              </table:table-cell>
              <table:table-cell office:value-type="float" office:value="18.426774">
                <text:p>18.426774</text:p>
              </table:table-cell>
              <table:table-cell office:value-type="float" office:value="71.653206">
                <text:p>71.653206</text:p>
              </table:table-cell>
              <table:table-cell office:value-type="float" office:value="290.233055">
                <text:p>290.233055</text:p>
              </table:table-cell>
              <table:table-cell office:value-type="float" office:value="654.719219">
                <text:p>654.71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047836">
                <text:p>3.047836</text:p>
              </table:table-cell>
              <table:table-cell office:value-type="float" office:value="12.631824">
                <text:p>12.631824</text:p>
              </table:table-cell>
              <table:table-cell office:value-type="float" office:value="48.514867">
                <text:p>48.514867</text:p>
              </table:table-cell>
              <table:table-cell office:value-type="float" office:value="194.611338">
                <text:p>194.611338</text:p>
              </table:table-cell>
              <table:table-cell office:value-type="float" office:value="441.492012">
                <text:p>441.492012</text:p>
              </table:table-cell>
              <table:table-cell office:value-type="float" office:value="792.71778">
                <text:p>792.71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381352">
                <text:p>2.381352</text:p>
              </table:table-cell>
              <table:table-cell office:value-type="float" office:value="9.730782">
                <text:p>9.730782</text:p>
              </table:table-cell>
              <table:table-cell office:value-type="float" office:value="36.817171">
                <text:p>36.817171</text:p>
              </table:table-cell>
              <table:table-cell office:value-type="float" office:value="146.971179">
                <text:p>146.971179</text:p>
              </table:table-cell>
              <table:table-cell office:value-type="float" office:value="333.840427">
                <text:p>333.840427</text:p>
              </table:table-cell>
              <table:table-cell office:value-type="float" office:value="598.392558">
                <text:p>598.39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710984">
                <text:p>1.710984</text:p>
              </table:table-cell>
              <table:table-cell office:value-type="float" office:value="6.721353">
                <text:p>6.721353</text:p>
              </table:table-cell>
              <table:table-cell office:value-type="float" office:value="25.218706">
                <text:p>25.218706</text:p>
              </table:table-cell>
              <table:table-cell office:value-type="float" office:value="99.221135">
                <text:p>99.221135</text:p>
              </table:table-cell>
              <table:table-cell office:value-type="float" office:value="225.928367">
                <text:p>225.928367</text:p>
              </table:table-cell>
              <table:table-cell office:value-type="float" office:value="405.89262">
                <text:p>405.89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311171">
                <text:p>1.311171</text:p>
              </table:table-cell>
              <table:table-cell office:value-type="float" office:value="5.158719">
                <text:p>5.158719</text:p>
              </table:table-cell>
              <table:table-cell office:value-type="float" office:value="19.240796">
                <text:p>19.240796</text:p>
              </table:table-cell>
              <table:table-cell office:value-type="float" office:value="75.590324">
                <text:p>75.590324</text:p>
              </table:table-cell>
              <table:table-cell office:value-type="float" office:value="171.76454">
                <text:p>171.76454</text:p>
              </table:table-cell>
              <table:table-cell office:value-type="float" office:value="309.29265">
                <text:p>309.29265</text:p>
              </table:table-cell>
              <table:table-cell office:value-type="float" office:value="725.069175">
                <text:p>725.069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79897">
                <text:p>0.979897</text:p>
              </table:table-cell>
              <table:table-cell office:value-type="float" office:value="3.619332">
                <text:p>3.619332</text:p>
              </table:table-cell>
              <table:table-cell office:value-type="float" office:value="13.372587">
                <text:p>13.372587</text:p>
              </table:table-cell>
              <table:table-cell office:value-type="float" office:value="52.043655">
                <text:p>52.043655</text:p>
              </table:table-cell>
              <table:table-cell office:value-type="float" office:value="117.949855">
                <text:p>117.949855</text:p>
              </table:table-cell>
              <table:table-cell office:value-type="float" office:value="212.369427">
                <text:p>212.369427</text:p>
              </table:table-cell>
              <table:table-cell office:value-type="float" office:value="503.560245">
                <text:p>503.560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04062">
                <text:p>0.804062</text:p>
              </table:table-cell>
              <table:table-cell office:value-type="float" office:value="2.775277">
                <text:p>2.775277</text:p>
              </table:table-cell>
              <table:table-cell office:value-type="float" office:value="10.489108">
                <text:p>10.489108</text:p>
              </table:table-cell>
              <table:table-cell office:value-type="float" office:value="40.206324">
                <text:p>40.206324</text:p>
              </table:table-cell>
              <table:table-cell office:value-type="float" office:value="91.261497">
                <text:p>91.261497</text:p>
              </table:table-cell>
              <table:table-cell office:value-type="float" office:value="164.957571">
                <text:p>164.957571</text:p>
              </table:table-cell>
              <table:table-cell office:value-type="float" office:value="412.244984">
                <text:p>412.244984</text:p>
              </table:table-cell>
              <table:table-cell office:value-type="float" office:value="735.325176">
                <text:p>735.32517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65706">
                <text:p>0.765706</text:p>
              </table:table-cell>
              <table:table-cell office:value-type="float" office:value="2.378289">
                <text:p>2.378289</text:p>
              </table:table-cell>
              <table:table-cell office:value-type="float" office:value="8.498829">
                <text:p>8.498829</text:p>
              </table:table-cell>
              <table:table-cell office:value-type="float" office:value="32.990404">
                <text:p>32.990404</text:p>
              </table:table-cell>
              <table:table-cell office:value-type="float" office:value="74.871789">
                <text:p>74.871789</text:p>
              </table:table-cell>
              <table:table-cell office:value-type="float" office:value="136.001884">
                <text:p>136.001884</text:p>
              </table:table-cell>
              <table:table-cell office:value-type="float" office:value="327.967954">
                <text:p>327.967954</text:p>
              </table:table-cell>
              <table:table-cell office:value-type="float" office:value="618.078448">
                <text:p>618.07844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631141">
                <text:p>0.631141</text:p>
              </table:table-cell>
              <table:table-cell office:value-type="float" office:value="2.063278">
                <text:p>2.063278</text:p>
              </table:table-cell>
              <table:table-cell office:value-type="float" office:value="7.247589">
                <text:p>7.247589</text:p>
              </table:table-cell>
              <table:table-cell office:value-type="float" office:value="28.02988">
                <text:p>28.02988</text:p>
              </table:table-cell>
              <table:table-cell office:value-type="float" office:value="63.929059">
                <text:p>63.929059</text:p>
              </table:table-cell>
              <table:table-cell office:value-type="float" office:value="116.593975">
                <text:p>116.593975</text:p>
              </table:table-cell>
              <table:table-cell office:value-type="float" office:value="282.343919">
                <text:p>282.343919</text:p>
              </table:table-cell>
              <table:table-cell office:value-type="float" office:value="535.475695">
                <text:p>535.47569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681055">
                <text:p>0.681055</text:p>
              </table:table-cell>
              <table:table-cell office:value-type="float" office:value="1.770811">
                <text:p>1.770811</text:p>
              </table:table-cell>
              <table:table-cell office:value-type="float" office:value="6.315861">
                <text:p>6.315861</text:p>
              </table:table-cell>
              <table:table-cell office:value-type="float" office:value="24.523282">
                <text:p>24.523282</text:p>
              </table:table-cell>
              <table:table-cell office:value-type="float" office:value="55.820193">
                <text:p>55.820193</text:p>
              </table:table-cell>
              <table:table-cell office:value-type="float" office:value="102.244255">
                <text:p>102.244255</text:p>
              </table:table-cell>
              <table:table-cell office:value-type="float" office:value="249.540471">
                <text:p>249.540471</text:p>
              </table:table-cell>
              <table:table-cell office:value-type="float" office:value="479.40053">
                <text:p>479.4005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56191">
                <text:p>0.56191</text:p>
              </table:table-cell>
              <table:table-cell office:value-type="float" office:value="1.645946">
                <text:p>1.645946</text:p>
              </table:table-cell>
              <table:table-cell office:value-type="float" office:value="5.642197">
                <text:p>5.642197</text:p>
              </table:table-cell>
              <table:table-cell office:value-type="float" office:value="21.715532">
                <text:p>21.715532</text:p>
              </table:table-cell>
              <table:table-cell office:value-type="float" office:value="49.766349">
                <text:p>49.766349</text:p>
              </table:table-cell>
              <table:table-cell office:value-type="float" office:value="91.562486">
                <text:p>91.562486</text:p>
              </table:table-cell>
              <table:table-cell office:value-type="float" office:value="225.562141">
                <text:p>225.562141</text:p>
              </table:table-cell>
              <table:table-cell office:value-type="float" office:value="437.291837">
                <text:p>437.29183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547017">
                <text:p>0.547017</text:p>
              </table:table-cell>
              <table:table-cell office:value-type="float" office:value="1.528001">
                <text:p>1.528001</text:p>
              </table:table-cell>
              <table:table-cell office:value-type="float" office:value="5.036165">
                <text:p>5.036165</text:p>
              </table:table-cell>
              <table:table-cell office:value-type="float" office:value="19.52073">
                <text:p>19.52073</text:p>
              </table:table-cell>
              <table:table-cell office:value-type="float" office:value="44.888043">
                <text:p>44.888043</text:p>
              </table:table-cell>
              <table:table-cell office:value-type="float" office:value="83.150141">
                <text:p>83.150141</text:p>
              </table:table-cell>
              <table:table-cell office:value-type="float" office:value="206.769624">
                <text:p>206.769624</text:p>
              </table:table-cell>
              <table:table-cell office:value-type="float" office:value="402.566412">
                <text:p>402.5664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497873">
                <text:p>0.497873</text:p>
              </table:table-cell>
              <table:table-cell office:value-type="float" office:value="1.406683">
                <text:p>1.406683</text:p>
              </table:table-cell>
              <table:table-cell office:value-type="float" office:value="4.546244">
                <text:p>4.546244</text:p>
              </table:table-cell>
              <table:table-cell office:value-type="float" office:value="17.914644">
                <text:p>17.914644</text:p>
              </table:table-cell>
              <table:table-cell office:value-type="float" office:value="40.897972">
                <text:p>40.897972</text:p>
              </table:table-cell>
              <table:table-cell office:value-type="float" office:value="76.427152">
                <text:p>76.427152</text:p>
              </table:table-cell>
              <table:table-cell office:value-type="float" office:value="191.442798">
                <text:p>191.442798</text:p>
              </table:table-cell>
              <table:table-cell office:value-type="float" office:value="398.901866">
                <text:p>398.90186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472084">
                <text:p>0.472084</text:p>
              </table:table-cell>
              <table:table-cell office:value-type="float" office:value="1.324492">
                <text:p>1.324492</text:p>
              </table:table-cell>
              <table:table-cell office:value-type="float" office:value="4.314366">
                <text:p>4.314366</text:p>
              </table:table-cell>
              <table:table-cell office:value-type="float" office:value="16.562334">
                <text:p>16.562334</text:p>
              </table:table-cell>
              <table:table-cell office:value-type="float" office:value="41.492635">
                <text:p>41.492635</text:p>
              </table:table-cell>
              <table:table-cell office:value-type="float" office:value="70.663637">
                <text:p>70.663637</text:p>
              </table:table-cell>
              <table:table-cell office:value-type="float" office:value="188.022267">
                <text:p>188.022267</text:p>
              </table:table-cell>
              <table:table-cell office:value-type="float" office:value="351.682543">
                <text:p>351.68254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524574">
                <text:p>0.524574</text:p>
              </table:table-cell>
              <table:table-cell office:value-type="float" office:value="1.25724">
                <text:p>1.25724</text:p>
              </table:table-cell>
              <table:table-cell office:value-type="float" office:value="4.13675">
                <text:p>4.13675</text:p>
              </table:table-cell>
              <table:table-cell office:value-type="float" office:value="15.143569">
                <text:p>15.143569</text:p>
              </table:table-cell>
              <table:table-cell office:value-type="float" office:value="35.171587">
                <text:p>35.171587</text:p>
              </table:table-cell>
              <table:table-cell office:value-type="float" office:value="71.830331">
                <text:p>71.830331</text:p>
              </table:table-cell>
              <table:table-cell office:value-type="float" office:value="176.781213">
                <text:p>176.781213</text:p>
              </table:table-cell>
              <table:table-cell office:value-type="float" office:value="332.471447">
                <text:p>332.47144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513333">
                <text:p>0.513333</text:p>
              </table:table-cell>
              <table:table-cell office:value-type="float" office:value="1.104751">
                <text:p>1.104751</text:p>
              </table:table-cell>
              <table:table-cell office:value-type="float" office:value="4.058242">
                <text:p>4.058242</text:p>
              </table:table-cell>
              <table:table-cell office:value-type="float" office:value="14.224542">
                <text:p>14.224542</text:p>
              </table:table-cell>
              <table:table-cell office:value-type="float" office:value="36.836752">
                <text:p>36.836752</text:p>
              </table:table-cell>
              <table:table-cell office:value-type="float" office:value="61.750014">
                <text:p>61.750014</text:p>
              </table:table-cell>
              <table:table-cell office:value-type="float" office:value="168.0325">
                <text:p>168.0325</text:p>
              </table:table-cell>
              <table:table-cell office:value-type="float" office:value="317.040383">
                <text:p>317.04038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580649">
                <text:p>0.580649</text:p>
              </table:table-cell>
              <table:table-cell office:value-type="float" office:value="1.133627">
                <text:p>1.133627</text:p>
              </table:table-cell>
              <table:table-cell office:value-type="float" office:value="3.754763">
                <text:p>3.754763</text:p>
              </table:table-cell>
              <table:table-cell office:value-type="float" office:value="13.399726">
                <text:p>13.399726</text:p>
              </table:table-cell>
              <table:table-cell office:value-type="float" office:value="34.433452">
                <text:p>34.433452</text:p>
              </table:table-cell>
              <table:table-cell office:value-type="float" office:value="58.38117">
                <text:p>58.38117</text:p>
              </table:table-cell>
              <table:table-cell office:value-type="float" office:value="159.561033">
                <text:p>159.561033</text:p>
              </table:table-cell>
              <table:table-cell office:value-type="float" office:value="302.746374">
                <text:p>302.7463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536905">
                <text:p>0.536905</text:p>
              </table:table-cell>
              <table:table-cell office:value-type="float" office:value="1.028048">
                <text:p>1.028048</text:p>
              </table:table-cell>
              <table:table-cell office:value-type="float" office:value="3.506455">
                <text:p>3.506455</text:p>
              </table:table-cell>
              <table:table-cell office:value-type="float" office:value="12.800032">
                <text:p>12.800032</text:p>
              </table:table-cell>
              <table:table-cell office:value-type="float" office:value="29.275986">
                <text:p>29.275986</text:p>
              </table:table-cell>
              <table:table-cell office:value-type="float" office:value="54.919011">
                <text:p>54.919011</text:p>
              </table:table-cell>
              <table:table-cell office:value-type="float" office:value="143.540317">
                <text:p>143.540317</text:p>
              </table:table-cell>
              <table:table-cell office:value-type="float" office:value="289.359774">
                <text:p>289.35977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453335">
                <text:p>0.453335</text:p>
              </table:table-cell>
              <table:table-cell office:value-type="float" office:value="1.008032">
                <text:p>1.008032</text:p>
              </table:table-cell>
              <table:table-cell office:value-type="float" office:value="3.533942">
                <text:p>3.533942</text:p>
              </table:table-cell>
              <table:table-cell office:value-type="float" office:value="11.982812">
                <text:p>11.982812</text:p>
              </table:table-cell>
              <table:table-cell office:value-type="float" office:value="30.470945">
                <text:p>30.470945</text:p>
              </table:table-cell>
              <table:table-cell office:value-type="float" office:value="57.308269">
                <text:p>57.308269</text:p>
              </table:table-cell>
              <table:table-cell office:value-type="float" office:value="137.409025">
                <text:p>137.409025</text:p>
              </table:table-cell>
              <table:table-cell office:value-type="float" office:value="286.393464">
                <text:p>286.39346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2.558cm" svg:y="0.316cm" chart:style-name="ch2">
          <text:p>Speedup vs Process Count for Various Problem Sizes</text:p>
        </chart:title>
        <chart:legend chart:legend-position="end" svg:x="13.913cm" svg:y="3.457cm" style:legend-expansion="high" chart:style-name="ch3"/>
        <chart:plot-area chart:style-name="ch4" table:cell-range-address="Sheet1.AH1:Sheet1.AL21" chart:data-source-has-labels="both" svg:x="1.33cm" svg:y="1.275cm" svg:width="12.264cm" svg:height="6.57cm">
          <chartooo:coordinate-region svg:x="1.951cm" svg:y="1.474cm" svg:width="11.457cm" svg:height="5.724cm"/>
          <chart:axis chart:dimension="x" chart:name="primary-x" chart:style-name="ch5" chartooo:axis-type="auto">
            <chartooo:date-scale/>
            <chart:title svg:x="6.346cm" svg:y="8.025cm" chart:style-name="ch6">
              <text:p>Process Count</text:p>
            </chart:title>
            <chart:categories table:cell-range-address="Sheet1.AH2:Sheet1.AH21"/>
          </chart:axis>
          <chart:axis chart:dimension="y" chart:name="primary-y" chart:style-name="ch5">
            <chart:title svg:x="0.451cm" svg:y="5.279cm" chart:style-name="ch7">
              <text:p>Speedup</text:p>
            </chart:title>
            <chart:grid chart:style-name="ch8" chart:class="major"/>
          </chart:axis>
          <chart:series chart:style-name="ch9" chart:values-cell-range-address="Sheet1.AI2:Sheet1.AI21" chart:label-cell-address="Sheet1.AI1:Sheet1.AI1" chart:class="chart:line">
            <chart:data-point chart:repeated="20"/>
          </chart:series>
          <chart:series chart:style-name="ch10" chart:values-cell-range-address="Sheet1.AJ2:Sheet1.AJ21" chart:label-cell-address="Sheet1.AJ1:Sheet1.AJ1" chart:class="chart:line">
            <chart:data-point chart:repeated="20"/>
          </chart:series>
          <chart:series chart:style-name="ch11" chart:values-cell-range-address="Sheet1.AK2:Sheet1.AK21" chart:label-cell-address="Sheet1.AK1:Sheet1.AK1" chart:class="chart:line">
            <chart:data-point chart:repeated="20"/>
          </chart:series>
          <chart:series chart:style-name="ch12" chart:values-cell-range-address="Sheet1.AL2:Sheet1.AL21" chart:label-cell-address="Sheet1.AL1:Sheet1.AL1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6</text:p>
                <draw:g>
                  <svg:desc>Sheet1.AI1:Sheet1.AI1</svg:desc>
                </draw:g>
              </table:table-cell>
              <table:table-cell office:value-type="string">
                <text:p>512</text:p>
                <draw:g>
                  <svg:desc>Sheet1.AJ1:Sheet1.AJ1</svg:desc>
                </draw:g>
              </table:table-cell>
              <table:table-cell office:value-type="string">
                <text:p>1024</text:p>
                <draw:g>
                  <svg:desc>Sheet1.AK1:Sheet1.AK1</svg:desc>
                </draw:g>
              </table:table-cell>
              <table:table-cell office:value-type="string">
                <text:p>2048</text:p>
                <draw:g>
                  <svg:desc>Sheet1.AL1:Sheet1.AL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H2:Sheet1.AH21</svg:desc>
                </draw:g>
              </table:table-cell>
              <table:table-cell office:value-type="float" office:value="1">
                <text:p>1</text:p>
                <draw:g>
                  <svg:desc>Sheet1.AI2:Sheet1.AI21</svg:desc>
                </draw:g>
              </table:table-cell>
              <table:table-cell office:value-type="float" office:value="1">
                <text:p>1</text:p>
                <draw:g>
                  <svg:desc>Sheet1.AJ2:Sheet1.AJ21</svg:desc>
                </draw:g>
              </table:table-cell>
              <table:table-cell office:value-type="float" office:value="1">
                <text:p>1</text:p>
                <draw:g>
                  <svg:desc>Sheet1.AK2:Sheet1.AK21</svg:desc>
                </draw:g>
              </table:table-cell>
              <table:table-cell office:value-type="float" office:value="1">
                <text:p>1</text:p>
                <draw:g>
                  <svg:desc>Sheet1.AL2:Sheet1.AL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79175196189675">
                <text:p>1.79175196189675</text:p>
              </table:table-cell>
              <table:table-cell office:value-type="float" office:value="1.81376523096229">
                <text:p>1.81376523096229</text:p>
              </table:table-cell>
              <table:table-cell office:value-type="float" office:value="1.86153670500103">
                <text:p>1.86153670500103</text:p>
              </table:table-cell>
              <table:table-cell office:value-type="float" office:value="1.85638612045758">
                <text:p>1.8563861204575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53089470693305">
                <text:p>2.53089470693305</text:p>
              </table:table-cell>
              <table:table-cell office:value-type="float" office:value="2.64584449561678">
                <text:p>2.64584449561678</text:p>
              </table:table-cell>
              <table:table-cell office:value-type="float" office:value="2.74936491117249">
                <text:p>2.74936491117249</text:p>
              </table:table-cell>
              <table:table-cell office:value-type="float" office:value="2.76851606148456">
                <text:p>2.768516061484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23923216727304">
                <text:p>3.23923216727304</text:p>
              </table:table-cell>
              <table:table-cell office:value-type="float" office:value="3.43465119247353">
                <text:p>3.43465119247353</text:p>
              </table:table-cell>
              <table:table-cell office:value-type="float" office:value="3.62290391621887">
                <text:p>3.62290391621887</text:p>
              </table:table-cell>
              <table:table-cell office:value-type="float" office:value="3.66592020738978">
                <text:p>3.6659202073897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50837179073562">
                <text:p>4.50837179073562</text:p>
              </table:table-cell>
              <table:table-cell office:value-type="float" office:value="4.97248723582886">
                <text:p>4.97248723582886</text:p>
              </table:table-cell>
              <table:table-cell office:value-type="float" office:value="5.28913232106358">
                <text:p>5.28913232106358</text:p>
              </table:table-cell>
              <table:table-cell office:value-type="float" office:value="5.43013960684888">
                <text:p>5.4301396068488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88310144138331">
                <text:p>5.88310144138331</text:p>
              </table:table-cell>
              <table:table-cell office:value-type="float" office:value="6.47870954010094">
                <text:p>6.47870954010094</text:p>
              </table:table-cell>
              <table:table-cell office:value-type="float" office:value="6.93240929325377">
                <text:p>6.93240929325377</text:p>
              </table:table-cell>
              <table:table-cell office:value-type="float" office:value="7.12769289095784">
                <text:p>7.1276928909578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.87200287377143">
                <text:p>7.87200287377143</text:p>
              </table:table-cell>
              <table:table-cell office:value-type="float" office:value="9.23425703969683">
                <text:p>9.23425703969683</text:p>
              </table:table-cell>
              <table:table-cell office:value-type="float" office:value="9.97451525273307">
                <text:p>9.97451525273307</text:p>
              </table:table-cell>
              <table:table-cell office:value-type="float" office:value="10.3525514301407">
                <text:p>10.352551430140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.59347910981989">
                <text:p>9.59347910981989</text:p>
              </table:table-cell>
              <table:table-cell office:value-type="float" office:value="12.0427049263911">
                <text:p>12.0427049263911</text:p>
              </table:table-cell>
              <table:table-cell office:value-type="float" office:value="12.7165315677939">
                <text:p>12.7165315677939</text:p>
              </table:table-cell>
              <table:table-cell office:value-type="float" office:value="13.4004942854263">
                <text:p>13.400494285426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.0740388608683">
                <text:p>10.0740388608683</text:p>
              </table:table-cell>
              <table:table-cell office:value-type="float" office:value="14.0528934877132">
                <text:p>14.0528934877132</text:p>
              </table:table-cell>
              <table:table-cell office:value-type="float" office:value="15.6945236808506">
                <text:p>15.6945236808506</text:p>
              </table:table-cell>
              <table:table-cell office:value-type="float" office:value="16.3315555335424">
                <text:p>16.331555533542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2.2219155466053">
                <text:p>12.2219155466053</text:p>
              </table:table-cell>
              <table:table-cell office:value-type="float" office:value="16.1984192144733">
                <text:p>16.1984192144733</text:p>
              </table:table-cell>
              <table:table-cell office:value-type="float" office:value="18.4040614057999">
                <text:p>18.4040614057999</text:p>
              </table:table-cell>
              <table:table-cell office:value-type="float" office:value="19.2217952770401">
                <text:p>19.221795277040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1.3261807049357">
                <text:p>11.3261807049357</text:p>
              </table:table-cell>
              <table:table-cell office:value-type="float" office:value="18.8737488077497">
                <text:p>18.8737488077497</text:p>
              </table:table-cell>
              <table:table-cell office:value-type="float" office:value="21.1190640515996">
                <text:p>21.1190640515996</text:p>
              </table:table-cell>
              <table:table-cell office:value-type="float" office:value="21.9703306841229">
                <text:p>21.970330684122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3.7277357583955">
                <text:p>13.7277357583955</text:p>
              </table:table-cell>
              <table:table-cell office:value-type="float" office:value="20.3055519439884">
                <text:p>20.3055519439884</text:p>
              </table:table-cell>
              <table:table-cell office:value-type="float" office:value="23.6406266920492">
                <text:p>23.6406266920492</text:p>
              </table:table-cell>
              <table:table-cell office:value-type="float" office:value="24.8110253527291">
                <text:p>24.811025352729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4.1014849629902">
                <text:p>14.1014849629902</text:p>
              </table:table-cell>
              <table:table-cell office:value-type="float" office:value="21.8729189313358">
                <text:p>21.8729189313358</text:p>
              </table:table-cell>
              <table:table-cell office:value-type="float" office:value="26.4854453736127">
                <text:p>26.4854453736127</text:p>
              </table:table-cell>
              <table:table-cell office:value-type="float" office:value="27.6006386543946">
                <text:p>27.600638654394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5.4934129788119">
                <text:p>15.4934129788119</text:p>
              </table:table-cell>
              <table:table-cell office:value-type="float" office:value="23.759327439089">
                <text:p>23.759327439089</text:p>
              </table:table-cell>
              <table:table-cell office:value-type="float" office:value="29.3396203547368">
                <text:p>29.3396203547368</text:p>
              </table:table-cell>
              <table:table-cell office:value-type="float" office:value="30.075094710227">
                <text:p>30.07509471022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6.3397869870616">
                <text:p>16.3397869870616</text:p>
              </table:table-cell>
              <table:table-cell office:value-type="float" office:value="25.233706205851">
                <text:p>25.233706205851</text:p>
              </table:table-cell>
              <table:table-cell office:value-type="float" office:value="30.9164945672203">
                <text:p>30.9164945672203</text:p>
              </table:table-cell>
              <table:table-cell office:value-type="float" office:value="32.5307178927801">
                <text:p>32.530717892780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4.7047928414294">
                <text:p>14.7047928414294</text:p>
              </table:table-cell>
              <table:table-cell office:value-type="float" office:value="26.583501956667">
                <text:p>26.583501956667</text:p>
              </table:table-cell>
              <table:table-cell office:value-type="float" office:value="32.2439289297154">
                <text:p>32.2439289297154</text:p>
              </table:table-cell>
              <table:table-cell office:value-type="float" office:value="35.5784435624125">
                <text:p>35.578443562412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5.0267993680515">
                <text:p>15.0267993680515</text:p>
              </table:table-cell>
              <table:table-cell office:value-type="float" office:value="30.2528280128282">
                <text:p>30.2528280128282</text:p>
              </table:table-cell>
              <table:table-cell office:value-type="float" office:value="32.8676981313584">
                <text:p>32.8676981313584</text:p>
              </table:table-cell>
              <table:table-cell office:value-type="float" office:value="37.8771151296119">
                <text:p>37.877115129611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3.2847072844352">
                <text:p>13.2847072844352</text:p>
              </table:table-cell>
              <table:table-cell office:value-type="float" office:value="29.4822212244415">
                <text:p>29.4822212244415</text:p>
              </table:table-cell>
              <table:table-cell office:value-type="float" office:value="35.5242322884294">
                <text:p>35.5242322884294</text:p>
              </table:table-cell>
              <table:table-cell office:value-type="float" office:value="40.2086292660014">
                <text:p>40.208629266001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.3670705245807">
                <text:p>14.3670705245807</text:p>
              </table:table-cell>
              <table:table-cell office:value-type="float" office:value="32.5100014785302">
                <text:p>32.5100014785302</text:p>
              </table:table-cell>
              <table:table-cell office:value-type="float" office:value="38.0398644785118">
                <text:p>38.0398644785118</text:p>
              </table:table-cell>
              <table:table-cell office:value-type="float" office:value="42.092442815768">
                <text:p>42.09244281576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7.0155668545336">
                <text:p>17.0155668545336</text:p>
              </table:table-cell>
              <table:table-cell office:value-type="float" office:value="33.1555367289927">
                <text:p>33.1555367289927</text:p>
              </table:table-cell>
              <table:table-cell office:value-type="float" office:value="37.7439904220273">
                <text:p>37.7439904220273</text:p>
              </table:table-cell>
              <table:table-cell office:value-type="float" office:value="44.9631200923456">
                <text:p>44.963120092345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9.002cm" xlink:href=".." xlink:type="simple" chart:class="chart:line" chart:style-name="ch1">
        <chart:title svg:x="6.937cm" svg:y="0.316cm" chart:style-name="ch2">
          <text:p>Efficiency</text:p>
        </chart:title>
        <chart:legend chart:legend-position="end" svg:x="13.914cm" svg:y="3.455cm" style:legend-expansion="high" chart:style-name="ch3"/>
        <chart:plot-area chart:style-name="ch4" table:cell-range-address="Sheet1.AO1:Sheet1.AS21" chart:data-source-has-labels="both" svg:x="1.33cm" svg:y="1.275cm" svg:width="12.265cm" svg:height="6.566cm">
          <chartooo:coordinate-region svg:x="2.057cm" svg:y="1.475cm" svg:width="11.352cm" svg:height="5.719cm"/>
          <chart:axis chart:dimension="x" chart:name="primary-x" chart:style-name="ch5" chartooo:axis-type="auto">
            <chartooo:date-scale/>
            <chart:title svg:x="6.346cm" svg:y="8.021cm" chart:style-name="ch6">
              <text:p>Process Count</text:p>
            </chart:title>
            <chart:categories table:cell-range-address="Sheet1.AO2:Sheet1.AO21"/>
          </chart:axis>
          <chart:axis chart:dimension="y" chart:name="primary-y" chart:style-name="ch5">
            <chart:title svg:x="0.451cm" svg:y="5.303cm" chart:style-name="ch7">
              <text:p>Efficiency</text:p>
            </chart:title>
            <chart:grid chart:style-name="ch8" chart:class="major"/>
          </chart:axis>
          <chart:series chart:style-name="ch9" chart:values-cell-range-address="Sheet1.AP2:Sheet1.AP21" chart:label-cell-address="Sheet1.AP1:Sheet1.AP1" chart:class="chart:line">
            <chart:data-point chart:repeated="20"/>
          </chart:series>
          <chart:series chart:style-name="ch10" chart:values-cell-range-address="Sheet1.AQ2:Sheet1.AQ21" chart:label-cell-address="Sheet1.AQ1:Sheet1.AQ1" chart:class="chart:line">
            <chart:data-point chart:repeated="20"/>
          </chart:series>
          <chart:series chart:style-name="ch11" chart:values-cell-range-address="Sheet1.AR2:Sheet1.AR21" chart:label-cell-address="Sheet1.AR1:Sheet1.AR1" chart:class="chart:line">
            <chart:data-point chart:repeated="20"/>
          </chart:series>
          <chart:series chart:style-name="ch12" chart:values-cell-range-address="Sheet1.AS2:Sheet1.AS21" chart:label-cell-address="Sheet1.AS1:Sheet1.AS1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6</text:p>
                <draw:g>
                  <svg:desc>Sheet1.AP1:Sheet1.AP1</svg:desc>
                </draw:g>
              </table:table-cell>
              <table:table-cell office:value-type="string">
                <text:p>512</text:p>
                <draw:g>
                  <svg:desc>Sheet1.AQ1:Sheet1.AQ1</svg:desc>
                </draw:g>
              </table:table-cell>
              <table:table-cell office:value-type="string">
                <text:p>1024</text:p>
                <draw:g>
                  <svg:desc>Sheet1.AR1:Sheet1.AR1</svg:desc>
                </draw:g>
              </table:table-cell>
              <table:table-cell office:value-type="string">
                <text:p>2048</text:p>
                <draw:g>
                  <svg:desc>Sheet1.AS1:Sheet1.AS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O2:Sheet1.AO21</svg:desc>
                </draw:g>
              </table:table-cell>
              <table:table-cell office:value-type="float" office:value="1">
                <text:p>1</text:p>
                <draw:g>
                  <svg:desc>Sheet1.AP2:Sheet1.AP21</svg:desc>
                </draw:g>
              </table:table-cell>
              <table:table-cell office:value-type="float" office:value="1">
                <text:p>1</text:p>
                <draw:g>
                  <svg:desc>Sheet1.AQ2:Sheet1.AQ21</svg:desc>
                </draw:g>
              </table:table-cell>
              <table:table-cell office:value-type="float" office:value="1">
                <text:p>1</text:p>
                <draw:g>
                  <svg:desc>Sheet1.AR2:Sheet1.AR21</svg:desc>
                </draw:g>
              </table:table-cell>
              <table:table-cell office:value-type="float" office:value="1">
                <text:p>1</text:p>
                <draw:g>
                  <svg:desc>Sheet1.AS2:Sheet1.AS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895875980948377">
                <text:p>0.895875980948377</text:p>
              </table:table-cell>
              <table:table-cell office:value-type="float" office:value="0.906882615481147">
                <text:p>0.906882615481147</text:p>
              </table:table-cell>
              <table:table-cell office:value-type="float" office:value="0.930768352500515">
                <text:p>0.930768352500515</text:p>
              </table:table-cell>
              <table:table-cell office:value-type="float" office:value="0.928193060228788">
                <text:p>0.92819306022878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843631568977683">
                <text:p>0.843631568977683</text:p>
              </table:table-cell>
              <table:table-cell office:value-type="float" office:value="0.881948165205595">
                <text:p>0.881948165205595</text:p>
              </table:table-cell>
              <table:table-cell office:value-type="float" office:value="0.916454970390829">
                <text:p>0.916454970390829</text:p>
              </table:table-cell>
              <table:table-cell office:value-type="float" office:value="0.922838687161519">
                <text:p>0.92283868716151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09808041818261">
                <text:p>0.809808041818261</text:p>
              </table:table-cell>
              <table:table-cell office:value-type="float" office:value="0.858662798118383">
                <text:p>0.858662798118383</text:p>
              </table:table-cell>
              <table:table-cell office:value-type="float" office:value="0.905725979054719">
                <text:p>0.905725979054719</text:p>
              </table:table-cell>
              <table:table-cell office:value-type="float" office:value="0.916480051847444">
                <text:p>0.91648005184744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51395298455937">
                <text:p>0.751395298455937</text:p>
              </table:table-cell>
              <table:table-cell office:value-type="float" office:value="0.828747872638143">
                <text:p>0.828747872638143</text:p>
              </table:table-cell>
              <table:table-cell office:value-type="float" office:value="0.881522053510596">
                <text:p>0.881522053510596</text:p>
              </table:table-cell>
              <table:table-cell office:value-type="float" office:value="0.905023267808147">
                <text:p>0.9050232678081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35387680172914">
                <text:p>0.735387680172914</text:p>
              </table:table-cell>
              <table:table-cell office:value-type="float" office:value="0.809838692512618">
                <text:p>0.809838692512618</text:p>
              </table:table-cell>
              <table:table-cell office:value-type="float" office:value="0.866551161656722">
                <text:p>0.866551161656722</text:p>
              </table:table-cell>
              <table:table-cell office:value-type="float" office:value="0.89096161136973">
                <text:p>0.8909616113697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56000239480952">
                <text:p>0.656000239480952</text:p>
              </table:table-cell>
              <table:table-cell office:value-type="float" office:value="0.769521419974736">
                <text:p>0.769521419974736</text:p>
              </table:table-cell>
              <table:table-cell office:value-type="float" office:value="0.831209604394423">
                <text:p>0.831209604394423</text:p>
              </table:table-cell>
              <table:table-cell office:value-type="float" office:value="0.862712619178393">
                <text:p>0.86271261917839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99592444363743">
                <text:p>0.599592444363743</text:p>
              </table:table-cell>
              <table:table-cell office:value-type="float" office:value="0.752669057899446">
                <text:p>0.752669057899446</text:p>
              </table:table-cell>
              <table:table-cell office:value-type="float" office:value="0.794783222987122">
                <text:p>0.794783222987122</text:p>
              </table:table-cell>
              <table:table-cell office:value-type="float" office:value="0.837530892839146">
                <text:p>0.83753089283914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03701943043414">
                <text:p>0.503701943043414</text:p>
              </table:table-cell>
              <table:table-cell office:value-type="float" office:value="0.702644674385661">
                <text:p>0.702644674385661</text:p>
              </table:table-cell>
              <table:table-cell office:value-type="float" office:value="0.784726184042531">
                <text:p>0.784726184042531</text:p>
              </table:table-cell>
              <table:table-cell office:value-type="float" office:value="0.816577776677121">
                <text:p>0.81657777667712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509246481108553">
                <text:p>0.509246481108553</text:p>
              </table:table-cell>
              <table:table-cell office:value-type="float" office:value="0.674934133936387">
                <text:p>0.674934133936387</text:p>
              </table:table-cell>
              <table:table-cell office:value-type="float" office:value="0.76683589190833">
                <text:p>0.76683589190833</text:p>
              </table:table-cell>
              <table:table-cell office:value-type="float" office:value="0.800908136543336">
                <text:p>0.80090813654333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404506453747704">
                <text:p>0.404506453747704</text:p>
              </table:table-cell>
              <table:table-cell office:value-type="float" office:value="0.674062457419631">
                <text:p>0.674062457419631</text:p>
              </table:table-cell>
              <table:table-cell office:value-type="float" office:value="0.754252287557129">
                <text:p>0.754252287557129</text:p>
              </table:table-cell>
              <table:table-cell office:value-type="float" office:value="0.784654667290105">
                <text:p>0.78465466729010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428991742449859">
                <text:p>0.428991742449859</text:p>
              </table:table-cell>
              <table:table-cell office:value-type="float" office:value="0.634548498249639">
                <text:p>0.634548498249639</text:p>
              </table:table-cell>
              <table:table-cell office:value-type="float" office:value="0.738769584126538">
                <text:p>0.738769584126538</text:p>
              </table:table-cell>
              <table:table-cell office:value-type="float" office:value="0.775344542272784">
                <text:p>0.77534454227278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391707915638616">
                <text:p>0.391707915638616</text:p>
              </table:table-cell>
              <table:table-cell office:value-type="float" office:value="0.607581081425994">
                <text:p>0.607581081425994</text:p>
              </table:table-cell>
              <table:table-cell office:value-type="float" office:value="0.735706815933685">
                <text:p>0.735706815933685</text:p>
              </table:table-cell>
              <table:table-cell office:value-type="float" office:value="0.766684407066516">
                <text:p>0.76668440706651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87335324470297">
                <text:p>0.387335324470297</text:p>
              </table:table-cell>
              <table:table-cell office:value-type="float" office:value="0.593983185977224">
                <text:p>0.593983185977224</text:p>
              </table:table-cell>
              <table:table-cell office:value-type="float" office:value="0.73349050886842">
                <text:p>0.73349050886842</text:p>
              </table:table-cell>
              <table:table-cell office:value-type="float" office:value="0.751877367755675">
                <text:p>0.75187736775567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371358795160491">
                <text:p>0.371358795160491</text:p>
              </table:table-cell>
              <table:table-cell office:value-type="float" office:value="0.57349332286025">
                <text:p>0.57349332286025</text:p>
              </table:table-cell>
              <table:table-cell office:value-type="float" office:value="0.702647603800462">
                <text:p>0.702647603800462</text:p>
              </table:table-cell>
              <table:table-cell office:value-type="float" office:value="0.739334497563184">
                <text:p>0.73933449756318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306349850863113">
                <text:p>0.306349850863113</text:p>
              </table:table-cell>
              <table:table-cell office:value-type="float" office:value="0.553822957430562">
                <text:p>0.553822957430562</text:p>
              </table:table-cell>
              <table:table-cell office:value-type="float" office:value="0.67174851936907">
                <text:p>0.67174851936907</text:p>
              </table:table-cell>
              <table:table-cell office:value-type="float" office:value="0.741217574216928">
                <text:p>0.74121757421692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288976910924068">
                <text:p>0.288976910924068</text:p>
              </table:table-cell>
              <table:table-cell office:value-type="float" office:value="0.581785154092851">
                <text:p>0.581785154092851</text:p>
              </table:table-cell>
              <table:table-cell office:value-type="float" office:value="0.632071117910738">
                <text:p>0.632071117910738</text:p>
              </table:table-cell>
              <table:table-cell office:value-type="float" office:value="0.728406060184844">
                <text:p>0.72840606018484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237226915793485">
                <text:p>0.237226915793485</text:p>
              </table:table-cell>
              <table:table-cell office:value-type="float" office:value="0.526468236150742">
                <text:p>0.526468236150742</text:p>
              </table:table-cell>
              <table:table-cell office:value-type="float" office:value="0.63436129086481">
                <text:p>0.63436129086481</text:p>
              </table:table-cell>
              <table:table-cell office:value-type="float" office:value="0.718011236892882">
                <text:p>0.71801123689288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239451175409678">
                <text:p>0.239451175409678</text:p>
              </table:table-cell>
              <table:table-cell office:value-type="float" office:value="0.541833357975503">
                <text:p>0.541833357975503</text:p>
              </table:table-cell>
              <table:table-cell office:value-type="float" office:value="0.63399774130853">
                <text:p>0.63399774130853</text:p>
              </table:table-cell>
              <table:table-cell office:value-type="float" office:value="0.701540713596133">
                <text:p>0.70154071359613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265868232102088">
                <text:p>0.265868232102088</text:p>
              </table:table-cell>
              <table:table-cell office:value-type="float" office:value="0.518055261390511">
                <text:p>0.518055261390511</text:p>
              </table:table-cell>
              <table:table-cell office:value-type="float" office:value="0.589749850344177">
                <text:p>0.589749850344177</text:p>
              </table:table-cell>
              <table:table-cell office:value-type="float" office:value="0.7025487514429">
                <text:p>0.702548751442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2cm" xlink:href=".." xlink:type="simple" chart:class="chart:line" chart:style-name="ch1">
        <chart:title svg:x="6.937cm" svg:y="0.316cm" chart:style-name="ch2">
          <text:p>Karp-Flatt</text:p>
        </chart:title>
        <chart:legend chart:legend-position="end" svg:x="13.913cm" svg:y="3.455cm" style:legend-expansion="high" chart:style-name="ch3"/>
        <chart:plot-area chart:style-name="ch4" table:cell-range-address="Sheet1.BF2:Sheet1.BJ21" chart:data-source-has-labels="both" svg:x="1.33cm" svg:y="1.275cm" svg:width="12.264cm" svg:height="6.566cm">
          <chartooo:coordinate-region svg:x="2.242cm" svg:y="1.474cm" svg:width="11.165cm" svg:height="5.72cm"/>
          <chart:axis chart:dimension="x" chart:name="primary-x" chart:style-name="ch5" chartooo:axis-type="auto">
            <chartooo:date-scale/>
            <chart:title svg:x="6.346cm" svg:y="8.021cm" chart:style-name="ch6">
              <text:p>Process Count</text:p>
            </chart:title>
            <chart:categories table:cell-range-address="Sheet1.BF3:Sheet1.BF21"/>
          </chart:axis>
          <chart:axis chart:dimension="y" chart:name="primary-y" chart:style-name="ch5">
            <chart:title svg:x="0.451cm" svg:y="5.316cm" chart:style-name="ch7">
              <text:p>Karp-Flatt</text:p>
            </chart:title>
            <chart:grid chart:style-name="ch8" chart:class="major"/>
          </chart:axis>
          <chart:series chart:style-name="ch9" chart:values-cell-range-address="Sheet1.BG3:Sheet1.BG21" chart:label-cell-address="Sheet1.BG2:Sheet1.BG2" chart:class="chart:line">
            <chart:data-point chart:repeated="19"/>
          </chart:series>
          <chart:series chart:style-name="ch10" chart:values-cell-range-address="Sheet1.BH3:Sheet1.BH21" chart:label-cell-address="Sheet1.BH2:Sheet1.BH2" chart:class="chart:line">
            <chart:data-point chart:repeated="19"/>
          </chart:series>
          <chart:series chart:style-name="ch11" chart:values-cell-range-address="Sheet1.BI3:Sheet1.BI21" chart:label-cell-address="Sheet1.BI2:Sheet1.BI2" chart:class="chart:line">
            <chart:data-point chart:repeated="19"/>
          </chart:series>
          <chart:series chart:style-name="ch12" chart:values-cell-range-address="Sheet1.BJ3:Sheet1.BJ21" chart:label-cell-address="Sheet1.BJ2:Sheet1.BJ2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6</text:p>
                <draw:g>
                  <svg:desc>Sheet1.BG2:Sheet1.BG2</svg:desc>
                </draw:g>
              </table:table-cell>
              <table:table-cell office:value-type="string">
                <text:p>512</text:p>
                <draw:g>
                  <svg:desc>Sheet1.BH2:Sheet1.BH2</svg:desc>
                </draw:g>
              </table:table-cell>
              <table:table-cell office:value-type="string">
                <text:p>1024</text:p>
                <draw:g>
                  <svg:desc>Sheet1.BI2:Sheet1.BI2</svg:desc>
                </draw:g>
              </table:table-cell>
              <table:table-cell office:value-type="string">
                <text:p>2048</text:p>
                <draw:g>
                  <svg:desc>Sheet1.BJ2:Sheet1.BJ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BF3:Sheet1.BF21</svg:desc>
                </draw:g>
              </table:table-cell>
              <table:table-cell office:value-type="float" office:value="0.116225930001379">
                <text:p>0.116225930001379</text:p>
                <draw:g>
                  <svg:desc>Sheet1.BG3:Sheet1.BG21</svg:desc>
                </draw:g>
              </table:table-cell>
              <table:table-cell office:value-type="float" office:value="0.102678541775166">
                <text:p>0.102678541775166</text:p>
                <draw:g>
                  <svg:desc>Sheet1.BH3:Sheet1.BH21</svg:desc>
                </draw:g>
              </table:table-cell>
              <table:table-cell office:value-type="float" office:value="0.0743811790694151">
                <text:p>0.0743811790694151</text:p>
                <draw:g>
                  <svg:desc>Sheet1.BI3:Sheet1.BI21</svg:desc>
                </draw:g>
              </table:table-cell>
              <table:table-cell office:value-type="float" office:value="0.077362073525429">
                <text:p>0.077362073525429</text:p>
                <draw:g>
                  <svg:desc>Sheet1.BJ3:Sheet1.BJ2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926757821615215">
                <text:p>0.0926757821615215</text:p>
              </table:table-cell>
              <table:table-cell office:value-type="float" office:value="0.0669267420987748">
                <text:p>0.0669267420987748</text:p>
              </table:table-cell>
              <table:table-cell office:value-type="float" office:value="0.0455805425844015">
                <text:p>0.0455805425844015</text:p>
              </table:table-cell>
              <table:table-cell office:value-type="float" office:value="0.041806500915027">
                <text:p>0.04180650091502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782868483888688">
                <text:p>0.0782868483888688</text:p>
              </table:table-cell>
              <table:table-cell office:value-type="float" office:value="0.0548671733891866">
                <text:p>0.0548671733891866</text:p>
              </table:table-cell>
              <table:table-cell office:value-type="float" office:value="0.0346955639731391">
                <text:p>0.0346955639731391</text:p>
              </table:table-cell>
              <table:table-cell office:value-type="float" office:value="0.0303770743961079">
                <text:p>0.030377074396107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661714817899253">
                <text:p>0.0661714817899253</text:p>
              </table:table-cell>
              <table:table-cell office:value-type="float" office:value="0.0413279196281282">
                <text:p>0.0413279196281282</text:p>
              </table:table-cell>
              <table:table-cell office:value-type="float" office:value="0.0268803136614845">
                <text:p>0.0268803136614845</text:p>
              </table:table-cell>
              <table:table-cell office:value-type="float" office:value="0.0209887934532058">
                <text:p>0.02098879345320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514038526813633">
                <text:p>0.0514038526813633</text:p>
              </table:table-cell>
              <table:table-cell office:value-type="float" office:value="0.0335448297553438">
                <text:p>0.0335448297553438</text:p>
              </table:table-cell>
              <table:table-cell office:value-type="float" office:value="0.021999993314737">
                <text:p>0.021999993314737</text:p>
              </table:table-cell>
              <table:table-cell office:value-type="float" office:value="0.0174832590570538">
                <text:p>0.017483259057053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476717897640945">
                <text:p>0.0476717897640945</text:p>
              </table:table-cell>
              <table:table-cell office:value-type="float" office:value="0.0272280896154949">
                <text:p>0.0272280896154949</text:p>
              </table:table-cell>
              <table:table-cell office:value-type="float" office:value="0.0184605439320785">
                <text:p>0.0184605439320785</text:p>
              </table:table-cell>
              <table:table-cell office:value-type="float" office:value="0.01446677689225">
                <text:p>0.0144667768922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445199690111894">
                <text:p>0.0445199690111894</text:p>
              </table:table-cell>
              <table:table-cell office:value-type="float" office:value="0.0219070111894691">
                <text:p>0.0219070111894691</text:p>
              </table:table-cell>
              <table:table-cell office:value-type="float" office:value="0.0172136477870104">
                <text:p>0.0172136477870104</text:p>
              </table:table-cell>
              <table:table-cell office:value-type="float" office:value="0.0129323872150037">
                <text:p>0.012932387215003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518579503749994">
                <text:p>0.0518579503749994</text:p>
              </table:table-cell>
              <table:table-cell office:value-type="float" office:value="0.0222733920372697">
                <text:p>0.0222733920372697</text:p>
              </table:table-cell>
              <table:table-cell office:value-type="float" office:value="0.0144384131309332">
                <text:p>0.0144384131309332</text:p>
              </table:table-cell>
              <table:table-cell office:value-type="float" office:value="0.011822267888313">
                <text:p>0.01182226788831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418993754666144">
                <text:p>0.0418993754666144</text:p>
              </table:table-cell>
              <table:table-cell office:value-type="float" office:value="0.0209402633736657">
                <text:p>0.0209402633736657</text:p>
              </table:table-cell>
              <table:table-cell office:value-type="float" office:value="0.0132199992514709">
                <text:p>0.0132199992514709</text:p>
              </table:table-cell>
              <table:table-cell office:value-type="float" office:value="0.0108079411126176">
                <text:p>0.010807941112617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545240164242694">
                <text:p>0.0545240164242694</text:p>
              </table:table-cell>
              <table:table-cell office:value-type="float" office:value="0.0179089648198502">
                <text:p>0.0179089648198502</text:p>
              </table:table-cell>
              <table:table-cell office:value-type="float" office:value="0.0120672714921323">
                <text:p>0.0120672714921323</text:p>
              </table:table-cell>
              <table:table-cell office:value-type="float" office:value="0.0101646665671086">
                <text:p>0.010164666567108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429370064470363">
                <text:p>0.0429370064470363</text:p>
              </table:table-cell>
              <table:table-cell office:value-type="float" office:value="0.0185781829970411">
                <text:p>0.0185781829970411</text:p>
              </table:table-cell>
              <table:table-cell office:value-type="float" office:value="0.0114065167135766">
                <text:p>0.0114065167135766</text:p>
              </table:table-cell>
              <table:table-cell office:value-type="float" office:value="0.00934674825726106">
                <text:p>0.0093467482572610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44369217840701">
                <text:p>0.044369217840701</text:p>
              </table:table-cell>
              <table:table-cell office:value-type="float" office:value="0.0184534532836341">
                <text:p>0.0184534532836341</text:p>
              </table:table-cell>
              <table:table-cell office:value-type="float" office:value="0.0102639171840251">
                <text:p>0.0102639171840251</text:p>
              </table:table-cell>
              <table:table-cell office:value-type="float" office:value="0.00869478984658832">
                <text:p>0.0086947898465883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405574954365219">
                <text:p>0.0405574954365219</text:p>
              </table:table-cell>
              <table:table-cell office:value-type="float" office:value="0.0175269061226334">
                <text:p>0.0175269061226334</text:p>
              </table:table-cell>
              <table:table-cell office:value-type="float" office:value="0.00931651686430671">
                <text:p>0.00931651686430671</text:p>
              </table:table-cell>
              <table:table-cell office:value-type="float" office:value="0.00846164420999422">
                <text:p>0.0084616442099942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393677572573074">
                <text:p>0.0393677572573074</text:p>
              </table:table-cell>
              <table:table-cell office:value-type="float" office:value="0.0172953363851101">
                <text:p>0.0172953363851101</text:p>
              </table:table-cell>
              <table:table-cell office:value-type="float" office:value="0.00984159337801457">
                <text:p>0.00984159337801457</text:p>
              </table:table-cell>
              <table:table-cell office:value-type="float" office:value="0.00819925006711202">
                <text:p>0.0081992500671120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481753582377871">
                <text:p>0.0481753582377871</text:p>
              </table:table-cell>
              <table:table-cell office:value-type="float" office:value="0.0171410889309287">
                <text:p>0.0171410889309287</text:p>
              </table:table-cell>
              <table:table-cell office:value-type="float" office:value="0.0103968581315772">
                <text:p>0.0103968581315772</text:p>
              </table:table-cell>
              <table:table-cell office:value-type="float" office:value="0.00742833042650293">
                <text:p>0.0074283304265029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482447858999732">
                <text:p>0.0482447858999732</text:p>
              </table:table-cell>
              <table:table-cell office:value-type="float" office:value="0.0140950504469385">
                <text:p>0.0140950504469385</text:p>
              </table:table-cell>
              <table:table-cell office:value-type="float" office:value="0.0114137343112878">
                <text:p>0.0114137343112878</text:p>
              </table:table-cell>
              <table:table-cell office:value-type="float" office:value="0.0073109926729237">
                <text:p>0.007310992672923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58461332200182">
                <text:p>0.058461332200182</text:p>
              </table:table-cell>
              <table:table-cell office:value-type="float" office:value="0.0163536332155046">
                <text:p>0.0163536332155046</text:p>
              </table:table-cell>
              <table:table-cell office:value-type="float" office:value="0.0104797953870541">
                <text:p>0.0104797953870541</text:p>
              </table:table-cell>
              <table:table-cell office:value-type="float" office:value="0.00714065206321318">
                <text:p>0.0071406520632131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538341815271905">
                <text:p>0.0538341815271905</text:p>
              </table:table-cell>
              <table:table-cell office:value-type="float" office:value="0.0143319642306907">
                <text:p>0.0143319642306907</text:p>
              </table:table-cell>
              <table:table-cell office:value-type="float" office:value="0.00978462178841724">
                <text:p>0.00978462178841724</text:p>
              </table:table-cell>
              <table:table-cell office:value-type="float" office:value="0.00721074611196277">
                <text:p>0.0072107461119627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438295508741123">
                <text:p>0.0438295508741123</text:p>
              </table:table-cell>
              <table:table-cell office:value-type="float" office:value="0.0147666032101127">
                <text:p>0.0147666032101127</text:p>
              </table:table-cell>
              <table:table-cell office:value-type="float" office:value="0.0110418122761603">
                <text:p>0.0110418122761603</text:p>
              </table:table-cell>
              <table:table-cell office:value-type="float" office:value="0.00672045659478903">
                <text:p>0.0067204565947890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2cm" xlink:href=".." xlink:type="simple" chart:class="chart:line" chart:style-name="ch1">
        <chart:title svg:x="6.95cm" svg:y="0.316cm" chart:style-name="ch2">
          <text:p>Overhead</text:p>
        </chart:title>
        <chart:legend chart:legend-position="end" svg:x="13.913cm" svg:y="3.455cm" style:legend-expansion="high" chart:style-name="ch3"/>
        <chart:plot-area chart:style-name="ch4" table:cell-range-address="Sheet1.M1:Sheet1.Q21" chart:data-source-has-labels="both" svg:x="1.33cm" svg:y="1.275cm" svg:width="12.264cm" svg:height="6.566cm">
          <chartooo:coordinate-region svg:x="2.137cm" svg:y="1.475cm" svg:width="11.271cm" svg:height="5.719cm"/>
          <chart:axis chart:dimension="x" chart:name="primary-x" chart:style-name="ch5" chartooo:axis-type="auto">
            <chartooo:date-scale/>
            <chart:title svg:x="6.346cm" svg:y="8.021cm" chart:style-name="ch6">
              <text:p>Process Count</text:p>
            </chart:title>
            <chart:categories table:cell-range-address="Sheet1.M2:Sheet1.M21"/>
          </chart:axis>
          <chart:axis chart:dimension="y" chart:name="primary-y" chart:style-name="ch5">
            <chart:title svg:x="0.451cm" svg:y="5.594cm" chart:style-name="ch7">
              <text:p> Overhead (s)</text:p>
            </chart:title>
            <chart:grid chart:style-name="ch8" chart:class="major"/>
          </chart:axis>
          <chart:series chart:style-name="ch9" chart:values-cell-range-address="Sheet1.N2:Sheet1.N21" chart:label-cell-address="Sheet1.N1:Sheet1.N1" chart:class="chart:line">
            <chart:data-point chart:repeated="20"/>
          </chart:series>
          <chart:series chart:style-name="ch10" chart:values-cell-range-address="Sheet1.O2:Sheet1.O21" chart:label-cell-address="Sheet1.O1:Sheet1.O1" chart:class="chart:line">
            <chart:data-point chart:repeated="20"/>
          </chart:series>
          <chart:series chart:style-name="ch11" chart:values-cell-range-address="Sheet1.P2:Sheet1.P21" chart:label-cell-address="Sheet1.P1:Sheet1.P1" chart:class="chart:line">
            <chart:data-point chart:repeated="20"/>
          </chart:series>
          <chart:series chart:style-name="ch12" chart:values-cell-range-address="Sheet1.Q2:Sheet1.Q21" chart:label-cell-address="Sheet1.Q1:Sheet1.Q1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6</text:p>
                <draw:g>
                  <svg:desc>Sheet1.N1:Sheet1.N1</svg:desc>
                </draw:g>
              </table:table-cell>
              <table:table-cell office:value-type="string">
                <text:p>512</text:p>
                <draw:g>
                  <svg:desc>Sheet1.O1:Sheet1.O1</svg:desc>
                </draw:g>
              </table:table-cell>
              <table:table-cell office:value-type="string">
                <text:p>1024</text:p>
                <draw:g>
                  <svg:desc>Sheet1.P1:Sheet1.P1</svg:desc>
                </draw:g>
              </table:table-cell>
              <table:table-cell office:value-type="string">
                <text:p>2048</text:p>
                <draw:g>
                  <svg:desc>Sheet1.Q1:Sheet1.Q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M2:Sheet1.M21</svg:desc>
                </draw:g>
              </table:table-cell>
              <table:table-cell office:value-type="float" office:value="0">
                <text:p>0</text:p>
                <draw:g>
                  <svg:desc>Sheet1.N2:Sheet1.N21</svg:desc>
                </draw:g>
              </table:table-cell>
              <table:table-cell office:value-type="float" office:value="0">
                <text:p>0</text:p>
                <draw:g>
                  <svg:desc>Sheet1.O2:Sheet1.O21</svg:desc>
                </draw:g>
              </table:table-cell>
              <table:table-cell office:value-type="float" office:value="0">
                <text:p>0</text:p>
                <draw:g>
                  <svg:desc>Sheet1.P2:Sheet1.P21</svg:desc>
                </draw:g>
              </table:table-cell>
              <table:table-cell office:value-type="float" office:value="0">
                <text:p>0</text:p>
                <draw:g>
                  <svg:desc>Sheet1.Q2:Sheet1.Q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896538">
                <text:p>0.896538</text:p>
              </table:table-cell>
              <table:table-cell office:value-type="float" office:value="3.43170600000001">
                <text:p>3.43170600000001</text:p>
              </table:table-cell>
              <table:table-cell office:value-type="float" office:value="9.92133899999999">
                <text:p>9.92133899999999</text:p>
              </table:table-cell>
              <table:table-cell office:value-type="float" office:value="41.6814949999999">
                <text:p>41.681494999999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429756">
                <text:p>1.429756</text:p>
              </table:table-cell>
              <table:table-cell office:value-type="float" office:value="4.47363">
                <text:p>4.47363</text:p>
              </table:table-cell>
              <table:table-cell office:value-type="float" office:value="12.159528">
                <text:p>12.159528</text:p>
              </table:table-cell>
              <table:table-cell office:value-type="float" office:value="45.049399">
                <text:p>45.04939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811656">
                <text:p>1.811656</text:p>
              </table:table-cell>
              <table:table-cell office:value-type="float" office:value="5.501286">
                <text:p>5.501286</text:p>
              </table:table-cell>
              <table:table-cell office:value-type="float" office:value="13.883611">
                <text:p>13.883611</text:p>
              </table:table-cell>
              <table:table-cell office:value-type="float" office:value="49.100101">
                <text:p>49.10010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552152">
                <text:p>2.552152</text:p>
              </table:table-cell>
              <table:table-cell office:value-type="float" office:value="6.906276">
                <text:p>6.906276</text:p>
              </table:table-cell>
              <table:table-cell office:value-type="float" office:value="17.927163">
                <text:p>17.927163</text:p>
              </table:table-cell>
              <table:table-cell office:value-type="float" office:value="56.542195">
                <text:p>56.54219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775616">
                <text:p>2.775616</text:p>
              </table:table-cell>
              <table:table-cell office:value-type="float" office:value="7.84791">
                <text:p>7.84791</text:p>
              </table:table-cell>
              <table:table-cell office:value-type="float" office:value="20.541295">
                <text:p>20.541295</text:p>
              </table:table-cell>
              <table:table-cell office:value-type="float" office:value="65.9379769999999">
                <text:p>65.937976999999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.045012">
                <text:p>4.045012</text:p>
              </table:table-cell>
              <table:table-cell office:value-type="float" office:value="10.010142">
                <text:p>10.010142</text:p>
              </table:table-cell>
              <table:table-cell office:value-type="float" office:value="27.085971">
                <text:p>27.085971</text:p>
              </table:table-cell>
              <table:table-cell office:value-type="float" office:value="85.739245">
                <text:p>85.73924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.15124">
                <text:p>5.15124</text:p>
              </table:table-cell>
              <table:table-cell office:value-type="float" office:value="10.98259">
                <text:p>10.98259</text:p>
              </table:table-cell>
              <table:table-cell office:value-type="float" office:value="34.440655">
                <text:p>34.440655</text:p>
              </table:table-cell>
              <table:table-cell office:value-type="float" office:value="104.516569">
                <text:p>104.51656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.600368">
                <text:p>7.600368</text:p>
              </table:table-cell>
              <table:table-cell office:value-type="float" office:value="14.143938">
                <text:p>14.143938</text:p>
              </table:table-cell>
              <table:table-cell office:value-type="float" office:value="36.591507">
                <text:p>36.591507</text:p>
              </table:table-cell>
              <table:table-cell office:value-type="float" office:value="121.023465">
                <text:p>121.02346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7.433632">
                <text:p>7.433632</text:p>
              </table:table-cell>
              <table:table-cell office:value-type="float" office:value="16.09683">
                <text:p>16.09683</text:p>
              </table:table-cell>
              <table:table-cell office:value-type="float" office:value="40.557063">
                <text:p>40.557063</text:p>
              </table:table-cell>
              <table:table-cell office:value-type="float" office:value="133.932505">
                <text:p>133.93250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1.355788">
                <text:p>11.355788</text:p>
              </table:table-cell>
              <table:table-cell office:value-type="float" office:value="16.160866">
                <text:p>16.160866</text:p>
              </table:table-cell>
              <table:table-cell office:value-type="float" office:value="43.459035">
                <text:p>43.459035</text:p>
              </table:table-cell>
              <table:table-cell office:value-type="float" office:value="147.867281">
                <text:p>147.86728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0.267368">
                <text:p>10.267368</text:p>
              </table:table-cell>
              <table:table-cell office:value-type="float" office:value="19.24843">
                <text:p>19.24843</text:p>
              </table:table-cell>
              <table:table-cell office:value-type="float" office:value="47.165231">
                <text:p>47.165231</text:p>
              </table:table-cell>
              <table:table-cell office:value-type="float" office:value="156.112409">
                <text:p>156.11240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1.97886">
                <text:p>11.97886</text:p>
              </table:table-cell>
              <table:table-cell office:value-type="float" office:value="21.586194">
                <text:p>21.586194</text:p>
              </table:table-cell>
              <table:table-cell office:value-type="float" office:value="47.916867">
                <text:p>47.916867</text:p>
              </table:table-cell>
              <table:table-cell office:value-type="float" office:value="163.961665">
                <text:p>163.96166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.201168">
                <text:p>12.201168</text:p>
              </table:table-cell>
              <table:table-cell office:value-type="float" office:value="22.845478">
                <text:p>22.845478</text:p>
              </table:table-cell>
              <table:table-cell office:value-type="float" office:value="48.464687">
                <text:p>48.464687</text:p>
              </table:table-cell>
              <table:table-cell office:value-type="float" office:value="177.801145">
                <text:p>177.80114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3.057944">
                <text:p>13.057944</text:p>
              </table:table-cell>
              <table:table-cell office:value-type="float" office:value="24.855806">
                <text:p>24.855806</text:p>
              </table:table-cell>
              <table:table-cell office:value-type="float" office:value="56.447031">
                <text:p>56.447031</text:p>
              </table:table-cell>
              <table:table-cell office:value-type="float" office:value="189.958081">
                <text:p>189.95808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7.4658">
                <text:p>17.4658</text:p>
              </table:table-cell>
              <table:table-cell office:value-type="float" office:value="26.925678">
                <text:p>26.925678</text:p>
              </table:table-cell>
              <table:table-cell office:value-type="float" office:value="65.178927">
                <text:p>65.178927</text:p>
              </table:table-cell>
              <table:table-cell office:value-type="float" office:value="188.106697">
                <text:p>188.10669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8.979564">
                <text:p>18.979564</text:p>
              </table:table-cell>
              <table:table-cell office:value-type="float" office:value="24.02521">
                <text:p>24.02521</text:p>
              </table:table-cell>
              <table:table-cell office:value-type="float" office:value="77.643511">
                <text:p>77.643511</text:p>
              </table:table-cell>
              <table:table-cell office:value-type="float" office:value="200.891569">
                <text:p>200.89156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4.802592">
                <text:p>24.802592</text:p>
              </table:table-cell>
              <table:table-cell office:value-type="float" office:value="30.06127">
                <text:p>30.06127</text:p>
              </table:table-cell>
              <table:table-cell office:value-type="float" office:value="76.881655">
                <text:p>76.881655</text:p>
              </table:table-cell>
              <table:table-cell office:value-type="float" office:value="211.600041">
                <text:p>211.60004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4.500548">
                <text:p>24.500548</text:p>
              </table:table-cell>
              <table:table-cell office:value-type="float" office:value="28.261038">
                <text:p>28.261038</text:p>
              </table:table-cell>
              <table:table-cell office:value-type="float" office:value="77.002227">
                <text:p>77.002227</text:p>
              </table:table-cell>
              <table:table-cell office:value-type="float" office:value="229.217305">
                <text:p>229.21730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1.299688">
                <text:p>21.299688</text:p>
              </table:table-cell>
              <table:table-cell office:value-type="float" office:value="31.092206">
                <text:p>31.092206</text:p>
              </table:table-cell>
              <table:table-cell office:value-type="float" office:value="92.787215">
                <text:p>92.787215</text:p>
              </table:table-cell>
              <table:table-cell office:value-type="float" office:value="228.115353">
                <text:p>228.11535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2cm" xlink:href=".." xlink:type="simple" chart:class="chart:line" chart:style-name="ch1">
        <chart:title svg:x="6.659cm" svg:y="0.316cm" chart:style-name="ch2">
          <text:p>Isoefficiency</text:p>
        </chart:title>
        <chart:legend chart:legend-position="end" svg:x="13.913cm" svg:y="3.455cm" style:legend-expansion="high" chart:style-name="ch3"/>
        <chart:plot-area chart:style-name="ch4" table:cell-range-address="Sheet1.AA1:Sheet1.AE21" chart:data-source-has-labels="both" svg:x="1.33cm" svg:y="1.275cm" svg:width="12.264cm" svg:height="6.566cm">
          <chartooo:coordinate-region svg:x="2.057cm" svg:y="1.474cm" svg:width="11.351cm" svg:height="6.168cm"/>
          <chart:axis chart:dimension="x" chart:name="primary-x" chart:style-name="ch5" chartooo:axis-type="auto">
            <chartooo:date-scale/>
            <chart:title svg:x="6.346cm" svg:y="8.021cm" chart:style-name="ch6">
              <text:p>Process Count</text:p>
            </chart:title>
            <chart:categories table:cell-range-address="Sheet1.AA2:Sheet1.AA21"/>
          </chart:axis>
          <chart:axis chart:dimension="y" chart:name="primary-y" chart:style-name="ch5">
            <chart:title svg:x="0.451cm" svg:y="5.502cm" chart:style-name="ch7">
              <text:p>Isoefficiency</text:p>
            </chart:title>
            <chart:grid chart:style-name="ch8" chart:class="major"/>
          </chart:axis>
          <chart:series chart:style-name="ch9" chart:values-cell-range-address="Sheet1.AB2:Sheet1.AB21" chart:label-cell-address="Sheet1.AB1:Sheet1.AB1" chart:class="chart:line">
            <chart:data-point chart:repeated="20"/>
          </chart:series>
          <chart:series chart:style-name="ch10" chart:values-cell-range-address="Sheet1.AC2:Sheet1.AC21" chart:label-cell-address="Sheet1.AC1:Sheet1.AC1" chart:class="chart:line">
            <chart:data-point chart:repeated="20"/>
          </chart:series>
          <chart:series chart:style-name="ch11" chart:values-cell-range-address="Sheet1.AD2:Sheet1.AD21" chart:label-cell-address="Sheet1.AD1:Sheet1.AD1" chart:class="chart:line">
            <chart:data-point chart:repeated="20"/>
          </chart:series>
          <chart:series chart:style-name="ch12" chart:values-cell-range-address="Sheet1.AE2:Sheet1.AE21" chart:label-cell-address="Sheet1.AE1:Sheet1.AE1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6</text:p>
                <draw:g>
                  <svg:desc>Sheet1.AB1:Sheet1.AB1</svg:desc>
                </draw:g>
              </table:table-cell>
              <table:table-cell office:value-type="string">
                <text:p>512</text:p>
                <draw:g>
                  <svg:desc>Sheet1.AC1:Sheet1.AC1</svg:desc>
                </draw:g>
              </table:table-cell>
              <table:table-cell office:value-type="string">
                <text:p>1024</text:p>
                <draw:g>
                  <svg:desc>Sheet1.AD1:Sheet1.AD1</svg:desc>
                </draw:g>
              </table:table-cell>
              <table:table-cell office:value-type="string">
                <text:p>2048</text:p>
                <draw:g>
                  <svg:desc>Sheet1.AE1:Sheet1.A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A2:Sheet1.AA21</svg:desc>
                </draw:g>
              </table:table-cell>
              <table:table-cell office:value-type="float" office:value="1">
                <text:p>1</text:p>
                <draw:g>
                  <svg:desc>Sheet1.AB2:Sheet1.AB21</svg:desc>
                </draw:g>
              </table:table-cell>
              <table:table-cell office:value-type="float" office:value="1">
                <text:p>1</text:p>
                <draw:g>
                  <svg:desc>Sheet1.AC2:Sheet1.AC21</svg:desc>
                </draw:g>
              </table:table-cell>
              <table:table-cell office:value-type="float" office:value="1">
                <text:p>1</text:p>
                <draw:g>
                  <svg:desc>Sheet1.AD2:Sheet1.AD21</svg:desc>
                </draw:g>
              </table:table-cell>
              <table:table-cell office:value-type="float" office:value="1">
                <text:p>1</text:p>
                <draw:g>
                  <svg:desc>Sheet1.AE2:Sheet1.AE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26302181506991">
                <text:p>1.26302181506991</text:p>
              </table:table-cell>
              <table:table-cell office:value-type="float" office:value="1.22885564773698">
                <text:p>1.22885564773698</text:p>
              </table:table-cell>
              <table:table-cell office:value-type="float" office:value="1.16071665222761">
                <text:p>1.16071665222761</text:p>
              </table:table-cell>
              <table:table-cell office:value-type="float" office:value="1.16769757952837">
                <text:p>1.1676975795283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8836126767527">
                <text:p>1.8836126767527</text:p>
              </table:table-cell>
              <table:table-cell office:value-type="float" office:value="1.54836033563311">
                <text:p>1.54836033563311</text:p>
              </table:table-cell>
              <table:table-cell office:value-type="float" office:value="1.33446333700808">
                <text:p>1.33446333700808</text:p>
              </table:table-cell>
              <table:table-cell office:value-type="float" office:value="1.3012089793781">
                <text:p>1.301208979378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18003988091895">
                <text:p>4.18003988091895</text:p>
              </table:table-cell>
              <table:table-cell office:value-type="float" office:value="2.30069540200535">
                <text:p>2.30069540200535</text:p>
              </table:table-cell>
              <table:table-cell office:value-type="float" office:value="1.60538403108806">
                <text:p>1.60538403108806</text:p>
              </table:table-cell>
              <table:table-cell office:value-type="float" office:value="1.5016814160359">
                <text:p>1.501681416035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2.03405740589276">
                <text:p>-2.03405740589276</text:p>
              </table:table-cell>
              <table:table-cell office:value-type="float" office:value="-36.346765951234">
                <text:p>-36.346765951234</text:p>
              </table:table-cell>
              <table:table-cell office:value-type="float" office:value="3.45862405254965">
                <text:p>3.45862405254965</text:p>
              </table:table-cell>
              <table:table-cell office:value-type="float" office:value="2.32482660066065">
                <text:p>2.3248266006606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895336458521829">
                <text:p>-0.895336458521829</text:p>
              </table:table-cell>
              <table:table-cell office:value-type="float" office:value="-1.91831632635986">
                <text:p>-1.91831632635986</text:p>
              </table:table-cell>
              <table:table-cell office:value-type="float" office:value="-14.7949333294375">
                <text:p>-14.7949333294375</text:p>
              </table:table-cell>
              <table:table-cell office:value-type="float" office:value="7.83128952989356">
                <text:p>7.8312895298935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319693388339426">
                <text:p>-0.319693388339426</text:p>
              </table:table-cell>
              <table:table-cell office:value-type="float" office:value="-0.566333845005562">
                <text:p>-0.566333845005562</text:p>
              </table:table-cell>
              <table:table-cell office:value-type="float" office:value="-0.975148584769448">
                <text:p>-0.975148584769448</text:p>
              </table:table-cell>
              <table:table-cell office:value-type="float" office:value="-1.54452422408986">
                <text:p>-1.5445242240898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184961830410441">
                <text:p>-0.184961830410441</text:p>
              </table:table-cell>
              <table:table-cell office:value-type="float" office:value="-0.338146845380455">
                <text:p>-0.338146845380455</text:p>
              </table:table-cell>
              <table:table-cell office:value-type="float" office:value="-0.437930293187325">
                <text:p>-0.437930293187325</text:p>
              </table:table-cell>
              <table:table-cell office:value-type="float" office:value="-0.625193139911067">
                <text:p>-0.6251931399110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112032753046164">
                <text:p>-0.112032753046164</text:p>
              </table:table-cell>
              <table:table-cell office:value-type="float" office:value="-0.202138360578324">
                <text:p>-0.202138360578324</text:p>
              </table:table-cell>
              <table:table-cell office:value-type="float" office:value="-0.302528260210721">
                <text:p>-0.302528260210721</text:p>
              </table:table-cell>
              <table:table-cell office:value-type="float" office:value="-0.374750163464156">
                <text:p>-0.37475016346415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0927808651272012">
                <text:p>-0.0927808651272012</text:p>
              </table:table-cell>
              <table:table-cell office:value-type="float" office:value="-0.147024644936649">
                <text:p>-0.147024644936649</text:p>
              </table:table-cell>
              <table:table-cell office:value-type="float" office:value="-0.217583411854537">
                <text:p>-0.217583411854537</text:p>
              </table:table-cell>
              <table:table-cell office:value-type="float" office:value="-0.26467597002435">
                <text:p>-0.2646759700243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0638006589954053">
                <text:p>-0.0638006589954053</text:p>
              </table:table-cell>
              <table:table-cell office:value-type="float" office:value="-0.123057973023731">
                <text:p>-0.123057973023731</text:p>
              </table:table-cell>
              <table:table-cell office:value-type="float" office:value="-0.170040960958264">
                <text:p>-0.170040960958264</text:p>
              </table:table-cell>
              <table:table-cell office:value-type="float" office:value="-0.198820227970718">
                <text:p>-0.19882022797071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0578962888716844">
                <text:p>-0.0578962888716844</text:p>
              </table:table-cell>
              <table:table-cell office:value-type="float" office:value="-0.093506461928896">
                <text:p>-0.093506461928896</text:p>
              </table:table-cell>
              <table:table-cell office:value-type="float" office:value="-0.135881135275423">
                <text:p>-0.135881135275423</text:p>
              </table:table-cell>
              <table:table-cell office:value-type="float" office:value="-0.161577653325977">
                <text:p>-0.16157765332597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0.0478502897564286">
                <text:p>-0.0478502897564286</text:p>
              </table:table-cell>
              <table:table-cell office:value-type="float" office:value="-0.0761783975256395">
                <text:p>-0.0761783975256395</text:p>
              </table:table-cell>
              <table:table-cell office:value-type="float" office:value="-0.117445955059225">
                <text:p>-0.117445955059225</text:p>
              </table:table-cell>
              <table:table-cell office:value-type="float" office:value="-0.135146798932034">
                <text:p>-0.1351467989320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425412672243159">
                <text:p>-0.0425412672243159</text:p>
              </table:table-cell>
              <table:table-cell office:value-type="float" office:value="-0.0656139022738918">
                <text:p>-0.0656139022738918</text:p>
              </table:table-cell>
              <table:table-cell office:value-type="float" office:value="-0.103515600496129">
                <text:p>-0.103515600496129</text:p>
              </table:table-cell>
              <table:table-cell office:value-type="float" office:value="-0.112046006935883">
                <text:p>-0.11204600693588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0.0375090776474552">
                <text:p>-0.0375090776474552</text:p>
              </table:table-cell>
              <table:table-cell office:value-type="float" office:value="-0.0562863595292639">
                <text:p>-0.0562863595292639</text:p>
              </table:table-cell>
              <table:table-cell office:value-type="float" office:value="-0.0827574419991766">
                <text:p>-0.0827574419991766</text:p>
              </table:table-cell>
              <table:table-cell office:value-type="float" office:value="-0.095517533079978">
                <text:p>-0.09551753307997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0.0309643469722911">
                <text:p>-0.0309643469722911</text:p>
              </table:table-cell>
              <table:table-cell office:value-type="float" office:value="-0.0489799963675234">
                <text:p>-0.0489799963675234</text:p>
              </table:table-cell>
              <table:table-cell office:value-type="float" office:value="-0.0677687167022238">
                <text:p>-0.0677687167022238</text:p>
              </table:table-cell>
              <table:table-cell office:value-type="float" office:value="-0.0875537415118903">
                <text:p>-0.087553741511890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0.0277984717076267">
                <text:p>-0.0277984717076267</text:p>
              </table:table-cell>
              <table:table-cell office:value-type="float" office:value="-0.0481993401615561">
                <text:p>-0.0481993401615561</text:p>
              </table:table-cell>
              <table:table-cell office:value-type="float" office:value="-0.0551501958904302">
                <text:p>-0.0551501958904302</text:p>
              </table:table-cell>
              <table:table-cell office:value-type="float" office:value="-0.0762027564728934">
                <text:p>-0.076202756472893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-0.023972024044479">
                <text:p>-0.023972024044479</text:p>
              </table:table-cell>
              <table:table-cell office:value-type="float" office:value="-0.0391883638774165">
                <text:p>-0.0391883638774165</text:p>
              </table:table-cell>
              <table:table-cell office:value-type="float" office:value="-0.0513458578275144">
                <text:p>-0.0513458578275144</text:p>
              </table:table-cell>
              <table:table-cell office:value-type="float" office:value="-0.0676069863965655">
                <text:p>-0.067606986396565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224049824144017">
                <text:p>-0.0224049824144017</text:p>
              </table:table-cell>
              <table:table-cell office:value-type="float" office:value="-0.0377500964822445">
                <text:p>-0.0377500964822445</text:p>
              </table:table-cell>
              <table:table-cell office:value-type="float" office:value="-0.0477096151871158">
                <text:p>-0.0477096151871158</text:p>
              </table:table-cell>
              <table:table-cell office:value-type="float" office:value="-0.059145149657255">
                <text:p>-0.05914514965725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0.0217464896617648">
                <text:p>-0.0217464896617648</text:p>
              </table:table-cell>
              <table:table-cell office:value-type="float" office:value="-0.0335070525785418">
                <text:p>-0.0335070525785418</text:p>
              </table:table-cell>
              <table:table-cell office:value-type="float" office:value="-0.0395945367740184">
                <text:p>-0.0395945367740184</text:p>
              </table:table-cell>
              <table:table-cell office:value-type="float" office:value="-0.0554419614212559">
                <text:p>-0.055441961421255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6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54cm" svg:y="0.316cm" chart:style-name="ch2">
          <text:p>Time to Solve</text:p>
        </chart:title>
        <chart:legend chart:legend-position="end" svg:x="14.286cm" svg:y="1.96cm" style:legend-expansion="high" chart:style-name="ch3"/>
        <chart:plot-area chart:style-name="ch4" table:cell-range-address="Sheet1.B70:Sheet1.K80" chart:data-source-has-labels="both" svg:x="1.331cm" svg:y="1.275cm" svg:width="12.635cm" svg:height="6.564cm">
          <chartooo:coordinate-region svg:x="2.138cm" svg:y="1.474cm" svg:width="11.456cm" svg:height="5.718cm"/>
          <chart:axis chart:dimension="x" chart:name="primary-x" chart:style-name="ch5" chartooo:axis-type="auto">
            <chartooo:date-scale/>
            <chart:title svg:x="6.625cm" svg:y="8.019cm" chart:style-name="ch6">
              <text:p>Problem Size</text:p>
            </chart:title>
            <chart:categories table:cell-range-address="Sheet1.C70:Sheet1.K70"/>
          </chart:axis>
          <chart:axis chart:dimension="y" chart:name="primary-y" chart:style-name="ch7">
            <chart:title svg:x="0.451cm" svg:y="5.196cm" chart:style-name="ch8">
              <text:p>Time (s)</text:p>
            </chart:title>
            <chart:grid chart:style-name="ch9" chart:class="major"/>
          </chart:axis>
          <chart:series chart:style-name="ch10" chart:values-cell-range-address="Sheet1.C71:Sheet1.K71" chart:label-cell-address="Sheet1.B71:Sheet1.B71" chart:class="chart:line">
            <chart:data-point chart:repeated="9"/>
          </chart:series>
          <chart:series chart:style-name="ch11" chart:values-cell-range-address="Sheet1.C72:Sheet1.K72" chart:label-cell-address="Sheet1.B72:Sheet1.B72" chart:class="chart:line">
            <chart:data-point chart:repeated="9"/>
          </chart:series>
          <chart:series chart:style-name="ch12" chart:values-cell-range-address="Sheet1.C73:Sheet1.K73" chart:label-cell-address="Sheet1.B73:Sheet1.B73" chart:class="chart:line">
            <chart:data-point chart:repeated="9"/>
          </chart:series>
          <chart:series chart:style-name="ch13" chart:values-cell-range-address="Sheet1.C74:Sheet1.K74" chart:label-cell-address="Sheet1.B74:Sheet1.B74" chart:class="chart:line">
            <chart:data-point chart:repeated="9"/>
          </chart:series>
          <chart:series chart:style-name="ch14" chart:values-cell-range-address="Sheet1.C75:Sheet1.K75" chart:label-cell-address="Sheet1.B75:Sheet1.B75" chart:class="chart:line">
            <chart:data-point chart:repeated="9"/>
          </chart:series>
          <chart:series chart:style-name="ch15" chart:values-cell-range-address="Sheet1.C76:Sheet1.K76" chart:label-cell-address="Sheet1.B76:Sheet1.B76" chart:class="chart:line">
            <chart:data-point chart:repeated="9"/>
          </chart:series>
          <chart:series chart:style-name="ch16" chart:values-cell-range-address="Sheet1.C77:Sheet1.K77" chart:label-cell-address="Sheet1.B77:Sheet1.B77" chart:class="chart:line">
            <chart:data-point chart:repeated="9"/>
          </chart:series>
          <chart:series chart:style-name="ch17" chart:values-cell-range-address="Sheet1.C78:Sheet1.K78" chart:label-cell-address="Sheet1.B78:Sheet1.B78" chart:class="chart:line">
            <chart:data-point chart:repeated="9"/>
          </chart:series>
          <chart:series chart:style-name="ch18" chart:values-cell-range-address="Sheet1.C79:Sheet1.K79" chart:label-cell-address="Sheet1.B79:Sheet1.B79" chart:class="chart:line">
            <chart:data-point chart:repeated="9"/>
          </chart:series>
          <chart:series chart:style-name="ch19" chart:values-cell-range-address="Sheet1.C80:Sheet1.K80" chart:label-cell-address="Sheet1.B80:Sheet1.B80" chart:class="chart:line">
            <chart:data-point chart:repeated="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256">
                <text:p>256</text:p>
                <draw:g>
                  <svg:desc>Sheet1.C70:Sheet1.K70</svg:desc>
                </draw:g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536">
                <text:p>1536</text:p>
              </table:table-cell>
              <table:table-cell office:value-type="float" office:value="2048">
                <text:p>2048</text:p>
              </table:table-cell>
              <table:table-cell office:value-type="float" office:value="3072">
                <text:p>3072</text:p>
              </table:table-cell>
              <table:table-cell office:value-type="float" office:value="4096">
                <text:p>4096</text:p>
              </table:table-cell>
              <table:table-cell office:value-type="float" office:value="5120">
                <text:p>5120</text:p>
              </table:table-cell>
              <table:table-cell office:value-type="float" office:value="6144">
                <text:p>614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B71:Sheet1.B71</svg:desc>
                </draw:g>
              </table:table-cell>
              <table:table-cell office:value-type="float" office:value="1.638866">
                <text:p>1.638866</text:p>
                <draw:g>
                  <svg:desc>Sheet1.C71:Sheet1.K71</svg:desc>
                </draw:g>
              </table:table-cell>
              <table:table-cell office:value-type="float" office:value="7.291135">
                <text:p>7.291135</text:p>
              </table:table-cell>
              <table:table-cell office:value-type="float" office:value="28.946661">
                <text:p>28.946661</text:p>
              </table:table-cell>
              <table:table-cell office:value-type="float" office:value="69.000408">
                <text:p>69.000408</text:p>
              </table:table-cell>
              <table:table-cell office:value-type="float" office:value="144.132386">
                <text:p>144.132386</text:p>
              </table:table-cell>
              <table:table-cell office:value-type="float" office:value="325.926947">
                <text:p>325.926947</text:p>
              </table:table-cell>
              <table:table-cell office:value-type="float" office:value="603.692786">
                <text:p>603.692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  <draw:g>
                  <svg:desc>Sheet1.B72:Sheet1.B72</svg:desc>
                </draw:g>
              </table:table-cell>
              <table:table-cell office:value-type="float" office:value="0.630508">
                <text:p>0.630508</text:p>
                <draw:g>
                  <svg:desc>Sheet1.C72:Sheet1.K72</svg:desc>
                </draw:g>
              </table:table-cell>
              <table:table-cell office:value-type="float" office:value="2.203584">
                <text:p>2.203584</text:p>
              </table:table-cell>
              <table:table-cell office:value-type="float" office:value="7.674592">
                <text:p>7.674592</text:p>
              </table:table-cell>
              <table:table-cell office:value-type="float" office:value="17.680859">
                <text:p>17.680859</text:p>
              </table:table-cell>
              <table:table-cell office:value-type="float" office:value="49.782023">
                <text:p>49.782023</text:p>
              </table:table-cell>
              <table:table-cell office:value-type="float" office:value="130.516689">
                <text:p>130.516689</text:p>
              </table:table-cell>
              <table:table-cell office:value-type="float" office:value="250.219183">
                <text:p>250.219183</text:p>
              </table:table-cell>
              <table:table-cell office:value-type="float" office:value="377.97041">
                <text:p>377.97041</text:p>
              </table:table-cell>
              <table:table-cell office:value-type="float" office:value="560.519919">
                <text:p>560.519919</text:p>
              </table:table-cell>
            </table:table-row>
            <table:table-row>
              <table:table-cell office:value-type="string">
                <text:p>8</text:p>
                <draw:g>
                  <svg:desc>Sheet1.B73:Sheet1.B73</svg:desc>
                </draw:g>
              </table:table-cell>
              <table:table-cell office:value-type="float" office:value="0.452642">
                <text:p>0.452642</text:p>
                <draw:g>
                  <svg:desc>Sheet1.C73:Sheet1.K73</svg:desc>
                </draw:g>
              </table:table-cell>
              <table:table-cell office:value-type="float" office:value="1.361089">
                <text:p>1.361089</text:p>
              </table:table-cell>
              <table:table-cell office:value-type="float" office:value="4.231183">
                <text:p>4.231183</text:p>
              </table:table-cell>
              <table:table-cell office:value-type="float" office:value="9.446273">
                <text:p>9.446273</text:p>
              </table:table-cell>
              <table:table-cell office:value-type="float" office:value="25.472384">
                <text:p>25.472384</text:p>
              </table:table-cell>
              <table:table-cell office:value-type="float" office:value="75.604799">
                <text:p>75.604799</text:p>
              </table:table-cell>
              <table:table-cell office:value-type="float" office:value="144.936659">
                <text:p>144.936659</text:p>
              </table:table-cell>
              <table:table-cell office:value-type="float" office:value="224.789339">
                <text:p>224.789339</text:p>
              </table:table-cell>
              <table:table-cell office:value-type="float" office:value="346.662598">
                <text:p>346.662598</text:p>
              </table:table-cell>
            </table:table-row>
            <table:table-row>
              <table:table-cell office:value-type="string">
                <text:p>16</text:p>
                <draw:g>
                  <svg:desc>Sheet1.B74:Sheet1.B74</svg:desc>
                </draw:g>
              </table:table-cell>
              <table:table-cell office:value-type="float" office:value="0.596838">
                <text:p>0.596838</text:p>
                <draw:g>
                  <svg:desc>Sheet1.C74:Sheet1.K74</svg:desc>
                </draw:g>
              </table:table-cell>
              <table:table-cell office:value-type="float" office:value="0.875296">
                <text:p>0.875296</text:p>
              </table:table-cell>
              <table:table-cell office:value-type="float" office:value="2.58642">
                <text:p>2.58642</text:p>
              </table:table-cell>
              <table:table-cell office:value-type="float" office:value="5.810419">
                <text:p>5.810419</text:p>
              </table:table-cell>
              <table:table-cell office:value-type="float" office:value="15.441898">
                <text:p>15.441898</text:p>
              </table:table-cell>
              <table:table-cell office:value-type="float" office:value="56.815728">
                <text:p>56.815728</text:p>
              </table:table-cell>
              <table:table-cell office:value-type="float" office:value="107.671746">
                <text:p>107.671746</text:p>
              </table:table-cell>
              <table:table-cell office:value-type="float" office:value="167.397113">
                <text:p>167.397113</text:p>
              </table:table-cell>
              <table:table-cell office:value-type="float" office:value="253.1223">
                <text:p>253.1223</text:p>
              </table:table-cell>
            </table:table-row>
            <table:table-row>
              <table:table-cell office:value-type="string">
                <text:p>24</text:p>
                <draw:g>
                  <svg:desc>Sheet1.B75:Sheet1.B75</svg:desc>
                </draw:g>
              </table:table-cell>
              <table:table-cell office:value-type="float" office:value="0.390227">
                <text:p>0.390227</text:p>
                <draw:g>
                  <svg:desc>Sheet1.C75:Sheet1.K75</svg:desc>
                </draw:g>
              </table:table-cell>
              <table:table-cell office:value-type="float" office:value="0.841761">
                <text:p>0.841761</text:p>
              </table:table-cell>
              <table:table-cell office:value-type="float" office:value="2.19498">
                <text:p>2.19498</text:p>
              </table:table-cell>
              <table:table-cell office:value-type="float" office:value="4.564823">
                <text:p>4.564823</text:p>
              </table:table-cell>
              <table:table-cell office:value-type="float" office:value="10.479713">
                <text:p>10.479713</text:p>
              </table:table-cell>
              <table:table-cell office:value-type="float" office:value="34.814559">
                <text:p>34.814559</text:p>
              </table:table-cell>
              <table:table-cell office:value-type="float" office:value="72.484921">
                <text:p>72.484921</text:p>
              </table:table-cell>
              <table:table-cell office:value-type="float" office:value="123.567228">
                <text:p>123.567228</text:p>
              </table:table-cell>
              <table:table-cell office:value-type="float" office:value="174.277176">
                <text:p>174.277176</text:p>
              </table:table-cell>
            </table:table-row>
            <table:table-row>
              <table:table-cell office:value-type="string">
                <text:p>32</text:p>
                <draw:g>
                  <svg:desc>Sheet1.B76:Sheet1.B76</svg:desc>
                </draw:g>
              </table:table-cell>
              <table:table-cell office:value-type="float" office:value="0.45919">
                <text:p>0.45919</text:p>
                <draw:g>
                  <svg:desc>Sheet1.C76:Sheet1.K76</svg:desc>
                </draw:g>
              </table:table-cell>
              <table:table-cell office:value-type="float" office:value="0.7836">
                <text:p>0.7836</text:p>
              </table:table-cell>
              <table:table-cell office:value-type="float" office:value="1.858568">
                <text:p>1.858568</text:p>
              </table:table-cell>
              <table:table-cell office:value-type="float" office:value="3.570614">
                <text:p>3.570614</text:p>
              </table:table-cell>
              <table:table-cell office:value-type="float" office:value="7.541582">
                <text:p>7.541582</text:p>
              </table:table-cell>
              <table:table-cell office:value-type="float" office:value="18.512">
                <text:p>18.512</text:p>
              </table:table-cell>
              <table:table-cell office:value-type="float" office:value="56.875144">
                <text:p>56.875144</text:p>
              </table:table-cell>
              <table:table-cell office:value-type="float" office:value="93.981265">
                <text:p>93.981265</text:p>
              </table:table-cell>
              <table:table-cell office:value-type="float" office:value="140.182538">
                <text:p>140.182538</text:p>
              </table:table-cell>
            </table:table-row>
            <table:table-row>
              <table:table-cell office:value-type="string">
                <text:p>40</text:p>
                <draw:g>
                  <svg:desc>Sheet1.B77:Sheet1.B77</svg:desc>
                </draw:g>
              </table:table-cell>
              <table:table-cell office:value-type="float" office:value="0.389327">
                <text:p>0.389327</text:p>
                <draw:g>
                  <svg:desc>Sheet1.C77:Sheet1.K77</svg:desc>
                </draw:g>
              </table:table-cell>
              <table:table-cell office:value-type="float" office:value="0.744842">
                <text:p>0.744842</text:p>
              </table:table-cell>
              <table:table-cell office:value-type="float" office:value="1.545096">
                <text:p>1.545096</text:p>
              </table:table-cell>
              <table:table-cell office:value-type="float" office:value="3.016349">
                <text:p>3.016349</text:p>
              </table:table-cell>
              <table:table-cell office:value-type="float" office:value="7.045634">
                <text:p>7.045634</text:p>
              </table:table-cell>
              <table:table-cell office:value-type="float" office:value="15.025945">
                <text:p>15.025945</text:p>
              </table:table-cell>
              <table:table-cell office:value-type="float" office:value="42.467307">
                <text:p>42.467307</text:p>
              </table:table-cell>
              <table:table-cell office:value-type="float" office:value="81.787142">
                <text:p>81.787142</text:p>
              </table:table-cell>
              <table:table-cell office:value-type="float" office:value="116.303648">
                <text:p>116.303648</text:p>
              </table:table-cell>
            </table:table-row>
            <table:table-row>
              <table:table-cell office:value-type="string">
                <text:p>48</text:p>
                <draw:g>
                  <svg:desc>Sheet1.B78:Sheet1.B78</svg:desc>
                </draw:g>
              </table:table-cell>
              <table:table-cell office:value-type="float" office:value="0.432608">
                <text:p>0.432608</text:p>
                <draw:g>
                  <svg:desc>Sheet1.C78:Sheet1.K78</svg:desc>
                </draw:g>
              </table:table-cell>
              <table:table-cell office:value-type="float" office:value="0.790819">
                <text:p>0.790819</text:p>
              </table:table-cell>
              <table:table-cell office:value-type="float" office:value="1.829515">
                <text:p>1.829515</text:p>
              </table:table-cell>
              <table:table-cell office:value-type="float" office:value="3.195226">
                <text:p>3.195226</text:p>
              </table:table-cell>
              <table:table-cell office:value-type="float" office:value="6.11755">
                <text:p>6.11755</text:p>
              </table:table-cell>
              <table:table-cell office:value-type="float" office:value="13.571892">
                <text:p>13.571892</text:p>
              </table:table-cell>
              <table:table-cell office:value-type="float" office:value="34.961365">
                <text:p>34.961365</text:p>
              </table:table-cell>
              <table:table-cell office:value-type="float" office:value="64.810422">
                <text:p>64.810422</text:p>
              </table:table-cell>
              <table:table-cell office:value-type="float" office:value="106.732431">
                <text:p>106.732431</text:p>
              </table:table-cell>
            </table:table-row>
            <table:table-row>
              <table:table-cell office:value-type="string">
                <text:p>56</text:p>
                <draw:g>
                  <svg:desc>Sheet1.B79:Sheet1.B79</svg:desc>
                </draw:g>
              </table:table-cell>
              <table:table-cell office:value-type="float" office:value="0.425924">
                <text:p>0.425924</text:p>
                <draw:g>
                  <svg:desc>Sheet1.C79:Sheet1.K79</svg:desc>
                </draw:g>
              </table:table-cell>
              <table:table-cell office:value-type="float" office:value="0.71891">
                <text:p>0.71891</text:p>
              </table:table-cell>
              <table:table-cell office:value-type="float" office:value="1.461549">
                <text:p>1.461549</text:p>
              </table:table-cell>
              <table:table-cell office:value-type="float" office:value="2.798055">
                <text:p>2.798055</text:p>
              </table:table-cell>
              <table:table-cell office:value-type="float" office:value="5.487898">
                <text:p>5.487898</text:p>
              </table:table-cell>
              <table:table-cell office:value-type="float" office:value="11.159249">
                <text:p>11.159249</text:p>
              </table:table-cell>
              <table:table-cell office:value-type="float" office:value="27.150554">
                <text:p>27.150554</text:p>
              </table:table-cell>
              <table:table-cell office:value-type="float" office:value="59.65791">
                <text:p>59.65791</text:p>
              </table:table-cell>
              <table:table-cell office:value-type="float" office:value="95.084968">
                <text:p>95.084968</text:p>
              </table:table-cell>
            </table:table-row>
            <table:table-row>
              <table:table-cell office:value-type="string">
                <text:p>64</text:p>
                <draw:g>
                  <svg:desc>Sheet1.B80:Sheet1.B80</svg:desc>
                </draw:g>
              </table:table-cell>
              <table:table-cell office:value-type="float" office:value="0.46292">
                <text:p>0.46292</text:p>
                <draw:g>
                  <svg:desc>Sheet1.C80:Sheet1.K80</svg:desc>
                </draw:g>
              </table:table-cell>
              <table:table-cell office:value-type="float" office:value="0.630269">
                <text:p>0.630269</text:p>
              </table:table-cell>
              <table:table-cell office:value-type="float" office:value="1.303059">
                <text:p>1.303059</text:p>
              </table:table-cell>
              <table:table-cell office:value-type="float" office:value="2.491642">
                <text:p>2.491642</text:p>
              </table:table-cell>
              <table:table-cell office:value-type="float" office:value="4.935666">
                <text:p>4.935666</text:p>
              </table:table-cell>
              <table:table-cell office:value-type="float" office:value="11.217289">
                <text:p>11.217289</text:p>
              </table:table-cell>
              <table:table-cell office:value-type="float" office:value="23.143801">
                <text:p>23.143801</text:p>
              </table:table-cell>
              <table:table-cell office:value-type="float" office:value="51.286193">
                <text:p>51.286193</text:p>
              </table:table-cell>
              <table:table-cell office:value-type="float" office:value="85.478682">
                <text:p>85.4786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98cm" svg:height="8.979cm" xlink:href=".." xlink:type="simple" chart:class="chart:line" chart:style-name="ch1">
        <chart:title svg:x="6.937cm" svg:y="0.315cm" chart:style-name="ch2">
          <text:p>Efficiency</text:p>
        </chart:title>
        <chart:legend chart:legend-position="end" svg:x="14.284cm" svg:y="1.949cm" style:legend-expansion="high" chart:style-name="ch3"/>
        <chart:plot-area chart:style-name="ch4" table:cell-range-address="Sheet1.X70:Sheet1.AE80" chart:data-source-has-labels="both" svg:x="1.33cm" svg:y="1.273cm" svg:width="12.635cm" svg:height="6.546cm">
          <chartooo:coordinate-region svg:x="2.057cm" svg:y="1.473cm" svg:width="11.536cm" svg:height="5.699cm"/>
          <chart:axis chart:dimension="x" chart:name="primary-x" chart:style-name="ch5" chartooo:axis-type="auto">
            <chartooo:date-scale/>
            <chart:title svg:x="6.624cm" svg:y="7.998cm" chart:style-name="ch6">
              <text:p>Problem Size</text:p>
            </chart:title>
            <chart:categories table:cell-range-address="Sheet1.Y70:Sheet1.AE70"/>
          </chart:axis>
          <chart:axis chart:dimension="y" chart:name="primary-y" chart:style-name="ch5">
            <chart:title svg:x="0.451cm" svg:y="5.291cm" chart:style-name="ch7">
              <text:p>Efficiency</text:p>
            </chart:title>
            <chart:grid chart:style-name="ch8" chart:class="major"/>
          </chart:axis>
          <chart:series chart:style-name="ch9" chart:values-cell-range-address="Sheet1.Y71:Sheet1.AE71" chart:label-cell-address="Sheet1.X71:Sheet1.X71" chart:class="chart:line">
            <chart:data-point chart:repeated="7"/>
          </chart:series>
          <chart:series chart:style-name="ch10" chart:values-cell-range-address="Sheet1.Y72:Sheet1.AE72" chart:label-cell-address="Sheet1.X72:Sheet1.X72" chart:class="chart:line">
            <chart:data-point chart:repeated="7"/>
          </chart:series>
          <chart:series chart:style-name="ch11" chart:values-cell-range-address="Sheet1.Y73:Sheet1.AE73" chart:label-cell-address="Sheet1.X73:Sheet1.X73" chart:class="chart:line">
            <chart:data-point chart:repeated="7"/>
          </chart:series>
          <chart:series chart:style-name="ch12" chart:values-cell-range-address="Sheet1.Y74:Sheet1.AE74" chart:label-cell-address="Sheet1.X74:Sheet1.X74" chart:class="chart:line">
            <chart:data-point chart:repeated="7"/>
          </chart:series>
          <chart:series chart:style-name="ch13" chart:values-cell-range-address="Sheet1.Y75:Sheet1.AE75" chart:label-cell-address="Sheet1.X75:Sheet1.X75" chart:class="chart:line">
            <chart:data-point chart:repeated="7"/>
          </chart:series>
          <chart:series chart:style-name="ch14" chart:values-cell-range-address="Sheet1.Y76:Sheet1.AE76" chart:label-cell-address="Sheet1.X76:Sheet1.X76" chart:class="chart:line">
            <chart:data-point chart:repeated="7"/>
          </chart:series>
          <chart:series chart:style-name="ch15" chart:values-cell-range-address="Sheet1.Y77:Sheet1.AE77" chart:label-cell-address="Sheet1.X77:Sheet1.X77" chart:class="chart:line">
            <chart:data-point chart:repeated="7"/>
          </chart:series>
          <chart:series chart:style-name="ch16" chart:values-cell-range-address="Sheet1.Y78:Sheet1.AE78" chart:label-cell-address="Sheet1.X78:Sheet1.X78" chart:class="chart:line">
            <chart:data-point chart:repeated="7"/>
          </chart:series>
          <chart:series chart:style-name="ch17" chart:values-cell-range-address="Sheet1.Y79:Sheet1.AE79" chart:label-cell-address="Sheet1.X79:Sheet1.X79" chart:class="chart:line">
            <chart:data-point chart:repeated="7"/>
          </chart:series>
          <chart:series chart:style-name="ch18" chart:values-cell-range-address="Sheet1.Y80:Sheet1.AE80" chart:label-cell-address="Sheet1.X80:Sheet1.X80" chart:class="chart:line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256">
                <text:p>256</text:p>
                <draw:g>
                  <svg:desc>Sheet1.Y70:Sheet1.AE70</svg:desc>
                </draw:g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536">
                <text:p>1536</text:p>
              </table:table-cell>
              <table:table-cell office:value-type="float" office:value="2048">
                <text:p>2048</text:p>
              </table:table-cell>
              <table:table-cell office:value-type="float" office:value="3072">
                <text:p>3072</text:p>
              </table:table-cell>
              <table:table-cell office:value-type="float" office:value="4096">
                <text:p>409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X71:Sheet1.X71</svg:desc>
                </draw:g>
              </table:table-cell>
              <table:table-cell office:value-type="float" office:value="1">
                <text:p>1</text:p>
                <draw:g>
                  <svg:desc>Sheet1.Y71:Sheet1.AE7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  <draw:g>
                  <svg:desc>Sheet1.X72:Sheet1.X72</svg:desc>
                </draw:g>
              </table:table-cell>
              <table:table-cell office:value-type="float" office:value="0.649819669219106">
                <text:p>0.649819669219106</text:p>
                <draw:g>
                  <svg:desc>Sheet1.Y72:Sheet1.AE72</svg:desc>
                </draw:g>
              </table:table-cell>
              <table:table-cell office:value-type="float" office:value="0.827190499658738">
                <text:p>0.827190499658738</text:p>
              </table:table-cell>
              <table:table-cell office:value-type="float" office:value="0.942938106677202">
                <text:p>0.942938106677202</text:p>
              </table:table-cell>
              <table:table-cell office:value-type="float" office:value="0.508502393344059">
                <text:p>0.508502393344059</text:p>
              </table:table-cell>
              <table:table-cell office:value-type="float" office:value="0.723817441087117">
                <text:p>0.723817441087117</text:p>
              </table:table-cell>
              <table:table-cell office:value-type="float" office:value="0.62430128571527">
                <text:p>0.62430128571527</text:p>
              </table:table-cell>
              <table:table-cell office:value-type="float" office:value="0.603163972843761">
                <text:p>0.603163972843761</text:p>
              </table:table-cell>
            </table:table-row>
            <table:table-row>
              <table:table-cell office:value-type="string">
                <text:p>8</text:p>
                <draw:g>
                  <svg:desc>Sheet1.X73:Sheet1.X73</svg:desc>
                </draw:g>
              </table:table-cell>
              <table:table-cell office:value-type="float" office:value="0.452583388196411">
                <text:p>0.452583388196411</text:p>
                <draw:g>
                  <svg:desc>Sheet1.Y73:Sheet1.AE73</svg:desc>
                </draw:g>
              </table:table-cell>
              <table:table-cell office:value-type="float" office:value="0.669604908275653">
                <text:p>0.669604908275653</text:p>
              </table:table-cell>
              <table:table-cell office:value-type="float" office:value="0.85515862230492">
                <text:p>0.85515862230492</text:p>
              </table:table-cell>
              <table:table-cell office:value-type="float" office:value="0.913063914201929">
                <text:p>0.913063914201929</text:p>
              </table:table-cell>
              <table:table-cell office:value-type="float" office:value="0.707297293021336">
                <text:p>0.707297293021336</text:p>
              </table:table-cell>
              <table:table-cell office:value-type="float" office:value="0.538866168733548">
                <text:p>0.538866168733548</text:p>
              </table:table-cell>
              <table:table-cell office:value-type="float" office:value="0.520652254375479">
                <text:p>0.520652254375479</text:p>
              </table:table-cell>
            </table:table-row>
            <table:table-row>
              <table:table-cell office:value-type="string">
                <text:p>16</text:p>
                <draw:g>
                  <svg:desc>Sheet1.X74:Sheet1.X74</svg:desc>
                </draw:g>
              </table:table-cell>
              <table:table-cell office:value-type="float" office:value="0.171619643856457">
                <text:p>0.171619643856457</text:p>
                <draw:g>
                  <svg:desc>Sheet1.Y74:Sheet1.AE74</svg:desc>
                </draw:g>
              </table:table-cell>
              <table:table-cell office:value-type="float" office:value="0.52061923909169">
                <text:p>0.52061923909169</text:p>
              </table:table-cell>
              <table:table-cell office:value-type="float" office:value="0.699486669798409">
                <text:p>0.699486669798409</text:p>
              </table:table-cell>
              <table:table-cell office:value-type="float" office:value="0.742205596532711">
                <text:p>0.742205596532711</text:p>
              </table:table-cell>
              <table:table-cell office:value-type="float" office:value="0.583365731660706">
                <text:p>0.583365731660706</text:p>
              </table:table-cell>
              <table:table-cell office:value-type="float" office:value="0.358535125828186">
                <text:p>0.358535125828186</text:p>
              </table:table-cell>
              <table:table-cell office:value-type="float" office:value="0.350424326963176">
                <text:p>0.350424326963176</text:p>
              </table:table-cell>
            </table:table-row>
            <table:table-row>
              <table:table-cell office:value-type="string">
                <text:p>24</text:p>
                <draw:g>
                  <svg:desc>Sheet1.X75:Sheet1.X75</svg:desc>
                </draw:g>
              </table:table-cell>
              <table:table-cell office:value-type="float" office:value="0.174990667824967">
                <text:p>0.174990667824967</text:p>
                <draw:g>
                  <svg:desc>Sheet1.Y75:Sheet1.AE75</svg:desc>
                </draw:g>
              </table:table-cell>
              <table:table-cell office:value-type="float" office:value="0.360906827076411">
                <text:p>0.360906827076411</text:p>
              </table:table-cell>
              <table:table-cell office:value-type="float" office:value="0.549486043153013">
                <text:p>0.549486043153013</text:p>
              </table:table-cell>
              <table:table-cell office:value-type="float" office:value="0.629820039024514">
                <text:p>0.629820039024514</text:p>
              </table:table-cell>
              <table:table-cell office:value-type="float" office:value="0.573061121362134">
                <text:p>0.573061121362134</text:p>
              </table:table-cell>
              <table:table-cell office:value-type="float" office:value="0.390075010237336">
                <text:p>0.390075010237336</text:p>
              </table:table-cell>
              <table:table-cell office:value-type="float" office:value="0.347022052811968">
                <text:p>0.347022052811968</text:p>
              </table:table-cell>
            </table:table-row>
            <table:table-row>
              <table:table-cell office:value-type="string">
                <text:p>32</text:p>
                <draw:g>
                  <svg:desc>Sheet1.X76:Sheet1.X76</svg:desc>
                </draw:g>
              </table:table-cell>
              <table:table-cell office:value-type="float" office:value="0.111532399442497">
                <text:p>0.111532399442497</text:p>
                <draw:g>
                  <svg:desc>Sheet1.Y76:Sheet1.AE76</svg:desc>
                </draw:g>
              </table:table-cell>
              <table:table-cell office:value-type="float" office:value="0.29077076154926">
                <text:p>0.29077076154926</text:p>
              </table:table-cell>
              <table:table-cell office:value-type="float" office:value="0.486709744410751">
                <text:p>0.486709744410751</text:p>
              </table:table-cell>
              <table:table-cell office:value-type="float" office:value="0.603891305528965">
                <text:p>0.603891305528965</text:p>
              </table:table-cell>
              <table:table-cell office:value-type="float" office:value="0.597240348576731">
                <text:p>0.597240348576731</text:p>
              </table:table-cell>
              <table:table-cell office:value-type="float" office:value="0.550195391840428">
                <text:p>0.550195391840428</text:p>
              </table:table-cell>
              <table:table-cell office:value-type="float" office:value="0.331698493150189">
                <text:p>0.331698493150189</text:p>
              </table:table-cell>
            </table:table-row>
            <table:table-row>
              <table:table-cell office:value-type="string">
                <text:p>40</text:p>
                <draw:g>
                  <svg:desc>Sheet1.X77:Sheet1.X77</svg:desc>
                </draw:g>
              </table:table-cell>
              <table:table-cell office:value-type="float" office:value="0.105237114302373">
                <text:p>0.105237114302373</text:p>
                <draw:g>
                  <svg:desc>Sheet1.Y77:Sheet1.AE77</svg:desc>
                </draw:g>
              </table:table-cell>
              <table:table-cell office:value-type="float" office:value="0.244720860262982">
                <text:p>0.244720860262982</text:p>
              </table:table-cell>
              <table:table-cell office:value-type="float" office:value="0.468363470619301">
                <text:p>0.468363470619301</text:p>
              </table:table-cell>
              <table:table-cell office:value-type="float" office:value="0.571886807527909">
                <text:p>0.571886807527909</text:p>
              </table:table-cell>
              <table:table-cell office:value-type="float" office:value="0.511424472233443">
                <text:p>0.511424472233443</text:p>
              </table:table-cell>
              <table:table-cell office:value-type="float" office:value="0.542273625718715">
                <text:p>0.542273625718715</text:p>
              </table:table-cell>
              <table:table-cell office:value-type="float" office:value="0.35538678376757">
                <text:p>0.35538678376757</text:p>
              </table:table-cell>
            </table:table-row>
            <table:table-row>
              <table:table-cell office:value-type="string">
                <text:p>48</text:p>
                <draw:g>
                  <svg:desc>Sheet1.X78:Sheet1.X78</svg:desc>
                </draw:g>
              </table:table-cell>
              <table:table-cell office:value-type="float" office:value="0.0789237408153956">
                <text:p>0.0789237408153956</text:p>
                <draw:g>
                  <svg:desc>Sheet1.Y78:Sheet1.AE78</svg:desc>
                </draw:g>
              </table:table-cell>
              <table:table-cell office:value-type="float" office:value="0.19207763828807">
                <text:p>0.19207763828807</text:p>
              </table:table-cell>
              <table:table-cell office:value-type="float" office:value="0.329625850293657">
                <text:p>0.329625850293657</text:p>
              </table:table-cell>
              <table:table-cell office:value-type="float" office:value="0.449892589757344">
                <text:p>0.449892589757344</text:p>
              </table:table-cell>
              <table:table-cell office:value-type="float" office:value="0.490843236535323">
                <text:p>0.490843236535323</text:p>
              </table:table-cell>
              <table:table-cell office:value-type="float" office:value="0.500309369479706">
                <text:p>0.500309369479706</text:p>
              </table:table-cell>
              <table:table-cell office:value-type="float" office:value="0.359738043456446">
                <text:p>0.359738043456446</text:p>
              </table:table-cell>
            </table:table-row>
            <table:table-row>
              <table:table-cell office:value-type="string">
                <text:p>56</text:p>
                <draw:g>
                  <svg:desc>Sheet1.X79:Sheet1.X79</svg:desc>
                </draw:g>
              </table:table-cell>
              <table:table-cell office:value-type="float" office:value="0.068710531187992">
                <text:p>0.068710531187992</text:p>
                <draw:g>
                  <svg:desc>Sheet1.Y79:Sheet1.AE79</svg:desc>
                </draw:g>
              </table:table-cell>
              <table:table-cell office:value-type="float" office:value="0.181105895432967">
                <text:p>0.181105895432967</text:p>
              </table:table-cell>
              <table:table-cell office:value-type="float" office:value="0.353669059822343">
                <text:p>0.353669059822343</text:p>
              </table:table-cell>
              <table:table-cell office:value-type="float" office:value="0.440359515040677">
                <text:p>0.440359515040677</text:p>
              </table:table-cell>
              <table:table-cell office:value-type="float" office:value="0.468994250101379">
                <text:p>0.468994250101379</text:p>
              </table:table-cell>
              <table:table-cell office:value-type="float" office:value="0.521551589499565">
                <text:p>0.521551589499565</text:p>
              </table:table-cell>
              <table:table-cell office:value-type="float" office:value="0.397053714684001">
                <text:p>0.397053714684001</text:p>
              </table:table-cell>
            </table:table-row>
            <table:table-row>
              <table:table-cell office:value-type="string">
                <text:p>64</text:p>
                <draw:g>
                  <svg:desc>Sheet1.X80:Sheet1.X80</svg:desc>
                </draw:g>
              </table:table-cell>
              <table:table-cell office:value-type="float" office:value="0.0553168609046919">
                <text:p>0.0553168609046919</text:p>
                <draw:g>
                  <svg:desc>Sheet1.Y80:Sheet1.AE80</svg:desc>
                </draw:g>
              </table:table-cell>
              <table:table-cell office:value-type="float" office:value="0.180754541909883">
                <text:p>0.180754541909883</text:p>
              </table:table-cell>
              <table:table-cell office:value-type="float" office:value="0.347099845920254">
                <text:p>0.347099845920254</text:p>
              </table:table-cell>
              <table:table-cell office:value-type="float" office:value="0.432699149797603">
                <text:p>0.432699149797603</text:p>
              </table:table-cell>
              <table:table-cell office:value-type="float" office:value="0.456284629318515">
                <text:p>0.456284629318515</text:p>
              </table:table-cell>
              <table:table-cell office:value-type="float" office:value="0.453996375316264">
                <text:p>0.453996375316264</text:p>
              </table:table-cell>
              <table:table-cell office:value-type="float" office:value="0.407569170736043">
                <text:p>0.4075691707360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8cm" svg:height="8.98cm" xlink:href=".." xlink:type="simple" chart:class="chart:line" chart:style-name="ch1">
        <chart:title svg:x="6.937cm" svg:y="0.315cm" chart:style-name="ch2">
          <text:p>Efficiency</text:p>
        </chart:title>
        <chart:legend chart:legend-position="end" svg:x="13.913cm" svg:y="2.697cm" style:legend-expansion="high" chart:style-name="ch3"/>
        <chart:plot-area chart:style-name="ch4" table:cell-range-address="Sheet1.X70:Sheet1.AE80" chart:data-source-has-labels="both" svg:x="1.33cm" svg:y="1.273cm" svg:width="12.264cm" svg:height="6.547cm">
          <chartooo:coordinate-region svg:x="2.057cm" svg:y="1.472cm" svg:width="11.35cm" svg:height="5.701cm"/>
          <chart:axis chart:dimension="x" chart:name="primary-x" chart:style-name="ch5" chartooo:axis-type="auto">
            <chartooo:date-scale/>
            <chart:title svg:x="6.346cm" svg:y="7.999cm" chart:style-name="ch6">
              <text:p>Process Count</text:p>
            </chart:title>
            <chart:categories table:cell-range-address="Sheet1.X71:Sheet1.X80"/>
          </chart:axis>
          <chart:axis chart:dimension="y" chart:name="primary-y" chart:style-name="ch7">
            <chart:title svg:x="0.451cm" svg:y="5.291cm" chart:style-name="ch8">
              <text:p>Efficiency</text:p>
            </chart:title>
            <chart:grid chart:style-name="ch9" chart:class="major"/>
          </chart:axis>
          <chart:series chart:style-name="ch10" chart:values-cell-range-address="Sheet1.Y71:Sheet1.Y80" chart:label-cell-address="Sheet1.Y70:Sheet1.Y70" chart:class="chart:line">
            <chart:data-point chart:repeated="10"/>
          </chart:series>
          <chart:series chart:style-name="ch11" chart:values-cell-range-address="Sheet1.Z71:Sheet1.Z80" chart:label-cell-address="Sheet1.Z70:Sheet1.Z70" chart:class="chart:line">
            <chart:data-point chart:repeated="10"/>
          </chart:series>
          <chart:series chart:style-name="ch12" chart:values-cell-range-address="Sheet1.AA71:Sheet1.AA80" chart:label-cell-address="Sheet1.AA70:Sheet1.AA70" chart:class="chart:line">
            <chart:data-point chart:repeated="10"/>
          </chart:series>
          <chart:series chart:style-name="ch13" chart:values-cell-range-address="Sheet1.AB71:Sheet1.AB80" chart:label-cell-address="Sheet1.AB70:Sheet1.AB70" chart:class="chart:line">
            <chart:data-point chart:repeated="10"/>
          </chart:series>
          <chart:series chart:style-name="ch14" chart:values-cell-range-address="Sheet1.AC71:Sheet1.AC80" chart:label-cell-address="Sheet1.AC70:Sheet1.AC70" chart:class="chart:line">
            <chart:data-point chart:repeated="10"/>
          </chart:series>
          <chart:series chart:style-name="ch15" chart:values-cell-range-address="Sheet1.AD71:Sheet1.AD80" chart:label-cell-address="Sheet1.AD70:Sheet1.AD70" chart:class="chart:line">
            <chart:data-point chart:repeated="10"/>
          </chart:series>
          <chart:series chart:style-name="ch16" chart:values-cell-range-address="Sheet1.AE71:Sheet1.AE80" chart:label-cell-address="Sheet1.AE70:Sheet1.AE70" chart:class="chart:line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6</text:p>
                <draw:g>
                  <svg:desc>Sheet1.Y70:Sheet1.Y70</svg:desc>
                </draw:g>
              </table:table-cell>
              <table:table-cell office:value-type="string">
                <text:p>512</text:p>
                <draw:g>
                  <svg:desc>Sheet1.Z70:Sheet1.Z70</svg:desc>
                </draw:g>
              </table:table-cell>
              <table:table-cell office:value-type="string">
                <text:p>1024</text:p>
                <draw:g>
                  <svg:desc>Sheet1.AA70:Sheet1.AA70</svg:desc>
                </draw:g>
              </table:table-cell>
              <table:table-cell office:value-type="string">
                <text:p>1536</text:p>
                <draw:g>
                  <svg:desc>Sheet1.AB70:Sheet1.AB70</svg:desc>
                </draw:g>
              </table:table-cell>
              <table:table-cell office:value-type="string">
                <text:p>2048</text:p>
                <draw:g>
                  <svg:desc>Sheet1.AC70:Sheet1.AC70</svg:desc>
                </draw:g>
              </table:table-cell>
              <table:table-cell office:value-type="string">
                <text:p>3072</text:p>
                <draw:g>
                  <svg:desc>Sheet1.AD70:Sheet1.AD70</svg:desc>
                </draw:g>
              </table:table-cell>
              <table:table-cell office:value-type="string">
                <text:p>4096</text:p>
                <draw:g>
                  <svg:desc>Sheet1.AE70:Sheet1.AE7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X71:Sheet1.X80</svg:desc>
                </draw:g>
              </table:table-cell>
              <table:table-cell office:value-type="float" office:value="1">
                <text:p>1</text:p>
                <draw:g>
                  <svg:desc>Sheet1.Y71:Sheet1.Y80</svg:desc>
                </draw:g>
              </table:table-cell>
              <table:table-cell office:value-type="float" office:value="1">
                <text:p>1</text:p>
                <draw:g>
                  <svg:desc>Sheet1.Z71:Sheet1.Z80</svg:desc>
                </draw:g>
              </table:table-cell>
              <table:table-cell office:value-type="float" office:value="1">
                <text:p>1</text:p>
                <draw:g>
                  <svg:desc>Sheet1.AA71:Sheet1.AA80</svg:desc>
                </draw:g>
              </table:table-cell>
              <table:table-cell office:value-type="float" office:value="1">
                <text:p>1</text:p>
                <draw:g>
                  <svg:desc>Sheet1.AB71:Sheet1.AB80</svg:desc>
                </draw:g>
              </table:table-cell>
              <table:table-cell office:value-type="float" office:value="1">
                <text:p>1</text:p>
                <draw:g>
                  <svg:desc>Sheet1.AC71:Sheet1.AC80</svg:desc>
                </draw:g>
              </table:table-cell>
              <table:table-cell office:value-type="float" office:value="1">
                <text:p>1</text:p>
                <draw:g>
                  <svg:desc>Sheet1.AD71:Sheet1.AD80</svg:desc>
                </draw:g>
              </table:table-cell>
              <table:table-cell office:value-type="float" office:value="1">
                <text:p>1</text:p>
                <draw:g>
                  <svg:desc>Sheet1.AE71:Sheet1.AE8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49819669219106">
                <text:p>0.649819669219106</text:p>
              </table:table-cell>
              <table:table-cell office:value-type="float" office:value="0.827190499658738">
                <text:p>0.827190499658738</text:p>
              </table:table-cell>
              <table:table-cell office:value-type="float" office:value="0.942938106677202">
                <text:p>0.942938106677202</text:p>
              </table:table-cell>
              <table:table-cell office:value-type="float" office:value="0.508502393344059">
                <text:p>0.508502393344059</text:p>
              </table:table-cell>
              <table:table-cell office:value-type="float" office:value="0.723817441087117">
                <text:p>0.723817441087117</text:p>
              </table:table-cell>
              <table:table-cell office:value-type="float" office:value="0.62430128571527">
                <text:p>0.62430128571527</text:p>
              </table:table-cell>
              <table:table-cell office:value-type="float" office:value="0.603163972843761">
                <text:p>0.60316397284376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52583388196411">
                <text:p>0.452583388196411</text:p>
              </table:table-cell>
              <table:table-cell office:value-type="float" office:value="0.669604908275653">
                <text:p>0.669604908275653</text:p>
              </table:table-cell>
              <table:table-cell office:value-type="float" office:value="0.85515862230492">
                <text:p>0.85515862230492</text:p>
              </table:table-cell>
              <table:table-cell office:value-type="float" office:value="0.913063914201929">
                <text:p>0.913063914201929</text:p>
              </table:table-cell>
              <table:table-cell office:value-type="float" office:value="0.707297293021336">
                <text:p>0.707297293021336</text:p>
              </table:table-cell>
              <table:table-cell office:value-type="float" office:value="0.538866168733548">
                <text:p>0.538866168733548</text:p>
              </table:table-cell>
              <table:table-cell office:value-type="float" office:value="0.520652254375479">
                <text:p>0.52065225437547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71619643856457">
                <text:p>0.171619643856457</text:p>
              </table:table-cell>
              <table:table-cell office:value-type="float" office:value="0.52061923909169">
                <text:p>0.52061923909169</text:p>
              </table:table-cell>
              <table:table-cell office:value-type="float" office:value="0.699486669798409">
                <text:p>0.699486669798409</text:p>
              </table:table-cell>
              <table:table-cell office:value-type="float" office:value="0.742205596532711">
                <text:p>0.742205596532711</text:p>
              </table:table-cell>
              <table:table-cell office:value-type="float" office:value="0.583365731660706">
                <text:p>0.583365731660706</text:p>
              </table:table-cell>
              <table:table-cell office:value-type="float" office:value="0.358535125828186">
                <text:p>0.358535125828186</text:p>
              </table:table-cell>
              <table:table-cell office:value-type="float" office:value="0.350424326963176">
                <text:p>0.35042432696317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174990667824967">
                <text:p>0.174990667824967</text:p>
              </table:table-cell>
              <table:table-cell office:value-type="float" office:value="0.360906827076411">
                <text:p>0.360906827076411</text:p>
              </table:table-cell>
              <table:table-cell office:value-type="float" office:value="0.549486043153013">
                <text:p>0.549486043153013</text:p>
              </table:table-cell>
              <table:table-cell office:value-type="float" office:value="0.629820039024514">
                <text:p>0.629820039024514</text:p>
              </table:table-cell>
              <table:table-cell office:value-type="float" office:value="0.573061121362134">
                <text:p>0.573061121362134</text:p>
              </table:table-cell>
              <table:table-cell office:value-type="float" office:value="0.390075010237336">
                <text:p>0.390075010237336</text:p>
              </table:table-cell>
              <table:table-cell office:value-type="float" office:value="0.347022052811968">
                <text:p>0.34702205281196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111532399442497">
                <text:p>0.111532399442497</text:p>
              </table:table-cell>
              <table:table-cell office:value-type="float" office:value="0.29077076154926">
                <text:p>0.29077076154926</text:p>
              </table:table-cell>
              <table:table-cell office:value-type="float" office:value="0.486709744410751">
                <text:p>0.486709744410751</text:p>
              </table:table-cell>
              <table:table-cell office:value-type="float" office:value="0.603891305528965">
                <text:p>0.603891305528965</text:p>
              </table:table-cell>
              <table:table-cell office:value-type="float" office:value="0.597240348576731">
                <text:p>0.597240348576731</text:p>
              </table:table-cell>
              <table:table-cell office:value-type="float" office:value="0.550195391840428">
                <text:p>0.550195391840428</text:p>
              </table:table-cell>
              <table:table-cell office:value-type="float" office:value="0.331698493150189">
                <text:p>0.3316984931501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05237114302373">
                <text:p>0.105237114302373</text:p>
              </table:table-cell>
              <table:table-cell office:value-type="float" office:value="0.244720860262982">
                <text:p>0.244720860262982</text:p>
              </table:table-cell>
              <table:table-cell office:value-type="float" office:value="0.468363470619301">
                <text:p>0.468363470619301</text:p>
              </table:table-cell>
              <table:table-cell office:value-type="float" office:value="0.571886807527909">
                <text:p>0.571886807527909</text:p>
              </table:table-cell>
              <table:table-cell office:value-type="float" office:value="0.511424472233443">
                <text:p>0.511424472233443</text:p>
              </table:table-cell>
              <table:table-cell office:value-type="float" office:value="0.542273625718715">
                <text:p>0.542273625718715</text:p>
              </table:table-cell>
              <table:table-cell office:value-type="float" office:value="0.35538678376757">
                <text:p>0.3553867837675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789237408153956">
                <text:p>0.0789237408153956</text:p>
              </table:table-cell>
              <table:table-cell office:value-type="float" office:value="0.19207763828807">
                <text:p>0.19207763828807</text:p>
              </table:table-cell>
              <table:table-cell office:value-type="float" office:value="0.329625850293657">
                <text:p>0.329625850293657</text:p>
              </table:table-cell>
              <table:table-cell office:value-type="float" office:value="0.449892589757344">
                <text:p>0.449892589757344</text:p>
              </table:table-cell>
              <table:table-cell office:value-type="float" office:value="0.490843236535323">
                <text:p>0.490843236535323</text:p>
              </table:table-cell>
              <table:table-cell office:value-type="float" office:value="0.500309369479706">
                <text:p>0.500309369479706</text:p>
              </table:table-cell>
              <table:table-cell office:value-type="float" office:value="0.359738043456446">
                <text:p>0.35973804345644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68710531187992">
                <text:p>0.068710531187992</text:p>
              </table:table-cell>
              <table:table-cell office:value-type="float" office:value="0.181105895432967">
                <text:p>0.181105895432967</text:p>
              </table:table-cell>
              <table:table-cell office:value-type="float" office:value="0.353669059822343">
                <text:p>0.353669059822343</text:p>
              </table:table-cell>
              <table:table-cell office:value-type="float" office:value="0.440359515040677">
                <text:p>0.440359515040677</text:p>
              </table:table-cell>
              <table:table-cell office:value-type="float" office:value="0.468994250101379">
                <text:p>0.468994250101379</text:p>
              </table:table-cell>
              <table:table-cell office:value-type="float" office:value="0.521551589499565">
                <text:p>0.521551589499565</text:p>
              </table:table-cell>
              <table:table-cell office:value-type="float" office:value="0.397053714684001">
                <text:p>0.39705371468400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553168609046919">
                <text:p>0.0553168609046919</text:p>
              </table:table-cell>
              <table:table-cell office:value-type="float" office:value="0.180754541909883">
                <text:p>0.180754541909883</text:p>
              </table:table-cell>
              <table:table-cell office:value-type="float" office:value="0.347099845920254">
                <text:p>0.347099845920254</text:p>
              </table:table-cell>
              <table:table-cell office:value-type="float" office:value="0.432699149797603">
                <text:p>0.432699149797603</text:p>
              </table:table-cell>
              <table:table-cell office:value-type="float" office:value="0.456284629318515">
                <text:p>0.456284629318515</text:p>
              </table:table-cell>
              <table:table-cell office:value-type="float" office:value="0.453996375316264">
                <text:p>0.453996375316264</text:p>
              </table:table-cell>
              <table:table-cell office:value-type="float" office:value="0.407569170736043">
                <text:p>0.4075691707360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6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54cm" svg:y="0.316cm" chart:style-name="ch2">
          <text:p>Time to Solve</text:p>
        </chart:title>
        <chart:legend chart:legend-position="end" svg:x="13.915cm" svg:y="3.454cm" style:legend-expansion="high" chart:style-name="ch3"/>
        <chart:plot-area chart:style-name="ch4" table:cell-range-address="Sheet1.B127:Sheet1.E148 Sheet1.B126:Sheet1.E126 Sheet1.G126:Sheet1.G148" chart:data-source-has-labels="both" svg:x="1.331cm" svg:y="1.275cm" svg:width="12.264cm" svg:height="6.564cm">
          <chartooo:coordinate-region svg:x="2.138cm" svg:y="1.474cm" svg:width="11.27cm" svg:height="5.718cm"/>
          <chart:axis chart:dimension="x" chart:name="primary-x" chart:style-name="ch5" chartooo:axis-type="auto">
            <chartooo:date-scale/>
            <chart:title svg:x="6.44cm" svg:y="8.019cm" chart:style-name="ch6">
              <text:p>Problem Size</text:p>
            </chart:title>
            <chart:categories table:cell-range-address="Sheet1.B127:Sheet1.B148"/>
          </chart:axis>
          <chart:axis chart:dimension="y" chart:name="primary-y" chart:style-name="ch7">
            <chart:title svg:x="0.451cm" svg:y="5.196cm" chart:style-name="ch8">
              <text:p>Time (s)</text:p>
            </chart:title>
            <chart:grid chart:style-name="ch9" chart:class="major"/>
          </chart:axis>
          <chart:series chart:style-name="ch10" chart:values-cell-range-address="Sheet1.C127:Sheet1.C148" chart:label-cell-address="Sheet1.C126:Sheet1.C126" chart:class="chart:line">
            <chart:data-point chart:repeated="22"/>
          </chart:series>
          <chart:series chart:style-name="ch11" chart:values-cell-range-address="Sheet1.D127:Sheet1.D148" chart:label-cell-address="Sheet1.D126:Sheet1.D126" chart:class="chart:line">
            <chart:data-point chart:repeated="22"/>
          </chart:series>
          <chart:series chart:style-name="ch12" chart:values-cell-range-address="Sheet1.E127:Sheet1.E148" chart:label-cell-address="Sheet1.E126:Sheet1.E126" chart:class="chart:line">
            <chart:data-point chart:repeated="22"/>
          </chart:series>
          <chart:series chart:style-name="ch13" chart:values-cell-range-address="Sheet1.G127:Sheet1.G148" chart:label-cell-address="Sheet1.G126:Sheet1.G126" chart:class="chart:line"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</text:p>
                <draw:g>
                  <svg:desc>Sheet1.C126:Sheet1.C126</svg:desc>
                </draw:g>
              </table:table-cell>
              <table:table-cell office:value-type="string">
                <text:p>1024</text:p>
                <draw:g>
                  <svg:desc>Sheet1.D126:Sheet1.D126</svg:desc>
                </draw:g>
              </table:table-cell>
              <table:table-cell office:value-type="string">
                <text:p>2048</text:p>
                <draw:g>
                  <svg:desc>Sheet1.E126:Sheet1.E126</svg:desc>
                </draw:g>
              </table:table-cell>
              <table:table-cell office:value-type="string">
                <text:p>4096</text:p>
                <draw:g>
                  <svg:desc>Sheet1.G126:Sheet1.G12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127:Sheet1.B148</svg:desc>
                </draw:g>
              </table:table-cell>
              <table:table-cell office:value-type="float" office:value="7.41677">
                <text:p>7.41677</text:p>
                <draw:g>
                  <svg:desc>Sheet1.C127:Sheet1.C148</svg:desc>
                </draw:g>
              </table:table-cell>
              <table:table-cell office:value-type="float" office:value="29.124362">
                <text:p>29.124362</text:p>
                <draw:g>
                  <svg:desc>Sheet1.D127:Sheet1.D148</svg:desc>
                </draw:g>
              </table:table-cell>
              <table:table-cell office:value-type="float" office:value="143.091884">
                <text:p>143.091884</text:p>
                <draw:g>
                  <svg:desc>Sheet1.E127:Sheet1.E148</svg:desc>
                </draw:g>
              </table:table-cell>
              <table:table-cell office:value-type="float" office:value="647.242536">
                <text:p>647.242536</text:p>
                <draw:g>
                  <svg:desc>Sheet1.G127:Sheet1.G14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4.345163">
                <text:p>14.345163</text:p>
              </table:table-cell>
              <table:table-cell office:value-type="float" office:value="75.862343">
                <text:p>75.862343</text:p>
              </table:table-cell>
              <table:table-cell office:value-type="float" office:value="326.693829">
                <text:p>326.6938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.163347">
                <text:p>10.163347</text:p>
              </table:table-cell>
              <table:table-cell office:value-type="float" office:value="65.931143">
                <text:p>65.931143</text:p>
              </table:table-cell>
              <table:table-cell office:value-type="float" office:value="318.425824">
                <text:p>318.42582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208706">
                <text:p>2.208706</text:p>
              </table:table-cell>
              <table:table-cell office:value-type="float" office:value="7.747934">
                <text:p>7.747934</text:p>
              </table:table-cell>
              <table:table-cell office:value-type="float" office:value="48.369106">
                <text:p>48.369106</text:p>
              </table:table-cell>
              <table:table-cell office:value-type="float" office:value="247.701933">
                <text:p>247.7019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.372946">
                <text:p>6.372946</text:p>
              </table:table-cell>
              <table:table-cell office:value-type="float" office:value="39.971149">
                <text:p>39.971149</text:p>
              </table:table-cell>
              <table:table-cell office:value-type="float" office:value="211.174084">
                <text:p>211.17408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5.394237">
                <text:p>5.394237</text:p>
              </table:table-cell>
              <table:table-cell office:value-type="float" office:value="32.62662">
                <text:p>32.62662</text:p>
              </table:table-cell>
              <table:table-cell office:value-type="float" office:value="177.536842">
                <text:p>177.53684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4.722519">
                <text:p>4.722519</text:p>
              </table:table-cell>
              <table:table-cell office:value-type="float" office:value="29.52947">
                <text:p>29.52947</text:p>
              </table:table-cell>
              <table:table-cell office:value-type="float" office:value="163.566706">
                <text:p>163.56670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35924">
                <text:p>1.35924</text:p>
              </table:table-cell>
              <table:table-cell office:value-type="float" office:value="4.236001">
                <text:p>4.236001</text:p>
              </table:table-cell>
              <table:table-cell office:value-type="float" office:value="25.311985">
                <text:p>25.311985</text:p>
              </table:table-cell>
              <table:table-cell office:value-type="float" office:value="146.586648">
                <text:p>146.58664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060512">
                <text:p>1.060512</text:p>
              </table:table-cell>
              <table:table-cell office:value-type="float" office:value="3.203295">
                <text:p>3.203295</text:p>
              </table:table-cell>
              <table:table-cell office:value-type="float" office:value="18.020271">
                <text:p>18.020271</text:p>
              </table:table-cell>
              <table:table-cell office:value-type="float" office:value="118.672693">
                <text:p>118.67269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91951">
                <text:p>0.891951</text:p>
              </table:table-cell>
              <table:table-cell office:value-type="float" office:value="2.637955">
                <text:p>2.637955</text:p>
              </table:table-cell>
              <table:table-cell office:value-type="float" office:value="14.344782">
                <text:p>14.344782</text:p>
              </table:table-cell>
              <table:table-cell office:value-type="float" office:value="108.801997">
                <text:p>108.80199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02664">
                <text:p>0.902664</text:p>
              </table:table-cell>
              <table:table-cell office:value-type="float" office:value="2.366778">
                <text:p>2.366778</text:p>
              </table:table-cell>
              <table:table-cell office:value-type="float" office:value="11.553557">
                <text:p>11.553557</text:p>
              </table:table-cell>
              <table:table-cell office:value-type="float" office:value="89.051165">
                <text:p>89.05116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81442">
                <text:p>0.81442</text:p>
              </table:table-cell>
              <table:table-cell office:value-type="float" office:value="2.382051">
                <text:p>2.382051</text:p>
              </table:table-cell>
              <table:table-cell office:value-type="float" office:value="9.435759">
                <text:p>9.435759</text:p>
              </table:table-cell>
              <table:table-cell office:value-type="float" office:value="72.792163">
                <text:p>72.79216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877985">
                <text:p>0.877985</text:p>
              </table:table-cell>
              <table:table-cell office:value-type="float" office:value="1.9439">
                <text:p>1.9439</text:p>
              </table:table-cell>
              <table:table-cell office:value-type="float" office:value="8.247149">
                <text:p>8.247149</text:p>
              </table:table-cell>
              <table:table-cell office:value-type="float" office:value="63.489222">
                <text:p>63.48922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754861">
                <text:p>0.754861</text:p>
              </table:table-cell>
              <table:table-cell office:value-type="float" office:value="1.856695">
                <text:p>1.856695</text:p>
              </table:table-cell>
              <table:table-cell office:value-type="float" office:value="7.507506">
                <text:p>7.507506</text:p>
              </table:table-cell>
              <table:table-cell office:value-type="float" office:value="56.526683">
                <text:p>56.52668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866351">
                <text:p>0.866351</text:p>
              </table:table-cell>
              <table:table-cell office:value-type="float" office:value="1.772018">
                <text:p>1.772018</text:p>
              </table:table-cell>
              <table:table-cell office:value-type="float" office:value="6.82987">
                <text:p>6.82987</text:p>
              </table:table-cell>
              <table:table-cell office:value-type="float" office:value="48.329889">
                <text:p>48.3298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814759">
                <text:p>0.814759</text:p>
              </table:table-cell>
              <table:table-cell office:value-type="float" office:value="1.643925">
                <text:p>1.643925</text:p>
              </table:table-cell>
              <table:table-cell office:value-type="float" office:value="6.281814">
                <text:p>6.281814</text:p>
              </table:table-cell>
              <table:table-cell office:value-type="float" office:value="42.724071">
                <text:p>42.72407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740381">
                <text:p>0.740381</text:p>
              </table:table-cell>
              <table:table-cell office:value-type="float" office:value="1.453223">
                <text:p>1.453223</text:p>
              </table:table-cell>
              <table:table-cell office:value-type="float" office:value="5.881447">
                <text:p>5.881447</text:p>
              </table:table-cell>
              <table:table-cell office:value-type="float" office:value="36.114024">
                <text:p>36.11402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751649">
                <text:p>0.751649</text:p>
              </table:table-cell>
              <table:table-cell office:value-type="float" office:value="1.478205">
                <text:p>1.478205</text:p>
              </table:table-cell>
              <table:table-cell office:value-type="float" office:value="5.716714">
                <text:p>5.716714</text:p>
              </table:table-cell>
              <table:table-cell office:value-type="float" office:value="35.579186">
                <text:p>35.57918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696382">
                <text:p>0.696382</text:p>
              </table:table-cell>
              <table:table-cell office:value-type="float" office:value="1.483585">
                <text:p>1.483585</text:p>
              </table:table-cell>
              <table:table-cell office:value-type="float" office:value="5.297339">
                <text:p>5.297339</text:p>
              </table:table-cell>
              <table:table-cell office:value-type="float" office:value="31.800887">
                <text:p>31.80088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651046">
                <text:p>0.651046</text:p>
              </table:table-cell>
              <table:table-cell office:value-type="float" office:value="1.388137">
                <text:p>1.388137</text:p>
              </table:table-cell>
              <table:table-cell office:value-type="float" office:value="5.097089">
                <text:p>5.097089</text:p>
              </table:table-cell>
              <table:table-cell office:value-type="float" office:value="24.819584">
                <text:p>24.81958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94477">
                <text:p>0.694477</text:p>
              </table:table-cell>
              <table:table-cell office:value-type="float" office:value="1.37352">
                <text:p>1.37352</text:p>
              </table:table-cell>
              <table:table-cell office:value-type="float" office:value="5.460871">
                <text:p>5.460871</text:p>
              </table:table-cell>
              <table:table-cell office:value-type="float" office:value="22.610064">
                <text:p>22.61006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80512">
                <text:p>0.80512</text:p>
              </table:table-cell>
              <table:table-cell office:value-type="float" office:value="1.23697">
                <text:p>1.23697</text:p>
              </table:table-cell>
              <table:table-cell office:value-type="float" office:value="5.266857">
                <text:p>5.266857</text:p>
              </table:table-cell>
              <table:table-cell office:value-type="float" office:value="23.683534">
                <text:p>23.6835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6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54cm" svg:y="0.316cm" chart:style-name="ch2">
          <text:p>Time to Solve</text:p>
        </chart:title>
        <chart:legend chart:legend-position="end" svg:x="13.915cm" svg:y="3.454cm" style:legend-expansion="high" chart:style-name="ch3"/>
        <chart:plot-area chart:style-name="ch4" table:cell-range-address="Sheet1.B172:Sheet1.F189" chart:data-source-has-labels="both" svg:x="1.331cm" svg:y="1.275cm" svg:width="12.264cm" svg:height="6.564cm">
          <chartooo:coordinate-region svg:x="2.138cm" svg:y="1.474cm" svg:width="11.27cm" svg:height="5.718cm"/>
          <chart:axis chart:dimension="x" chart:name="primary-x" chart:style-name="ch5" chartooo:axis-type="auto">
            <chartooo:date-scale/>
            <chart:title svg:x="6.44cm" svg:y="8.019cm" chart:style-name="ch6">
              <text:p>Problem Size</text:p>
            </chart:title>
            <chart:categories table:cell-range-address="Sheet1.B173:Sheet1.B189"/>
          </chart:axis>
          <chart:axis chart:dimension="y" chart:name="primary-y" chart:style-name="ch7">
            <chart:title svg:x="0.451cm" svg:y="5.196cm" chart:style-name="ch8">
              <text:p>Time (s)</text:p>
            </chart:title>
            <chart:grid chart:style-name="ch9" chart:class="major"/>
          </chart:axis>
          <chart:series chart:style-name="ch10" chart:values-cell-range-address="Sheet1.C173:Sheet1.C189" chart:label-cell-address="Sheet1.C172:Sheet1.C172" chart:class="chart:line">
            <chart:data-point chart:repeated="17"/>
          </chart:series>
          <chart:series chart:style-name="ch11" chart:values-cell-range-address="Sheet1.D173:Sheet1.D189" chart:label-cell-address="Sheet1.D172:Sheet1.D172" chart:class="chart:line">
            <chart:data-point chart:repeated="17"/>
          </chart:series>
          <chart:series chart:style-name="ch12" chart:values-cell-range-address="Sheet1.E173:Sheet1.E189" chart:label-cell-address="Sheet1.E172:Sheet1.E172" chart:class="chart:line">
            <chart:data-point chart:repeated="17"/>
          </chart:series>
          <chart:series chart:style-name="ch13" chart:values-cell-range-address="Sheet1.F173:Sheet1.F189" chart:label-cell-address="Sheet1.F172:Sheet1.F172" chart:class="chart:line"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</text:p>
                <draw:g>
                  <svg:desc>Sheet1.C172:Sheet1.C172</svg:desc>
                </draw:g>
              </table:table-cell>
              <table:table-cell office:value-type="string">
                <text:p>1024</text:p>
                <draw:g>
                  <svg:desc>Sheet1.D172:Sheet1.D172</svg:desc>
                </draw:g>
              </table:table-cell>
              <table:table-cell office:value-type="string">
                <text:p>2048</text:p>
                <draw:g>
                  <svg:desc>Sheet1.E172:Sheet1.E172</svg:desc>
                </draw:g>
              </table:table-cell>
              <table:table-cell office:value-type="string">
                <text:p>4096</text:p>
                <draw:g>
                  <svg:desc>Sheet1.F172:Sheet1.F17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173:Sheet1.B189</svg:desc>
                </draw:g>
              </table:table-cell>
              <table:table-cell office:value-type="float" office:value="10.829">
                <text:p>10.829</text:p>
                <draw:g>
                  <svg:desc>Sheet1.C173:Sheet1.C189</svg:desc>
                </draw:g>
              </table:table-cell>
              <table:table-cell office:value-type="float" office:value="43.454">
                <text:p>43.454</text:p>
                <draw:g>
                  <svg:desc>Sheet1.D173:Sheet1.D189</svg:desc>
                </draw:g>
              </table:table-cell>
              <table:table-cell office:value-type="float" office:value="174.876">
                <text:p>174.876</text:p>
                <draw:g>
                  <svg:desc>Sheet1.E173:Sheet1.E189</svg:desc>
                </draw:g>
              </table:table-cell>
              <table:table-cell office:value-type="float" office:value="701.419">
                <text:p>701.419</text:p>
                <draw:g>
                  <svg:desc>Sheet1.F173:Sheet1.F18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.591482">
                <text:p>5.591482</text:p>
              </table:table-cell>
              <table:table-cell office:value-type="float" office:value="21.923401">
                <text:p>21.923401</text:p>
              </table:table-cell>
              <table:table-cell office:value-type="float" office:value="88.574179">
                <text:p>88.574179</text:p>
              </table:table-cell>
              <table:table-cell office:value-type="float" office:value="367.078683">
                <text:p>367.07868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908403">
                <text:p>2.908403</text:p>
              </table:table-cell>
              <table:table-cell office:value-type="float" office:value="11.136719">
                <text:p>11.136719</text:p>
              </table:table-cell>
              <table:table-cell office:value-type="float" office:value="45.065904">
                <text:p>45.065904</text:p>
              </table:table-cell>
              <table:table-cell office:value-type="float" office:value="190.399488">
                <text:p>190.39948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043815">
                <text:p>2.043815</text:p>
              </table:table-cell>
              <table:table-cell office:value-type="float" office:value="7.615306">
                <text:p>7.615306</text:p>
              </table:table-cell>
              <table:table-cell office:value-type="float" office:value="30.602983">
                <text:p>30.602983</text:p>
              </table:table-cell>
              <table:table-cell office:value-type="float" office:value="131.015939">
                <text:p>131.01593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106863">
                <text:p>2.106863</text:p>
              </table:table-cell>
              <table:table-cell office:value-type="float" office:value="5.818162">
                <text:p>5.818162</text:p>
              </table:table-cell>
              <table:table-cell office:value-type="float" office:value="23.855585">
                <text:p>23.855585</text:p>
              </table:table-cell>
              <table:table-cell office:value-type="float" office:value="102.276537">
                <text:p>102.27653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345677">
                <text:p>1.345677</text:p>
              </table:table-cell>
              <table:table-cell office:value-type="float" office:value="5.376565">
                <text:p>5.376565</text:p>
              </table:table-cell>
              <table:table-cell office:value-type="float" office:value="19.123559">
                <text:p>19.123559</text:p>
              </table:table-cell>
              <table:table-cell office:value-type="float" office:value="84.032246">
                <text:p>84.03224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.19176">
                <text:p>1.19176</text:p>
              </table:table-cell>
              <table:table-cell office:value-type="float" office:value="4.124351">
                <text:p>4.124351</text:p>
              </table:table-cell>
              <table:table-cell office:value-type="float" office:value="16.137891">
                <text:p>16.137891</text:p>
              </table:table-cell>
              <table:table-cell office:value-type="float" office:value="71.733339">
                <text:p>71.73333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.125283">
                <text:p>1.125283</text:p>
              </table:table-cell>
              <table:table-cell office:value-type="float" office:value="3.621917">
                <text:p>3.621917</text:p>
              </table:table-cell>
              <table:table-cell office:value-type="float" office:value="14.070848">
                <text:p>14.070848</text:p>
              </table:table-cell>
              <table:table-cell office:value-type="float" office:value="62.977191">
                <text:p>62.97719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120222">
                <text:p>1.120222</text:p>
              </table:table-cell>
              <table:table-cell office:value-type="float" office:value="3.383766">
                <text:p>3.383766</text:p>
              </table:table-cell>
              <table:table-cell office:value-type="float" office:value="12.640867">
                <text:p>12.640867</text:p>
              </table:table-cell>
              <table:table-cell office:value-type="float" office:value="62.800451">
                <text:p>62.80045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.03277">
                <text:p>1.03277</text:p>
              </table:table-cell>
              <table:table-cell office:value-type="float" office:value="3.030838">
                <text:p>3.030838</text:p>
              </table:table-cell>
              <table:table-cell office:value-type="float" office:value="11.217029">
                <text:p>11.217029</text:p>
              </table:table-cell>
              <table:table-cell office:value-type="float" office:value="51.630047">
                <text:p>51.63004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864602">
                <text:p>0.864602</text:p>
              </table:table-cell>
              <table:table-cell office:value-type="float" office:value="2.66699">
                <text:p>2.66699</text:p>
              </table:table-cell>
              <table:table-cell office:value-type="float" office:value="10.240972">
                <text:p>10.240972</text:p>
              </table:table-cell>
              <table:table-cell office:value-type="float" office:value="47.200773">
                <text:p>47.20077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.13578">
                <text:p>1.13578</text:p>
              </table:table-cell>
              <table:table-cell office:value-type="float" office:value="2.972675">
                <text:p>2.972675</text:p>
              </table:table-cell>
              <table:table-cell office:value-type="float" office:value="9.536633">
                <text:p>9.536633</text:p>
              </table:table-cell>
              <table:table-cell office:value-type="float" office:value="43.487644">
                <text:p>43.48764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874253">
                <text:p>0.874253</text:p>
              </table:table-cell>
              <table:table-cell office:value-type="float" office:value="2.436438">
                <text:p>2.436438</text:p>
              </table:table-cell>
              <table:table-cell office:value-type="float" office:value="10.011033">
                <text:p>10.011033</text:p>
              </table:table-cell>
              <table:table-cell office:value-type="float" office:value="40.811373">
                <text:p>40.81137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814796">
                <text:p>0.814796</text:p>
              </table:table-cell>
              <table:table-cell office:value-type="float" office:value="2.459589">
                <text:p>2.459589</text:p>
              </table:table-cell>
              <table:table-cell office:value-type="float" office:value="9.311322">
                <text:p>9.311322</text:p>
              </table:table-cell>
              <table:table-cell office:value-type="float" office:value="41.505357">
                <text:p>41.50535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822637">
                <text:p>0.822637</text:p>
              </table:table-cell>
              <table:table-cell office:value-type="float" office:value="2.386239">
                <text:p>2.386239</text:p>
              </table:table-cell>
              <table:table-cell office:value-type="float" office:value="7.681258">
                <text:p>7.681258</text:p>
              </table:table-cell>
              <table:table-cell office:value-type="float" office:value="39.786167">
                <text:p>39.78616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106833">
                <text:p>1.106833</text:p>
              </table:table-cell>
              <table:table-cell office:value-type="float" office:value="2.054187">
                <text:p>2.054187</text:p>
              </table:table-cell>
              <table:table-cell office:value-type="float" office:value="8.1096">
                <text:p>8.1096</text:p>
              </table:table-cell>
              <table:table-cell office:value-type="float" office:value="34.104015">
                <text:p>34.10401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767819">
                <text:p>0.767819</text:p>
              </table:table-cell>
              <table:table-cell office:value-type="float" office:value="2.029365">
                <text:p>2.029365</text:p>
              </table:table-cell>
              <table:table-cell office:value-type="float" office:value="7.810096">
                <text:p>7.810096</text:p>
              </table:table-cell>
              <table:table-cell office:value-type="float" office:value="35.563055">
                <text:p>35.56305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9.007cm" xlink:href=".." xlink:type="simple" chart:class="chart:line" chart:style-name="ch1">
        <chart:title svg:x="7.056cm" svg:y="0.316cm" chart:style-name="ch2">
          <text:p>Speedup</text:p>
        </chart:title>
        <chart:legend chart:legend-position="end" svg:x="13.914cm" svg:y="3.457cm" style:legend-expansion="high" chart:style-name="ch3"/>
        <chart:plot-area chart:style-name="ch4" table:cell-range-address="Sheet1.J127:Sheet1.M148 Sheet1.J126:Sheet1.M126 Sheet1.O126:Sheet1.O148" chart:data-source-has-labels="both" svg:x="1.33cm" svg:y="1.275cm" svg:width="12.265cm" svg:height="6.571cm">
          <chartooo:coordinate-region svg:x="1.951cm" svg:y="1.474cm" svg:width="11.457cm" svg:height="5.725cm"/>
          <chart:axis chart:dimension="x" chart:name="primary-x" chart:style-name="ch5" chartooo:axis-type="auto">
            <chartooo:date-scale/>
            <chart:title svg:x="6.346cm" svg:y="8.026cm" chart:style-name="ch6">
              <text:p>Process Count</text:p>
            </chart:title>
            <chart:categories table:cell-range-address="Sheet1.J127:Sheet1.J148"/>
          </chart:axis>
          <chart:axis chart:dimension="y" chart:name="primary-y" chart:style-name="ch5">
            <chart:title svg:x="0.451cm" svg:y="5.279cm" chart:style-name="ch7">
              <text:p>Speedup</text:p>
            </chart:title>
            <chart:grid chart:style-name="ch8" chart:class="major"/>
          </chart:axis>
          <chart:series chart:style-name="ch9" chart:values-cell-range-address="Sheet1.K127:Sheet1.K148" chart:label-cell-address="Sheet1.K126:Sheet1.K126" chart:class="chart:line">
            <chart:data-point chart:repeated="22"/>
          </chart:series>
          <chart:series chart:style-name="ch10" chart:values-cell-range-address="Sheet1.L127:Sheet1.L148" chart:label-cell-address="Sheet1.L126:Sheet1.L126" chart:class="chart:line">
            <chart:data-point chart:repeated="22"/>
          </chart:series>
          <chart:series chart:style-name="ch11" chart:values-cell-range-address="Sheet1.M127:Sheet1.M148" chart:label-cell-address="Sheet1.M126:Sheet1.M126" chart:class="chart:line">
            <chart:data-point chart:repeated="22"/>
          </chart:series>
          <chart:series chart:style-name="ch12" chart:values-cell-range-address="Sheet1.O127:Sheet1.O148" chart:label-cell-address="Sheet1.O126:Sheet1.O126" chart:class="chart:line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</text:p>
                <draw:g>
                  <svg:desc>Sheet1.K126:Sheet1.K126</svg:desc>
                </draw:g>
              </table:table-cell>
              <table:table-cell office:value-type="string">
                <text:p>1024</text:p>
                <draw:g>
                  <svg:desc>Sheet1.L126:Sheet1.L126</svg:desc>
                </draw:g>
              </table:table-cell>
              <table:table-cell office:value-type="string">
                <text:p>2048</text:p>
                <draw:g>
                  <svg:desc>Sheet1.M126:Sheet1.M126</svg:desc>
                </draw:g>
              </table:table-cell>
              <table:table-cell office:value-type="string">
                <text:p>4096</text:p>
                <draw:g>
                  <svg:desc>Sheet1.O126:Sheet1.O12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J127:Sheet1.J148</svg:desc>
                </draw:g>
              </table:table-cell>
              <table:table-cell office:value-type="float" office:value="1">
                <text:p>1</text:p>
                <draw:g>
                  <svg:desc>Sheet1.K127:Sheet1.K148</svg:desc>
                </draw:g>
              </table:table-cell>
              <table:table-cell office:value-type="float" office:value="1">
                <text:p>1</text:p>
                <draw:g>
                  <svg:desc>Sheet1.L127:Sheet1.L148</svg:desc>
                </draw:g>
              </table:table-cell>
              <table:table-cell office:value-type="float" office:value="1">
                <text:p>1</text:p>
                <draw:g>
                  <svg:desc>Sheet1.M127:Sheet1.M148</svg:desc>
                </draw:g>
              </table:table-cell>
              <table:table-cell office:value-type="float" office:value="1">
                <text:p>1</text:p>
                <draw:g>
                  <svg:desc>Sheet1.O127:Sheet1.O14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35797068509797">
                <text:p>3.35797068509797</text:p>
              </table:table-cell>
              <table:table-cell office:value-type="float" office:value="3.75898426599917">
                <text:p>3.75898426599917</text:p>
              </table:table-cell>
              <table:table-cell office:value-type="float" office:value="2.9583322048582">
                <text:p>2.9583322048582</text:p>
              </table:table-cell>
              <table:table-cell office:value-type="float" office:value="2.61298944324346">
                <text:p>2.61298944324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45655660516171">
                <text:p>5.45655660516171</text:p>
              </table:table-cell>
              <table:table-cell office:value-type="float" office:value="6.87543794253118">
                <text:p>6.87543794253118</text:p>
              </table:table-cell>
              <table:table-cell office:value-type="float" office:value="5.65312771795653">
                <text:p>5.65312771795653</text:p>
              </table:table-cell>
              <table:table-cell office:value-type="float" office:value="4.4154262672">
                <text:p>4.415426267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.99357480160526">
                <text:p>6.99357480160526</text:p>
              </table:table-cell>
              <table:table-cell office:value-type="float" office:value="9.09200120500922">
                <text:p>9.09200120500922</text:p>
              </table:table-cell>
              <table:table-cell office:value-type="float" office:value="7.94060666457236">
                <text:p>7.94060666457236</text:p>
              </table:table-cell>
              <table:table-cell office:value-type="float" office:value="5.45401405865122">
                <text:p>5.4540140586512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31522135184556">
                <text:p>8.31522135184556</text:p>
              </table:table-cell>
              <table:table-cell office:value-type="float" office:value="11.0405075143435">
                <text:p>11.0405075143435</text:p>
              </table:table-cell>
              <table:table-cell office:value-type="float" office:value="9.97518707499354">
                <text:p>9.97518707499354</text:p>
              </table:table-cell>
              <table:table-cell office:value-type="float" office:value="5.94881117853011">
                <text:p>5.9488111785301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.21653461310078">
                <text:p>8.21653461310078</text:p>
              </table:table-cell>
              <table:table-cell office:value-type="float" office:value="12.305489572744">
                <text:p>12.305489572744</text:p>
              </table:table-cell>
              <table:table-cell office:value-type="float" office:value="12.3850935257428">
                <text:p>12.3850935257428</text:p>
              </table:table-cell>
              <table:table-cell office:value-type="float" office:value="7.26820964105298">
                <text:p>7.2682096410529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9.10681220991626">
                <text:p>9.10681220991626</text:p>
              </table:table-cell>
              <table:table-cell office:value-type="float" office:value="12.2265904466361">
                <text:p>12.2265904466361</text:p>
              </table:table-cell>
              <table:table-cell office:value-type="float" office:value="15.1648514973729">
                <text:p>15.1648514973729</text:p>
              </table:table-cell>
              <table:table-cell office:value-type="float" office:value="8.8916513718654">
                <text:p>8.891651371865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.44749056077268">
                <text:p>8.44749056077268</text:p>
              </table:table-cell>
              <table:table-cell office:value-type="float" office:value="14.9824383970369">
                <text:p>14.9824383970369</text:p>
              </table:table-cell>
              <table:table-cell office:value-type="float" office:value="17.350466688549">
                <text:p>17.350466688549</text:p>
              </table:table-cell>
              <table:table-cell office:value-type="float" office:value="10.1945261827275">
                <text:p>10.194526182727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9.82534532847769">
                <text:p>9.82534532847769</text:p>
              </table:table-cell>
              <table:table-cell office:value-type="float" office:value="15.686131540183">
                <text:p>15.686131540183</text:p>
              </table:table-cell>
              <table:table-cell office:value-type="float" office:value="19.0598427760164">
                <text:p>19.0598427760164</text:p>
              </table:table-cell>
              <table:table-cell office:value-type="float" office:value="11.4502125659841">
                <text:p>11.450212565984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8.56092969246876">
                <text:p>8.56092969246876</text:p>
              </table:table-cell>
              <table:table-cell office:value-type="float" office:value="16.4357032490641">
                <text:p>16.4357032490641</text:p>
              </table:table-cell>
              <table:table-cell office:value-type="float" office:value="20.9508942337116">
                <text:p>20.9508942337116</text:p>
              </table:table-cell>
              <table:table-cell office:value-type="float" office:value="13.392179237159">
                <text:p>13.39217923715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.10302310253707">
                <text:p>9.10302310253707</text:p>
              </table:table-cell>
              <table:table-cell office:value-type="float" office:value="17.7163568897608">
                <text:p>17.7163568897608</text:p>
              </table:table-cell>
              <table:table-cell office:value-type="float" office:value="22.7787521247843">
                <text:p>22.7787521247843</text:p>
              </table:table-cell>
              <table:table-cell office:value-type="float" office:value="15.1493647691017">
                <text:p>15.149364769101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0.0175045010609">
                <text:p>10.0175045010609</text:p>
              </table:table-cell>
              <table:table-cell office:value-type="float" office:value="20.0412201018013">
                <text:p>20.0412201018013</text:p>
              </table:table-cell>
              <table:table-cell office:value-type="float" office:value="24.3293672458495">
                <text:p>24.3293672458495</text:p>
              </table:table-cell>
              <table:table-cell office:value-type="float" office:value="17.9221937715941">
                <text:p>17.922193771594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9.86733169338348">
                <text:p>9.86733169338348</text:p>
              </table:table-cell>
              <table:table-cell office:value-type="float" office:value="19.7025189334362">
                <text:p>19.7025189334362</text:p>
              </table:table-cell>
              <table:table-cell office:value-type="float" office:value="25.0304430132415">
                <text:p>25.0304430132415</text:p>
              </table:table-cell>
              <table:table-cell office:value-type="float" office:value="18.1916060699084">
                <text:p>18.191606069908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0.6504332392279">
                <text:p>10.6504332392279</text:p>
              </table:table-cell>
              <table:table-cell office:value-type="float" office:value="19.6310706835132">
                <text:p>19.6310706835132</text:p>
              </table:table-cell>
              <table:table-cell office:value-type="float" office:value="27.0120307573293">
                <text:p>27.0120307573293</text:p>
              </table:table-cell>
              <table:table-cell office:value-type="float" office:value="20.3529711608359">
                <text:p>20.352971160835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1.3920828942963">
                <text:p>11.3920828942963</text:p>
              </table:table-cell>
              <table:table-cell office:value-type="float" office:value="20.9808988594065">
                <text:p>20.9808988594065</text:p>
              </table:table-cell>
              <table:table-cell office:value-type="float" office:value="28.0732559309833">
                <text:p>28.0732559309833</text:p>
              </table:table-cell>
              <table:table-cell office:value-type="float" office:value="26.0778962290424">
                <text:p>26.077896229042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.6796481380953">
                <text:p>10.6796481380953</text:p>
              </table:table-cell>
              <table:table-cell office:value-type="float" office:value="21.2041775875124">
                <text:p>21.2041775875124</text:p>
              </table:table-cell>
              <table:table-cell office:value-type="float" office:value="26.2031247396249">
                <text:p>26.2031247396249</text:p>
              </table:table-cell>
              <table:table-cell office:value-type="float" office:value="28.6263026942339">
                <text:p>28.626302694233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9.21200566375199">
                <text:p>9.21200566375199</text:p>
              </table:table-cell>
              <table:table-cell office:value-type="float" office:value="23.5449218655262">
                <text:p>23.5449218655262</text:p>
              </table:table-cell>
              <table:table-cell office:value-type="float" office:value="27.1683632192786">
                <text:p>27.1683632192786</text:p>
              </table:table-cell>
              <table:table-cell office:value-type="float" office:value="27.3287988186222">
                <text:p>27.328798818622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9.007cm" xlink:href=".." xlink:type="simple" chart:class="chart:line" chart:style-name="ch1">
        <chart:title svg:x="7.056cm" svg:y="0.316cm" chart:style-name="ch2">
          <text:p>Speedup</text:p>
        </chart:title>
        <chart:legend chart:legend-position="end" svg:x="13.914cm" svg:y="3.457cm" style:legend-expansion="high" chart:style-name="ch3"/>
        <chart:plot-area chart:style-name="ch4" table:cell-range-address="Sheet1.J172:Sheet1.N189" chart:data-source-has-labels="both" svg:x="1.33cm" svg:y="1.275cm" svg:width="12.265cm" svg:height="6.571cm">
          <chartooo:coordinate-region svg:x="1.951cm" svg:y="1.474cm" svg:width="11.457cm" svg:height="5.725cm"/>
          <chart:axis chart:dimension="x" chart:name="primary-x" chart:style-name="ch5" chartooo:axis-type="auto">
            <chartooo:date-scale/>
            <chart:title svg:x="6.346cm" svg:y="8.026cm" chart:style-name="ch6">
              <text:p>Process Count</text:p>
            </chart:title>
            <chart:categories table:cell-range-address="Sheet1.J173:Sheet1.J189"/>
          </chart:axis>
          <chart:axis chart:dimension="y" chart:name="primary-y" chart:style-name="ch5">
            <chart:title svg:x="0.451cm" svg:y="5.279cm" chart:style-name="ch7">
              <text:p>Speedup</text:p>
            </chart:title>
            <chart:grid chart:style-name="ch8" chart:class="major"/>
          </chart:axis>
          <chart:series chart:style-name="ch9" chart:values-cell-range-address="Sheet1.K173:Sheet1.K189" chart:label-cell-address="Sheet1.K172:Sheet1.K172" chart:class="chart:line">
            <chart:data-point chart:repeated="17"/>
          </chart:series>
          <chart:series chart:style-name="ch10" chart:values-cell-range-address="Sheet1.L173:Sheet1.L189" chart:label-cell-address="Sheet1.L172:Sheet1.L172" chart:class="chart:line">
            <chart:data-point chart:repeated="17"/>
          </chart:series>
          <chart:series chart:style-name="ch11" chart:values-cell-range-address="Sheet1.M173:Sheet1.M189" chart:label-cell-address="Sheet1.M172:Sheet1.M172" chart:class="chart:line">
            <chart:data-point chart:repeated="17"/>
          </chart:series>
          <chart:series chart:style-name="ch12" chart:values-cell-range-address="Sheet1.N173:Sheet1.N189" chart:label-cell-address="Sheet1.N172:Sheet1.N172" chart:class="chart:line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</text:p>
                <draw:g>
                  <svg:desc>Sheet1.K172:Sheet1.K172</svg:desc>
                </draw:g>
              </table:table-cell>
              <table:table-cell office:value-type="string">
                <text:p>1024</text:p>
                <draw:g>
                  <svg:desc>Sheet1.L172:Sheet1.L172</svg:desc>
                </draw:g>
              </table:table-cell>
              <table:table-cell office:value-type="string">
                <text:p>2048</text:p>
                <draw:g>
                  <svg:desc>Sheet1.M172:Sheet1.M172</svg:desc>
                </draw:g>
              </table:table-cell>
              <table:table-cell office:value-type="string">
                <text:p>4096</text:p>
                <draw:g>
                  <svg:desc>Sheet1.N172:Sheet1.N17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J173:Sheet1.J189</svg:desc>
                </draw:g>
              </table:table-cell>
              <table:table-cell office:value-type="float" office:value="1">
                <text:p>1</text:p>
                <draw:g>
                  <svg:desc>Sheet1.K173:Sheet1.K189</svg:desc>
                </draw:g>
              </table:table-cell>
              <table:table-cell office:value-type="float" office:value="1">
                <text:p>1</text:p>
                <draw:g>
                  <svg:desc>Sheet1.L173:Sheet1.L189</svg:desc>
                </draw:g>
              </table:table-cell>
              <table:table-cell office:value-type="float" office:value="1">
                <text:p>1</text:p>
                <draw:g>
                  <svg:desc>Sheet1.M173:Sheet1.M189</svg:desc>
                </draw:g>
              </table:table-cell>
              <table:table-cell office:value-type="float" office:value="1">
                <text:p>1</text:p>
                <draw:g>
                  <svg:desc>Sheet1.N173:Sheet1.N18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93669585272742">
                <text:p>1.93669585272742</text:p>
              </table:table-cell>
              <table:table-cell office:value-type="float" office:value="1.98208298064703">
                <text:p>1.98208298064703</text:p>
              </table:table-cell>
              <table:table-cell office:value-type="float" office:value="1.97434514182739">
                <text:p>1.97434514182739</text:p>
              </table:table-cell>
              <table:table-cell office:value-type="float" office:value="1.91081376414331">
                <text:p>1.9108137641433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72334920573249">
                <text:p>3.72334920573249</text:p>
              </table:table-cell>
              <table:table-cell office:value-type="float" office:value="3.90186732735198">
                <text:p>3.90186732735198</text:p>
              </table:table-cell>
              <table:table-cell office:value-type="float" office:value="3.88045028454328">
                <text:p>3.88045028454328</text:p>
              </table:table-cell>
              <table:table-cell office:value-type="float" office:value="3.68393322570279">
                <text:p>3.6839332257027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.29842475957951">
                <text:p>5.29842475957951</text:p>
              </table:table-cell>
              <table:table-cell office:value-type="float" office:value="5.70613971388674">
                <text:p>5.70613971388674</text:p>
              </table:table-cell>
              <table:table-cell office:value-type="float" office:value="5.71434490552767">
                <text:p>5.71434490552767</text:p>
              </table:table-cell>
              <table:table-cell office:value-type="float" office:value="5.35369211833073">
                <text:p>5.3536921183307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.13986908498559">
                <text:p>5.13986908498559</text:p>
              </table:table-cell>
              <table:table-cell office:value-type="float" office:value="7.46868169019701">
                <text:p>7.46868169019701</text:p>
              </table:table-cell>
              <table:table-cell office:value-type="float" office:value="7.33061042099785">
                <text:p>7.33061042099785</text:p>
              </table:table-cell>
              <table:table-cell office:value-type="float" office:value="6.85806364366834">
                <text:p>6.8580636436683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.04725056607195">
                <text:p>8.04725056607195</text:p>
              </table:table-cell>
              <table:table-cell office:value-type="float" office:value="8.08211190602178">
                <text:p>8.08211190602178</text:p>
              </table:table-cell>
              <table:table-cell office:value-type="float" office:value="9.14453214487952">
                <text:p>9.14453214487952</text:p>
              </table:table-cell>
              <table:table-cell office:value-type="float" office:value="8.34702192774902">
                <text:p>8.3470219277490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9.08656105256092">
                <text:p>9.08656105256092</text:p>
              </table:table-cell>
              <table:table-cell office:value-type="float" office:value="10.535960688118">
                <text:p>10.535960688118</text:p>
              </table:table-cell>
              <table:table-cell office:value-type="float" office:value="10.8363602158423">
                <text:p>10.8363602158423</text:p>
              </table:table-cell>
              <table:table-cell office:value-type="float" office:value="9.77814513834355">
                <text:p>9.7781451383435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9.62335696886917">
                <text:p>9.62335696886917</text:p>
              </table:table-cell>
              <table:table-cell office:value-type="float" office:value="11.997514023651">
                <text:p>11.997514023651</text:p>
              </table:table-cell>
              <table:table-cell office:value-type="float" office:value="12.428248816276">
                <text:p>12.428248816276</text:p>
              </table:table-cell>
              <table:table-cell office:value-type="float" office:value="11.1376672865578">
                <text:p>11.137667286557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9.6668338954243">
                <text:p>9.6668338954243</text:p>
              </table:table-cell>
              <table:table-cell office:value-type="float" office:value="12.8419045525016">
                <text:p>12.8419045525016</text:p>
              </table:table-cell>
              <table:table-cell office:value-type="float" office:value="13.8341776715157">
                <text:p>13.8341776715157</text:p>
              </table:table-cell>
              <table:table-cell office:value-type="float" office:value="11.169012146107">
                <text:p>11.16901214610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0.4853936500867">
                <text:p>10.4853936500867</text:p>
              </table:table-cell>
              <table:table-cell office:value-type="float" office:value="14.3372888950185">
                <text:p>14.3372888950185</text:p>
              </table:table-cell>
              <table:table-cell office:value-type="float" office:value="15.5902244703121">
                <text:p>15.5902244703121</text:p>
              </table:table-cell>
              <table:table-cell office:value-type="float" office:value="13.5854805632852">
                <text:p>13.585480563285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.5248380179551">
                <text:p>12.5248380179551</text:p>
              </table:table-cell>
              <table:table-cell office:value-type="float" office:value="16.2932744404741">
                <text:p>16.2932744404741</text:p>
              </table:table-cell>
              <table:table-cell office:value-type="float" office:value="17.0761134782909">
                <text:p>17.0761134782909</text:p>
              </table:table-cell>
              <table:table-cell office:value-type="float" office:value="14.8603286645327">
                <text:p>14.860328664532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9.53441687650778">
                <text:p>9.53441687650778</text:p>
              </table:table-cell>
              <table:table-cell office:value-type="float" office:value="14.6178105578309">
                <text:p>14.6178105578309</text:p>
              </table:table-cell>
              <table:table-cell office:value-type="float" office:value="18.3372894815183">
                <text:p>18.3372894815183</text:p>
              </table:table-cell>
              <table:table-cell office:value-type="float" office:value="16.1291561345563">
                <text:p>16.129156134556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2.3865745956834">
                <text:p>12.3865745956834</text:p>
              </table:table-cell>
              <table:table-cell office:value-type="float" office:value="17.8350526465274">
                <text:p>17.8350526465274</text:p>
              </table:table-cell>
              <table:table-cell office:value-type="float" office:value="17.4683271946062">
                <text:p>17.4683271946062</text:p>
              </table:table-cell>
              <table:table-cell office:value-type="float" office:value="17.1868513220567">
                <text:p>17.186851322056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3.2904432520533">
                <text:p>13.2904432520533</text:p>
              </table:table-cell>
              <table:table-cell office:value-type="float" office:value="17.667179353949">
                <text:p>17.667179353949</text:p>
              </table:table-cell>
              <table:table-cell office:value-type="float" office:value="18.7810066067955">
                <text:p>18.7810066067955</text:p>
              </table:table-cell>
              <table:table-cell office:value-type="float" office:value="16.8994811922712">
                <text:p>16.899481192271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3.16376481972">
                <text:p>13.16376481972</text:p>
              </table:table-cell>
              <table:table-cell office:value-type="float" office:value="18.2102463332466">
                <text:p>18.2102463332466</text:p>
              </table:table-cell>
              <table:table-cell office:value-type="float" office:value="22.7665832862273">
                <text:p>22.7665832862273</text:p>
              </table:table-cell>
              <table:table-cell office:value-type="float" office:value="17.6297204000576">
                <text:p>17.629720400057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.78377045136891">
                <text:p>9.78377045136891</text:p>
              </table:table-cell>
              <table:table-cell office:value-type="float" office:value="21.1538676858533">
                <text:p>21.1538676858533</text:p>
              </table:table-cell>
              <table:table-cell office:value-type="float" office:value="21.5640722107132">
                <text:p>21.5640722107132</text:p>
              </table:table-cell>
              <table:table-cell office:value-type="float" office:value="20.5670505364251">
                <text:p>20.567050536425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4.103584308281">
                <text:p>14.103584308281</text:p>
              </table:table-cell>
              <table:table-cell office:value-type="float" office:value="21.4126093630274">
                <text:p>21.4126093630274</text:p>
              </table:table-cell>
              <table:table-cell office:value-type="float" office:value="22.3910179849262">
                <text:p>22.3910179849262</text:p>
              </table:table-cell>
              <table:table-cell office:value-type="float" office:value="19.7232493102744">
                <text:p>19.723249310274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.007cm" xlink:href=".." xlink:type="simple" chart:class="chart:line" chart:style-name="ch1">
        <chart:title svg:x="6.937cm" svg:y="0.316cm" chart:style-name="ch2">
          <text:p>Efficiency</text:p>
        </chart:title>
        <chart:legend chart:legend-position="end" svg:x="13.914cm" svg:y="3.457cm" style:legend-expansion="high" chart:style-name="ch3"/>
        <chart:plot-area chart:style-name="ch4" table:cell-range-address="Sheet1.R127:Sheet1.U148 Sheet1.R126:Sheet1.U126 Sheet1.W126:Sheet1.W148" chart:data-source-has-labels="both" svg:x="1.7cm" svg:y="1.275cm" svg:width="11.895cm" svg:height="6.571cm">
          <chartooo:coordinate-region svg:x="2.427cm" svg:y="1.474cm" svg:width="10.981cm" svg:height="5.725cm"/>
          <chart:axis chart:dimension="x" chart:name="primary-x" chart:style-name="ch5" chartooo:axis-type="auto">
            <chartooo:date-scale/>
            <chart:title svg:x="6.531cm" svg:y="8.026cm" chart:style-name="ch6">
              <text:p>Process Count</text:p>
            </chart:title>
            <chart:categories table:cell-range-address="Sheet1.R127:Sheet1.R148"/>
          </chart:axis>
          <chart:axis chart:dimension="y" chart:name="primary-y" chart:style-name="ch7">
            <chart:title svg:x="0.451cm" svg:y="5.305cm" chart:style-name="ch8">
              <text:p>Efficiency
</text:p>
            </chart:title>
            <chart:grid chart:style-name="ch9" chart:class="major"/>
          </chart:axis>
          <chart:series chart:style-name="ch10" chart:values-cell-range-address="Sheet1.S127:Sheet1.S148" chart:label-cell-address="Sheet1.S126:Sheet1.S126" chart:class="chart:line">
            <chart:data-point chart:repeated="22"/>
          </chart:series>
          <chart:series chart:style-name="ch11" chart:values-cell-range-address="Sheet1.T127:Sheet1.T148" chart:label-cell-address="Sheet1.T126:Sheet1.T126" chart:class="chart:line">
            <chart:data-point chart:repeated="22"/>
          </chart:series>
          <chart:series chart:style-name="ch12" chart:values-cell-range-address="Sheet1.U127:Sheet1.U148" chart:label-cell-address="Sheet1.U126:Sheet1.U126" chart:class="chart:line">
            <chart:data-point chart:repeated="22"/>
          </chart:series>
          <chart:series chart:style-name="ch13" chart:values-cell-range-address="Sheet1.W127:Sheet1.W148" chart:label-cell-address="Sheet1.W126:Sheet1.W126" chart:class="chart:line"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</text:p>
                <draw:g>
                  <svg:desc>Sheet1.S126:Sheet1.S126</svg:desc>
                </draw:g>
              </table:table-cell>
              <table:table-cell office:value-type="string">
                <text:p>1024</text:p>
                <draw:g>
                  <svg:desc>Sheet1.T126:Sheet1.T126</svg:desc>
                </draw:g>
              </table:table-cell>
              <table:table-cell office:value-type="string">
                <text:p>2048</text:p>
                <draw:g>
                  <svg:desc>Sheet1.U126:Sheet1.U126</svg:desc>
                </draw:g>
              </table:table-cell>
              <table:table-cell office:value-type="string">
                <text:p>4096</text:p>
                <draw:g>
                  <svg:desc>Sheet1.W126:Sheet1.W12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R127:Sheet1.R148</svg:desc>
                </draw:g>
              </table:table-cell>
              <table:table-cell office:value-type="float" office:value="1">
                <text:p>1</text:p>
                <draw:g>
                  <svg:desc>Sheet1.S127:Sheet1.S148</svg:desc>
                </draw:g>
              </table:table-cell>
              <table:table-cell office:value-type="float" office:value="1">
                <text:p>1</text:p>
                <draw:g>
                  <svg:desc>Sheet1.T127:Sheet1.T148</svg:desc>
                </draw:g>
              </table:table-cell>
              <table:table-cell office:value-type="float" office:value="1">
                <text:p>1</text:p>
                <draw:g>
                  <svg:desc>Sheet1.U127:Sheet1.U148</svg:desc>
                </draw:g>
              </table:table-cell>
              <table:table-cell office:value-type="float" office:value="1">
                <text:p>1</text:p>
                <draw:g>
                  <svg:desc>Sheet1.W127:Sheet1.W14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39492671274493">
                <text:p>0.839492671274493</text:p>
              </table:table-cell>
              <table:table-cell office:value-type="float" office:value="0.939746066499792">
                <text:p>0.939746066499792</text:p>
              </table:table-cell>
              <table:table-cell office:value-type="float" office:value="0.73958305121455">
                <text:p>0.73958305121455</text:p>
              </table:table-cell>
              <table:table-cell office:value-type="float" office:value="0.653247360810866">
                <text:p>0.6532473608108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82069575645213">
                <text:p>0.682069575645213</text:p>
              </table:table-cell>
              <table:table-cell office:value-type="float" office:value="0.859429742816397">
                <text:p>0.859429742816397</text:p>
              </table:table-cell>
              <table:table-cell office:value-type="float" office:value="0.706640964744567">
                <text:p>0.706640964744567</text:p>
              </table:table-cell>
              <table:table-cell office:value-type="float" office:value="0.5519282834">
                <text:p>0.551928283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82797900133772">
                <text:p>0.582797900133772</text:p>
              </table:table-cell>
              <table:table-cell office:value-type="float" office:value="0.757666767084102">
                <text:p>0.757666767084102</text:p>
              </table:table-cell>
              <table:table-cell office:value-type="float" office:value="0.661717222047696">
                <text:p>0.661717222047696</text:p>
              </table:table-cell>
              <table:table-cell office:value-type="float" office:value="0.454501171554268">
                <text:p>0.45450117155426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19701334490348">
                <text:p>0.519701334490348</text:p>
              </table:table-cell>
              <table:table-cell office:value-type="float" office:value="0.690031719646469">
                <text:p>0.690031719646469</text:p>
              </table:table-cell>
              <table:table-cell office:value-type="float" office:value="0.623449192187096">
                <text:p>0.623449192187096</text:p>
              </table:table-cell>
              <table:table-cell office:value-type="float" office:value="0.371800698658132">
                <text:p>0.37180069865813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10826730655039">
                <text:p>0.410826730655039</text:p>
              </table:table-cell>
              <table:table-cell office:value-type="float" office:value="0.615274478637202">
                <text:p>0.615274478637202</text:p>
              </table:table-cell>
              <table:table-cell office:value-type="float" office:value="0.619254676287138">
                <text:p>0.619254676287138</text:p>
              </table:table-cell>
              <table:table-cell office:value-type="float" office:value="0.363410482052649">
                <text:p>0.36341048205264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379450508746511">
                <text:p>0.379450508746511</text:p>
              </table:table-cell>
              <table:table-cell office:value-type="float" office:value="0.509441268609838">
                <text:p>0.509441268609838</text:p>
              </table:table-cell>
              <table:table-cell office:value-type="float" office:value="0.631868812390538">
                <text:p>0.631868812390538</text:p>
              </table:table-cell>
              <table:table-cell office:value-type="float" office:value="0.370485473827725">
                <text:p>0.37048547382772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301696091456167">
                <text:p>0.301696091456167</text:p>
              </table:table-cell>
              <table:table-cell office:value-type="float" office:value="0.53508708560846">
                <text:p>0.53508708560846</text:p>
              </table:table-cell>
              <table:table-cell office:value-type="float" office:value="0.619659524591035">
                <text:p>0.619659524591035</text:p>
              </table:table-cell>
              <table:table-cell office:value-type="float" office:value="0.364090220811697">
                <text:p>0.36409022081169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07042041514928">
                <text:p>0.307042041514928</text:p>
              </table:table-cell>
              <table:table-cell office:value-type="float" office:value="0.490191610630718">
                <text:p>0.490191610630718</text:p>
              </table:table-cell>
              <table:table-cell office:value-type="float" office:value="0.595620086750513">
                <text:p>0.595620086750513</text:p>
              </table:table-cell>
              <table:table-cell office:value-type="float" office:value="0.357819142687003">
                <text:p>0.35781914268700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237803602568577">
                <text:p>0.237803602568577</text:p>
              </table:table-cell>
              <table:table-cell office:value-type="float" office:value="0.456547312474002">
                <text:p>0.456547312474002</text:p>
              </table:table-cell>
              <table:table-cell office:value-type="float" office:value="0.581969284269767">
                <text:p>0.581969284269767</text:p>
              </table:table-cell>
              <table:table-cell office:value-type="float" office:value="0.372004978809973">
                <text:p>0.37200497880997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27575577563427">
                <text:p>0.227575577563427</text:p>
              </table:table-cell>
              <table:table-cell office:value-type="float" office:value="0.44290892224402">
                <text:p>0.44290892224402</text:p>
              </table:table-cell>
              <table:table-cell office:value-type="float" office:value="0.569468803119608">
                <text:p>0.569468803119608</text:p>
              </table:table-cell>
              <table:table-cell office:value-type="float" office:value="0.378734119227543">
                <text:p>0.37873411922754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227670556842294">
                <text:p>0.227670556842294</text:p>
              </table:table-cell>
              <table:table-cell office:value-type="float" office:value="0.455482275040939">
                <text:p>0.455482275040939</text:p>
              </table:table-cell>
              <table:table-cell office:value-type="float" office:value="0.552940164678398">
                <text:p>0.552940164678398</text:p>
              </table:table-cell>
              <table:table-cell office:value-type="float" office:value="0.407322585718048">
                <text:p>0.40732258571804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205569410278822">
                <text:p>0.205569410278822</text:p>
              </table:table-cell>
              <table:table-cell office:value-type="float" office:value="0.410469144446587">
                <text:p>0.410469144446587</text:p>
              </table:table-cell>
              <table:table-cell office:value-type="float" office:value="0.521467562775865">
                <text:p>0.521467562775865</text:p>
              </table:table-cell>
              <table:table-cell office:value-type="float" office:value="0.378991793123092">
                <text:p>0.37899179312309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204816023831306">
                <text:p>0.204816023831306</text:p>
              </table:table-cell>
              <table:table-cell office:value-type="float" office:value="0.377520590067562">
                <text:p>0.377520590067562</text:p>
              </table:table-cell>
              <table:table-cell office:value-type="float" office:value="0.51946212994864">
                <text:p>0.51946212994864</text:p>
              </table:table-cell>
              <table:table-cell office:value-type="float" office:value="0.391403291554536">
                <text:p>0.39140329155453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203430051683862">
                <text:p>0.203430051683862</text:p>
              </table:table-cell>
              <table:table-cell office:value-type="float" office:value="0.374658908203688">
                <text:p>0.374658908203688</text:p>
              </table:table-cell>
              <table:table-cell office:value-type="float" office:value="0.501308141624703">
                <text:p>0.501308141624703</text:p>
              </table:table-cell>
              <table:table-cell office:value-type="float" office:value="0.465676718375756">
                <text:p>0.4656767183757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77994135634921">
                <text:p>0.177994135634921</text:p>
              </table:table-cell>
              <table:table-cell office:value-type="float" office:value="0.353402959791873">
                <text:p>0.353402959791873</text:p>
              </table:table-cell>
              <table:table-cell office:value-type="float" office:value="0.436718745660414">
                <text:p>0.436718745660414</text:p>
              </table:table-cell>
              <table:table-cell office:value-type="float" office:value="0.477105044903898">
                <text:p>0.47710504490389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143937588496125">
                <text:p>0.143937588496125</text:p>
              </table:table-cell>
              <table:table-cell office:value-type="float" office:value="0.367889404148848">
                <text:p>0.367889404148848</text:p>
              </table:table-cell>
              <table:table-cell office:value-type="float" office:value="0.424505675301228">
                <text:p>0.424505675301228</text:p>
              </table:table-cell>
              <table:table-cell office:value-type="float" office:value="0.427012481540973">
                <text:p>0.42701248154097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